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1.6591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1701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1.348in"/>
    </style:style>
    <style:style style:name="co15" style:family="table-column">
      <style:table-column-properties fo:break-before="auto" style:column-width="1.3583in"/>
    </style:style>
    <style:style style:name="co16" style:family="table-column">
      <style:table-column-properties fo:break-before="auto" style:column-width="1.9425in"/>
    </style:style>
    <style:style style:name="co17" style:family="table-column">
      <style:table-column-properties fo:break-before="auto" style:column-width="1.3272in"/>
    </style:style>
    <style:style style:name="co18" style:family="table-column">
      <style:table-column-properties fo:break-before="auto" style:column-width="1.402in"/>
    </style:style>
    <style:style style:name="co19" style:family="table-column">
      <style:table-column-properties fo:break-before="auto" style:column-width="1.749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transparent" fo:border="0.06pt solid #000000"/>
      <style:text-properties fo:color="#000000"/>
    </style:style>
    <style:style style:name="ce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f7d1d5"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7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none"/>
    </style:style>
    <style:style style:name="ce29" style:family="table-cell" style:parent-style-name="Default" style:data-style-name="N11">
      <style:table-cell-properties fo:background-color="transparent" fo:border="none"/>
    </style:style>
    <style:style style:name="ce30" style:family="table-cell" style:parent-style-name="Default" style:data-style-name="N11">
      <style:table-cell-properties fo:background-color="transparent" fo:border="none"/>
    </style:style>
    <style:style style:name="ce31" style:family="table-cell" style:parent-style-name="Default" style:data-style-name="N11">
      <style:table-cell-properties fo:background-color="transparent" fo:border="none"/>
    </style:style>
    <style:style style:name="ce35" style:family="table-cell" style:parent-style-name="Default" style:data-style-name="N11"/>
    <style:style style:name="ce3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4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 style:data-style-name="N11">
      <style:table-cell-properties fo:background-color="transparent" fo:border="none"/>
    </style:style>
    <style:style style:name="ce44" style:family="table-cell" style:parent-style-name="Default" style:data-style-name="N11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20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.452in" svg:height="6.9224in" svg:x="0in" svg:y="42.6591in">
            <draw:object draw:notify-on-update-of-ranges="RESULTS.C92:RESULTS.C133 RESULTS.E92:RESULTS.E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452in" svg:height="6.9224in" svg:x="0in" svg:y="35.4354in">
            <draw:object draw:notify-on-update-of-ranges="RESULTS.C49:RESULTS.C90 RESULTS.E49:RESULTS.E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7043in" svg:height="6.926in" svg:x="6.0236in" svg:y="26.4933in">
            <draw:object draw:notify-on-update-of-ranges="RESULTS.C137:RESULTS.C178 RESULTS.E136:RESULTS.E136 RESULTS.E137:RESULTS.E178 RESULTS.E136:RESULTS.E136 RESULTS.F136:RESULTS.F136 RESULTS.F137:RESULTS.F1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2" draw:text-style-name="P2" svg:width="0.4358in" svg:height="0.3205in" draw:transform="rotate (1.5707963267949) translate (6.49842519685039in 29.1263779527559in)">
            <draw:text-box>
              <text:p><text:span text:style-name="T1">opt</text:span></text:p>
            </draw:text-box>
          </draw:frame>
          <draw:frame draw:z-index="4" draw:style-name="gr2" draw:text-style-name="P2" svg:width="0.2909in" svg:height="0.3205in" draw:transform="rotate (1.5707963267949) translate (6.2507874015748in 29.0877952755906in)">
            <draw:text-box>
              <text:p><text:span text:style-name="T1">3</text:span></text:p>
            </draw:text-box>
          </draw:frame>
          <draw:frame draw:z-index="5" draw:style-name="gr2" draw:text-style-name="P2" svg:width="0.2909in" svg:height="0.3205in" draw:transform="rotate (1.5707963267949) translate (6.2496062992126in 28.4003937007874in)">
            <draw:text-box>
              <text:p><text:span text:style-name="T1">15</text:span></text:p>
            </draw:text-box>
          </draw:frame>
          <draw:frame draw:z-index="6" draw:style-name="gr2" draw:text-style-name="P2" svg:width="0.4358in" svg:height="0.3205in" draw:transform="rotate (1.5707963267949) translate (6.49055118110236in 28.448031496063in)">
            <draw:text-box>
              <text:p><text:span text:style-name="T1">h</text:span></text:p>
            </draw:text-box>
          </draw:frame>
          <draw:frame draw:z-index="7" draw:style-name="gr2" draw:text-style-name="P3" svg:width="0.2681in" svg:height="0.3205in" svg:x="13.2098in" svg:y="27.4681in">
            <draw:text-box>
              <text:p><text:span text:style-name="T2">opt</text:span></text:p>
            </draw:text-box>
          </draw:frame>
          <draw:frame draw:z-index="8" draw:style-name="gr2" draw:text-style-name="P3" svg:width="0.2681in" svg:height="0.3205in" svg:x="13.9189in" svg:y="27.4748in">
            <draw:text-box>
              <text:p><text:span text:style-name="T2">h</text:span></text:p>
            </draw:text-box>
          </draw:frame>
          <draw:frame draw:z-index="9" draw:style-name="gr2" draw:text-style-name="P3" svg:width="0.2681in" svg:height="0.3205in" svg:x="13.2413in" svg:y="27.263in">
            <draw:text-box>
              <text:p><text:span text:style-name="T2">3</text:span></text:p>
            </draw:text-box>
          </draw:frame>
          <draw:frame draw:z-index="10" draw:style-name="gr2" draw:text-style-name="P3" svg:width="0.2681in" svg:height="0.3205in" svg:x="13.9031in" svg:y="27.2559in">
            <draw:text-box>
              <text:p><text:span text:style-name="T2">15</text:span></text:p>
            </draw:text-box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22"/>
        <table:table-column table:style-name="co3" table:visibility="collapse" table:default-cell-style-name="ce6"/>
        <table:table-column table:style-name="co4" table:default-cell-style-name="ce31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9" table:default-cell-style-name="ce6"/>
        <table:table-column table:style-name="co12" table:default-cell-style-name="ce6"/>
        <table:table-column table:style-name="co7" table:default-cell-style-name="ce6"/>
        <table:table-column table:style-name="co13" table:default-cell-style-name="ce6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37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37"/>
          <table:table-cell table:style-name="ce19"/>
          <table:table-cell table:style-name="ce89" table:number-columns-repeated="39"/>
        </table:table-row>
        <table:table-row table:style-name="ro2">
          <table:covered-table-cell table:number-columns-repeated="4" table:style-name="ce1"/>
          <table:table-cell table:style-name="ce1"/>
          <table:table-cell table:style-name="ce19" office:value-type="string" calcext:value-type="string">
            <text:p>a280</text:p>
          </table:table-cell>
          <table:table-cell table:style-name="ce19" office:value-type="string" calcext:value-type="string">
            <text:p>d493</text:p>
          </table:table-cell>
          <table:table-cell table:style-name="ce19" office:value-type="string" calcext:value-type="string">
            <text:p>fl417</text:p>
          </table:table-cell>
          <table:table-cell table:style-name="ce19" office:value-type="string" calcext:value-type="string">
            <text:p>gil262</text:p>
          </table:table-cell>
          <table:table-cell table:style-name="ce19" office:value-type="string" calcext:value-type="string">
            <text:p>gr202</text:p>
          </table:table-cell>
          <table:table-cell table:style-name="ce19" office:value-type="string" calcext:value-type="string">
            <text:p>gr229</text:p>
          </table:table-cell>
          <table:table-cell table:style-name="ce19" office:value-type="string" calcext:value-type="string">
            <text:p>gr431</text:p>
            <text:p/>
          </table:table-cell>
          <table:table-cell table:style-name="ce19" office:value-type="string" calcext:value-type="string">
            <text:p>kroA200</text:p>
          </table:table-cell>
          <table:table-cell table:style-name="ce19" office:value-type="string" calcext:value-type="string">
            <text:p>kroB200</text:p>
          </table:table-cell>
          <table:table-cell table:style-name="ce19" office:value-type="string" calcext:value-type="string">
            <text:p>lin318</text:p>
          </table:table-cell>
          <table:table-cell table:style-name="ce19" office:value-type="string" calcext:value-type="string">
            <text:p>pcb442</text:p>
          </table:table-cell>
          <table:table-cell table:style-name="ce19" office:value-type="string" calcext:value-type="string">
            <text:p>pr226</text:p>
          </table:table-cell>
          <table:table-cell table:style-name="ce19" office:value-type="string" calcext:value-type="string">
            <text:p>pr264</text:p>
          </table:table-cell>
          <table:table-cell table:style-name="ce19" office:value-type="string" calcext:value-type="string">
            <text:p>pr299</text:p>
          </table:table-cell>
          <table:table-cell table:style-name="ce19" office:value-type="string" calcext:value-type="string">
            <text:p>pr439</text:p>
          </table:table-cell>
          <table:table-cell table:style-name="ce19" office:value-type="string" calcext:value-type="string">
            <text:p>rd400</text:p>
          </table:table-cell>
          <table:table-cell table:style-name="ce19" office:value-type="string" calcext:value-type="string">
            <text:p>ts225</text:p>
          </table:table-cell>
          <table:table-cell table:style-name="ce19" office:value-type="string" calcext:value-type="string">
            <text:p>tsp225</text:p>
          </table:table-cell>
          <table:table-cell table:style-name="ce89" table:number-columns-repeated="39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8" office:value-type="float" office:value="2586.76964756316" calcext:value-type="float">
            <text:p>2586.76964756316</text:p>
          </table:table-cell>
          <table:table-cell table:style-name="ce19" table:number-columns-repeated="3"/>
          <table:table-cell table:style-name="ce8" office:value-type="float" office:value="40107.0670627768" calcext:value-type="float">
            <text:p>40107.0670627768</text:p>
          </table:table-cell>
          <table:table-cell table:style-name="ce19" table:number-columns-repeated="5"/>
          <table:table-cell table:style-name="ce8" office:value-type="float" office:value="50783.5475137353" calcext:value-type="float">
            <text:p>50783.5475137353</text:p>
          </table:table-cell>
          <table:table-cell table:style-name="ce19" table:number-columns-repeated="7"/>
          <table:table-cell table:style-name="ce89" table:number-columns-repeated="39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19" office:value-type="float" office:value="2823.57550041178" calcext:value-type="float">
            <text:p>2823.57550041178</text:p>
          </table:table-cell>
          <table:table-cell table:style-name="ce19" office:value-type="float" office:value="37168.2520500498" calcext:value-type="float">
            <text:p>37168.2520500498</text:p>
          </table:table-cell>
          <table:table-cell table:style-name="ce19" office:value-type="float" office:value="12163.0454825405" calcext:value-type="float">
            <text:p>12163.0454825405</text:p>
          </table:table-cell>
          <table:table-cell table:style-name="ce19" office:value-type="float" office:value="2508.44270697653" calcext:value-type="float">
            <text:p>2508.44270697653</text:p>
          </table:table-cell>
          <table:table-cell table:style-name="ce19" office:value-type="float" office:value="42075.4847699761" calcext:value-type="float">
            <text:p>42075.4847699761</text:p>
          </table:table-cell>
          <table:table-cell table:style-name="ce19" office:value-type="float" office:value="140095.067486166" calcext:value-type="float">
            <text:p>140095.067486166</text:p>
          </table:table-cell>
          <table:table-cell table:style-name="ce19" office:value-type="float" office:value="180477.786893014" calcext:value-type="float">
            <text:p>180477.786893014</text:p>
          </table:table-cell>
          <table:table-cell table:style-name="ce19" office:value-type="float" office:value="30324.3486861728" calcext:value-type="float">
            <text:p>30324.3486861728</text:p>
          </table:table-cell>
          <table:table-cell table:style-name="ce19" office:value-type="float" office:value="30448.5202488339" calcext:value-type="float">
            <text:p>30448.5202488339</text:p>
          </table:table-cell>
          <table:table-cell table:style-name="ce19" office:value-type="float" office:value="44274.8687342631" calcext:value-type="float">
            <text:p>44274.8687342631</text:p>
          </table:table-cell>
          <table:table-cell table:style-name="ce19" office:value-type="float" office:value="55478.2262631986" calcext:value-type="float">
            <text:p>55478.2262631986</text:p>
          </table:table-cell>
          <table:table-cell table:style-name="ce19" office:value-type="float" office:value="80894.6080758516" calcext:value-type="float">
            <text:p>80894.6080758516</text:p>
          </table:table-cell>
          <table:table-cell table:style-name="ce19" office:value-type="float" office:value="53611.3002678582" calcext:value-type="float">
            <text:p>53611.3002678582</text:p>
          </table:table-cell>
          <table:table-cell table:style-name="ce19" office:value-type="float" office:value="50728.1545845045" calcext:value-type="float">
            <text:p>50728.1545845045</text:p>
          </table:table-cell>
          <table:table-cell table:style-name="ce19" office:value-type="float" office:value="112772.500705695" calcext:value-type="float">
            <text:p>112772.500705695</text:p>
          </table:table-cell>
          <table:table-cell table:style-name="ce19" office:value-type="float" office:value="16173.0355226808" calcext:value-type="float">
            <text:p>16173.0355226808</text:p>
          </table:table-cell>
          <table:table-cell table:style-name="ce19" office:value-type="float" office:value="133523.722822265" calcext:value-type="float">
            <text:p>133523.722822265</text:p>
          </table:table-cell>
          <table:table-cell table:style-name="ce19" office:value-type="float" office:value="4103.31582730153" calcext:value-type="float">
            <text:p>4103.31582730153</text:p>
          </table:table-cell>
          <table:table-cell table:style-name="ce89" table:number-columns-repeated="39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19" table:number-columns-repeated="18"/>
          <table:table-cell table:style-name="ce89" table:number-columns-repeated="3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MX SWAP</text:p>
          </table:table-cell>
          <table:table-cell/>
          <table:table-cell table:style-name="ce6"/>
          <table:table-cell table:style-name="Default" office:value-type="float" office:value="5908.60009565031" calcext:value-type="float">
            <text:p>5908.60009565031</text:p>
          </table:table-cell>
          <table:table-cell table:style-name="Default" office:value-type="float" office:value="128227.203699551" calcext:value-type="float">
            <text:p>128227.203699551</text:p>
          </table:table-cell>
          <table:table-cell table:style-name="Default" office:value-type="float" office:value="83545.7382778743" calcext:value-type="float">
            <text:p>83545.7382778743</text:p>
          </table:table-cell>
          <table:table-cell table:style-name="Default" office:value-type="float" office:value="5136.08362670784" calcext:value-type="float">
            <text:p>5136.08362670784</text:p>
          </table:table-cell>
          <table:table-cell table:style-name="Default" office:value-type="float" office:value="54336.9419584041" calcext:value-type="float">
            <text:p>54336.9419584041</text:p>
          </table:table-cell>
          <table:table-cell table:style-name="Default" office:value-type="float" office:value="233913.262689907" calcext:value-type="float">
            <text:p>233913.262689907</text:p>
          </table:table-cell>
          <table:table-cell table:style-name="Default" office:value-type="float" office:value="549121.973927883" calcext:value-type="float">
            <text:p>549121.973927883</text:p>
          </table:table-cell>
          <table:table-cell table:style-name="Default" office:value-type="float" office:value="53259.6775171109" calcext:value-type="float">
            <text:p>53259.6775171109</text:p>
          </table:table-cell>
          <table:table-cell table:style-name="Default" office:value-type="float" office:value="51909.8744681242" calcext:value-type="float">
            <text:p>51909.8744681242</text:p>
          </table:table-cell>
          <table:table-cell table:style-name="Default" office:value-type="float" office:value="111975.775634583" calcext:value-type="float">
            <text:p>111975.775634583</text:p>
          </table:table-cell>
          <table:table-cell table:style-name="Default" office:value-type="float" office:value="204370.839190271" calcext:value-type="float">
            <text:p>204370.839190271</text:p>
          </table:table-cell>
          <table:table-cell office:value-type="float" office:value="201066.638433512" calcext:value-type="float">
            <text:p>201066.638433512</text:p>
          </table:table-cell>
          <table:table-cell office:value-type="float" office:value="156789.772336036" calcext:value-type="float">
            <text:p>156789.772336036</text:p>
          </table:table-cell>
          <table:table-cell office:value-type="float" office:value="127919.783983594" calcext:value-type="float">
            <text:p>127919.783983594</text:p>
          </table:table-cell>
          <table:table-cell office:value-type="float" office:value="468142.893252377" calcext:value-type="float">
            <text:p>468142.893252377</text:p>
          </table:table-cell>
          <table:table-cell office:value-type="float" office:value="51113.068419249" calcext:value-type="float">
            <text:p>51113.068419249</text:p>
          </table:table-cell>
          <table:table-cell office:value-type="float" office:value="240121.90119714" calcext:value-type="float">
            <text:p>240121.90119714</text:p>
          </table:table-cell>
          <table:table-cell office:value-type="float" office:value="6375.63581911614" calcext:value-type="float">
            <text:p>6375.63581911614</text:p>
          </table:table-cell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<text:span text:style-name="T3">MX</text:span> SCRAMBLE</text:p>
          </table:table-cell>
          <table:table-cell/>
          <table:table-cell table:style-name="ce6"/>
          <table:table-cell table:style-name="Default" office:value-type="float" office:value="11168.2223150334" calcext:value-type="float">
            <text:p>11168.2223150334</text:p>
          </table:table-cell>
          <table:table-cell table:style-name="Default" office:value-type="float" office:value="215772.883070829" calcext:value-type="float">
            <text:p>215772.883070829</text:p>
          </table:table-cell>
          <table:table-cell table:style-name="Default" office:value-type="float" office:value="182660.192380015" calcext:value-type="float">
            <text:p>182660.192380015</text:p>
          </table:table-cell>
          <table:table-cell table:style-name="Default" office:value-type="float" office:value="9844.65585921026" calcext:value-type="float">
            <text:p>9844.65585921026</text:p>
          </table:table-cell>
          <table:table-cell table:style-name="Default" office:value-type="float" office:value="99220.7249159311" calcext:value-type="float">
            <text:p>99220.7249159311</text:p>
          </table:table-cell>
          <table:table-cell table:style-name="Default" office:value-type="float" office:value="433120.104517758" calcext:value-type="float">
            <text:p>433120.104517758</text:p>
          </table:table-cell>
          <table:table-cell table:style-name="Default" office:value-type="float" office:value="1027899.20686075" calcext:value-type="float">
            <text:p>1027899.20686075</text:p>
          </table:table-cell>
          <table:table-cell table:style-name="Default" office:value-type="float" office:value="95257.7325513265" calcext:value-type="float">
            <text:p>95257.7325513265</text:p>
          </table:table-cell>
          <table:table-cell table:style-name="Default" office:value-type="float" office:value="97394.9612369888" calcext:value-type="float">
            <text:p>97394.9612369888</text:p>
          </table:table-cell>
          <table:table-cell table:style-name="Default" office:value-type="float" office:value="227553.298731124" calcext:value-type="float">
            <text:p>227553.298731124</text:p>
          </table:table-cell>
          <table:table-cell table:style-name="Default" office:value-type="float" office:value="369570.578771151" calcext:value-type="float">
            <text:p>369570.578771151</text:p>
          </table:table-cell>
          <table:table-cell office:value-type="float" office:value="457215.790525982" calcext:value-type="float">
            <text:p>457215.790525982</text:p>
          </table:table-cell>
          <table:table-cell office:value-type="float" office:value="291099.844914852" calcext:value-type="float">
            <text:p>291099.844914852</text:p>
          </table:table-cell>
          <table:table-cell office:value-type="float" office:value="257479.445396318" calcext:value-type="float">
            <text:p>257479.445396318</text:p>
          </table:table-cell>
          <table:table-cell office:value-type="float" office:value="856282.904721016" calcext:value-type="float">
            <text:p>856282.904721016</text:p>
          </table:table-cell>
          <table:table-cell office:value-type="float" office:value="93797.5255158684" calcext:value-type="float">
            <text:p>93797.5255158684</text:p>
          </table:table-cell>
          <table:table-cell office:value-type="float" office:value="539127.804898533" calcext:value-type="float">
            <text:p>539127.804898533</text:p>
          </table:table-cell>
          <table:table-cell office:value-type="float" office:value="13094.9534087019" calcext:value-type="float">
            <text:p>13094.9534087019</text:p>
          </table:table-cell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MX SHIFT</text:p>
          </table:table-cell>
          <table:table-cell/>
          <table:table-cell table:style-name="ce6"/>
          <table:table-cell table:style-name="Default" office:value-type="float" office:value="5084.60466717781" calcext:value-type="float">
            <text:p>5084.60466717781</text:p>
          </table:table-cell>
          <table:table-cell table:style-name="Default" office:value-type="float" office:value="109159.556763998" calcext:value-type="float">
            <text:p>109159.556763998</text:p>
          </table:table-cell>
          <table:table-cell table:style-name="Default" office:value-type="float" office:value="68692.9190801914" calcext:value-type="float">
            <text:p>68692.9190801914</text:p>
          </table:table-cell>
          <table:table-cell table:style-name="Default" office:value-type="float" office:value="4279.08302213406" calcext:value-type="float">
            <text:p>4279.08302213406</text:p>
          </table:table-cell>
          <table:table-cell table:style-name="Default" office:value-type="float" office:value="51418.7851719576" calcext:value-type="float">
            <text:p>51418.7851719576</text:p>
          </table:table-cell>
          <table:table-cell table:style-name="Default" office:value-type="float" office:value="204304.076681014" calcext:value-type="float">
            <text:p>204304.076681014</text:p>
          </table:table-cell>
          <table:table-cell table:style-name="Default" office:value-type="float" office:value="463378.695536535" calcext:value-type="float">
            <text:p>463378.695536535</text:p>
          </table:table-cell>
          <table:table-cell table:style-name="Default" office:value-type="float" office:value="43970.4221860197" calcext:value-type="float">
            <text:p>43970.4221860197</text:p>
          </table:table-cell>
          <table:table-cell table:style-name="Default" office:value-type="float" office:value="46700.6926699218" calcext:value-type="float">
            <text:p>46700.6926699218</text:p>
          </table:table-cell>
          <table:table-cell table:style-name="Default" office:value-type="float" office:value="98618.0725421632" calcext:value-type="float">
            <text:p>98618.0725421632</text:p>
          </table:table-cell>
          <table:table-cell table:style-name="Default" office:value-type="float" office:value="171453.47190273" calcext:value-type="float">
            <text:p>171453.47190273</text:p>
          </table:table-cell>
          <table:table-cell office:value-type="float" office:value="149390.354251681" calcext:value-type="float">
            <text:p>149390.354251681</text:p>
          </table:table-cell>
          <table:table-cell office:value-type="float" office:value="116930.310236098" calcext:value-type="float">
            <text:p>116930.310236098</text:p>
          </table:table-cell>
          <table:table-cell office:value-type="float" office:value="106486.758125085" calcext:value-type="float">
            <text:p>106486.758125085</text:p>
          </table:table-cell>
          <table:table-cell office:value-type="float" office:value="397356.072427739" calcext:value-type="float">
            <text:p>397356.072427739</text:p>
          </table:table-cell>
          <table:table-cell office:value-type="float" office:value="43105.9265952857" calcext:value-type="float">
            <text:p>43105.9265952857</text:p>
          </table:table-cell>
          <table:table-cell office:value-type="float" office:value="207030.65929608" calcext:value-type="float">
            <text:p>207030.65929608</text:p>
          </table:table-cell>
          <table:table-cell office:value-type="float" office:value="5729.23951440657" calcext:value-type="float">
            <text:p>5729.23951440657</text:p>
          </table:table-cell>
          <table:table-cell table:style-name="ce24" table:number-columns-repeated="39"/>
        </table:table-row>
        <table:table-row table:style-name="ro4">
          <table:table-cell table:style-name="ce7"/>
          <table:table-cell table:style-name="ce3"/>
          <table:table-cell table:style-name="ce21" office:value-type="string" calcext:value-type="string">
            <text:p>MX INVERSION</text:p>
          </table:table-cell>
          <table:table-cell/>
          <table:table-cell table:style-name="ce6"/>
          <table:table-cell table:style-name="Default" office:value-type="float" office:value="3001.89669981797" calcext:value-type="float">
            <text:p>3001.89669981797</text:p>
          </table:table-cell>
          <table:table-cell table:style-name="Default" office:value-type="float" office:value="60751.7490102256" calcext:value-type="float">
            <text:p>60751.7490102256</text:p>
          </table:table-cell>
          <table:table-cell table:style-name="Default" office:value-type="float" office:value="16563.9113433773" calcext:value-type="float">
            <text:p>16563.9113433773</text:p>
          </table:table-cell>
          <table:table-cell table:style-name="Default" office:value-type="float" office:value="2654.61021100016" calcext:value-type="float">
            <text:p>2654.61021100016</text:p>
          </table:table-cell>
          <table:table-cell table:style-name="Default" office:value-type="float" office:value="42867.0170829091" calcext:value-type="float">
            <text:p>42867.0170829091</text:p>
          </table:table-cell>
          <table:table-cell table:style-name="Default" office:value-type="float" office:value="146052.609776649" calcext:value-type="float">
            <text:p>146052.609776649</text:p>
          </table:table-cell>
          <table:table-cell table:style-name="Default" office:value-type="float" office:value="248636.615375135" calcext:value-type="float">
            <text:p>248636.615375135</text:p>
          </table:table-cell>
          <table:table-cell table:style-name="Default" office:value-type="float" office:value="32039.895950385" calcext:value-type="float">
            <text:p>32039.895950385</text:p>
          </table:table-cell>
          <table:table-cell table:style-name="Default" office:value-type="float" office:value="32035.6234668584" calcext:value-type="float">
            <text:p>32035.6234668584</text:p>
          </table:table-cell>
          <table:table-cell table:style-name="Default" office:value-type="float" office:value="48739.7869866353" calcext:value-type="float">
            <text:p>48739.7869866353</text:p>
          </table:table-cell>
          <table:table-cell table:style-name="Default" office:value-type="float" office:value="82162.5131951273" calcext:value-type="float">
            <text:p>82162.5131951273</text:p>
          </table:table-cell>
          <table:table-cell office:value-type="float" office:value="84773.5977041869" calcext:value-type="float">
            <text:p>84773.5977041869</text:p>
          </table:table-cell>
          <table:table-cell office:value-type="float" office:value="53052.9497390951" calcext:value-type="float">
            <text:p>53052.9497390951</text:p>
          </table:table-cell>
          <table:table-cell office:value-type="float" office:value="55086.9485688628" calcext:value-type="float">
            <text:p>55086.9485688628</text:p>
          </table:table-cell>
          <table:table-cell office:value-type="float" office:value="194943.632882932" calcext:value-type="float">
            <text:p>194943.632882932</text:p>
          </table:table-cell>
          <table:table-cell office:value-type="float" office:value="21937.8842457389" calcext:value-type="float">
            <text:p>21937.8842457389</text:p>
          </table:table-cell>
          <table:table-cell office:value-type="float" office:value="138415.589086801" calcext:value-type="float">
            <text:p>138415.589086801</text:p>
          </table:table-cell>
          <table:table-cell office:value-type="float" office:value="4211.29641534226" calcext:value-type="float">
            <text:p>4211.29641534226</text:p>
          </table:table-cell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MX INSERTION</text:p>
          </table:table-cell>
          <table:table-cell/>
          <table:table-cell table:style-name="ce6"/>
          <table:table-cell table:style-name="Default" office:value-type="float" office:value="6634.76634925424" calcext:value-type="float">
            <text:p>6634.76634925424</text:p>
          </table:table-cell>
          <table:table-cell table:style-name="Default" office:value-type="float" office:value="128368.312626075" calcext:value-type="float">
            <text:p>128368.312626075</text:p>
          </table:table-cell>
          <table:table-cell table:style-name="Default" office:value-type="float" office:value="87927.5851852414" calcext:value-type="float">
            <text:p>87927.5851852414</text:p>
          </table:table-cell>
          <table:table-cell table:style-name="Default" office:value-type="float" office:value="5456.83981483086" calcext:value-type="float">
            <text:p>5456.83981483086</text:p>
          </table:table-cell>
          <table:table-cell table:style-name="Default" office:value-type="float" office:value="61016.6801566364" calcext:value-type="float">
            <text:p>61016.6801566364</text:p>
          </table:table-cell>
          <table:table-cell table:style-name="Default" office:value-type="float" office:value="248584.227996175" calcext:value-type="float">
            <text:p>248584.227996175</text:p>
          </table:table-cell>
          <table:table-cell table:style-name="Default" office:value-type="float" office:value="567481.887688925" calcext:value-type="float">
            <text:p>567481.887688925</text:p>
          </table:table-cell>
          <table:table-cell table:style-name="Default" office:value-type="float" office:value="53887.1851856395" calcext:value-type="float">
            <text:p>53887.1851856395</text:p>
          </table:table-cell>
          <table:table-cell table:style-name="Default" office:value-type="float" office:value="57558.224107485" calcext:value-type="float">
            <text:p>57558.224107485</text:p>
          </table:table-cell>
          <table:table-cell table:style-name="Default" office:value-type="float" office:value="125910.150477507" calcext:value-type="float">
            <text:p>125910.150477507</text:p>
          </table:table-cell>
          <table:table-cell table:style-name="Default" office:value-type="float" office:value="204440.700085277" calcext:value-type="float">
            <text:p>204440.700085277</text:p>
          </table:table-cell>
          <table:table-cell office:value-type="float" office:value="227896.118135015" calcext:value-type="float">
            <text:p>227896.118135015</text:p>
          </table:table-cell>
          <table:table-cell office:value-type="float" office:value="167394.044361827" calcext:value-type="float">
            <text:p>167394.044361827</text:p>
          </table:table-cell>
          <table:table-cell office:value-type="float" office:value="142329.353651374" calcext:value-type="float">
            <text:p>142329.353651374</text:p>
          </table:table-cell>
          <table:table-cell office:value-type="float" office:value="477715.115259148" calcext:value-type="float">
            <text:p>477715.115259148</text:p>
          </table:table-cell>
          <table:table-cell office:value-type="float" office:value="52359.0425673251" calcext:value-type="float">
            <text:p>52359.0425673251</text:p>
          </table:table-cell>
          <table:table-cell office:value-type="float" office:value="256719.239691129" calcext:value-type="float">
            <text:p>256719.239691129</text:p>
          </table:table-cell>
          <table:table-cell office:value-type="float" office:value="7410.10024434781" calcext:value-type="float">
            <text:p>7410.10024434781</text:p>
          </table:table-cell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MX DISPLACEMENT</text:p>
          </table:table-cell>
          <table:table-cell/>
          <table:table-cell table:style-name="ce6"/>
          <table:table-cell table:style-name="Default" office:value-type="float" office:value="4103.69283485802" calcext:value-type="float">
            <text:p>4103.69283485802</text:p>
          </table:table-cell>
          <table:table-cell table:style-name="Default" office:value-type="float" office:value="81612.8140913914" calcext:value-type="float">
            <text:p>81612.8140913914</text:p>
          </table:table-cell>
          <table:table-cell table:style-name="Default" office:value-type="float" office:value="26357.9830778193" calcext:value-type="float">
            <text:p>26357.9830778193</text:p>
          </table:table-cell>
          <table:table-cell table:style-name="Default" office:value-type="float" office:value="3583.84107025518" calcext:value-type="float">
            <text:p>3583.84107025518</text:p>
          </table:table-cell>
          <table:table-cell table:style-name="Default" office:value-type="float" office:value="45804.09671577" calcext:value-type="float">
            <text:p>45804.09671577</text:p>
          </table:table-cell>
          <table:table-cell table:style-name="Default" office:value-type="float" office:value="160962.606221325" calcext:value-type="float">
            <text:p>160962.606221325</text:p>
          </table:table-cell>
          <table:table-cell table:style-name="Default" office:value-type="float" office:value="346225.721906179" calcext:value-type="float">
            <text:p>346225.721906179</text:p>
          </table:table-cell>
          <table:table-cell table:style-name="Default" office:value-type="float" office:value="35958.0589747841" calcext:value-type="float">
            <text:p>35958.0589747841</text:p>
          </table:table-cell>
          <table:table-cell table:style-name="Default" office:value-type="float" office:value="37123.5371373482" calcext:value-type="float">
            <text:p>37123.5371373482</text:p>
          </table:table-cell>
          <table:table-cell table:style-name="Default" office:value-type="float" office:value="70689.1106339267" calcext:value-type="float">
            <text:p>70689.1106339267</text:p>
          </table:table-cell>
          <table:table-cell table:style-name="Default" office:value-type="float" office:value="123656.448174258" calcext:value-type="float">
            <text:p>123656.448174258</text:p>
          </table:table-cell>
          <table:table-cell office:value-type="float" office:value="105414.663357633" calcext:value-type="float">
            <text:p>105414.663357633</text:p>
          </table:table-cell>
          <table:table-cell office:value-type="float" office:value="69295.0742835441" calcext:value-type="float">
            <text:p>69295.0742835441</text:p>
          </table:table-cell>
          <table:table-cell office:value-type="float" office:value="80199.8956630759" calcext:value-type="float">
            <text:p>80199.8956630759</text:p>
          </table:table-cell>
          <table:table-cell office:value-type="float" office:value="257763.78959201" calcext:value-type="float">
            <text:p>257763.78959201</text:p>
          </table:table-cell>
          <table:table-cell office:value-type="float" office:value="35027.2017888223" calcext:value-type="float">
            <text:p>35027.2017888223</text:p>
          </table:table-cell>
          <table:table-cell office:value-type="float" office:value="191123.357943363" calcext:value-type="float">
            <text:p>191123.357943363</text:p>
          </table:table-cell>
          <table:table-cell office:value-type="float" office:value="5106.44530722572" calcext:value-type="float">
            <text:p>5106.44530722572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SWAP</text:p>
          </table:table-cell>
          <table:table-cell/>
          <table:table-cell table:style-name="ce6"/>
          <table:table-cell table:style-name="Default" office:value-type="float" office:value="20514.7249077556" calcext:value-type="float">
            <text:p>20514.7249077556</text:p>
          </table:table-cell>
          <table:table-cell table:style-name="Default" office:value-type="float" office:value="330788.327803666" calcext:value-type="float">
            <text:p>330788.327803666</text:p>
          </table:table-cell>
          <table:table-cell table:style-name="Default" office:value-type="float" office:value="318905.957865236" calcext:value-type="float">
            <text:p>318905.957865236</text:p>
          </table:table-cell>
          <table:table-cell table:style-name="Default" office:value-type="float" office:value="16714.9386194952" calcext:value-type="float">
            <text:p>16714.9386194952</text:p>
          </table:table-cell>
          <table:table-cell table:style-name="Default" office:value-type="float" office:value="146235.708786044" calcext:value-type="float">
            <text:p>146235.708786044</text:p>
          </table:table-cell>
          <table:table-cell table:style-name="Default" office:value-type="float" office:value="738278.110660048" calcext:value-type="float">
            <text:p>738278.110660048</text:p>
          </table:table-cell>
          <table:table-cell table:style-name="Default" office:value-type="float" office:value="1640396.36352682" calcext:value-type="float">
            <text:p>1640396.36352682</text:p>
          </table:table-cell>
          <table:table-cell table:style-name="Default" office:value-type="float" office:value="163563.26784738" calcext:value-type="float">
            <text:p>163563.26784738</text:p>
          </table:table-cell>
          <table:table-cell table:style-name="Default" office:value-type="float" office:value="168058.002307737" calcext:value-type="float">
            <text:p>168058.002307737</text:p>
          </table:table-cell>
          <table:table-cell table:style-name="Default" office:value-type="float" office:value="391573.908550182" calcext:value-type="float">
            <text:p>391573.908550182</text:p>
          </table:table-cell>
          <table:table-cell table:style-name="Default" office:value-type="float" office:value="574289.306938308" calcext:value-type="float">
            <text:p>574289.306938308</text:p>
          </table:table-cell>
          <table:table-cell office:value-type="float" office:value="846229.889350376" calcext:value-type="float">
            <text:p>846229.889350376</text:p>
          </table:table-cell>
          <table:table-cell office:value-type="float" office:value="591889.728832185" calcext:value-type="float">
            <text:p>591889.728832185</text:p>
          </table:table-cell>
          <table:table-cell office:value-type="float" office:value="452925.242004411" calcext:value-type="float">
            <text:p>452925.242004411</text:p>
          </table:table-cell>
          <table:table-cell office:value-type="float" office:value="1376036.78580189" calcext:value-type="float">
            <text:p>1376036.78580189</text:p>
          </table:table-cell>
          <table:table-cell office:value-type="float" office:value="153793.906706894" calcext:value-type="float">
            <text:p>153793.906706894</text:p>
          </table:table-cell>
          <table:table-cell office:value-type="float" office:value="871682.352330359" calcext:value-type="float">
            <text:p>871682.352330359</text:p>
          </table:table-cell>
          <table:table-cell office:value-type="float" office:value="22579.0898181185" calcext:value-type="float">
            <text:p>22579.0898181185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SCRAMBLE</text:p>
          </table:table-cell>
          <table:table-cell/>
          <table:table-cell table:style-name="ce6"/>
          <table:table-cell table:style-name="Default" office:value-type="float" office:value="20832.6433119231" calcext:value-type="float">
            <text:p>20832.6433119231</text:p>
          </table:table-cell>
          <table:table-cell table:style-name="Default" office:value-type="float" office:value="335999.565040481" calcext:value-type="float">
            <text:p>335999.565040481</text:p>
          </table:table-cell>
          <table:table-cell table:style-name="Default" office:value-type="float" office:value="316838.932439869" calcext:value-type="float">
            <text:p>316838.932439869</text:p>
          </table:table-cell>
          <table:table-cell table:style-name="Default" office:value-type="float" office:value="16771.4938557005" calcext:value-type="float">
            <text:p>16771.4938557005</text:p>
          </table:table-cell>
          <table:table-cell table:style-name="Default" office:value-type="float" office:value="150362.190629417" calcext:value-type="float">
            <text:p>150362.190629417</text:p>
          </table:table-cell>
          <table:table-cell table:style-name="Default" office:value-type="float" office:value="732842.984536851" calcext:value-type="float">
            <text:p>732842.984536851</text:p>
          </table:table-cell>
          <table:table-cell table:style-name="Default" office:value-type="float" office:value="1679652.15655754" calcext:value-type="float">
            <text:p>1679652.15655754</text:p>
          </table:table-cell>
          <table:table-cell table:style-name="Default" office:value-type="float" office:value="156756.850022353" calcext:value-type="float">
            <text:p>156756.850022353</text:p>
          </table:table-cell>
          <table:table-cell table:style-name="Default" office:value-type="float" office:value="166215.030850731" calcext:value-type="float">
            <text:p>166215.030850731</text:p>
          </table:table-cell>
          <table:table-cell table:style-name="Default" office:value-type="float" office:value="382458.129767812" calcext:value-type="float">
            <text:p>382458.129767812</text:p>
          </table:table-cell>
          <table:table-cell table:style-name="Default" office:value-type="float" office:value="571636.017831798" calcext:value-type="float">
            <text:p>571636.017831798</text:p>
          </table:table-cell>
          <table:table-cell office:value-type="float" office:value="861281.155500697" calcext:value-type="float">
            <text:p>861281.155500697</text:p>
          </table:table-cell>
          <table:table-cell office:value-type="float" office:value="588409.787802396" calcext:value-type="float">
            <text:p>588409.787802396</text:p>
          </table:table-cell>
          <table:table-cell office:value-type="float" office:value="453160.269259009" calcext:value-type="float">
            <text:p>453160.269259009</text:p>
          </table:table-cell>
          <table:table-cell office:value-type="float" office:value="1378199.57529805" calcext:value-type="float">
            <text:p>1378199.57529805</text:p>
          </table:table-cell>
          <table:table-cell office:value-type="float" office:value="152852.915384821" calcext:value-type="float">
            <text:p>152852.915384821</text:p>
          </table:table-cell>
          <table:table-cell office:value-type="float" office:value="884270.544693042" calcext:value-type="float">
            <text:p>884270.544693042</text:p>
          </table:table-cell>
          <table:table-cell office:value-type="float" office:value="22970.5902935832" calcext:value-type="float">
            <text:p>22970.5902935832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SHIFT</text:p>
          </table:table-cell>
          <table:table-cell/>
          <table:table-cell table:style-name="ce6"/>
          <table:table-cell table:style-name="Default" office:value-type="float" office:value="21104.7300393261" calcext:value-type="float">
            <text:p>21104.7300393261</text:p>
          </table:table-cell>
          <table:table-cell table:style-name="Default" office:value-type="float" office:value="333684.070833117" calcext:value-type="float">
            <text:p>333684.070833117</text:p>
          </table:table-cell>
          <table:table-cell table:style-name="Default" office:value-type="float" office:value="326990.188135708" calcext:value-type="float">
            <text:p>326990.188135708</text:p>
          </table:table-cell>
          <table:table-cell table:style-name="Default" office:value-type="float" office:value="16848.1649480305" calcext:value-type="float">
            <text:p>16848.1649480305</text:p>
          </table:table-cell>
          <table:table-cell table:style-name="Default" office:value-type="float" office:value="146598.903379315" calcext:value-type="float">
            <text:p>146598.903379315</text:p>
          </table:table-cell>
          <table:table-cell table:style-name="Default" office:value-type="float" office:value="736710.75355607" calcext:value-type="float">
            <text:p>736710.75355607</text:p>
          </table:table-cell>
          <table:table-cell table:style-name="Default" office:value-type="float" office:value="1664285.61559021" calcext:value-type="float">
            <text:p>1664285.61559021</text:p>
          </table:table-cell>
          <table:table-cell table:style-name="Default" office:value-type="float" office:value="162424.861353928" calcext:value-type="float">
            <text:p>162424.861353928</text:p>
          </table:table-cell>
          <table:table-cell table:style-name="Default" office:value-type="float" office:value="160948.345582374" calcext:value-type="float">
            <text:p>160948.345582374</text:p>
          </table:table-cell>
          <table:table-cell table:style-name="Default" office:value-type="float" office:value="384932.895884394" calcext:value-type="float">
            <text:p>384932.895884394</text:p>
          </table:table-cell>
          <table:table-cell table:style-name="Default" office:value-type="float" office:value="583368.444357986" calcext:value-type="float">
            <text:p>583368.444357986</text:p>
          </table:table-cell>
          <table:table-cell office:value-type="float" office:value="844204.705020644" calcext:value-type="float">
            <text:p>844204.705020644</text:p>
          </table:table-cell>
          <table:table-cell office:value-type="float" office:value="571588.673084194" calcext:value-type="float">
            <text:p>571588.673084194</text:p>
          </table:table-cell>
          <table:table-cell office:value-type="float" office:value="461006.623286831" calcext:value-type="float">
            <text:p>461006.623286831</text:p>
          </table:table-cell>
          <table:table-cell office:value-type="float" office:value="1335973.1955981" calcext:value-type="float">
            <text:p>1335973.1955981</text:p>
          </table:table-cell>
          <table:table-cell office:value-type="float" office:value="154177.352410362" calcext:value-type="float">
            <text:p>154177.352410362</text:p>
          </table:table-cell>
          <table:table-cell office:value-type="float" office:value="853624.07726636" calcext:value-type="float">
            <text:p>853624.07726636</text:p>
          </table:table-cell>
          <table:table-cell office:value-type="float" office:value="22639.6945364222" calcext:value-type="float">
            <text:p>22639.6945364222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INVERSION</text:p>
          </table:table-cell>
          <table:table-cell/>
          <table:table-cell table:style-name="ce6"/>
          <table:table-cell table:style-name="Default" office:value-type="float" office:value="21247.1229496102" calcext:value-type="float">
            <text:p>21247.1229496102</text:p>
          </table:table-cell>
          <table:table-cell table:style-name="Default" office:value-type="float" office:value="331373.279076168" calcext:value-type="float">
            <text:p>331373.279076168</text:p>
          </table:table-cell>
          <table:table-cell table:style-name="Default" office:value-type="float" office:value="322495.953317246" calcext:value-type="float">
            <text:p>322495.953317246</text:p>
          </table:table-cell>
          <table:table-cell table:style-name="Default" office:value-type="float" office:value="16653.4849793302" calcext:value-type="float">
            <text:p>16653.4849793302</text:p>
          </table:table-cell>
          <table:table-cell table:style-name="Default" office:value-type="float" office:value="143289.967191448" calcext:value-type="float">
            <text:p>143289.967191448</text:p>
          </table:table-cell>
          <table:table-cell table:style-name="Default" office:value-type="float" office:value="705033.412697334" calcext:value-type="float">
            <text:p>705033.412697334</text:p>
          </table:table-cell>
          <table:table-cell table:style-name="Default" office:value-type="float" office:value="1679708.04937167" calcext:value-type="float">
            <text:p>1679708.04937167</text:p>
          </table:table-cell>
          <table:table-cell table:style-name="Default" office:value-type="float" office:value="161401.38834256" calcext:value-type="float">
            <text:p>161401.38834256</text:p>
          </table:table-cell>
          <table:table-cell table:style-name="Default" office:value-type="float" office:value="168192.19801225" calcext:value-type="float">
            <text:p>168192.19801225</text:p>
          </table:table-cell>
          <table:table-cell table:style-name="Default" office:value-type="float" office:value="382598.191300248" calcext:value-type="float">
            <text:p>382598.191300248</text:p>
          </table:table-cell>
          <table:table-cell table:style-name="Default" office:value-type="float" office:value="565128.708608614" calcext:value-type="float">
            <text:p>565128.708608614</text:p>
          </table:table-cell>
          <table:table-cell office:value-type="float" office:value="856769.868078138" calcext:value-type="float">
            <text:p>856769.868078138</text:p>
          </table:table-cell>
          <table:table-cell office:value-type="float" office:value="582472.191575042" calcext:value-type="float">
            <text:p>582472.191575042</text:p>
          </table:table-cell>
          <table:table-cell office:value-type="float" office:value="450007.699400172" calcext:value-type="float">
            <text:p>450007.699400172</text:p>
          </table:table-cell>
          <table:table-cell office:value-type="float" office:value="1388273.92140252" calcext:value-type="float">
            <text:p>1388273.92140252</text:p>
          </table:table-cell>
          <table:table-cell office:value-type="float" office:value="152568.741510029" calcext:value-type="float">
            <text:p>152568.741510029</text:p>
          </table:table-cell>
          <table:table-cell office:value-type="float" office:value="882401.069704229" calcext:value-type="float">
            <text:p>882401.069704229</text:p>
          </table:table-cell>
          <table:table-cell office:value-type="float" office:value="22249.3245795989" calcext:value-type="float">
            <text:p>22249.3245795989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INSERTION</text:p>
          </table:table-cell>
          <table:table-cell/>
          <table:table-cell table:style-name="ce6"/>
          <table:table-cell table:style-name="Default" office:value-type="float" office:value="21457.0427866081" calcext:value-type="float">
            <text:p>21457.0427866081</text:p>
          </table:table-cell>
          <table:table-cell table:style-name="Default" office:value-type="float" office:value="329144.32089808" calcext:value-type="float">
            <text:p>329144.32089808</text:p>
          </table:table-cell>
          <table:table-cell table:style-name="Default" office:value-type="float" office:value="316335.805428046" calcext:value-type="float">
            <text:p>316335.805428046</text:p>
          </table:table-cell>
          <table:table-cell table:style-name="Default" office:value-type="float" office:value="16736.8367758906" calcext:value-type="float">
            <text:p>16736.8367758906</text:p>
          </table:table-cell>
          <table:table-cell table:style-name="Default" office:value-type="float" office:value="140165.357067676" calcext:value-type="float">
            <text:p>140165.357067676</text:p>
          </table:table-cell>
          <table:table-cell table:style-name="Default" office:value-type="float" office:value="708571.130871174" calcext:value-type="float">
            <text:p>708571.130871174</text:p>
          </table:table-cell>
          <table:table-cell table:style-name="Default" office:value-type="float" office:value="1653915.40397856" calcext:value-type="float">
            <text:p>1653915.40397856</text:p>
          </table:table-cell>
          <table:table-cell table:style-name="Default" office:value-type="float" office:value="163456.349134405" calcext:value-type="float">
            <text:p>163456.349134405</text:p>
          </table:table-cell>
          <table:table-cell table:style-name="Default" office:value-type="float" office:value="165381.460125997" calcext:value-type="float">
            <text:p>165381.460125997</text:p>
          </table:table-cell>
          <table:table-cell table:style-name="Default" office:value-type="float" office:value="394149.461939952" calcext:value-type="float">
            <text:p>394149.461939952</text:p>
          </table:table-cell>
          <table:table-cell table:style-name="Default" office:value-type="float" office:value="571633.844418515" calcext:value-type="float">
            <text:p>571633.844418515</text:p>
          </table:table-cell>
          <table:table-cell office:value-type="float" office:value="873569.606728584" calcext:value-type="float">
            <text:p>873569.606728584</text:p>
          </table:table-cell>
          <table:table-cell office:value-type="float" office:value="569027.918348699" calcext:value-type="float">
            <text:p>569027.918348699</text:p>
          </table:table-cell>
          <table:table-cell office:value-type="float" office:value="454018.827142726" calcext:value-type="float">
            <text:p>454018.827142726</text:p>
          </table:table-cell>
          <table:table-cell office:value-type="float" office:value="1371473.64825483" calcext:value-type="float">
            <text:p>1371473.64825483</text:p>
          </table:table-cell>
          <table:table-cell office:value-type="float" office:value="153639.628291477" calcext:value-type="float">
            <text:p>153639.628291477</text:p>
          </table:table-cell>
          <table:table-cell office:value-type="float" office:value="874629.884242582" calcext:value-type="float">
            <text:p>874629.884242582</text:p>
          </table:table-cell>
          <table:table-cell office:value-type="float" office:value="22669.8910482231" calcext:value-type="float">
            <text:p>22669.8910482231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DISPLACEMENT</text:p>
          </table:table-cell>
          <table:table-cell/>
          <table:table-cell table:style-name="ce6"/>
          <table:table-cell table:style-name="Default" office:value-type="float" office:value="21166.7899504491" calcext:value-type="float">
            <text:p>21166.7899504491</text:p>
          </table:table-cell>
          <table:table-cell table:style-name="Default" office:value-type="float" office:value="331472.433235354" calcext:value-type="float">
            <text:p>331472.433235354</text:p>
          </table:table-cell>
          <table:table-cell table:style-name="Default" office:value-type="float" office:value="317533.296355877" calcext:value-type="float">
            <text:p>317533.296355877</text:p>
          </table:table-cell>
          <table:table-cell table:style-name="Default" office:value-type="float" office:value="16630.8123555516" calcext:value-type="float">
            <text:p>16630.8123555516</text:p>
          </table:table-cell>
          <table:table-cell table:style-name="Default" office:value-type="float" office:value="150389.868405464" calcext:value-type="float">
            <text:p>150389.868405464</text:p>
          </table:table-cell>
          <table:table-cell table:style-name="Default" office:value-type="float" office:value="740033.606238543" calcext:value-type="float">
            <text:p>740033.606238543</text:p>
          </table:table-cell>
          <table:table-cell table:style-name="Default" office:value-type="float" office:value="1693653.15155636" calcext:value-type="float">
            <text:p>1693653.15155636</text:p>
          </table:table-cell>
          <table:table-cell table:style-name="Default" office:value-type="float" office:value="158362.262762568" calcext:value-type="float">
            <text:p>158362.262762568</text:p>
          </table:table-cell>
          <table:table-cell table:style-name="Default" office:value-type="float" office:value="162400.352537455" calcext:value-type="float">
            <text:p>162400.352537455</text:p>
          </table:table-cell>
          <table:table-cell table:style-name="Default" office:value-type="float" office:value="393586.318663877" calcext:value-type="float">
            <text:p>393586.318663877</text:p>
          </table:table-cell>
          <table:table-cell table:style-name="Default" office:value-type="float" office:value="568196.548673061" calcext:value-type="float">
            <text:p>568196.548673061</text:p>
          </table:table-cell>
          <table:table-cell office:value-type="float" office:value="875626.125329935" calcext:value-type="float">
            <text:p>875626.125329935</text:p>
          </table:table-cell>
          <table:table-cell office:value-type="float" office:value="559277.734538931" calcext:value-type="float">
            <text:p>559277.734538931</text:p>
          </table:table-cell>
          <table:table-cell office:value-type="float" office:value="459259.572046107" calcext:value-type="float">
            <text:p>459259.572046107</text:p>
          </table:table-cell>
          <table:table-cell office:value-type="float" office:value="1362681.72280348" calcext:value-type="float">
            <text:p>1362681.72280348</text:p>
          </table:table-cell>
          <table:table-cell office:value-type="float" office:value="153455.434781791" calcext:value-type="float">
            <text:p>153455.434781791</text:p>
          </table:table-cell>
          <table:table-cell office:value-type="float" office:value="866501.366915266" calcext:value-type="float">
            <text:p>866501.366915266</text:p>
          </table:table-cell>
          <table:table-cell office:value-type="float" office:value="22981.0476740901" calcext:value-type="float">
            <text:p>22981.0476740901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OX SWAP</text:p>
          </table:table-cell>
          <table:table-cell/>
          <table:table-cell table:style-name="ce6"/>
          <table:table-cell table:style-name="Default" office:value-type="float" office:value="3786.60526131251" calcext:value-type="float">
            <text:p>3786.60526131251</text:p>
          </table:table-cell>
          <table:table-cell table:style-name="Default" office:value-type="float" office:value="113232.332708789" calcext:value-type="float">
            <text:p>113232.332708789</text:p>
          </table:table-cell>
          <table:table-cell table:style-name="Default" office:value-type="float" office:value="29412.2949166008" calcext:value-type="float">
            <text:p>29412.2949166008</text:p>
          </table:table-cell>
          <table:table-cell table:style-name="Default" office:value-type="float" office:value="3243.5157872479" calcext:value-type="float">
            <text:p>3243.5157872479</text:p>
          </table:table-cell>
          <table:table-cell table:style-name="Default" office:value-type="float" office:value="45600.8675272943" calcext:value-type="float">
            <text:p>45600.8675272943</text:p>
          </table:table-cell>
          <table:table-cell table:style-name="Default" office:value-type="float" office:value="166218.595075539" calcext:value-type="float">
            <text:p>166218.595075539</text:p>
          </table:table-cell>
          <table:table-cell table:style-name="Default" office:value-type="float" office:value="388822.530142728" calcext:value-type="float">
            <text:p>388822.530142728</text:p>
          </table:table-cell>
          <table:table-cell table:style-name="Default" office:value-type="float" office:value="34000.2575038859" calcext:value-type="float">
            <text:p>34000.2575038859</text:p>
          </table:table-cell>
          <table:table-cell table:style-name="Default" office:value-type="float" office:value="35500.6413514701" calcext:value-type="float">
            <text:p>35500.6413514701</text:p>
          </table:table-cell>
          <table:table-cell table:style-name="Default" office:value-type="float" office:value="71544.9278583501" calcext:value-type="float">
            <text:p>71544.9278583501</text:p>
          </table:table-cell>
          <table:table-cell table:style-name="Default" office:value-type="float" office:value="156712.989498897" calcext:value-type="float">
            <text:p>156712.989498897</text:p>
          </table:table-cell>
          <table:table-cell office:value-type="float" office:value="97701.1209764714" calcext:value-type="float">
            <text:p>97701.1209764714</text:p>
          </table:table-cell>
          <table:table-cell office:value-type="float" office:value="65313.1223522596" calcext:value-type="float">
            <text:p>65313.1223522596</text:p>
          </table:table-cell>
          <table:table-cell office:value-type="float" office:value="74583.2342767009" calcext:value-type="float">
            <text:p>74583.2342767009</text:p>
          </table:table-cell>
          <table:table-cell office:value-type="float" office:value="319066.259123313" calcext:value-type="float">
            <text:p>319066.259123313</text:p>
          </table:table-cell>
          <table:table-cell office:value-type="float" office:value="36349.8777690693" calcext:value-type="float">
            <text:p>36349.8777690693</text:p>
          </table:table-cell>
          <table:table-cell office:value-type="float" office:value="168004.721655553" calcext:value-type="float">
            <text:p>168004.721655553</text:p>
          </table:table-cell>
          <table:table-cell office:value-type="float" office:value="4798.28476529776" calcext:value-type="float">
            <text:p>4798.28476529776</text:p>
          </table:table-cell>
          <table:table-cell table:style-name="ce24"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OX SCRAMBLE</text:p>
          </table:table-cell>
          <table:table-cell table:style-name="ce10" table:number-columns-repeated="2"/>
          <table:table-cell table:style-name="Default" office:value-type="float" office:value="4011.00362745317" calcext:value-type="float">
            <text:p>4011.00362745317</text:p>
          </table:table-cell>
          <table:table-cell table:style-name="Default" office:value-type="float" office:value="110617.772726068" calcext:value-type="float">
            <text:p>110617.772726068</text:p>
          </table:table-cell>
          <table:table-cell table:style-name="Default" office:value-type="float" office:value="30666.2963551695" calcext:value-type="float">
            <text:p>30666.2963551695</text:p>
          </table:table-cell>
          <table:table-cell table:style-name="Default" office:value-type="float" office:value="3466.93039808855" calcext:value-type="float">
            <text:p>3466.93039808855</text:p>
          </table:table-cell>
          <table:table-cell table:style-name="Default" office:value-type="float" office:value="45381.9765759563" calcext:value-type="float">
            <text:p>45381.9765759563</text:p>
          </table:table-cell>
          <table:table-cell table:style-name="Default" office:value-type="float" office:value="162102.51815368" calcext:value-type="float">
            <text:p>162102.51815368</text:p>
          </table:table-cell>
          <table:table-cell table:style-name="Default" office:value-type="float" office:value="419399.653063675" calcext:value-type="float">
            <text:p>419399.653063675</text:p>
          </table:table-cell>
          <table:table-cell table:style-name="Default" office:value-type="float" office:value="34785.3502363249" calcext:value-type="float">
            <text:p>34785.3502363249</text:p>
          </table:table-cell>
          <table:table-cell table:style-name="Default" office:value-type="float" office:value="34595.6192616299" calcext:value-type="float">
            <text:p>34595.6192616299</text:p>
          </table:table-cell>
          <table:table-cell table:style-name="Default" office:value-type="float" office:value="73748.3422261755" calcext:value-type="float">
            <text:p>73748.3422261755</text:p>
          </table:table-cell>
          <table:table-cell table:style-name="Default" office:value-type="float" office:value="158119.033640047" calcext:value-type="float">
            <text:p>158119.033640047</text:p>
          </table:table-cell>
          <table:table-cell office:value-type="float" office:value="96245.5519190494" calcext:value-type="float">
            <text:p>96245.5519190494</text:p>
          </table:table-cell>
          <table:table-cell office:value-type="float" office:value="65259.9379812464" calcext:value-type="float">
            <text:p>65259.9379812464</text:p>
          </table:table-cell>
          <table:table-cell office:value-type="float" office:value="78966.1155485943" calcext:value-type="float">
            <text:p>78966.1155485943</text:p>
          </table:table-cell>
          <table:table-cell office:value-type="float" office:value="310443.964189307" calcext:value-type="float">
            <text:p>310443.964189307</text:p>
          </table:table-cell>
          <table:table-cell office:value-type="float" office:value="39445.8060327302" calcext:value-type="float">
            <text:p>39445.8060327302</text:p>
          </table:table-cell>
          <table:table-cell office:value-type="float" office:value="170537.759557899" calcext:value-type="float">
            <text:p>170537.759557899</text:p>
          </table:table-cell>
          <table:table-cell office:value-type="float" office:value="4621.85547889019" calcext:value-type="float">
            <text:p>4621.85547889019</text:p>
          </table:table-cell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HIFT</text:p>
          </table:table-cell>
          <table:table-cell table:style-name="ce10" table:number-columns-repeated="2"/>
          <table:table-cell table:style-name="Default" office:value-type="float" office:value="3794.61743407627" calcext:value-type="float">
            <text:p>3794.61743407627</text:p>
          </table:table-cell>
          <table:table-cell table:style-name="Default" office:value-type="float" office:value="107528.362948488" calcext:value-type="float">
            <text:p>107528.362948488</text:p>
          </table:table-cell>
          <table:table-cell table:style-name="Default" office:value-type="float" office:value="26591.2774885752" calcext:value-type="float">
            <text:p>26591.2774885752</text:p>
          </table:table-cell>
          <table:table-cell table:style-name="Default" office:value-type="float" office:value="3276.94380337946" calcext:value-type="float">
            <text:p>3276.94380337946</text:p>
          </table:table-cell>
          <table:table-cell table:style-name="Default" office:value-type="float" office:value="45582.8788118119" calcext:value-type="float">
            <text:p>45582.8788118119</text:p>
          </table:table-cell>
          <table:table-cell table:style-name="Default" office:value-type="float" office:value="165153.424842914" calcext:value-type="float">
            <text:p>165153.424842914</text:p>
          </table:table-cell>
          <table:table-cell table:style-name="Default" office:value-type="float" office:value="398791.889351064" calcext:value-type="float">
            <text:p>398791.889351064</text:p>
          </table:table-cell>
          <table:table-cell table:style-name="Default" office:value-type="float" office:value="33799.0843858873" calcext:value-type="float">
            <text:p>33799.0843858873</text:p>
          </table:table-cell>
          <table:table-cell table:style-name="Default" office:value-type="float" office:value="33865.9504865363" calcext:value-type="float">
            <text:p>33865.9504865363</text:p>
          </table:table-cell>
          <table:table-cell table:style-name="Default" office:value-type="float" office:value="73637.5858013038" calcext:value-type="float">
            <text:p>73637.5858013038</text:p>
          </table:table-cell>
          <table:table-cell table:style-name="Default" office:value-type="float" office:value="156882.373688401" calcext:value-type="float">
            <text:p>156882.373688401</text:p>
          </table:table-cell>
          <table:table-cell office:value-type="float" office:value="107239.560409355" calcext:value-type="float">
            <text:p>107239.560409355</text:p>
          </table:table-cell>
          <table:table-cell office:value-type="float" office:value="62762.7510382746" calcext:value-type="float">
            <text:p>62762.7510382746</text:p>
          </table:table-cell>
          <table:table-cell office:value-type="float" office:value="74993.1245097157" calcext:value-type="float">
            <text:p>74993.1245097157</text:p>
          </table:table-cell>
          <table:table-cell office:value-type="float" office:value="339288.066778132" calcext:value-type="float">
            <text:p>339288.066778132</text:p>
          </table:table-cell>
          <table:table-cell office:value-type="float" office:value="39117.2206262829" calcext:value-type="float">
            <text:p>39117.2206262829</text:p>
          </table:table-cell>
          <table:table-cell office:value-type="float" office:value="158024.883411522" calcext:value-type="float">
            <text:p>158024.883411522</text:p>
          </table:table-cell>
          <table:table-cell office:value-type="float" office:value="4803.30559901654" calcext:value-type="float">
            <text:p>4803.30559901654</text:p>
          </table:table-cell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INVERSION</text:p>
          </table:table-cell>
          <table:table-cell table:style-name="ce10" table:number-columns-repeated="2"/>
          <table:table-cell table:style-name="Default" office:value-type="float" office:value="3484.87118701381" calcext:value-type="float">
            <text:p>3484.87118701381</text:p>
          </table:table-cell>
          <table:table-cell table:style-name="Default" office:value-type="float" office:value="116330.471069563" calcext:value-type="float">
            <text:p>116330.471069563</text:p>
          </table:table-cell>
          <table:table-cell table:style-name="Default" office:value-type="float" office:value="28867.7538764203" calcext:value-type="float">
            <text:p>28867.7538764203</text:p>
          </table:table-cell>
          <table:table-cell table:style-name="Default" office:value-type="float" office:value="3377.10302274847" calcext:value-type="float">
            <text:p>3377.10302274847</text:p>
          </table:table-cell>
          <table:table-cell table:style-name="Default" office:value-type="float" office:value="44528.3283988324" calcext:value-type="float">
            <text:p>44528.3283988324</text:p>
          </table:table-cell>
          <table:table-cell table:style-name="Default" office:value-type="float" office:value="161390.399263312" calcext:value-type="float">
            <text:p>161390.399263312</text:p>
          </table:table-cell>
          <table:table-cell table:style-name="Default" office:value-type="float" office:value="384701.963756165" calcext:value-type="float">
            <text:p>384701.963756165</text:p>
          </table:table-cell>
          <table:table-cell table:style-name="Default" office:value-type="float" office:value="33104.4767043287" calcext:value-type="float">
            <text:p>33104.4767043287</text:p>
          </table:table-cell>
          <table:table-cell table:style-name="Default" office:value-type="float" office:value="34395.6467963196" calcext:value-type="float">
            <text:p>34395.6467963196</text:p>
          </table:table-cell>
          <table:table-cell table:style-name="Default" office:value-type="float" office:value="72033.6775911803" calcext:value-type="float">
            <text:p>72033.6775911803</text:p>
          </table:table-cell>
          <table:table-cell table:style-name="Default" office:value-type="float" office:value="159155.184298414" calcext:value-type="float">
            <text:p>159155.184298414</text:p>
          </table:table-cell>
          <table:table-cell office:value-type="float" office:value="91978.6996287377" calcext:value-type="float">
            <text:p>91978.6996287377</text:p>
          </table:table-cell>
          <table:table-cell office:value-type="float" office:value="61917.5066557076" calcext:value-type="float">
            <text:p>61917.5066557076</text:p>
          </table:table-cell>
          <table:table-cell office:value-type="float" office:value="73001.9170474464" calcext:value-type="float">
            <text:p>73001.9170474464</text:p>
          </table:table-cell>
          <table:table-cell office:value-type="float" office:value="321597.454348353" calcext:value-type="float">
            <text:p>321597.454348353</text:p>
          </table:table-cell>
          <table:table-cell office:value-type="float" office:value="39998.4455736993" calcext:value-type="float">
            <text:p>39998.4455736993</text:p>
          </table:table-cell>
          <table:table-cell office:value-type="float" office:value="171148.250170592" calcext:value-type="float">
            <text:p>171148.250170592</text:p>
          </table:table-cell>
          <table:table-cell office:value-type="float" office:value="4674.41194015645" calcext:value-type="float">
            <text:p>4674.41194015645</text:p>
          </table:table-cell>
          <table:table-cell table:style-name="ce24" table:number-columns-repeated="39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INSERTION</text:p>
          </table:table-cell>
          <table:table-cell table:style-name="ce10" table:number-columns-repeated="2"/>
          <table:table-cell table:style-name="Default" office:value-type="float" office:value="3735.66094550263" calcext:value-type="float">
            <text:p>3735.66094550263</text:p>
          </table:table-cell>
          <table:table-cell table:style-name="Default" office:value-type="float" office:value="109870.727238952" calcext:value-type="float">
            <text:p>109870.727238952</text:p>
          </table:table-cell>
          <table:table-cell table:style-name="Default" office:value-type="float" office:value="30911.1760083572" calcext:value-type="float">
            <text:p>30911.1760083572</text:p>
          </table:table-cell>
          <table:table-cell table:style-name="Default" office:value-type="float" office:value="3495.02709418457" calcext:value-type="float">
            <text:p>3495.02709418457</text:p>
          </table:table-cell>
          <table:table-cell table:style-name="Default" office:value-type="float" office:value="46298.1255030943" calcext:value-type="float">
            <text:p>46298.1255030943</text:p>
          </table:table-cell>
          <table:table-cell table:style-name="Default" office:value-type="float" office:value="168346.562538275" calcext:value-type="float">
            <text:p>168346.562538275</text:p>
          </table:table-cell>
          <table:table-cell table:style-name="Default" office:value-type="float" office:value="396767.133127302" calcext:value-type="float">
            <text:p>396767.133127302</text:p>
          </table:table-cell>
          <table:table-cell table:style-name="Default" office:value-type="float" office:value="33945.7261384558" calcext:value-type="float">
            <text:p>33945.7261384558</text:p>
          </table:table-cell>
          <table:table-cell table:style-name="Default" office:value-type="float" office:value="33683.8895393827" calcext:value-type="float">
            <text:p>33683.8895393827</text:p>
          </table:table-cell>
          <table:table-cell table:style-name="Default" office:value-type="float" office:value="67528.7618229187" calcext:value-type="float">
            <text:p>67528.7618229187</text:p>
          </table:table-cell>
          <table:table-cell table:style-name="Default" office:value-type="float" office:value="153957.764808591" calcext:value-type="float">
            <text:p>153957.764808591</text:p>
          </table:table-cell>
          <table:table-cell office:value-type="float" office:value="92618.6214549233" calcext:value-type="float">
            <text:p>92618.6214549233</text:p>
          </table:table-cell>
          <table:table-cell office:value-type="float" office:value="60464.276266399" calcext:value-type="float">
            <text:p>60464.276266399</text:p>
          </table:table-cell>
          <table:table-cell office:value-type="float" office:value="77875.8774983994" calcext:value-type="float">
            <text:p>77875.8774983994</text:p>
          </table:table-cell>
          <table:table-cell office:value-type="float" office:value="310959.844394188" calcext:value-type="float">
            <text:p>310959.844394188</text:p>
          </table:table-cell>
          <table:table-cell office:value-type="float" office:value="35805.3813077632" calcext:value-type="float">
            <text:p>35805.3813077632</text:p>
          </table:table-cell>
          <table:table-cell office:value-type="float" office:value="158384.236486914" calcext:value-type="float">
            <text:p>158384.236486914</text:p>
          </table:table-cell>
          <table:table-cell office:value-type="float" office:value="4714.53609334211" calcext:value-type="float">
            <text:p>4714.53609334211</text:p>
          </table:table-cell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office:value-type="string" calcext:value-type="string">
            <text:p>OX DISPLACEMENT</text:p>
          </table:table-cell>
          <table:table-cell table:style-name="ce10" table:number-columns-repeated="2"/>
          <table:table-cell table:style-name="Default" office:value-type="float" office:value="3825.58103642527" calcext:value-type="float">
            <text:p>3825.58103642527</text:p>
          </table:table-cell>
          <table:table-cell table:style-name="Default" office:value-type="float" office:value="115665.183006877" calcext:value-type="float">
            <text:p>115665.183006877</text:p>
          </table:table-cell>
          <table:table-cell table:style-name="Default" office:value-type="float" office:value="27543.1631810966" calcext:value-type="float">
            <text:p>27543.1631810966</text:p>
          </table:table-cell>
          <table:table-cell table:style-name="Default" office:value-type="float" office:value="3408.47575602211" calcext:value-type="float">
            <text:p>3408.47575602211</text:p>
          </table:table-cell>
          <table:table-cell table:style-name="Default" office:value-type="float" office:value="46049.8604092999" calcext:value-type="float">
            <text:p>46049.8604092999</text:p>
          </table:table-cell>
          <table:table-cell table:style-name="Default" office:value-type="float" office:value="163069.854432091" calcext:value-type="float">
            <text:p>163069.854432091</text:p>
          </table:table-cell>
          <table:table-cell table:style-name="Default" office:value-type="float" office:value="436945.584567543" calcext:value-type="float">
            <text:p>436945.584567543</text:p>
          </table:table-cell>
          <table:table-cell table:style-name="Default" office:value-type="float" office:value="35869.4217356046" calcext:value-type="float">
            <text:p>35869.4217356046</text:p>
          </table:table-cell>
          <table:table-cell table:style-name="Default" office:value-type="float" office:value="35220.797108915" calcext:value-type="float">
            <text:p>35220.797108915</text:p>
          </table:table-cell>
          <table:table-cell table:style-name="Default" office:value-type="float" office:value="71073.7555116702" calcext:value-type="float">
            <text:p>71073.7555116702</text:p>
          </table:table-cell>
          <table:table-cell table:style-name="Default" office:value-type="float" office:value="151562.186057199" calcext:value-type="float">
            <text:p>151562.186057199</text:p>
          </table:table-cell>
          <table:table-cell office:value-type="float" office:value="100017.327893729" calcext:value-type="float">
            <text:p>100017.327893729</text:p>
          </table:table-cell>
          <table:table-cell office:value-type="float" office:value="64712.5516796949" calcext:value-type="float">
            <text:p>64712.5516796949</text:p>
          </table:table-cell>
          <table:table-cell office:value-type="float" office:value="81421.2296011506" calcext:value-type="float">
            <text:p>81421.2296011506</text:p>
          </table:table-cell>
          <table:table-cell office:value-type="float" office:value="366252.112443697" calcext:value-type="float">
            <text:p>366252.112443697</text:p>
          </table:table-cell>
          <table:table-cell office:value-type="float" office:value="37212.9137909237" calcext:value-type="float">
            <text:p>37212.9137909237</text:p>
          </table:table-cell>
          <table:table-cell office:value-type="float" office:value="177542.172180479" calcext:value-type="float">
            <text:p>177542.172180479</text:p>
          </table:table-cell>
          <table:table-cell office:value-type="float" office:value="4868.27800645224" calcext:value-type="float">
            <text:p>4868.27800645224</text:p>
          </table:table-cell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LOX SWAP</text:p>
          </table:table-cell>
          <table:table-cell table:style-name="ce10" table:number-columns-repeated="2"/>
          <table:table-cell table:style-name="Default" office:value-type="float" office:value="5436.91422371938" calcext:value-type="float">
            <text:p>5436.91422371938</text:p>
          </table:table-cell>
          <table:table-cell table:style-name="Default" office:value-type="float" office:value="109953.065803983" calcext:value-type="float">
            <text:p>109953.065803983</text:p>
          </table:table-cell>
          <table:table-cell table:style-name="Default" office:value-type="float" office:value="76424.5200428886" calcext:value-type="float">
            <text:p>76424.5200428886</text:p>
          </table:table-cell>
          <table:table-cell table:style-name="Default" office:value-type="float" office:value="4620.15985728026" calcext:value-type="float">
            <text:p>4620.15985728026</text:p>
          </table:table-cell>
          <table:table-cell table:style-name="Default" office:value-type="float" office:value="55685.6214010865" calcext:value-type="float">
            <text:p>55685.6214010865</text:p>
          </table:table-cell>
          <table:table-cell table:style-name="Default" office:value-type="float" office:value="225463.46621505" calcext:value-type="float">
            <text:p>225463.46621505</text:p>
          </table:table-cell>
          <table:table-cell table:style-name="Default" office:value-type="float" office:value="474867.691772877" calcext:value-type="float">
            <text:p>474867.691772877</text:p>
          </table:table-cell>
          <table:table-cell table:style-name="Default" office:value-type="float" office:value="49441.7291225264" calcext:value-type="float">
            <text:p>49441.7291225264</text:p>
          </table:table-cell>
          <table:table-cell table:style-name="Default" office:value-type="float" office:value="52319.9979424667" calcext:value-type="float">
            <text:p>52319.9979424667</text:p>
          </table:table-cell>
          <table:table-cell table:style-name="Default" office:value-type="float" office:value="98348.0798147484" calcext:value-type="float">
            <text:p>98348.0798147484</text:p>
          </table:table-cell>
          <table:table-cell table:style-name="Default" office:value-type="float" office:value="167617.303977459" calcext:value-type="float">
            <text:p>167617.303977459</text:p>
          </table:table-cell>
          <table:table-cell office:value-type="float" office:value="200369.93429647" calcext:value-type="float">
            <text:p>200369.93429647</text:p>
          </table:table-cell>
          <table:table-cell office:value-type="float" office:value="154312.868622139" calcext:value-type="float">
            <text:p>154312.868622139</text:p>
          </table:table-cell>
          <table:table-cell office:value-type="float" office:value="111818.00634873" calcext:value-type="float">
            <text:p>111818.00634873</text:p>
          </table:table-cell>
          <table:table-cell office:value-type="float" office:value="406630.443580848" calcext:value-type="float">
            <text:p>406630.443580848</text:p>
          </table:table-cell>
          <table:table-cell office:value-type="float" office:value="47277.2721550915" calcext:value-type="float">
            <text:p>47277.2721550915</text:p>
          </table:table-cell>
          <table:table-cell office:value-type="float" office:value="241701.254153443" calcext:value-type="float">
            <text:p>241701.254153443</text:p>
          </table:table-cell>
          <table:table-cell office:value-type="float" office:value="6485.45863414616" calcext:value-type="float">
            <text:p>6485.45863414616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3"/>
          <table:table-cell table:style-name="ce23" office:value-type="string" calcext:value-type="string">
            <text:p>LOX SCRAMBLE</text:p>
          </table:table-cell>
          <table:table-cell table:style-name="ce10" table:number-columns-repeated="2"/>
          <table:table-cell table:style-name="Default" office:value-type="float" office:value="8327.42765727141" calcext:value-type="float">
            <text:p>8327.42765727141</text:p>
          </table:table-cell>
          <table:table-cell table:style-name="Default" office:value-type="float" office:value="157038.00174803" calcext:value-type="float">
            <text:p>157038.00174803</text:p>
          </table:table-cell>
          <table:table-cell table:style-name="Default" office:value-type="float" office:value="97625.3573354285" calcext:value-type="float">
            <text:p>97625.3573354285</text:p>
          </table:table-cell>
          <table:table-cell table:style-name="Default" office:value-type="float" office:value="6795.0335509715" calcext:value-type="float">
            <text:p>6795.0335509715</text:p>
          </table:table-cell>
          <table:table-cell table:style-name="Default" office:value-type="float" office:value="74441.7366736202" calcext:value-type="float">
            <text:p>74441.7366736202</text:p>
          </table:table-cell>
          <table:table-cell table:style-name="Default" office:value-type="float" office:value="312897.19683034" calcext:value-type="float">
            <text:p>312897.19683034</text:p>
          </table:table-cell>
          <table:table-cell table:style-name="Default" office:value-type="float" office:value="701204.68090601" calcext:value-type="float">
            <text:p>701204.68090601</text:p>
          </table:table-cell>
          <table:table-cell table:style-name="Default" office:value-type="float" office:value="66532.0639455326" calcext:value-type="float">
            <text:p>66532.0639455326</text:p>
          </table:table-cell>
          <table:table-cell table:style-name="Default" office:value-type="float" office:value="67310.569024008" calcext:value-type="float">
            <text:p>67310.569024008</text:p>
          </table:table-cell>
          <table:table-cell table:style-name="Default" office:value-type="float" office:value="155307.553382694" calcext:value-type="float">
            <text:p>155307.553382694</text:p>
          </table:table-cell>
          <table:table-cell table:style-name="Default" office:value-type="float" office:value="236376.883127299" calcext:value-type="float">
            <text:p>236376.883127299</text:p>
          </table:table-cell>
          <table:table-cell office:value-type="float" office:value="310190.225487853" calcext:value-type="float">
            <text:p>310190.225487853</text:p>
          </table:table-cell>
          <table:table-cell office:value-type="float" office:value="191130.073866267" calcext:value-type="float">
            <text:p>191130.073866267</text:p>
          </table:table-cell>
          <table:table-cell office:value-type="float" office:value="157441.663365063" calcext:value-type="float">
            <text:p>157441.663365063</text:p>
          </table:table-cell>
          <table:table-cell office:value-type="float" office:value="609655.004147313" calcext:value-type="float">
            <text:p>609655.004147313</text:p>
          </table:table-cell>
          <table:table-cell office:value-type="float" office:value="62948.4060693522" calcext:value-type="float">
            <text:p>62948.4060693522</text:p>
          </table:table-cell>
          <table:table-cell office:value-type="float" office:value="367458.111163469" calcext:value-type="float">
            <text:p>367458.111163469</text:p>
          </table:table-cell>
          <table:table-cell office:value-type="float" office:value="9443.42633066182" calcext:value-type="float">
            <text:p>9443.42633066182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3" office:value-type="string" calcext:value-type="string">
            <text:p>LOX SHIFT</text:p>
          </table:table-cell>
          <table:table-cell table:style-name="ce10" table:number-columns-repeated="2"/>
          <table:table-cell table:style-name="Default" office:value-type="float" office:value="5130.92277649658" calcext:value-type="float">
            <text:p>5130.92277649658</text:p>
          </table:table-cell>
          <table:table-cell table:style-name="Default" office:value-type="float" office:value="102939.887400742" calcext:value-type="float">
            <text:p>102939.887400742</text:p>
          </table:table-cell>
          <table:table-cell table:style-name="Default" office:value-type="float" office:value="63973.452128475" calcext:value-type="float">
            <text:p>63973.452128475</text:p>
          </table:table-cell>
          <table:table-cell table:style-name="Default" office:value-type="float" office:value="4255.03917572746" calcext:value-type="float">
            <text:p>4255.03917572746</text:p>
          </table:table-cell>
          <table:table-cell table:style-name="Default" office:value-type="float" office:value="52919.3575710507" calcext:value-type="float">
            <text:p>52919.3575710507</text:p>
          </table:table-cell>
          <table:table-cell table:style-name="Default" office:value-type="float" office:value="208585.129623048" calcext:value-type="float">
            <text:p>208585.129623048</text:p>
          </table:table-cell>
          <table:table-cell table:style-name="Default" office:value-type="float" office:value="439861.982990644" calcext:value-type="float">
            <text:p>439861.982990644</text:p>
          </table:table-cell>
          <table:table-cell table:style-name="Default" office:value-type="float" office:value="43362.3467816771" calcext:value-type="float">
            <text:p>43362.3467816771</text:p>
          </table:table-cell>
          <table:table-cell table:style-name="Default" office:value-type="float" office:value="47704.1027850918" calcext:value-type="float">
            <text:p>47704.1027850918</text:p>
          </table:table-cell>
          <table:table-cell table:style-name="Default" office:value-type="float" office:value="94867.8646517207" calcext:value-type="float">
            <text:p>94867.8646517207</text:p>
          </table:table-cell>
          <table:table-cell table:style-name="Default" office:value-type="float" office:value="155758.706567621" calcext:value-type="float">
            <text:p>155758.706567621</text:p>
          </table:table-cell>
          <table:table-cell office:value-type="float" office:value="146602.15058105" calcext:value-type="float">
            <text:p>146602.15058105</text:p>
          </table:table-cell>
          <table:table-cell office:value-type="float" office:value="133107.166589062" calcext:value-type="float">
            <text:p>133107.166589062</text:p>
          </table:table-cell>
          <table:table-cell office:value-type="float" office:value="100417.969705951" calcext:value-type="float">
            <text:p>100417.969705951</text:p>
          </table:table-cell>
          <table:table-cell office:value-type="float" office:value="379199.026141703" calcext:value-type="float">
            <text:p>379199.026141703</text:p>
          </table:table-cell>
          <table:table-cell office:value-type="float" office:value="41762.3064824194" calcext:value-type="float">
            <text:p>41762.3064824194</text:p>
          </table:table-cell>
          <table:table-cell office:value-type="float" office:value="204933.83133757" calcext:value-type="float">
            <text:p>204933.83133757</text:p>
          </table:table-cell>
          <table:table-cell office:value-type="float" office:value="5752.35714278782" calcext:value-type="float">
            <text:p>5752.35714278782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3" office:value-type="string" calcext:value-type="string">
            <text:p>LOX INVERSION</text:p>
          </table:table-cell>
          <table:table-cell table:style-name="ce10" table:number-columns-repeated="2"/>
          <table:table-cell table:style-name="Default" office:value-type="float" office:value="2976.21248609623" calcext:value-type="float">
            <text:p>2976.21248609623</text:p>
          </table:table-cell>
          <table:table-cell table:style-name="Default" office:value-type="float" office:value="59371.8360410522" calcext:value-type="float">
            <text:p>59371.8360410522</text:p>
          </table:table-cell>
          <table:table-cell table:style-name="Default" office:value-type="float" office:value="17194.3712960969" calcext:value-type="float">
            <text:p>17194.3712960969</text:p>
          </table:table-cell>
          <table:table-cell table:style-name="Default" office:value-type="float" office:value="2612.78367393694" calcext:value-type="float">
            <text:p>2612.78367393694</text:p>
          </table:table-cell>
          <table:table-cell table:style-name="Default" office:value-type="float" office:value="42276.7087737104" calcext:value-type="float">
            <text:p>42276.7087737104</text:p>
          </table:table-cell>
          <table:table-cell table:style-name="Default" office:value-type="float" office:value="146008.363016277" calcext:value-type="float">
            <text:p>146008.363016277</text:p>
          </table:table-cell>
          <table:table-cell table:style-name="Default" office:value-type="float" office:value="254205.079358989" calcext:value-type="float">
            <text:p>254205.079358989</text:p>
          </table:table-cell>
          <table:table-cell table:style-name="Default" office:value-type="float" office:value="31553.9017811828" calcext:value-type="float">
            <text:p>31553.9017811828</text:p>
          </table:table-cell>
          <table:table-cell table:style-name="Default" office:value-type="float" office:value="31699.6739873851" calcext:value-type="float">
            <text:p>31699.6739873851</text:p>
          </table:table-cell>
          <table:table-cell table:style-name="Default" office:value-type="float" office:value="47670.117242023" calcext:value-type="float">
            <text:p>47670.117242023</text:p>
          </table:table-cell>
          <table:table-cell table:style-name="Default" office:value-type="float" office:value="85716.280506686" calcext:value-type="float">
            <text:p>85716.280506686</text:p>
          </table:table-cell>
          <table:table-cell office:value-type="float" office:value="87102.8132401785" calcext:value-type="float">
            <text:p>87102.8132401785</text:p>
          </table:table-cell>
          <table:table-cell office:value-type="float" office:value="55071.303942379" calcext:value-type="float">
            <text:p>55071.303942379</text:p>
          </table:table-cell>
          <table:table-cell office:value-type="float" office:value="53536.1072131513" calcext:value-type="float">
            <text:p>53536.1072131513</text:p>
          </table:table-cell>
          <table:table-cell office:value-type="float" office:value="181094.171577486" calcext:value-type="float">
            <text:p>181094.171577486</text:p>
          </table:table-cell>
          <table:table-cell office:value-type="float" office:value="22090.9869625825" calcext:value-type="float">
            <text:p>22090.9869625825</text:p>
          </table:table-cell>
          <table:table-cell office:value-type="float" office:value="133214.310259073" calcext:value-type="float">
            <text:p>133214.310259073</text:p>
          </table:table-cell>
          <table:table-cell office:value-type="float" office:value="4233.05212176136" calcext:value-type="float">
            <text:p>4233.05212176136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3"/>
          <table:table-cell table:style-name="ce23" office:value-type="string" calcext:value-type="string">
            <text:p>LOX INSERTION</text:p>
          </table:table-cell>
          <table:table-cell table:style-name="ce10" table:number-columns-repeated="2"/>
          <table:table-cell table:style-name="Default" office:value-type="float" office:value="5275.75421533774" calcext:value-type="float">
            <text:p>5275.75421533774</text:p>
          </table:table-cell>
          <table:table-cell table:style-name="Default" office:value-type="float" office:value="106537.109203862" calcext:value-type="float">
            <text:p>106537.109203862</text:p>
          </table:table-cell>
          <table:table-cell table:style-name="Default" office:value-type="float" office:value="64888.0087451502" calcext:value-type="float">
            <text:p>64888.0087451502</text:p>
          </table:table-cell>
          <table:table-cell table:style-name="Default" office:value-type="float" office:value="4356.22804227596" calcext:value-type="float">
            <text:p>4356.22804227596</text:p>
          </table:table-cell>
          <table:table-cell table:style-name="Default" office:value-type="float" office:value="57357.4617417658" calcext:value-type="float">
            <text:p>57357.4617417658</text:p>
          </table:table-cell>
          <table:table-cell table:style-name="Default" office:value-type="float" office:value="204274.122599708" calcext:value-type="float">
            <text:p>204274.122599708</text:p>
          </table:table-cell>
          <table:table-cell table:style-name="Default" office:value-type="float" office:value="457523.995312411" calcext:value-type="float">
            <text:p>457523.995312411</text:p>
          </table:table-cell>
          <table:table-cell table:style-name="Default" office:value-type="float" office:value="46416.248272445" calcext:value-type="float">
            <text:p>46416.248272445</text:p>
          </table:table-cell>
          <table:table-cell table:style-name="Default" office:value-type="float" office:value="49311.1073332439" calcext:value-type="float">
            <text:p>49311.1073332439</text:p>
          </table:table-cell>
          <table:table-cell table:style-name="Default" office:value-type="float" office:value="98805.3210896396" calcext:value-type="float">
            <text:p>98805.3210896396</text:p>
          </table:table-cell>
          <table:table-cell table:style-name="Default" office:value-type="float" office:value="164443.367805864" calcext:value-type="float">
            <text:p>164443.367805864</text:p>
          </table:table-cell>
          <table:table-cell office:value-type="float" office:value="163135.681788903" calcext:value-type="float">
            <text:p>163135.681788903</text:p>
          </table:table-cell>
          <table:table-cell office:value-type="float" office:value="135452.440374972" calcext:value-type="float">
            <text:p>135452.440374972</text:p>
          </table:table-cell>
          <table:table-cell office:value-type="float" office:value="98388.9342835717" calcext:value-type="float">
            <text:p>98388.9342835717</text:p>
          </table:table-cell>
          <table:table-cell office:value-type="float" office:value="381727.617884349" calcext:value-type="float">
            <text:p>381727.617884349</text:p>
          </table:table-cell>
          <table:table-cell office:value-type="float" office:value="42565.3977274923" calcext:value-type="float">
            <text:p>42565.3977274923</text:p>
          </table:table-cell>
          <table:table-cell office:value-type="float" office:value="225529.195030008" calcext:value-type="float">
            <text:p>225529.195030008</text:p>
          </table:table-cell>
          <table:table-cell office:value-type="float" office:value="6335.83509315197" calcext:value-type="float">
            <text:p>6335.83509315197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3" office:value-type="string" calcext:value-type="string">
            <text:p>LOX DISPLACEMENT</text:p>
          </table:table-cell>
          <table:table-cell table:style-name="ce10" table:number-columns-repeated="2"/>
          <table:table-cell table:style-name="Default" office:value-type="float" office:value="4001.12187379558" calcext:value-type="float">
            <text:p>4001.12187379558</text:p>
          </table:table-cell>
          <table:table-cell table:style-name="Default" office:value-type="float" office:value="84001.6163434802" calcext:value-type="float">
            <text:p>84001.6163434802</text:p>
          </table:table-cell>
          <table:table-cell table:style-name="Default" office:value-type="float" office:value="26446.9888527575" calcext:value-type="float">
            <text:p>26446.9888527575</text:p>
          </table:table-cell>
          <table:table-cell table:style-name="Default" office:value-type="float" office:value="3337.10000930787" calcext:value-type="float">
            <text:p>3337.10000930787</text:p>
          </table:table-cell>
          <table:table-cell table:style-name="Default" office:value-type="float" office:value="46012.3405130775" calcext:value-type="float">
            <text:p>46012.3405130775</text:p>
          </table:table-cell>
          <table:table-cell table:style-name="Default" office:value-type="float" office:value="167274.630411767" calcext:value-type="float">
            <text:p>167274.630411767</text:p>
          </table:table-cell>
          <table:table-cell table:style-name="Default" office:value-type="float" office:value="349658.176881592" calcext:value-type="float">
            <text:p>349658.176881592</text:p>
          </table:table-cell>
          <table:table-cell table:style-name="Default" office:value-type="float" office:value="36388.3155825416" calcext:value-type="float">
            <text:p>36388.3155825416</text:p>
          </table:table-cell>
          <table:table-cell table:style-name="Default" office:value-type="float" office:value="36011.5357453001" calcext:value-type="float">
            <text:p>36011.5357453001</text:p>
          </table:table-cell>
          <table:table-cell table:style-name="Default" office:value-type="float" office:value="68814.0186241785" calcext:value-type="float">
            <text:p>68814.0186241785</text:p>
          </table:table-cell>
          <table:table-cell table:style-name="Default" office:value-type="float" office:value="128415.234539024" calcext:value-type="float">
            <text:p>128415.234539024</text:p>
          </table:table-cell>
          <table:table-cell office:value-type="float" office:value="96623.1166495305" calcext:value-type="float">
            <text:p>96623.1166495305</text:p>
          </table:table-cell>
          <table:table-cell office:value-type="float" office:value="64733.0609770047" calcext:value-type="float">
            <text:p>64733.0609770047</text:p>
          </table:table-cell>
          <table:table-cell office:value-type="float" office:value="75454.3939632025" calcext:value-type="float">
            <text:p>75454.3939632025</text:p>
          </table:table-cell>
          <table:table-cell office:value-type="float" office:value="292096.563359825" calcext:value-type="float">
            <text:p>292096.563359825</text:p>
          </table:table-cell>
          <table:table-cell office:value-type="float" office:value="31579.9598411799" calcext:value-type="float">
            <text:p>31579.9598411799</text:p>
          </table:table-cell>
          <table:table-cell office:value-type="float" office:value="178416.776325508" calcext:value-type="float">
            <text:p>178416.776325508</text:p>
          </table:table-cell>
          <table:table-cell office:value-type="float" office:value="4818.34938178769" calcext:value-type="float">
            <text:p>4818.34938178769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WAP</text:p>
          </table:table-cell>
          <table:table-cell/>
          <table:table-cell table:style-name="ce6"/>
          <table:table-cell table:style-name="Default" office:value-type="float" office:value="8188.69733124279" calcext:value-type="float">
            <text:p>8188.69733124279</text:p>
          </table:table-cell>
          <table:table-cell table:style-name="Default" office:value-type="float" office:value="166190.205169358" calcext:value-type="float">
            <text:p>166190.205169358</text:p>
          </table:table-cell>
          <table:table-cell table:style-name="Default" office:value-type="float" office:value="139550.319837209" calcext:value-type="float">
            <text:p>139550.319837209</text:p>
          </table:table-cell>
          <table:table-cell table:style-name="Default" office:value-type="float" office:value="6505.60435400987" calcext:value-type="float">
            <text:p>6505.60435400987</text:p>
          </table:table-cell>
          <table:table-cell table:style-name="Default" office:value-type="float" office:value="70625.500923121" calcext:value-type="float">
            <text:p>70625.500923121</text:p>
          </table:table-cell>
          <table:table-cell table:style-name="Default" office:value-type="float" office:value="324858.989416659" calcext:value-type="float">
            <text:p>324858.989416659</text:p>
          </table:table-cell>
          <table:table-cell table:style-name="Default" office:value-type="float" office:value="765710.153832002" calcext:value-type="float">
            <text:p>765710.153832002</text:p>
          </table:table-cell>
          <table:table-cell table:style-name="Default" office:value-type="float" office:value="64898.0821373071" calcext:value-type="float">
            <text:p>64898.0821373071</text:p>
          </table:table-cell>
          <table:table-cell table:style-name="Default" office:value-type="float" office:value="73243.2016853935" calcext:value-type="float">
            <text:p>73243.2016853935</text:p>
          </table:table-cell>
          <table:table-cell table:style-name="Default" office:value-type="float" office:value="166716.875993882" calcext:value-type="float">
            <text:p>166716.875993882</text:p>
          </table:table-cell>
          <table:table-cell table:style-name="Default" office:value-type="float" office:value="290151.625825051" calcext:value-type="float">
            <text:p>290151.625825051</text:p>
          </table:table-cell>
          <table:table-cell office:value-type="float" office:value="387649.230933978" calcext:value-type="float">
            <text:p>387649.230933978</text:p>
          </table:table-cell>
          <table:table-cell office:value-type="float" office:value="257232.717687653" calcext:value-type="float">
            <text:p>257232.717687653</text:p>
          </table:table-cell>
          <table:table-cell office:value-type="float" office:value="163125.051136587" calcext:value-type="float">
            <text:p>163125.051136587</text:p>
          </table:table-cell>
          <table:table-cell office:value-type="float" office:value="643082.526667728" calcext:value-type="float">
            <text:p>643082.526667728</text:p>
          </table:table-cell>
          <table:table-cell office:value-type="float" office:value="72316.1232772197" calcext:value-type="float">
            <text:p>72316.1232772197</text:p>
          </table:table-cell>
          <table:table-cell office:value-type="float" office:value="370395.47540004" calcext:value-type="float">
            <text:p>370395.47540004</text:p>
          </table:table-cell>
          <table:table-cell office:value-type="float" office:value="8860.42466999856" calcext:value-type="float">
            <text:p>8860.42466999856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CRAMBLE</text:p>
          </table:table-cell>
          <table:table-cell/>
          <table:table-cell table:style-name="ce6"/>
          <table:table-cell table:style-name="Default" office:value-type="float" office:value="10194.0772916395" calcext:value-type="float">
            <text:p>10194.0772916395</text:p>
          </table:table-cell>
          <table:table-cell table:style-name="Default" office:value-type="float" office:value="177535.323464085" calcext:value-type="float">
            <text:p>177535.323464085</text:p>
          </table:table-cell>
          <table:table-cell table:style-name="Default" office:value-type="float" office:value="162236.370341428" calcext:value-type="float">
            <text:p>162236.370341428</text:p>
          </table:table-cell>
          <table:table-cell table:style-name="Default" office:value-type="float" office:value="9319.08591305246" calcext:value-type="float">
            <text:p>9319.08591305246</text:p>
          </table:table-cell>
          <table:table-cell table:style-name="Default" office:value-type="float" office:value="102129.569958938" calcext:value-type="float">
            <text:p>102129.569958938</text:p>
          </table:table-cell>
          <table:table-cell table:style-name="Default" office:value-type="float" office:value="468594.995179533" calcext:value-type="float">
            <text:p>468594.995179533</text:p>
          </table:table-cell>
          <table:table-cell table:style-name="Default" office:value-type="float" office:value="966144.845001698" calcext:value-type="float">
            <text:p>966144.845001698</text:p>
          </table:table-cell>
          <table:table-cell table:style-name="Default" office:value-type="float" office:value="86224.1170119433" calcext:value-type="float">
            <text:p>86224.1170119433</text:p>
          </table:table-cell>
          <table:table-cell table:style-name="Default" office:value-type="float" office:value="89868.7038080874" calcext:value-type="float">
            <text:p>89868.7038080874</text:p>
          </table:table-cell>
          <table:table-cell table:style-name="Default" office:value-type="float" office:value="219300.330071244" calcext:value-type="float">
            <text:p>219300.330071244</text:p>
          </table:table-cell>
          <table:table-cell table:style-name="Default" office:value-type="float" office:value="330189.454059531" calcext:value-type="float">
            <text:p>330189.454059531</text:p>
          </table:table-cell>
          <table:table-cell office:value-type="float" office:value="450263.471825881" calcext:value-type="float">
            <text:p>450263.471825881</text:p>
          </table:table-cell>
          <table:table-cell office:value-type="float" office:value="308056.556725134" calcext:value-type="float">
            <text:p>308056.556725134</text:p>
          </table:table-cell>
          <table:table-cell office:value-type="float" office:value="227481.897923583" calcext:value-type="float">
            <text:p>227481.897923583</text:p>
          </table:table-cell>
          <table:table-cell office:value-type="float" office:value="795064.857141336" calcext:value-type="float">
            <text:p>795064.857141336</text:p>
          </table:table-cell>
          <table:table-cell office:value-type="float" office:value="88984.7819679552" calcext:value-type="float">
            <text:p>88984.7819679552</text:p>
          </table:table-cell>
          <table:table-cell office:value-type="float" office:value="545589.245405221" calcext:value-type="float">
            <text:p>545589.245405221</text:p>
          </table:table-cell>
          <table:table-cell office:value-type="float" office:value="12216.4920729288" calcext:value-type="float">
            <text:p>12216.4920729288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HIFT</text:p>
          </table:table-cell>
          <table:table-cell/>
          <table:table-cell table:style-name="ce6"/>
          <table:table-cell table:style-name="Default" office:value-type="float" office:value="6966.48897084969" calcext:value-type="float">
            <text:p>6966.48897084969</text:p>
          </table:table-cell>
          <table:table-cell table:style-name="Default" office:value-type="float" office:value="182559.258662122" calcext:value-type="float">
            <text:p>182559.258662122</text:p>
          </table:table-cell>
          <table:table-cell table:style-name="Default" office:value-type="float" office:value="125384.707146174" calcext:value-type="float">
            <text:p>125384.707146174</text:p>
          </table:table-cell>
          <table:table-cell table:style-name="Default" office:value-type="float" office:value="5687.8077167813" calcext:value-type="float">
            <text:p>5687.8077167813</text:p>
          </table:table-cell>
          <table:table-cell table:style-name="Default" office:value-type="float" office:value="56824.9421377655" calcext:value-type="float">
            <text:p>56824.9421377655</text:p>
          </table:table-cell>
          <table:table-cell table:style-name="Default" office:value-type="float" office:value="256531.280586744" calcext:value-type="float">
            <text:p>256531.280586744</text:p>
          </table:table-cell>
          <table:table-cell table:style-name="Default" office:value-type="float" office:value="705860.018529584" calcext:value-type="float">
            <text:p>705860.018529584</text:p>
          </table:table-cell>
          <table:table-cell table:style-name="Default" office:value-type="float" office:value="65956.7035556944" calcext:value-type="float">
            <text:p>65956.7035556944</text:p>
          </table:table-cell>
          <table:table-cell table:style-name="Default" office:value-type="float" office:value="53749.7685077713" calcext:value-type="float">
            <text:p>53749.7685077713</text:p>
          </table:table-cell>
          <table:table-cell table:style-name="Default" office:value-type="float" office:value="148402.872983969" calcext:value-type="float">
            <text:p>148402.872983969</text:p>
          </table:table-cell>
          <table:table-cell table:style-name="Default" office:value-type="float" office:value="259529.075229613" calcext:value-type="float">
            <text:p>259529.075229613</text:p>
          </table:table-cell>
          <table:table-cell office:value-type="float" office:value="259853.052610337" calcext:value-type="float">
            <text:p>259853.052610337</text:p>
          </table:table-cell>
          <table:table-cell office:value-type="float" office:value="182480.330602673" calcext:value-type="float">
            <text:p>182480.330602673</text:p>
          </table:table-cell>
          <table:table-cell office:value-type="float" office:value="184678.55267575" calcext:value-type="float">
            <text:p>184678.55267575</text:p>
          </table:table-cell>
          <table:table-cell office:value-type="float" office:value="593367.404402393" calcext:value-type="float">
            <text:p>593367.404402393</text:p>
          </table:table-cell>
          <table:table-cell office:value-type="float" office:value="66743.1187408396" calcext:value-type="float">
            <text:p>66743.1187408396</text:p>
          </table:table-cell>
          <table:table-cell office:value-type="float" office:value="301557.316161321" calcext:value-type="float">
            <text:p>301557.316161321</text:p>
          </table:table-cell>
          <table:table-cell office:value-type="float" office:value="9829.61608063443" calcext:value-type="float">
            <text:p>9829.61608063443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INVERSION</text:p>
          </table:table-cell>
          <table:table-cell/>
          <table:table-cell table:style-name="ce6"/>
          <table:table-cell table:style-name="Default" office:value-type="float" office:value="8629.1325465991" calcext:value-type="float">
            <text:p>8629.1325465991</text:p>
          </table:table-cell>
          <table:table-cell table:style-name="Default" office:value-type="float" office:value="182404.405811744" calcext:value-type="float">
            <text:p>182404.405811744</text:p>
          </table:table-cell>
          <table:table-cell table:style-name="Default" office:value-type="float" office:value="120731.53412428" calcext:value-type="float">
            <text:p>120731.53412428</text:p>
          </table:table-cell>
          <table:table-cell table:style-name="Default" office:value-type="float" office:value="6941.09894841767" calcext:value-type="float">
            <text:p>6941.09894841767</text:p>
          </table:table-cell>
          <table:table-cell table:style-name="Default" office:value-type="float" office:value="67026.129271602" calcext:value-type="float">
            <text:p>67026.129271602</text:p>
          </table:table-cell>
          <table:table-cell table:style-name="Default" office:value-type="float" office:value="290162.56634029" calcext:value-type="float">
            <text:p>290162.56634029</text:p>
          </table:table-cell>
          <table:table-cell table:style-name="Default" office:value-type="float" office:value="850582.536774315" calcext:value-type="float">
            <text:p>850582.536774315</text:p>
          </table:table-cell>
          <table:table-cell table:style-name="Default" office:value-type="float" office:value="51738.3301531519" calcext:value-type="float">
            <text:p>51738.3301531519</text:p>
          </table:table-cell>
          <table:table-cell table:style-name="Default" office:value-type="float" office:value="56526.3111463023" calcext:value-type="float">
            <text:p>56526.3111463023</text:p>
          </table:table-cell>
          <table:table-cell table:style-name="Default" office:value-type="float" office:value="180365.389605134" calcext:value-type="float">
            <text:p>180365.389605134</text:p>
          </table:table-cell>
          <table:table-cell table:style-name="Default" office:value-type="float" office:value="290084.543858341" calcext:value-type="float">
            <text:p>290084.543858341</text:p>
          </table:table-cell>
          <table:table-cell office:value-type="float" office:value="225046.605734045" calcext:value-type="float">
            <text:p>225046.605734045</text:p>
          </table:table-cell>
          <table:table-cell office:value-type="float" office:value="145812.357872299" calcext:value-type="float">
            <text:p>145812.357872299</text:p>
          </table:table-cell>
          <table:table-cell office:value-type="float" office:value="166050.081523862" calcext:value-type="float">
            <text:p>166050.081523862</text:p>
          </table:table-cell>
          <table:table-cell office:value-type="float" office:value="729948.508125579" calcext:value-type="float">
            <text:p>729948.508125579</text:p>
          </table:table-cell>
          <table:table-cell office:value-type="float" office:value="83979.356826793" calcext:value-type="float">
            <text:p>83979.356826793</text:p>
          </table:table-cell>
          <table:table-cell office:value-type="float" office:value="362264.777487546" calcext:value-type="float">
            <text:p>362264.777487546</text:p>
          </table:table-cell>
          <table:table-cell office:value-type="float" office:value="8302.37329049822" calcext:value-type="float">
            <text:p>8302.37329049822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INSERTION</text:p>
          </table:table-cell>
          <table:table-cell/>
          <table:table-cell table:style-name="ce6"/>
          <table:table-cell table:style-name="Default" office:value-type="float" office:value="7114.49680574188" calcext:value-type="float">
            <text:p>7114.49680574188</text:p>
          </table:table-cell>
          <table:table-cell table:style-name="Default" office:value-type="float" office:value="165573.904057261" calcext:value-type="float">
            <text:p>165573.904057261</text:p>
          </table:table-cell>
          <table:table-cell table:style-name="Default" office:value-type="float" office:value="121668.66369919" calcext:value-type="float">
            <text:p>121668.66369919</text:p>
          </table:table-cell>
          <table:table-cell table:style-name="Default" office:value-type="float" office:value="5248.12002155675" calcext:value-type="float">
            <text:p>5248.12002155675</text:p>
          </table:table-cell>
          <table:table-cell table:style-name="Default" office:value-type="float" office:value="58316.4862212449" calcext:value-type="float">
            <text:p>58316.4862212449</text:p>
          </table:table-cell>
          <table:table-cell table:style-name="Default" office:value-type="float" office:value="236696.761300851" calcext:value-type="float">
            <text:p>236696.761300851</text:p>
          </table:table-cell>
          <table:table-cell table:style-name="Default" office:value-type="float" office:value="740015.185262539" calcext:value-type="float">
            <text:p>740015.185262539</text:p>
          </table:table-cell>
          <table:table-cell table:style-name="Default" office:value-type="float" office:value="54914.0808738815" calcext:value-type="float">
            <text:p>54914.0808738815</text:p>
          </table:table-cell>
          <table:table-cell table:style-name="Default" office:value-type="float" office:value="52128.3814224418" calcext:value-type="float">
            <text:p>52128.3814224418</text:p>
          </table:table-cell>
          <table:table-cell table:style-name="Default" office:value-type="float" office:value="149610.186303006" calcext:value-type="float">
            <text:p>149610.186303006</text:p>
          </table:table-cell>
          <table:table-cell table:style-name="Default" office:value-type="float" office:value="268611.650698309" calcext:value-type="float">
            <text:p>268611.650698309</text:p>
          </table:table-cell>
          <table:table-cell office:value-type="float" office:value="236474.772042047" calcext:value-type="float">
            <text:p>236474.772042047</text:p>
          </table:table-cell>
          <table:table-cell office:value-type="float" office:value="144902.286425527" calcext:value-type="float">
            <text:p>144902.286425527</text:p>
          </table:table-cell>
          <table:table-cell office:value-type="float" office:value="158192.042302077" calcext:value-type="float">
            <text:p>158192.042302077</text:p>
          </table:table-cell>
          <table:table-cell office:value-type="float" office:value="650485.443981786" calcext:value-type="float">
            <text:p>650485.443981786</text:p>
          </table:table-cell>
          <table:table-cell office:value-type="float" office:value="66923.3583159164" calcext:value-type="float">
            <text:p>66923.3583159164</text:p>
          </table:table-cell>
          <table:table-cell office:value-type="float" office:value="292953.40861634" calcext:value-type="float">
            <text:p>292953.40861634</text:p>
          </table:table-cell>
          <table:table-cell office:value-type="float" office:value="7892.06810722428" calcext:value-type="float">
            <text:p>7892.06810722428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DISPLACEMENT</text:p>
          </table:table-cell>
          <table:table-cell/>
          <table:table-cell table:style-name="ce6"/>
          <table:table-cell table:style-name="Default" office:value-type="float" office:value="11094.2320822522" calcext:value-type="float">
            <text:p>11094.2320822522</text:p>
          </table:table-cell>
          <table:table-cell table:style-name="Default" office:value-type="float" office:value="188937.226715135" calcext:value-type="float">
            <text:p>188937.226715135</text:p>
          </table:table-cell>
          <table:table-cell table:style-name="Default" office:value-type="float" office:value="147226.729915095" calcext:value-type="float">
            <text:p>147226.729915095</text:p>
          </table:table-cell>
          <table:table-cell table:style-name="Default" office:value-type="float" office:value="7831.70644320293" calcext:value-type="float">
            <text:p>7831.70644320293</text:p>
          </table:table-cell>
          <table:table-cell table:style-name="Default" office:value-type="float" office:value="78382.1894633409" calcext:value-type="float">
            <text:p>78382.1894633409</text:p>
          </table:table-cell>
          <table:table-cell table:style-name="Default" office:value-type="float" office:value="337932.063179426" calcext:value-type="float">
            <text:p>337932.063179426</text:p>
          </table:table-cell>
          <table:table-cell table:style-name="Default" office:value-type="float" office:value="956602.458580411" calcext:value-type="float">
            <text:p>956602.458580411</text:p>
          </table:table-cell>
          <table:table-cell table:style-name="Default" office:value-type="float" office:value="62632.8503532212" calcext:value-type="float">
            <text:p>62632.8503532212</text:p>
          </table:table-cell>
          <table:table-cell table:style-name="Default" office:value-type="float" office:value="68814.0465209068" calcext:value-type="float">
            <text:p>68814.0465209068</text:p>
          </table:table-cell>
          <table:table-cell table:style-name="Default" office:value-type="float" office:value="205578.742678787" calcext:value-type="float">
            <text:p>205578.742678787</text:p>
          </table:table-cell>
          <table:table-cell table:style-name="Default" office:value-type="float" office:value="338228.33564706" calcext:value-type="float">
            <text:p>338228.33564706</text:p>
          </table:table-cell>
          <table:table-cell office:value-type="float" office:value="337033.932595243" calcext:value-type="float">
            <text:p>337033.932595243</text:p>
          </table:table-cell>
          <table:table-cell office:value-type="float" office:value="173421.03805867" calcext:value-type="float">
            <text:p>173421.03805867</text:p>
          </table:table-cell>
          <table:table-cell office:value-type="float" office:value="190681.594488995" calcext:value-type="float">
            <text:p>190681.594488995</text:p>
          </table:table-cell>
          <table:table-cell office:value-type="float" office:value="797872.525684933" calcext:value-type="float">
            <text:p>797872.525684933</text:p>
          </table:table-cell>
          <table:table-cell office:value-type="float" office:value="88150.211024349" calcext:value-type="float">
            <text:p>88150.211024349</text:p>
          </table:table-cell>
          <table:table-cell office:value-type="float" office:value="437993.496490435" calcext:value-type="float">
            <text:p>437993.496490435</text:p>
          </table:table-cell>
          <table:table-cell office:value-type="float" office:value="9216.30116031761" calcext:value-type="float">
            <text:p>9216.30116031761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SWAP</text:p>
          </table:table-cell>
          <table:table-cell/>
          <table:table-cell table:style-name="ce6"/>
          <table:table-cell table:style-name="Default" office:value-type="float" office:value="7285.55434842549" calcext:value-type="float">
            <text:p>7285.55434842549</text:p>
          </table:table-cell>
          <table:table-cell table:style-name="Default" office:value-type="float" office:value="133562.097866019" calcext:value-type="float">
            <text:p>133562.097866019</text:p>
          </table:table-cell>
          <table:table-cell table:style-name="Default" office:value-type="float" office:value="112124.233973063" calcext:value-type="float">
            <text:p>112124.233973063</text:p>
          </table:table-cell>
          <table:table-cell table:style-name="Default" office:value-type="float" office:value="5961.01508164191" calcext:value-type="float">
            <text:p>5961.01508164191</text:p>
          </table:table-cell>
          <table:table-cell table:style-name="Default" office:value-type="float" office:value="66045.7114238395" calcext:value-type="float">
            <text:p>66045.7114238395</text:p>
          </table:table-cell>
          <table:table-cell table:style-name="Default" office:value-type="float" office:value="288862.777503064" calcext:value-type="float">
            <text:p>288862.777503064</text:p>
          </table:table-cell>
          <table:table-cell table:style-name="Default" office:value-type="float" office:value="575357.342597622" calcext:value-type="float">
            <text:p>575357.342597622</text:p>
          </table:table-cell>
          <table:table-cell table:style-name="Default" office:value-type="float" office:value="69937.3238077695" calcext:value-type="float">
            <text:p>69937.3238077695</text:p>
          </table:table-cell>
          <table:table-cell table:style-name="Default" office:value-type="float" office:value="66202.8669982629" calcext:value-type="float">
            <text:p>66202.8669982629</text:p>
          </table:table-cell>
          <table:table-cell table:style-name="Default" office:value-type="float" office:value="135476.607448475" calcext:value-type="float">
            <text:p>135476.607448475</text:p>
          </table:table-cell>
          <table:table-cell table:style-name="Default" office:value-type="float" office:value="207412.236952666" calcext:value-type="float">
            <text:p>207412.236952666</text:p>
          </table:table-cell>
          <table:table-cell office:value-type="float" office:value="343739.366966588" calcext:value-type="float">
            <text:p>343739.366966588</text:p>
          </table:table-cell>
          <table:table-cell office:value-type="float" office:value="241904.568391583" calcext:value-type="float">
            <text:p>241904.568391583</text:p>
          </table:table-cell>
          <table:table-cell office:value-type="float" office:value="145185.911901937" calcext:value-type="float">
            <text:p>145185.911901937</text:p>
          </table:table-cell>
          <table:table-cell office:value-type="float" office:value="509417.951269363" calcext:value-type="float">
            <text:p>509417.951269363</text:p>
          </table:table-cell>
          <table:table-cell office:value-type="float" office:value="55528.7943303021" calcext:value-type="float">
            <text:p>55528.7943303021</text:p>
          </table:table-cell>
          <table:table-cell office:value-type="float" office:value="311707.896252856" calcext:value-type="float">
            <text:p>311707.896252856</text:p>
          </table:table-cell>
          <table:table-cell office:value-type="float" office:value="8388.08245030165" calcext:value-type="float">
            <text:p>8388.08245030165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/>
          <table:table-cell table:style-name="ce6"/>
          <table:table-cell table:style-name="Default" office:value-type="float" office:value="9629.4276864525" calcext:value-type="float">
            <text:p>9629.4276864525</text:p>
          </table:table-cell>
          <table:table-cell table:style-name="Default" office:value-type="float" office:value="187199.499071973" calcext:value-type="float">
            <text:p>187199.499071973</text:p>
          </table:table-cell>
          <table:table-cell table:style-name="Default" office:value-type="float" office:value="149074.568895499" calcext:value-type="float">
            <text:p>149074.568895499</text:p>
          </table:table-cell>
          <table:table-cell table:style-name="Default" office:value-type="float" office:value="8083.21447982574" calcext:value-type="float">
            <text:p>8083.21447982574</text:p>
          </table:table-cell>
          <table:table-cell table:style-name="Default" office:value-type="float" office:value="82679.9881985329" calcext:value-type="float">
            <text:p>82679.9881985329</text:p>
          </table:table-cell>
          <table:table-cell table:style-name="Default" office:value-type="float" office:value="373385.418526384" calcext:value-type="float">
            <text:p>373385.418526384</text:p>
          </table:table-cell>
          <table:table-cell table:style-name="Default" office:value-type="float" office:value="882208.590278276" calcext:value-type="float">
            <text:p>882208.590278276</text:p>
          </table:table-cell>
          <table:table-cell table:style-name="Default" office:value-type="float" office:value="86371.8631546696" calcext:value-type="float">
            <text:p>86371.8631546696</text:p>
          </table:table-cell>
          <table:table-cell table:style-name="Default" office:value-type="float" office:value="82109.1622586945" calcext:value-type="float">
            <text:p>82109.1622586945</text:p>
          </table:table-cell>
          <table:table-cell table:style-name="Default" office:value-type="float" office:value="192451.737302283" calcext:value-type="float">
            <text:p>192451.737302283</text:p>
          </table:table-cell>
          <table:table-cell table:style-name="Default" office:value-type="float" office:value="310080.495578912" calcext:value-type="float">
            <text:p>310080.495578912</text:p>
          </table:table-cell>
          <table:table-cell office:value-type="float" office:value="441715.619089697" calcext:value-type="float">
            <text:p>441715.619089697</text:p>
          </table:table-cell>
          <table:table-cell office:value-type="float" office:value="273683.345968064" calcext:value-type="float">
            <text:p>273683.345968064</text:p>
          </table:table-cell>
          <table:table-cell office:value-type="float" office:value="217907.889302948" calcext:value-type="float">
            <text:p>217907.889302948</text:p>
          </table:table-cell>
          <table:table-cell office:value-type="float" office:value="736267.38595501" calcext:value-type="float">
            <text:p>736267.38595501</text:p>
          </table:table-cell>
          <table:table-cell office:value-type="float" office:value="81881.4269261671" calcext:value-type="float">
            <text:p>81881.4269261671</text:p>
          </table:table-cell>
          <table:table-cell office:value-type="float" office:value="421504.231304437" calcext:value-type="float">
            <text:p>421504.231304437</text:p>
          </table:table-cell>
          <table:table-cell office:value-type="float" office:value="10885.3408120918" calcext:value-type="float">
            <text:p>10885.3408120918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SHIFT</text:p>
          </table:table-cell>
          <table:table-cell/>
          <table:table-cell table:style-name="ce6"/>
          <table:table-cell table:style-name="Default" office:value-type="float" office:value="5678.18715972111" calcext:value-type="float">
            <text:p>5678.18715972111</text:p>
          </table:table-cell>
          <table:table-cell table:style-name="Default" office:value-type="float" office:value="111086.901612588" calcext:value-type="float">
            <text:p>111086.901612588</text:p>
          </table:table-cell>
          <table:table-cell table:style-name="Default" office:value-type="float" office:value="86640.9696176814" calcext:value-type="float">
            <text:p>86640.9696176814</text:p>
          </table:table-cell>
          <table:table-cell table:style-name="Default" office:value-type="float" office:value="4483.79516110711" calcext:value-type="float">
            <text:p>4483.79516110711</text:p>
          </table:table-cell>
          <table:table-cell table:style-name="Default" office:value-type="float" office:value="53796.8786963124" calcext:value-type="float">
            <text:p>53796.8786963124</text:p>
          </table:table-cell>
          <table:table-cell table:style-name="Default" office:value-type="float" office:value="211676.954873188" calcext:value-type="float">
            <text:p>211676.954873188</text:p>
          </table:table-cell>
          <table:table-cell table:style-name="Default" office:value-type="float" office:value="487643.207203763" calcext:value-type="float">
            <text:p>487643.207203763</text:p>
          </table:table-cell>
          <table:table-cell table:style-name="Default" office:value-type="float" office:value="47698.8993508676" calcext:value-type="float">
            <text:p>47698.8993508676</text:p>
          </table:table-cell>
          <table:table-cell table:style-name="Default" office:value-type="float" office:value="47105.8585530913" calcext:value-type="float">
            <text:p>47105.8585530913</text:p>
          </table:table-cell>
          <table:table-cell table:style-name="Default" office:value-type="float" office:value="106398.202223987" calcext:value-type="float">
            <text:p>106398.202223987</text:p>
          </table:table-cell>
          <table:table-cell table:style-name="Default" office:value-type="float" office:value="175214.777665212" calcext:value-type="float">
            <text:p>175214.777665212</text:p>
          </table:table-cell>
          <table:table-cell office:value-type="float" office:value="186211.06367778" calcext:value-type="float">
            <text:p>186211.06367778</text:p>
          </table:table-cell>
          <table:table-cell office:value-type="float" office:value="153712.653188336" calcext:value-type="float">
            <text:p>153712.653188336</text:p>
          </table:table-cell>
          <table:table-cell office:value-type="float" office:value="119721.008766386" calcext:value-type="float">
            <text:p>119721.008766386</text:p>
          </table:table-cell>
          <table:table-cell office:value-type="float" office:value="416632.203658894" calcext:value-type="float">
            <text:p>416632.203658894</text:p>
          </table:table-cell>
          <table:table-cell office:value-type="float" office:value="44167.139101943" calcext:value-type="float">
            <text:p>44167.139101943</text:p>
          </table:table-cell>
          <table:table-cell office:value-type="float" office:value="222452.355368285" calcext:value-type="float">
            <text:p>222452.355368285</text:p>
          </table:table-cell>
          <table:table-cell office:value-type="float" office:value="6239.63672515853" calcext:value-type="float">
            <text:p>6239.63672515853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/>
          <table:table-cell table:style-name="ce6"/>
          <table:table-cell table:style-name="Default" office:value-type="float" office:value="3042.0725932804" calcext:value-type="float">
            <text:p>3042.0725932804</text:p>
          </table:table-cell>
          <table:table-cell table:style-name="Default" office:value-type="float" office:value="66389.9536700516" calcext:value-type="float">
            <text:p>66389.9536700516</text:p>
          </table:table-cell>
          <table:table-cell table:style-name="Default" office:value-type="float" office:value="20266.9867958319" calcext:value-type="float">
            <text:p>20266.9867958319</text:p>
          </table:table-cell>
          <table:table-cell table:style-name="Default" office:value-type="float" office:value="2753.33416757634" calcext:value-type="float">
            <text:p>2753.33416757634</text:p>
          </table:table-cell>
          <table:table-cell table:style-name="Default" office:value-type="float" office:value="42946.4928019471" calcext:value-type="float">
            <text:p>42946.4928019471</text:p>
          </table:table-cell>
          <table:table-cell table:style-name="Default" office:value-type="float" office:value="149591.428760613" calcext:value-type="float">
            <text:p>149591.428760613</text:p>
          </table:table-cell>
          <table:table-cell table:style-name="Default" office:value-type="float" office:value="254803.108237898" calcext:value-type="float">
            <text:p>254803.108237898</text:p>
          </table:table-cell>
          <table:table-cell table:style-name="Default" office:value-type="float" office:value="32890.3333176688" calcext:value-type="float">
            <text:p>32890.3333176688</text:p>
          </table:table-cell>
          <table:table-cell table:style-name="Default" office:value-type="float" office:value="32874.0488534566" calcext:value-type="float">
            <text:p>32874.0488534566</text:p>
          </table:table-cell>
          <table:table-cell table:style-name="Default" office:value-type="float" office:value="51273.424565649" calcext:value-type="float">
            <text:p>51273.424565649</text:p>
          </table:table-cell>
          <table:table-cell table:style-name="Default" office:value-type="float" office:value="92951.2491441437" calcext:value-type="float">
            <text:p>92951.2491441437</text:p>
          </table:table-cell>
          <table:table-cell office:value-type="float" office:value="87395.3851944128" calcext:value-type="float">
            <text:p>87395.3851944128</text:p>
          </table:table-cell>
          <table:table-cell office:value-type="float" office:value="57758.959180217" calcext:value-type="float">
            <text:p>57758.959180217</text:p>
          </table:table-cell>
          <table:table-cell office:value-type="float" office:value="55148.4072700286" calcext:value-type="float">
            <text:p>55148.4072700286</text:p>
          </table:table-cell>
          <table:table-cell office:value-type="float" office:value="191646.617700258" calcext:value-type="float">
            <text:p>191646.617700258</text:p>
          </table:table-cell>
          <table:table-cell office:value-type="float" office:value="22529.7688443996" calcext:value-type="float">
            <text:p>22529.7688443996</text:p>
          </table:table-cell>
          <table:table-cell office:value-type="float" office:value="137149.106812601" calcext:value-type="float">
            <text:p>137149.106812601</text:p>
          </table:table-cell>
          <table:table-cell office:value-type="float" office:value="4354.64824256708" calcext:value-type="float">
            <text:p>4354.64824256708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/>
          <table:table-cell table:style-name="ce6"/>
          <table:table-cell table:style-name="Default" office:value-type="float" office:value="5584.31402739613" calcext:value-type="float">
            <text:p>5584.31402739613</text:p>
          </table:table-cell>
          <table:table-cell table:style-name="Default" office:value-type="float" office:value="117849.137019417" calcext:value-type="float">
            <text:p>117849.137019417</text:p>
          </table:table-cell>
          <table:table-cell table:style-name="Default" office:value-type="float" office:value="82930.8168416716" calcext:value-type="float">
            <text:p>82930.8168416716</text:p>
          </table:table-cell>
          <table:table-cell table:style-name="Default" office:value-type="float" office:value="4664.97765978852" calcext:value-type="float">
            <text:p>4664.97765978852</text:p>
          </table:table-cell>
          <table:table-cell table:style-name="Default" office:value-type="float" office:value="56292.1391216231" calcext:value-type="float">
            <text:p>56292.1391216231</text:p>
          </table:table-cell>
          <table:table-cell table:style-name="Default" office:value-type="float" office:value="230365.873189506" calcext:value-type="float">
            <text:p>230365.873189506</text:p>
          </table:table-cell>
          <table:table-cell table:style-name="Default" office:value-type="float" office:value="516971.00894361" calcext:value-type="float">
            <text:p>516971.00894361</text:p>
          </table:table-cell>
          <table:table-cell table:style-name="Default" office:value-type="float" office:value="49904.6405964646" calcext:value-type="float">
            <text:p>49904.6405964646</text:p>
          </table:table-cell>
          <table:table-cell table:style-name="Default" office:value-type="float" office:value="49332.0123067119" calcext:value-type="float">
            <text:p>49332.0123067119</text:p>
          </table:table-cell>
          <table:table-cell table:style-name="Default" office:value-type="float" office:value="105401.19959868" calcext:value-type="float">
            <text:p>105401.19959868</text:p>
          </table:table-cell>
          <table:table-cell table:style-name="Default" office:value-type="float" office:value="181196.272740531" calcext:value-type="float">
            <text:p>181196.272740531</text:p>
          </table:table-cell>
          <table:table-cell office:value-type="float" office:value="210656.791547658" calcext:value-type="float">
            <text:p>210656.791547658</text:p>
          </table:table-cell>
          <table:table-cell office:value-type="float" office:value="168431.440559135" calcext:value-type="float">
            <text:p>168431.440559135</text:p>
          </table:table-cell>
          <table:table-cell office:value-type="float" office:value="118747.998887494" calcext:value-type="float">
            <text:p>118747.998887494</text:p>
          </table:table-cell>
          <table:table-cell office:value-type="float" office:value="423553.284288654" calcext:value-type="float">
            <text:p>423553.284288654</text:p>
          </table:table-cell>
          <table:table-cell office:value-type="float" office:value="46693.244769863" calcext:value-type="float">
            <text:p>46693.244769863</text:p>
          </table:table-cell>
          <table:table-cell office:value-type="float" office:value="242731.071635033" calcext:value-type="float">
            <text:p>242731.071635033</text:p>
          </table:table-cell>
          <table:table-cell office:value-type="float" office:value="6847.13938674712" calcext:value-type="float">
            <text:p>6847.13938674712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/>
          <table:table-cell table:style-name="ce6"/>
          <table:table-cell table:style-name="Default" office:value-type="float" office:value="4099.58859767724" calcext:value-type="float">
            <text:p>4099.58859767724</text:p>
          </table:table-cell>
          <table:table-cell table:style-name="Default" office:value-type="float" office:value="91071.2510572365" calcext:value-type="float">
            <text:p>91071.2510572365</text:p>
          </table:table-cell>
          <table:table-cell table:style-name="Default" office:value-type="float" office:value="32591.3741365297" calcext:value-type="float">
            <text:p>32591.3741365297</text:p>
          </table:table-cell>
          <table:table-cell table:style-name="Default" office:value-type="float" office:value="3454.09538741328" calcext:value-type="float">
            <text:p>3454.09538741328</text:p>
          </table:table-cell>
          <table:table-cell table:style-name="Default" office:value-type="float" office:value="47945.015735083" calcext:value-type="float">
            <text:p>47945.015735083</text:p>
          </table:table-cell>
          <table:table-cell table:style-name="Default" office:value-type="float" office:value="169570.891333616" calcext:value-type="float">
            <text:p>169570.891333616</text:p>
          </table:table-cell>
          <table:table-cell table:style-name="Default" office:value-type="float" office:value="351021.594043238" calcext:value-type="float">
            <text:p>351021.594043238</text:p>
          </table:table-cell>
          <table:table-cell table:style-name="Default" office:value-type="float" office:value="36381.4865117971" calcext:value-type="float">
            <text:p>36381.4865117971</text:p>
          </table:table-cell>
          <table:table-cell table:style-name="Default" office:value-type="float" office:value="36346.5255277095" calcext:value-type="float">
            <text:p>36346.5255277095</text:p>
          </table:table-cell>
          <table:table-cell table:style-name="Default" office:value-type="float" office:value="74777.239876926" calcext:value-type="float">
            <text:p>74777.239876926</text:p>
          </table:table-cell>
          <table:table-cell table:style-name="Default" office:value-type="float" office:value="140144.6852634" calcext:value-type="float">
            <text:p>140144.6852634</text:p>
          </table:table-cell>
          <table:table-cell office:value-type="float" office:value="103872.306844558" calcext:value-type="float">
            <text:p>103872.306844558</text:p>
          </table:table-cell>
          <table:table-cell office:value-type="float" office:value="69251.8734407011" calcext:value-type="float">
            <text:p>69251.8734407011</text:p>
          </table:table-cell>
          <table:table-cell office:value-type="float" office:value="82903.1618583517" calcext:value-type="float">
            <text:p>82903.1618583517</text:p>
          </table:table-cell>
          <table:table-cell office:value-type="float" office:value="308011.80304628" calcext:value-type="float">
            <text:p>308011.80304628</text:p>
          </table:table-cell>
          <table:table-cell office:value-type="float" office:value="37571.6173212787" calcext:value-type="float">
            <text:p>37571.6173212787</text:p>
          </table:table-cell>
          <table:table-cell office:value-type="float" office:value="177388.346443388" calcext:value-type="float">
            <text:p>177388.346443388</text:p>
          </table:table-cell>
          <table:table-cell office:value-type="float" office:value="5079.85008402283" calcext:value-type="float">
            <text:p>5079.85008402283</text:p>
          </table:table-cell>
          <table:table-cell table:style-name="ce24" table:number-columns-repeated="39"/>
        </table:table-row>
        <table:table-row table:style-name="ro4">
          <table:table-cell/>
          <table:table-cell table:style-name="ce7"/>
          <table:table-cell office:value-type="string" calcext:value-type="string">
            <text:p>CX SWAP</text:p>
          </table:table-cell>
          <table:table-cell/>
          <table:table-cell table:style-name="ce6"/>
          <table:table-cell table:style-name="Default" office:value-type="float" office:value="6958.12482828696" calcext:value-type="float">
            <text:p>6958.12482828696</text:p>
          </table:table-cell>
          <table:table-cell table:style-name="Default" office:value-type="float" office:value="130873.816139568" calcext:value-type="float">
            <text:p>130873.816139568</text:p>
          </table:table-cell>
          <table:table-cell table:style-name="Default" office:value-type="float" office:value="117462.971028427" calcext:value-type="float">
            <text:p>117462.971028427</text:p>
          </table:table-cell>
          <table:table-cell table:style-name="Default" office:value-type="float" office:value="5932.26493998057" calcext:value-type="float">
            <text:p>5932.26493998057</text:p>
          </table:table-cell>
          <table:table-cell table:style-name="Default" office:value-type="float" office:value="67357.7270207542" calcext:value-type="float">
            <text:p>67357.7270207542</text:p>
          </table:table-cell>
          <table:table-cell table:style-name="Default" office:value-type="float" office:value="289588.305145778" calcext:value-type="float">
            <text:p>289588.305145778</text:p>
          </table:table-cell>
          <table:table-cell table:style-name="Default" office:value-type="float" office:value="587728.139071574" calcext:value-type="float">
            <text:p>587728.139071574</text:p>
          </table:table-cell>
          <table:table-cell table:style-name="Default" office:value-type="float" office:value="65216.6948012849" calcext:value-type="float">
            <text:p>65216.6948012849</text:p>
          </table:table-cell>
          <table:table-cell table:style-name="Default" office:value-type="float" office:value="70024.4345007342" calcext:value-type="float">
            <text:p>70024.4345007342</text:p>
          </table:table-cell>
          <table:table-cell table:style-name="Default" office:value-type="float" office:value="139946.587172462" calcext:value-type="float">
            <text:p>139946.587172462</text:p>
          </table:table-cell>
          <table:table-cell table:style-name="Default" office:value-type="float" office:value="215362.388544825" calcext:value-type="float">
            <text:p>215362.388544825</text:p>
          </table:table-cell>
          <table:table-cell office:value-type="float" office:value="339244.053838484" calcext:value-type="float">
            <text:p>339244.053838484</text:p>
          </table:table-cell>
          <table:table-cell office:value-type="float" office:value="242214.186842089" calcext:value-type="float">
            <text:p>242214.186842089</text:p>
          </table:table-cell>
          <table:table-cell office:value-type="float" office:value="153061.194693446" calcext:value-type="float">
            <text:p>153061.194693446</text:p>
          </table:table-cell>
          <table:table-cell office:value-type="float" office:value="506572.880430988" calcext:value-type="float">
            <text:p>506572.880430988</text:p>
          </table:table-cell>
          <table:table-cell office:value-type="float" office:value="56887.7953483186" calcext:value-type="float">
            <text:p>56887.7953483186</text:p>
          </table:table-cell>
          <table:table-cell office:value-type="float" office:value="337713.943958969" calcext:value-type="float">
            <text:p>337713.943958969</text:p>
          </table:table-cell>
          <table:table-cell office:value-type="float" office:value="8392.27600510971" calcext:value-type="float">
            <text:p>8392.27600510971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SCRAMBLE</text:p>
          </table:table-cell>
          <table:table-cell/>
          <table:table-cell table:style-name="ce6"/>
          <table:table-cell table:style-name="Default" office:value-type="float" office:value="12384.8404094488" calcext:value-type="float">
            <text:p>12384.8404094488</text:p>
          </table:table-cell>
          <table:table-cell table:style-name="Default" office:value-type="float" office:value="221601.052513222" calcext:value-type="float">
            <text:p>221601.052513222</text:p>
          </table:table-cell>
          <table:table-cell table:style-name="Default" office:value-type="float" office:value="177859.27709019" calcext:value-type="float">
            <text:p>177859.27709019</text:p>
          </table:table-cell>
          <table:table-cell table:style-name="Default" office:value-type="float" office:value="10792.076645919" calcext:value-type="float">
            <text:p>10792.076645919</text:p>
          </table:table-cell>
          <table:table-cell table:style-name="Default" office:value-type="float" office:value="99020.3210111137" calcext:value-type="float">
            <text:p>99020.3210111137</text:p>
          </table:table-cell>
          <table:table-cell table:style-name="Default" office:value-type="float" office:value="499098.017652925" calcext:value-type="float">
            <text:p>499098.017652925</text:p>
          </table:table-cell>
          <table:table-cell table:style-name="Default" office:value-type="float" office:value="1004971.09830991" calcext:value-type="float">
            <text:p>1004971.09830991</text:p>
          </table:table-cell>
          <table:table-cell table:style-name="Default" office:value-type="float" office:value="111231.090715641" calcext:value-type="float">
            <text:p>111231.090715641</text:p>
          </table:table-cell>
          <table:table-cell table:style-name="Default" office:value-type="float" office:value="107217.07201488" calcext:value-type="float">
            <text:p>107217.07201488</text:p>
          </table:table-cell>
          <table:table-cell table:style-name="Default" office:value-type="float" office:value="240083.075744966" calcext:value-type="float">
            <text:p>240083.075744966</text:p>
          </table:table-cell>
          <table:table-cell table:style-name="Default" office:value-type="float" office:value="371386.470770168" calcext:value-type="float">
            <text:p>371386.470770168</text:p>
          </table:table-cell>
          <table:table-cell office:value-type="float" office:value="546925.431468915" calcext:value-type="float">
            <text:p>546925.431468915</text:p>
          </table:table-cell>
          <table:table-cell office:value-type="float" office:value="346968.469993904" calcext:value-type="float">
            <text:p>346968.469993904</text:p>
          </table:table-cell>
          <table:table-cell office:value-type="float" office:value="284185.999030868" calcext:value-type="float">
            <text:p>284185.999030868</text:p>
          </table:table-cell>
          <table:table-cell office:value-type="float" office:value="860741.341551243" calcext:value-type="float">
            <text:p>860741.341551243</text:p>
          </table:table-cell>
          <table:table-cell office:value-type="float" office:value="99010.2216390586" calcext:value-type="float">
            <text:p>99010.2216390586</text:p>
          </table:table-cell>
          <table:table-cell office:value-type="float" office:value="558738.367526914" calcext:value-type="float">
            <text:p>558738.367526914</text:p>
          </table:table-cell>
          <table:table-cell office:value-type="float" office:value="14561.1413814245" calcext:value-type="float">
            <text:p>14561.1413814245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/>
          <table:table-cell table:style-name="ce6"/>
          <table:table-cell table:style-name="Default" office:value-type="float" office:value="5479.19708456955" calcext:value-type="float">
            <text:p>5479.19708456955</text:p>
          </table:table-cell>
          <table:table-cell table:style-name="Default" office:value-type="float" office:value="119115.120632873" calcext:value-type="float">
            <text:p>119115.120632873</text:p>
          </table:table-cell>
          <table:table-cell table:style-name="Default" office:value-type="float" office:value="79658.6826571066" calcext:value-type="float">
            <text:p>79658.6826571066</text:p>
          </table:table-cell>
          <table:table-cell table:style-name="Default" office:value-type="float" office:value="4466.04531284819" calcext:value-type="float">
            <text:p>4466.04531284819</text:p>
          </table:table-cell>
          <table:table-cell table:style-name="Default" office:value-type="float" office:value="53554.4206310989" calcext:value-type="float">
            <text:p>53554.4206310989</text:p>
          </table:table-cell>
          <table:table-cell table:style-name="Default" office:value-type="float" office:value="220577.091573764" calcext:value-type="float">
            <text:p>220577.091573764</text:p>
          </table:table-cell>
          <table:table-cell table:style-name="Default" office:value-type="float" office:value="539254.501640499" calcext:value-type="float">
            <text:p>539254.501640499</text:p>
          </table:table-cell>
          <table:table-cell table:style-name="Default" office:value-type="float" office:value="46730.8722133271" calcext:value-type="float">
            <text:p>46730.8722133271</text:p>
          </table:table-cell>
          <table:table-cell table:style-name="Default" office:value-type="float" office:value="47310.4862650184" calcext:value-type="float">
            <text:p>47310.4862650184</text:p>
          </table:table-cell>
          <table:table-cell table:style-name="Default" office:value-type="float" office:value="110159.347831713" calcext:value-type="float">
            <text:p>110159.347831713</text:p>
          </table:table-cell>
          <table:table-cell table:style-name="Default" office:value-type="float" office:value="202974.958559073" calcext:value-type="float">
            <text:p>202974.958559073</text:p>
          </table:table-cell>
          <table:table-cell office:value-type="float" office:value="209469.06123221" calcext:value-type="float">
            <text:p>209469.06123221</text:p>
          </table:table-cell>
          <table:table-cell office:value-type="float" office:value="148135.141170765" calcext:value-type="float">
            <text:p>148135.141170765</text:p>
          </table:table-cell>
          <table:table-cell office:value-type="float" office:value="118012.986242849" calcext:value-type="float">
            <text:p>118012.986242849</text:p>
          </table:table-cell>
          <table:table-cell office:value-type="float" office:value="443188.67936601" calcext:value-type="float">
            <text:p>443188.67936601</text:p>
          </table:table-cell>
          <table:table-cell office:value-type="float" office:value="46898.3193746437" calcext:value-type="float">
            <text:p>46898.3193746437</text:p>
          </table:table-cell>
          <table:table-cell office:value-type="float" office:value="228860.292335801" calcext:value-type="float">
            <text:p>228860.292335801</text:p>
          </table:table-cell>
          <table:table-cell office:value-type="float" office:value="6299.07336302593" calcext:value-type="float">
            <text:p>6299.07336302593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/>
          <table:table-cell table:style-name="ce6"/>
          <table:table-cell table:style-name="Default" office:value-type="float" office:value="3185.97034729615" calcext:value-type="float">
            <text:p>3185.97034729615</text:p>
          </table:table-cell>
          <table:table-cell table:style-name="Default" office:value-type="float" office:value="74042.6456779481" calcext:value-type="float">
            <text:p>74042.6456779481</text:p>
          </table:table-cell>
          <table:table-cell table:style-name="Default" office:value-type="float" office:value="26255.5628078343" calcext:value-type="float">
            <text:p>26255.5628078343</text:p>
          </table:table-cell>
          <table:table-cell table:style-name="Default" office:value-type="float" office:value="2837.52433881279" calcext:value-type="float">
            <text:p>2837.52433881279</text:p>
          </table:table-cell>
          <table:table-cell table:style-name="Default" office:value-type="float" office:value="43941.4565764193" calcext:value-type="float">
            <text:p>43941.4565764193</text:p>
          </table:table-cell>
          <table:table-cell table:style-name="Default" office:value-type="float" office:value="152206.434207179" calcext:value-type="float">
            <text:p>152206.434207179</text:p>
          </table:table-cell>
          <table:table-cell table:style-name="Default" office:value-type="float" office:value="296419.482659341" calcext:value-type="float">
            <text:p>296419.482659341</text:p>
          </table:table-cell>
          <table:table-cell table:style-name="Default" office:value-type="float" office:value="32713.6864213189" calcext:value-type="float">
            <text:p>32713.6864213189</text:p>
          </table:table-cell>
          <table:table-cell table:style-name="Default" office:value-type="float" office:value="33011.7995314891" calcext:value-type="float">
            <text:p>33011.7995314891</text:p>
          </table:table-cell>
          <table:table-cell table:style-name="Default" office:value-type="float" office:value="55768.8260803728" calcext:value-type="float">
            <text:p>55768.8260803728</text:p>
          </table:table-cell>
          <table:table-cell table:style-name="Default" office:value-type="float" office:value="116399.015053466" calcext:value-type="float">
            <text:p>116399.015053466</text:p>
          </table:table-cell>
          <table:table-cell office:value-type="float" office:value="85822.1705540714" calcext:value-type="float">
            <text:p>85822.1705540714</text:p>
          </table:table-cell>
          <table:table-cell office:value-type="float" office:value="58304.0338968954" calcext:value-type="float">
            <text:p>58304.0338968954</text:p>
          </table:table-cell>
          <table:table-cell office:value-type="float" office:value="58858.9726451204" calcext:value-type="float">
            <text:p>58858.9726451204</text:p>
          </table:table-cell>
          <table:table-cell office:value-type="float" office:value="232337.665215519" calcext:value-type="float">
            <text:p>232337.665215519</text:p>
          </table:table-cell>
          <table:table-cell office:value-type="float" office:value="27256.3250371192" calcext:value-type="float">
            <text:p>27256.3250371192</text:p>
          </table:table-cell>
          <table:table-cell office:value-type="float" office:value="139552.512879894" calcext:value-type="float">
            <text:p>139552.512879894</text:p>
          </table:table-cell>
          <table:table-cell office:value-type="float" office:value="4337.45419086723" calcext:value-type="float">
            <text:p>4337.45419086723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/>
          <table:table-cell table:style-name="ce6"/>
          <table:table-cell table:style-name="Default" office:value-type="float" office:value="5178.69936691069" calcext:value-type="float">
            <text:p>5178.69936691069</text:p>
          </table:table-cell>
          <table:table-cell table:style-name="Default" office:value-type="float" office:value="119193.840337659" calcext:value-type="float">
            <text:p>119193.840337659</text:p>
          </table:table-cell>
          <table:table-cell table:style-name="Default" office:value-type="float" office:value="79307.0971474396" calcext:value-type="float">
            <text:p>79307.0971474396</text:p>
          </table:table-cell>
          <table:table-cell table:style-name="Default" office:value-type="float" office:value="4492.65326504017" calcext:value-type="float">
            <text:p>4492.65326504017</text:p>
          </table:table-cell>
          <table:table-cell table:style-name="Default" office:value-type="float" office:value="56353.0966485842" calcext:value-type="float">
            <text:p>56353.0966485842</text:p>
          </table:table-cell>
          <table:table-cell table:style-name="Default" office:value-type="float" office:value="217245.174866652" calcext:value-type="float">
            <text:p>217245.174866652</text:p>
          </table:table-cell>
          <table:table-cell table:style-name="Default" office:value-type="float" office:value="556126.6061859" calcext:value-type="float">
            <text:p>556126.6061859</text:p>
          </table:table-cell>
          <table:table-cell table:style-name="Default" office:value-type="float" office:value="53769.184956011" calcext:value-type="float">
            <text:p>53769.184956011</text:p>
          </table:table-cell>
          <table:table-cell table:style-name="Default" office:value-type="float" office:value="52176.8980694468" calcext:value-type="float">
            <text:p>52176.8980694468</text:p>
          </table:table-cell>
          <table:table-cell table:style-name="Default" office:value-type="float" office:value="105248.82517275" calcext:value-type="float">
            <text:p>105248.82517275</text:p>
          </table:table-cell>
          <table:table-cell table:style-name="Default" office:value-type="float" office:value="196431.598002653" calcext:value-type="float">
            <text:p>196431.598002653</text:p>
          </table:table-cell>
          <table:table-cell office:value-type="float" office:value="174285.484554827" calcext:value-type="float">
            <text:p>174285.484554827</text:p>
          </table:table-cell>
          <table:table-cell office:value-type="float" office:value="120491.330800231" calcext:value-type="float">
            <text:p>120491.330800231</text:p>
          </table:table-cell>
          <table:table-cell office:value-type="float" office:value="109724.540417575" calcext:value-type="float">
            <text:p>109724.540417575</text:p>
          </table:table-cell>
          <table:table-cell office:value-type="float" office:value="447081.072672541" calcext:value-type="float">
            <text:p>447081.072672541</text:p>
          </table:table-cell>
          <table:table-cell office:value-type="float" office:value="46848.8303829848" calcext:value-type="float">
            <text:p>46848.8303829848</text:p>
          </table:table-cell>
          <table:table-cell office:value-type="float" office:value="204905.383655605" calcext:value-type="float">
            <text:p>204905.383655605</text:p>
          </table:table-cell>
          <table:table-cell office:value-type="float" office:value="6249.08150399165" calcext:value-type="float">
            <text:p>6249.08150399165</text:p>
          </table:table-cell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/>
          <table:table-cell table:style-name="ce6"/>
          <table:table-cell table:style-name="Default" office:value-type="float" office:value="6124.73412305771" calcext:value-type="float">
            <text:p>6124.73412305771</text:p>
          </table:table-cell>
          <table:table-cell table:style-name="Default" office:value-type="float" office:value="148419.572631999" calcext:value-type="float">
            <text:p>148419.572631999</text:p>
          </table:table-cell>
          <table:table-cell table:style-name="Default" office:value-type="float" office:value="80685.9369332697" calcext:value-type="float">
            <text:p>80685.9369332697</text:p>
          </table:table-cell>
          <table:table-cell table:style-name="Default" office:value-type="float" office:value="5233.27597239734" calcext:value-type="float">
            <text:p>5233.27597239734</text:p>
          </table:table-cell>
          <table:table-cell table:style-name="Default" office:value-type="float" office:value="57094.6566364967" calcext:value-type="float">
            <text:p>57094.6566364967</text:p>
          </table:table-cell>
          <table:table-cell table:style-name="Default" office:value-type="float" office:value="234438.64204238" calcext:value-type="float">
            <text:p>234438.64204238</text:p>
          </table:table-cell>
          <table:table-cell table:style-name="Default" office:value-type="float" office:value="640958.622518102" calcext:value-type="float">
            <text:p>640958.622518102</text:p>
          </table:table-cell>
          <table:table-cell table:style-name="Default" office:value-type="float" office:value="47534.5457608118" calcext:value-type="float">
            <text:p>47534.5457608118</text:p>
          </table:table-cell>
          <table:table-cell table:style-name="Default" office:value-type="float" office:value="47254.0141511716" calcext:value-type="float">
            <text:p>47254.0141511716</text:p>
          </table:table-cell>
          <table:table-cell table:style-name="Default" office:value-type="float" office:value="129854.878245336" calcext:value-type="float">
            <text:p>129854.878245336</text:p>
          </table:table-cell>
          <table:table-cell table:style-name="Default" office:value-type="float" office:value="261833.491012133" calcext:value-type="float">
            <text:p>261833.491012133</text:p>
          </table:table-cell>
          <table:table-cell office:value-type="float" office:value="160354.585015379" calcext:value-type="float">
            <text:p>160354.585015379</text:p>
          </table:table-cell>
          <table:table-cell office:value-type="float" office:value="102715.197121833" calcext:value-type="float">
            <text:p>102715.197121833</text:p>
          </table:table-cell>
          <table:table-cell office:value-type="float" office:value="123760.91335066" calcext:value-type="float">
            <text:p>123760.91335066</text:p>
          </table:table-cell>
          <table:table-cell office:value-type="float" office:value="561796.607685196" calcext:value-type="float">
            <text:p>561796.607685196</text:p>
          </table:table-cell>
          <table:table-cell office:value-type="float" office:value="62291.9985315372" calcext:value-type="float">
            <text:p>62291.9985315372</text:p>
          </table:table-cell>
          <table:table-cell office:value-type="float" office:value="269070.368728693" calcext:value-type="float">
            <text:p>269070.368728693</text:p>
          </table:table-cell>
          <table:table-cell office:value-type="float" office:value="6484.87484070726" calcext:value-type="float">
            <text:p>6484.87484070726</text:p>
          </table:table-cell>
          <table:table-cell table:style-name="ce24" table:number-columns-repeated="39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3" table:style-name="ce16"/>
          <table:table-cell table:style-name="ce6"/>
          <table:table-cell table:number-columns-repeated="11"/>
          <table:table-cell table:style-name="ce24" table:number-columns-repeated="4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MX SWAP</text:p>
          </table:table-cell>
          <table:table-cell table:formula="of:=SUM([.F49:.W49])/3" office:value-type="float" office:value="-1.55443674846188" calcext:value-type="float">
            <text:p>-1.55443674846188</text:p>
          </table:table-cell>
          <table:table-cell table:style-name="ce29" table:formula="of:=[.D49]*(-1)" office:value-type="percentage" office:value="1.55443674846187" calcext:value-type="percentage">
            <text:p>155.44%</text:p>
          </table:table-cell>
          <table:table-cell table:formula="of:=([.F3]-[.F6])/[.F3]" office:value-type="float" office:value="-1.28416167679115" calcext:value-type="float">
            <text:p>-1.28416167679115</text:p>
          </table:table-cell>
          <table:table-cell table:number-columns-repeated="3"/>
          <table:table-cell table:formula="of:=([.J3]-[.J6])/[.J3]" office:value-type="float" office:value="-0.354797195051792" calcext:value-type="float">
            <text:p>-0.354797195051792</text:p>
          </table:table-cell>
          <table:table-cell table:number-columns-repeated="5"/>
          <table:table-cell table:formula="of:=([.P3]-[.P6])/[.P3]" office:value-type="float" office:value="-3.02435137354269" calcext:value-type="float">
            <text:p>-3.02435137354269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<text:span text:style-name="T3">MX</text:span> SCRAMBLE</text:p>
          </table:table-cell>
          <table:table-cell table:formula="of:=SUM([.F50:.W50])/3" office:value-type="float" office:value="-3.68956814475168" calcext:value-type="float">
            <text:p>-3.68956814475168</text:p>
          </table:table-cell>
          <table:table-cell table:style-name="ce29" table:formula="of:=[.D50]*(-1)" office:value-type="percentage" office:value="3.68956814475168" calcext:value-type="percentage">
            <text:p>368.96%</text:p>
          </table:table-cell>
          <table:table-cell table:formula="of:=([.F3]-[.F7])/[.F3]" office:value-type="float" office:value="-3.31743983294156" calcext:value-type="float">
            <text:p>-3.31743983294156</text:p>
          </table:table-cell>
          <table:table-cell table:number-columns-repeated="3"/>
          <table:table-cell table:formula="of:=([.J3]-[.J7])/[.J3]" office:value-type="float" office:value="-1.47389630262985" calcext:value-type="float">
            <text:p>-1.47389630262985</text:p>
          </table:table-cell>
          <table:table-cell table:number-columns-repeated="5"/>
          <table:table-cell table:formula="of:=([.P3]-[.P7])/[.P3]" office:value-type="float" office:value="-6.27736829868363" calcext:value-type="float">
            <text:p>-6.27736829868363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MX SHIFT</text:p>
          </table:table-cell>
          <table:table-cell table:formula="of:=SUM([.F51:.W51])/3" office:value-type="float" office:value="-1.20793974262757" calcext:value-type="float">
            <text:p>-1.20793974262757</text:p>
          </table:table-cell>
          <table:table-cell table:style-name="ce29" table:formula="of:=[.D51]*(-1)" office:value-type="percentage" office:value="1.20793974262756" calcext:value-type="percentage">
            <text:p>120.79%</text:p>
          </table:table-cell>
          <table:table-cell table:formula="of:=([.F3]-[.F8])/[.F3]" office:value-type="float" office:value="-0.96561942497188" calcext:value-type="float">
            <text:p>-0.96561942497188</text:p>
          </table:table-cell>
          <table:table-cell table:number-columns-repeated="3"/>
          <table:table-cell table:formula="of:=([.J3]-[.J8])/[.J3]" office:value-type="float" office:value="-0.282038028147891" calcext:value-type="float">
            <text:p>-0.282038028147891</text:p>
          </table:table-cell>
          <table:table-cell table:number-columns-repeated="5"/>
          <table:table-cell table:formula="of:=([.P3]-[.P8])/[.P3]" office:value-type="float" office:value="-2.37616177476293" calcext:value-type="float">
            <text:p>-2.37616177476293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7"/>
          <table:table-cell table:style-name="ce3"/>
          <table:table-cell table:style-name="ce21" office:value-type="string" calcext:value-type="string">
            <text:p>MX INVERSION</text:p>
          </table:table-cell>
          <table:table-cell table:formula="of:=SUM([.F52:.W52])/3" office:value-type="float" office:value="-0.282397240377841" calcext:value-type="float">
            <text:p>-0.282397240377841</text:p>
          </table:table-cell>
          <table:table-cell table:style-name="ce29" table:formula="of:=[.D52]*(-1)" office:value-type="percentage" office:value="0.282397240377841" calcext:value-type="percentage">
            <text:p>28.24%</text:p>
          </table:table-cell>
          <table:table-cell table:formula="of:=([.F3]-[.F9])/[.F3]" office:value-type="float" office:value="-0.160480873372655" calcext:value-type="float">
            <text:p>-0.160480873372655</text:p>
          </table:table-cell>
          <table:table-cell table:number-columns-repeated="3"/>
          <table:table-cell table:formula="of:=([.J3]-[.J9])/[.J3]" office:value-type="float" office:value="-0.0688145561931104" calcext:value-type="float">
            <text:p>-0.068814556193111</text:p>
          </table:table-cell>
          <table:table-cell table:number-columns-repeated="5"/>
          <table:table-cell table:formula="of:=([.P3]-[.P9])/[.P3]" office:value-type="float" office:value="-0.617896291567757" calcext:value-type="float">
            <text:p>-0.617896291567757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MX INSERTION</text:p>
          </table:table-cell>
          <table:table-cell table:formula="of:=SUM([.F53:.W53])/3" office:value-type="float" office:value="-1.70398558876845" calcext:value-type="float">
            <text:p>-1.70398558876845</text:p>
          </table:table-cell>
          <table:table-cell table:style-name="ce29" table:formula="of:=[.D53]*(-1)" office:value-type="percentage" office:value="1.70398558876846" calcext:value-type="percentage">
            <text:p>170.40%</text:p>
          </table:table-cell>
          <table:table-cell table:formula="of:=([.F3]-[.F10])/[.F3]" office:value-type="float" office:value="-1.5648848769756" calcext:value-type="float">
            <text:p>-1.5648848769756</text:p>
          </table:table-cell>
          <table:table-cell table:number-columns-repeated="3"/>
          <table:table-cell table:formula="of:=([.J3]-[.J10])/[.J3]" office:value-type="float" office:value="-0.521344855786419" calcext:value-type="float">
            <text:p>-0.521344855786419</text:p>
          </table:table-cell>
          <table:table-cell table:number-columns-repeated="5"/>
          <table:table-cell table:formula="of:=([.P3]-[.P10])/[.P3]" office:value-type="float" office:value="-3.02572703354334" calcext:value-type="float">
            <text:p>-3.02572703354334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MX DISPLACEMENT</text:p>
          </table:table-cell>
          <table:table-cell table:formula="of:=SUM([.F54:.W54])/3" office:value-type="float" office:value="-0.721144073586351" calcext:value-type="float">
            <text:p>-0.721144073586351</text:p>
          </table:table-cell>
          <table:table-cell table:style-name="ce29" table:formula="of:=[.D54]*(-1)" office:value-type="percentage" office:value="0.721144073586349" calcext:value-type="percentage">
            <text:p>72.11%</text:p>
          </table:table-cell>
          <table:table-cell table:formula="of:=([.F3]-[.F11])/[.F3]" office:value-type="float" office:value="-0.586416030017927" calcext:value-type="float">
            <text:p>-0.586416030017927</text:p>
          </table:table-cell>
          <table:table-cell table:number-columns-repeated="3"/>
          <table:table-cell table:formula="of:=([.J3]-[.J11])/[.J3]" office:value-type="float" office:value="-0.142045531379197" calcext:value-type="float">
            <text:p>-0.142045531379197</text:p>
          </table:table-cell>
          <table:table-cell table:number-columns-repeated="5"/>
          <table:table-cell table:formula="of:=([.P3]-[.P11])/[.P3]" office:value-type="float" office:value="-1.43497065936193" calcext:value-type="float">
            <text:p>-1.43497065936193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SWAP</text:p>
          </table:table-cell>
          <table:table-cell table:formula="of:=SUM([.F55:.W55])/3" office:value-type="float" office:value="-6.6284459714392" calcext:value-type="float">
            <text:p>-6.6284459714392</text:p>
          </table:table-cell>
          <table:table-cell table:style-name="ce29" table:formula="of:=[.D55]*(-1)" office:value-type="percentage" office:value="6.6284459714392" calcext:value-type="percentage">
            <text:p>662.84%</text:p>
          </table:table-cell>
          <table:table-cell table:formula="of:=([.F3]-[.F12])/[.F3]" office:value-type="float" office:value="-6.93063461490716" calcext:value-type="float">
            <text:p>-6.93063461490716</text:p>
          </table:table-cell>
          <table:table-cell table:number-columns-repeated="3"/>
          <table:table-cell table:formula="of:=([.J3]-[.J12])/[.J3]" office:value-type="float" office:value="-2.64613320034475" calcext:value-type="float">
            <text:p>-2.64613320034475</text:p>
          </table:table-cell>
          <table:table-cell table:number-columns-repeated="5"/>
          <table:table-cell table:formula="of:=([.P3]-[.P12])/[.P3]" office:value-type="float" office:value="-10.3085700990657" calcext:value-type="float">
            <text:p>-10.3085700990657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SCRAMBLE</text:p>
          </table:table-cell>
          <table:table-cell table:formula="of:=SUM([.F56:.W56])/3" office:value-type="float" office:value="-6.68629308367385" calcext:value-type="float">
            <text:p>-6.68629308367385</text:p>
          </table:table-cell>
          <table:table-cell table:style-name="ce29" table:formula="of:=[.D56]*(-1)" office:value-type="percentage" office:value="6.68629308367385" calcext:value-type="percentage">
            <text:p>668.63%</text:p>
          </table:table-cell>
          <table:table-cell table:formula="of:=([.F3]-[.F13])/[.F3]" office:value-type="float" office:value="-7.05353632146886" calcext:value-type="float">
            <text:p>-7.05353632146886</text:p>
          </table:table-cell>
          <table:table-cell table:number-columns-repeated="3"/>
          <table:table-cell table:formula="of:=([.J3]-[.J13])/[.J3]" office:value-type="float" office:value="-2.74901985213891" calcext:value-type="float">
            <text:p>-2.74901985213891</text:p>
          </table:table-cell>
          <table:table-cell table:number-columns-repeated="5"/>
          <table:table-cell table:formula="of:=([.P3]-[.P13])/[.P3]" office:value-type="float" office:value="-10.2563230774138" calcext:value-type="float">
            <text:p>-10.2563230774138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SHIFT</text:p>
          </table:table-cell>
          <table:table-cell table:formula="of:=SUM([.F57:.W57])/3" office:value-type="float" office:value="-6.76708676864288" calcext:value-type="float">
            <text:p>-6.76708676864288</text:p>
          </table:table-cell>
          <table:table-cell table:style-name="ce29" table:formula="of:=[.D57]*(-1)" office:value-type="percentage" office:value="6.76708676864287" calcext:value-type="percentage">
            <text:p>676.71%</text:p>
          </table:table-cell>
          <table:table-cell table:formula="of:=([.F3]-[.F14])/[.F3]" office:value-type="float" office:value="-7.1587203016734" calcext:value-type="float">
            <text:p>-7.1587203016734</text:p>
          </table:table-cell>
          <table:table-cell table:number-columns-repeated="3"/>
          <table:table-cell table:formula="of:=([.J3]-[.J14])/[.J3]" office:value-type="float" office:value="-2.65518882619499" calcext:value-type="float">
            <text:p>-2.65518882619499</text:p>
          </table:table-cell>
          <table:table-cell table:number-columns-repeated="5"/>
          <table:table-cell table:formula="of:=([.P3]-[.P14])/[.P3]" office:value-type="float" office:value="-10.4873511780603" calcext:value-type="float">
            <text:p>-10.4873511780603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INVERSION</text:p>
          </table:table-cell>
          <table:table-cell table:formula="of:=SUM([.F58:.W58])/3" office:value-type="float" office:value="-6.63821270306951" calcext:value-type="float">
            <text:p>-6.63821270306951</text:p>
          </table:table-cell>
          <table:table-cell table:style-name="ce29" table:formula="of:=[.D58]*(-1)" office:value-type="percentage" office:value="6.63821270306951" calcext:value-type="percentage">
            <text:p>663.82%</text:p>
          </table:table-cell>
          <table:table-cell table:formula="of:=([.F3]-[.F15])/[.F3]" office:value-type="float" office:value="-7.21376691566867" calcext:value-type="float">
            <text:p>-7.21376691566867</text:p>
          </table:table-cell>
          <table:table-cell table:number-columns-repeated="3"/>
          <table:table-cell table:formula="of:=([.J3]-[.J15])/[.J3]" office:value-type="float" office:value="-2.57268625419969" calcext:value-type="float">
            <text:p>-2.57268625419969</text:p>
          </table:table-cell>
          <table:table-cell table:number-columns-repeated="5"/>
          <table:table-cell table:formula="of:=([.P3]-[.P15])/[.P3]" office:value-type="float" office:value="-10.1281849393402" calcext:value-type="float">
            <text:p>-10.1281849393402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INSERTION</text:p>
          </table:table-cell>
          <table:table-cell table:formula="of:=SUM([.F59:.W59])/3" office:value-type="float" office:value="-6.68199269101454" calcext:value-type="float">
            <text:p>-6.68199269101454</text:p>
          </table:table-cell>
          <table:table-cell table:style-name="ce29" table:formula="of:=[.D59]*(-1)" office:value-type="percentage" office:value="6.68199269101454" calcext:value-type="percentage">
            <text:p>668.20%</text:p>
          </table:table-cell>
          <table:table-cell table:formula="of:=([.F3]-[.F16])/[.F3]" office:value-type="float" office:value="-7.29491826101388" calcext:value-type="float">
            <text:p>-7.29491826101388</text:p>
          </table:table-cell>
          <table:table-cell table:number-columns-repeated="3"/>
          <table:table-cell table:formula="of:=([.J3]-[.J16])/[.J3]" office:value-type="float" office:value="-2.49477953220276" calcext:value-type="float">
            <text:p>-2.49477953220276</text:p>
          </table:table-cell>
          <table:table-cell table:number-columns-repeated="5"/>
          <table:table-cell table:formula="of:=([.P3]-[.P16])/[.P3]" office:value-type="float" office:value="-10.256280279827" calcext:value-type="float">
            <text:p>-10.256280279827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DISPLACEMENT</text:p>
          </table:table-cell>
          <table:table-cell table:formula="of:=SUM([.F60:.W60])/3" office:value-type="float" office:value="-6.70700552875548" calcext:value-type="float">
            <text:p>-6.70700552875548</text:p>
          </table:table-cell>
          <table:table-cell table:style-name="ce29" table:formula="of:=[.D60]*(-1)" office:value-type="percentage" office:value="6.70700552875548" calcext:value-type="percentage">
            <text:p>670.70%</text:p>
          </table:table-cell>
          <table:table-cell table:formula="of:=([.F3]-[.F17])/[.F3]" office:value-type="float" office:value="-7.18271158020934" calcext:value-type="float">
            <text:p>-7.18271158020934</text:p>
          </table:table-cell>
          <table:table-cell table:number-columns-repeated="3"/>
          <table:table-cell table:formula="of:=([.J3]-[.J17])/[.J3]" office:value-type="float" office:value="-2.74970994937299" calcext:value-type="float">
            <text:p>-2.74970994937299</text:p>
          </table:table-cell>
          <table:table-cell table:number-columns-repeated="5"/>
          <table:table-cell table:formula="of:=([.P3]-[.P17])/[.P3]" office:value-type="float" office:value="-10.1885950566841" calcext:value-type="float">
            <text:p>-10.1885950566841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OX SWAP</text:p>
          </table:table-cell>
          <table:table-cell table:formula="of:=SUM([.F61:.W61])/3" office:value-type="float" office:value="-0.895571555006641" calcext:value-type="float">
            <text:p>-0.895571555006641</text:p>
          </table:table-cell>
          <table:table-cell table:style-name="ce29" table:formula="of:=[.D61]*(-1)" office:value-type="percentage" office:value="0.895571555006641" calcext:value-type="percentage">
            <text:p>89.56%</text:p>
          </table:table-cell>
          <table:table-cell table:formula="of:=([.F3]-[.F18])/[.F3]" office:value-type="float" office:value="-0.463835508074576" calcext:value-type="float">
            <text:p>-0.463835508074576</text:p>
          </table:table-cell>
          <table:table-cell table:number-columns-repeated="3"/>
          <table:table-cell table:formula="of:=([.J3]-[.J18])/[.J3]" office:value-type="float" office:value="-0.136978364833271" calcext:value-type="float">
            <text:p>-0.136978364833271</text:p>
          </table:table-cell>
          <table:table-cell table:number-columns-repeated="5"/>
          <table:table-cell table:formula="of:=([.P3]-[.P18])/[.P3]" office:value-type="float" office:value="-2.08590079211208" calcext:value-type="float">
            <text:p>-2.08590079211208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OX SCRAMBLE</text:p>
          </table:table-cell>
          <table:table-cell table:formula="of:=SUM([.F62:.W62])/3" office:value-type="float" office:value="-0.931897497623273" calcext:value-type="float">
            <text:p>-0.931897497623273</text:p>
          </table:table-cell>
          <table:table-cell table:style-name="ce29" table:formula="of:=[.D62]*(-1)" office:value-type="percentage" office:value="0.931897497623273" calcext:value-type="percentage">
            <text:p>93.19%</text:p>
          </table:table-cell>
          <table:table-cell table:formula="of:=([.F3]-[.F19])/[.F3]" office:value-type="float" office:value="-0.550584000099002" calcext:value-type="float">
            <text:p>-0.550584000099002</text:p>
          </table:table-cell>
          <table:table-cell table:number-columns-repeated="3"/>
          <table:table-cell table:formula="of:=([.J3]-[.J19])/[.J3]" office:value-type="float" office:value="-0.131520699454863" calcext:value-type="float">
            <text:p>-0.131520699454863</text:p>
          </table:table-cell>
          <table:table-cell table:number-columns-repeated="5"/>
          <table:table-cell table:formula="of:=([.P3]-[.P19])/[.P3]" office:value-type="float" office:value="-2.11358779331595" calcext:value-type="float">
            <text:p>-2.11358779331595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HIFT</text:p>
          </table:table-cell>
          <table:table-cell table:formula="of:=SUM([.F63:.W63])/3" office:value-type="float" office:value="-0.897566309499635" calcext:value-type="float">
            <text:p>-0.897566309499635</text:p>
          </table:table-cell>
          <table:table-cell table:style-name="ce29" table:formula="of:=[.D63]*(-1)" office:value-type="percentage" office:value="0.897566309499637" calcext:value-type="percentage">
            <text:p>89.76%</text:p>
          </table:table-cell>
          <table:table-cell table:formula="of:=([.F3]-[.F20])/[.F3]" office:value-type="float" office:value="-0.466932874232134" calcext:value-type="float">
            <text:p>-0.466932874232134</text:p>
          </table:table-cell>
          <table:table-cell table:number-columns-repeated="3"/>
          <table:table-cell table:formula="of:=([.J3]-[.J20])/[.J3]" office:value-type="float" office:value="-0.136529847482096" calcext:value-type="float">
            <text:p>-0.136529847482096</text:p>
          </table:table-cell>
          <table:table-cell table:number-columns-repeated="5"/>
          <table:table-cell table:formula="of:=([.P3]-[.P20])/[.P3]" office:value-type="float" office:value="-2.08923620678468" calcext:value-type="float">
            <text:p>-2.08923620678468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INVERSION</text:p>
          </table:table-cell>
          <table:table-cell table:formula="of:=SUM([.F64:.W64])/3" office:value-type="float" office:value="-0.863805971600509" calcext:value-type="float">
            <text:p>-0.863805971600509</text:p>
          </table:table-cell>
          <table:table-cell table:style-name="ce29" table:formula="of:=[.D64]*(-1)" office:value-type="percentage" office:value="0.863805971600509" calcext:value-type="percentage">
            <text:p>86.38%</text:p>
          </table:table-cell>
          <table:table-cell table:formula="of:=([.F3]-[.F21])/[.F3]" office:value-type="float" office:value="-0.347190380982202" calcext:value-type="float">
            <text:p>-0.347190380982202</text:p>
          </table:table-cell>
          <table:table-cell table:number-columns-repeated="3"/>
          <table:table-cell table:formula="of:=([.J3]-[.J21])/[.J3]" office:value-type="float" office:value="-0.110236466035657" calcext:value-type="float">
            <text:p>-0.110236466035657</text:p>
          </table:table-cell>
          <table:table-cell table:number-columns-repeated="5"/>
          <table:table-cell table:formula="of:=([.P3]-[.P21])/[.P3]" office:value-type="float" office:value="-2.13399106778367" calcext:value-type="float">
            <text:p>-2.13399106778367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INSERTION</text:p>
          </table:table-cell>
          <table:table-cell table:formula="of:=SUM([.F65:.W65])/3" office:value-type="float" office:value="-0.876717039839134" calcext:value-type="float">
            <text:p>-0.876717039839134</text:p>
          </table:table-cell>
          <table:table-cell table:style-name="ce29" table:formula="of:=[.D65]*(-1)" office:value-type="percentage" office:value="0.876717039839133" calcext:value-type="percentage">
            <text:p>87.67%</text:p>
          </table:table-cell>
          <table:table-cell table:formula="of:=([.F3]-[.F22])/[.F3]" office:value-type="float" office:value="-0.444141324691115" calcext:value-type="float">
            <text:p>-0.444141324691115</text:p>
          </table:table-cell>
          <table:table-cell table:number-columns-repeated="3"/>
          <table:table-cell table:formula="of:=([.J3]-[.J22])/[.J3]" office:value-type="float" office:value="-0.154363280432026" calcext:value-type="float">
            <text:p>-0.154363280432026</text:p>
          </table:table-cell>
          <table:table-cell table:number-columns-repeated="5"/>
          <table:table-cell table:formula="of:=([.P3]-[.P22])/[.P3]" office:value-type="float" office:value="-2.03164651439426" calcext:value-type="float">
            <text:p>-2.03164651439426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office:value-type="string" calcext:value-type="string">
            <text:p>OX DISPLACEMENT</text:p>
          </table:table-cell>
          <table:table-cell table:formula="of:=SUM([.F66:.W66])/3" office:value-type="float" office:value="-0.870516753044436" calcext:value-type="float">
            <text:p>-0.870516753044436</text:p>
          </table:table-cell>
          <table:table-cell table:style-name="ce29" table:formula="of:=[.D66]*(-1)" office:value-type="percentage" office:value="0.870516753044438" calcext:value-type="percentage">
            <text:p>87.05%</text:p>
          </table:table-cell>
          <table:table-cell table:formula="of:=([.F3]-[.F23])/[.F3]" office:value-type="float" office:value="-0.478902862506184" calcext:value-type="float">
            <text:p>-0.478902862506184</text:p>
          </table:table-cell>
          <table:table-cell table:number-columns-repeated="3"/>
          <table:table-cell table:formula="of:=([.J3]-[.J23])/[.J3]" office:value-type="float" office:value="-0.148173221871878" calcext:value-type="float">
            <text:p>-0.148173221871878</text:p>
          </table:table-cell>
          <table:table-cell table:number-columns-repeated="5"/>
          <table:table-cell table:formula="of:=([.P3]-[.P23])/[.P3]" office:value-type="float" office:value="-1.98447417475525" calcext:value-type="float">
            <text:p>-1.98447417475525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LOX SWAP</text:p>
          </table:table-cell>
          <table:table-cell table:formula="of:=SUM([.F67:.W67])/3" office:value-type="float" office:value="-1.26362083889549" calcext:value-type="float">
            <text:p>-1.26362083889549</text:p>
          </table:table-cell>
          <table:table-cell table:style-name="ce29" table:formula="of:=[.D67]*(-1)" office:value-type="percentage" office:value="1.26362083889549" calcext:value-type="percentage">
            <text:p>126.36%</text:p>
          </table:table-cell>
          <table:table-cell table:formula="of:=([.F3]-[.F24])/[.F3]" office:value-type="float" office:value="-1.1018161508278" calcext:value-type="float">
            <text:p>-1.1018161508278</text:p>
          </table:table-cell>
          <table:table-cell table:number-columns-repeated="3"/>
          <table:table-cell table:formula="of:=([.J3]-[.J24])/[.J3]" office:value-type="float" office:value="-0.388424172576012" calcext:value-type="float">
            <text:p>-0.388424172576012</text:p>
          </table:table-cell>
          <table:table-cell table:number-columns-repeated="5"/>
          <table:table-cell table:formula="of:=([.P3]-[.P24])/[.P3]" office:value-type="float" office:value="-2.30062219328266" calcext:value-type="float">
            <text:p>-2.30062219328266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3"/>
          <table:table-cell table:style-name="ce23" office:value-type="string" calcext:value-type="string">
            <text:p>LOX SCRAMBLE</text:p>
          </table:table-cell>
          <table:table-cell table:formula="of:=SUM([.F68:.W68])/3" office:value-type="float" office:value="-2.24330307511647" calcext:value-type="float">
            <text:p>-2.24330307511647</text:p>
          </table:table-cell>
          <table:table-cell table:style-name="ce29" table:formula="of:=[.D68]*(-1)" office:value-type="percentage" office:value="2.24330307511647" calcext:value-type="percentage">
            <text:p>224.33%</text:p>
          </table:table-cell>
          <table:table-cell table:formula="of:=([.F3]-[.F25])/[.F3]" office:value-type="float" office:value="-2.21923819738498" calcext:value-type="float">
            <text:p>-2.21923819738498</text:p>
          </table:table-cell>
          <table:table-cell table:number-columns-repeated="3"/>
          <table:table-cell table:formula="of:=([.J3]-[.J25])/[.J3]" office:value-type="float" office:value="-0.856075303564375" calcext:value-type="float">
            <text:p>-0.856075303564375</text:p>
          </table:table-cell>
          <table:table-cell table:number-columns-repeated="5"/>
          <table:table-cell table:formula="of:=([.P3]-[.P25])/[.P3]" office:value-type="float" office:value="-3.65459572440005" calcext:value-type="float">
            <text:p>-3.65459572440005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3" office:value-type="string" calcext:value-type="string">
            <text:p>LOX SHIFT</text:p>
          </table:table-cell>
          <table:table-cell table:formula="of:=SUM([.F69:.W69])/3" office:value-type="float" office:value="-1.12336233311767" calcext:value-type="float">
            <text:p>-1.12336233311767</text:p>
          </table:table-cell>
          <table:table-cell table:style-name="ce29" table:formula="of:=[.D69]*(-1)" office:value-type="percentage" office:value="1.12336233311767" calcext:value-type="percentage">
            <text:p>112.34%</text:p>
          </table:table-cell>
          <table:table-cell table:formula="of:=([.F3]-[.F26])/[.F3]" office:value-type="float" office:value="-0.983525197665016" calcext:value-type="float">
            <text:p>-0.983525197665016</text:p>
          </table:table-cell>
          <table:table-cell table:number-columns-repeated="3"/>
          <table:table-cell table:formula="of:=([.J3]-[.J26])/[.J3]" office:value-type="float" office:value="-0.319452192508111" calcext:value-type="float">
            <text:p>-0.319452192508111</text:p>
          </table:table-cell>
          <table:table-cell table:number-columns-repeated="5"/>
          <table:table-cell table:formula="of:=([.P3]-[.P26])/[.P3]" office:value-type="float" office:value="-2.06710960917989" calcext:value-type="float">
            <text:p>-2.06710960917989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3" office:value-type="string" calcext:value-type="string">
            <text:p>LOX INVERSION</text:p>
          </table:table-cell>
          <table:table-cell table:formula="of:=SUM([.F70:.W70])/3" office:value-type="float" office:value="-0.297507684696176" calcext:value-type="float">
            <text:p>-0.297507684696176</text:p>
          </table:table-cell>
          <table:table-cell table:style-name="ce29" table:formula="of:=[.D70]*(-1)" office:value-type="percentage" office:value="0.297507684696176" calcext:value-type="percentage">
            <text:p>29.75%</text:p>
          </table:table-cell>
          <table:table-cell table:formula="of:=([.F3]-[.F27])/[.F3]" office:value-type="float" office:value="-0.150551804603066" calcext:value-type="float">
            <text:p>-0.150551804603066</text:p>
          </table:table-cell>
          <table:table-cell table:number-columns-repeated="3"/>
          <table:table-cell table:formula="of:=([.J3]-[.J27])/[.J3]" office:value-type="float" office:value="-0.0540962446228645" calcext:value-type="float">
            <text:p>-0.054096244622865</text:p>
          </table:table-cell>
          <table:table-cell table:number-columns-repeated="5"/>
          <table:table-cell table:formula="of:=([.P3]-[.P27])/[.P3]" office:value-type="float" office:value="-0.687875004862599" calcext:value-type="float">
            <text:p>-0.687875004862599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3"/>
          <table:table-cell table:style-name="ce23" office:value-type="string" calcext:value-type="string">
            <text:p>LOX INSERTION</text:p>
          </table:table-cell>
          <table:table-cell table:formula="of:=SUM([.F71:.W71])/3" office:value-type="float" office:value="-1.23591533428793" calcext:value-type="float">
            <text:p>-1.23591533428793</text:p>
          </table:table-cell>
          <table:table-cell table:style-name="ce29" table:formula="of:=[.D71]*(-1)" office:value-type="percentage" office:value="1.23591533428793" calcext:value-type="percentage">
            <text:p>123.59%</text:p>
          </table:table-cell>
          <table:table-cell table:formula="of:=([.F3]-[.F28])/[.F3]" office:value-type="float" office:value="-1.03951450424189" calcext:value-type="float">
            <text:p>-1.03951450424189</text:p>
          </table:table-cell>
          <table:table-cell table:number-columns-repeated="3"/>
          <table:table-cell table:formula="of:=([.J3]-[.J28])/[.J3]" office:value-type="float" office:value="-0.430108605348483" calcext:value-type="float">
            <text:p>-0.430108605348483</text:p>
          </table:table-cell>
          <table:table-cell table:number-columns-repeated="5"/>
          <table:table-cell table:formula="of:=([.P3]-[.P28])/[.P3]" office:value-type="float" office:value="-2.23812289327341" calcext:value-type="float">
            <text:p>-2.23812289327341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/>
          <table:table-cell table:style-name="ce7"/>
          <table:table-cell table:style-name="ce23" office:value-type="string" calcext:value-type="string">
            <text:p>LOX DISPLACEMENT</text:p>
          </table:table-cell>
          <table:table-cell table:formula="of:=SUM([.F72:.W72])/3" office:value-type="float" office:value="-0.740893173381937" calcext:value-type="float">
            <text:p>-0.740893173381937</text:p>
          </table:table-cell>
          <table:table-cell table:style-name="ce29" table:formula="of:=[.D72]*(-1)" office:value-type="percentage" office:value="0.740893173381935" calcext:value-type="percentage">
            <text:p>74.09%</text:p>
          </table:table-cell>
          <table:table-cell table:formula="of:=([.F3]-[.F29])/[.F3]" office:value-type="float" office:value="-0.546763886596859" calcext:value-type="float">
            <text:p>-0.546763886596859</text:p>
          </table:table-cell>
          <table:table-cell table:number-columns-repeated="3"/>
          <table:table-cell table:formula="of:=([.J3]-[.J29])/[.J3]" office:value-type="float" office:value="-0.147237728479562" calcext:value-type="float">
            <text:p>-0.147237728479562</text:p>
          </table:table-cell>
          <table:table-cell table:number-columns-repeated="5"/>
          <table:table-cell table:formula="of:=([.P3]-[.P29])/[.P3]" office:value-type="float" office:value="-1.52867790506939" calcext:value-type="float">
            <text:p>-1.52867790506939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WAP</text:p>
          </table:table-cell>
          <table:table-cell table:formula="of:=SUM([.F73:.W73])/3" office:value-type="float" office:value="-2.54667605626751" calcext:value-type="float">
            <text:p>-2.54667605626751</text:p>
          </table:table-cell>
          <table:table-cell table:style-name="ce29" table:formula="of:=[.D73]*(-1)" office:value-type="percentage" office:value="2.54667605626751" calcext:value-type="percentage">
            <text:p>254.67%</text:p>
          </table:table-cell>
          <table:table-cell table:formula="of:=([.F3]-[.F30])/[.F3]" office:value-type="float" office:value="-2.16560747454141" calcext:value-type="float">
            <text:p>-2.16560747454141</text:p>
          </table:table-cell>
          <table:table-cell table:number-columns-repeated="3"/>
          <table:table-cell table:formula="of:=([.J3]-[.J30])/[.J3]" office:value-type="float" office:value="-0.760924098802234" calcext:value-type="float">
            <text:p>-0.760924098802234</text:p>
          </table:table-cell>
          <table:table-cell table:number-columns-repeated="5"/>
          <table:table-cell table:formula="of:=([.P3]-[.P30])/[.P3]" office:value-type="float" office:value="-4.71349659545888" calcext:value-type="float">
            <text:p>-4.71349659545888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CRAMBLE</text:p>
          </table:table-cell>
          <table:table-cell table:formula="of:=SUM([.F74:.W74])/3" office:value-type="float" office:value="-3.32972460802531" calcext:value-type="float">
            <text:p>-3.32972460802531</text:p>
          </table:table-cell>
          <table:table-cell table:style-name="ce29" table:formula="of:=[.D74]*(-1)" office:value-type="percentage" office:value="3.32972460802531" calcext:value-type="percentage">
            <text:p>332.97%</text:p>
          </table:table-cell>
          <table:table-cell table:formula="of:=([.F3]-[.F31])/[.F3]" office:value-type="float" office:value="-2.94085236822023" calcext:value-type="float">
            <text:p>-2.94085236822023</text:p>
          </table:table-cell>
          <table:table-cell table:number-columns-repeated="3"/>
          <table:table-cell table:formula="of:=([.J3]-[.J31])/[.J3]" office:value-type="float" office:value="-1.54642329739748" calcext:value-type="float">
            <text:p>-1.54642329739748</text:p>
          </table:table-cell>
          <table:table-cell table:number-columns-repeated="5"/>
          <table:table-cell table:formula="of:=([.P3]-[.P31])/[.P3]" office:value-type="float" office:value="-5.50189815845822" calcext:value-type="float">
            <text:p>-5.50189815845822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HIFT</text:p>
          </table:table-cell>
          <table:table-cell table:formula="of:=SUM([.F75:.W75])/3" office:value-type="float" office:value="-2.07348313212599" calcext:value-type="float">
            <text:p>-2.07348313212599</text:p>
          </table:table-cell>
          <table:table-cell table:style-name="ce29" table:formula="of:=[.D75]*(-1)" office:value-type="percentage" office:value="2.07348313212599" calcext:value-type="percentage">
            <text:p>207.35%</text:p>
          </table:table-cell>
          <table:table-cell table:formula="of:=([.F3]-[.F32])/[.F3]" office:value-type="float" office:value="-1.69312305307602" calcext:value-type="float">
            <text:p>-1.69312305307602</text:p>
          </table:table-cell>
          <table:table-cell table:number-columns-repeated="3"/>
          <table:table-cell table:formula="of:=([.J3]-[.J32])/[.J3]" office:value-type="float" office:value="-0.416831154689556" calcext:value-type="float">
            <text:p>-0.416831154689556</text:p>
          </table:table-cell>
          <table:table-cell table:number-columns-repeated="5"/>
          <table:table-cell table:formula="of:=([.P3]-[.P32])/[.P3]" office:value-type="float" office:value="-4.11049518861239" calcext:value-type="float">
            <text:p>-4.11049518861239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INVERSION</text:p>
          </table:table-cell>
          <table:table-cell table:formula="of:=SUM([.F76:.W76])/3" office:value-type="float" office:value="-2.57307590731621" calcext:value-type="float">
            <text:p>-2.57307590731621</text:p>
          </table:table-cell>
          <table:table-cell table:style-name="ce29" table:formula="of:=[.D76]*(-1)" office:value-type="percentage" office:value="2.57307590731621" calcext:value-type="percentage">
            <text:p>257.31%</text:p>
          </table:table-cell>
          <table:table-cell table:formula="of:=([.F3]-[.F33])/[.F3]" office:value-type="float" office:value="-2.33587204207691" calcext:value-type="float">
            <text:p>-2.33587204207691</text:p>
          </table:table-cell>
          <table:table-cell table:number-columns-repeated="3"/>
          <table:table-cell table:formula="of:=([.J3]-[.J33])/[.J3]" office:value-type="float" office:value="-0.671180023378191" calcext:value-type="float">
            <text:p>-0.671180023378191</text:p>
          </table:table-cell>
          <table:table-cell table:number-columns-repeated="5"/>
          <table:table-cell table:formula="of:=([.P3]-[.P33])/[.P3]" office:value-type="float" office:value="-4.71217565649352" calcext:value-type="float">
            <text:p>-4.71217565649352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INSERTION</text:p>
          </table:table-cell>
          <table:table-cell table:formula="of:=SUM([.F77:.W77])/3" office:value-type="float" office:value="-2.16456816009559" calcext:value-type="float">
            <text:p>-2.16456816009559</text:p>
          </table:table-cell>
          <table:table-cell table:style-name="ce29" table:formula="of:=[.D77]*(-1)" office:value-type="percentage" office:value="2.16456816009559" calcext:value-type="percentage">
            <text:p>216.46%</text:p>
          </table:table-cell>
          <table:table-cell table:formula="of:=([.F3]-[.F34])/[.F3]" office:value-type="float" office:value="-1.75034029892999" calcext:value-type="float">
            <text:p>-1.75034029892999</text:p>
          </table:table-cell>
          <table:table-cell table:number-columns-repeated="3"/>
          <table:table-cell table:formula="of:=([.J3]-[.J34])/[.J3]" office:value-type="float" office:value="-0.454020213693666" calcext:value-type="float">
            <text:p>-0.454020213693666</text:p>
          </table:table-cell>
          <table:table-cell table:number-columns-repeated="5"/>
          <table:table-cell table:formula="of:=([.P3]-[.P34])/[.P3]" office:value-type="float" office:value="-4.28934396766312" calcext:value-type="float">
            <text:p>-4.28934396766312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DISPLACEMENT</text:p>
          </table:table-cell>
          <table:table-cell table:formula="of:=SUM([.F78:.W78])/3" office:value-type="float" office:value="-3.30111842361339" calcext:value-type="float">
            <text:p>-3.30111842361339</text:p>
          </table:table-cell>
          <table:table-cell table:style-name="ce29" table:formula="of:=[.D78]*(-1)" office:value-type="percentage" office:value="3.30111842361339" calcext:value-type="percentage">
            <text:p>330.11%</text:p>
          </table:table-cell>
          <table:table-cell table:formula="of:=([.F3]-[.F35])/[.F3]" office:value-type="float" office:value="-3.2888365002672" calcext:value-type="float">
            <text:p>-3.2888365002672</text:p>
          </table:table-cell>
          <table:table-cell table:number-columns-repeated="3"/>
          <table:table-cell table:formula="of:=([.J3]-[.J35])/[.J3]" office:value-type="float" office:value="-0.954323644275826" calcext:value-type="float">
            <text:p>-0.954323644275826</text:p>
          </table:table-cell>
          <table:table-cell table:number-columns-repeated="5"/>
          <table:table-cell table:formula="of:=([.P3]-[.P35])/[.P3]" office:value-type="float" office:value="-5.66019512629716" calcext:value-type="float">
            <text:p>-5.66019512629716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SWAP</text:p>
          </table:table-cell>
          <table:table-cell table:formula="of:=SUM([.F79:.W79])/3" office:value-type="float" office:value="-1.84914799087278" calcext:value-type="float">
            <text:p>-1.84914799087278</text:p>
          </table:table-cell>
          <table:table-cell table:style-name="ce29" table:formula="of:=[.D79]*(-1)" office:value-type="percentage" office:value="1.84914799087279" calcext:value-type="percentage">
            <text:p>184.91%</text:p>
          </table:table-cell>
          <table:table-cell table:formula="of:=([.F3]-[.F36])/[.F3]" office:value-type="float" office:value="-1.81646815953975" calcext:value-type="float">
            <text:p>-1.81646815953975</text:p>
          </table:table-cell>
          <table:table-cell table:number-columns-repeated="3"/>
          <table:table-cell table:formula="of:=([.J3]-[.J36])/[.J3]" office:value-type="float" office:value="-0.646735008582471" calcext:value-type="float">
            <text:p>-0.646735008582471</text:p>
          </table:table-cell>
          <table:table-cell table:number-columns-repeated="5"/>
          <table:table-cell table:formula="of:=([.P3]-[.P36])/[.P3]" office:value-type="float" office:value="-3.08424080449614" calcext:value-type="float">
            <text:p>-3.08424080449614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80:.W80])/3" office:value-type="float" office:value="-2.96332491542541" calcext:value-type="float">
            <text:p>-2.96332491542541</text:p>
          </table:table-cell>
          <table:table-cell table:style-name="ce29" table:formula="of:=[.D80]*(-1)" office:value-type="percentage" office:value="2.96332491542541" calcext:value-type="percentage">
            <text:p>296.33%</text:p>
          </table:table-cell>
          <table:table-cell table:formula="of:=([.F3]-[.F37])/[.F3]" office:value-type="float" office:value="-2.72256868543506" calcext:value-type="float">
            <text:p>-2.72256868543506</text:p>
          </table:table-cell>
          <table:table-cell table:number-columns-repeated="3"/>
          <table:table-cell table:formula="of:=([.J3]-[.J37])/[.J3]" office:value-type="float" office:value="-1.0614817849712" calcext:value-type="float">
            <text:p>-1.0614817849712</text:p>
          </table:table-cell>
          <table:table-cell table:number-columns-repeated="5"/>
          <table:table-cell table:formula="of:=([.P3]-[.P37])/[.P3]" office:value-type="float" office:value="-5.10592427586996" calcext:value-type="float">
            <text:p>-5.10592427586996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SHIFT</text:p>
          </table:table-cell>
          <table:table-cell table:formula="of:=SUM([.F81:.W81])/3" office:value-type="float" office:value="-1.32888230921386" calcext:value-type="float">
            <text:p>-1.32888230921386</text:p>
          </table:table-cell>
          <table:table-cell table:style-name="ce29" table:formula="of:=[.D81]*(-1)" office:value-type="percentage" office:value="1.32888230921386" calcext:value-type="percentage">
            <text:p>132.89%</text:p>
          </table:table-cell>
          <table:table-cell table:formula="of:=([.F3]-[.F38])/[.F3]" office:value-type="float" office:value="-1.1950880570561" calcext:value-type="float">
            <text:p>-1.1950880570561</text:p>
          </table:table-cell>
          <table:table-cell table:number-columns-repeated="3"/>
          <table:table-cell table:formula="of:=([.J3]-[.J38])/[.J3]" office:value-type="float" office:value="-0.341331656391326" calcext:value-type="float">
            <text:p>-0.341331656391326</text:p>
          </table:table-cell>
          <table:table-cell table:number-columns-repeated="5"/>
          <table:table-cell table:formula="of:=([.P3]-[.P38])/[.P3]" office:value-type="float" office:value="-2.45022721419417" calcext:value-type="float">
            <text:p>-2.45022721419417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82:.W82])/3" office:value-type="float" office:value="-0.359050035150348" calcext:value-type="float">
            <text:p>-0.359050035150348</text:p>
          </table:table-cell>
          <table:table-cell table:style-name="ce29" table:formula="of:=[.D82]*(-1)" office:value-type="percentage" office:value="0.359050035150348" calcext:value-type="percentage">
            <text:p>35.91%</text:p>
          </table:table-cell>
          <table:table-cell table:formula="of:=([.F3]-[.F39])/[.F3]" office:value-type="float" office:value="-0.17601217261311" calcext:value-type="float">
            <text:p>-0.17601217261311</text:p>
          </table:table-cell>
          <table:table-cell table:number-columns-repeated="3"/>
          <table:table-cell table:formula="of:=([.J3]-[.J39])/[.J3]" office:value-type="float" office:value="-0.0707961450964725" calcext:value-type="float">
            <text:p>-0.070796145096473</text:p>
          </table:table-cell>
          <table:table-cell table:number-columns-repeated="5"/>
          <table:table-cell table:formula="of:=([.P3]-[.P39])/[.P3]" office:value-type="float" office:value="-0.830341787741461" calcext:value-type="float">
            <text:p>-0.830341787741461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83:.W83])/3" office:value-type="float" office:value="-1.37678543559898" calcext:value-type="float">
            <text:p>-1.37678543559898</text:p>
          </table:table-cell>
          <table:table-cell table:style-name="ce29" table:formula="of:=[.D83]*(-1)" office:value-type="percentage" office:value="1.37678543559898" calcext:value-type="percentage">
            <text:p>137.68%</text:p>
          </table:table-cell>
          <table:table-cell table:formula="of:=([.F3]-[.F40])/[.F3]" office:value-type="float" office:value="-1.15879834242557" calcext:value-type="float">
            <text:p>-1.15879834242557</text:p>
          </table:table-cell>
          <table:table-cell table:number-columns-repeated="3"/>
          <table:table-cell table:formula="of:=([.J3]-[.J40])/[.J3]" office:value-type="float" office:value="-0.403546637641514" calcext:value-type="float">
            <text:p>-0.403546637641514</text:p>
          </table:table-cell>
          <table:table-cell table:number-columns-repeated="5"/>
          <table:table-cell table:formula="of:=([.P3]-[.P40])/[.P3]" office:value-type="float" office:value="-2.56801132672985" calcext:value-type="float">
            <text:p>-2.56801132672985</text:p>
          </table:table-cell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84:.W84])/3" office:value-type="float" office:value="-0.846634145709963" calcext:value-type="float">
            <text:p>-0.846634145709963</text:p>
          </table:table-cell>
          <table:table-cell table:style-name="ce29" table:formula="of:=[.D84]*(-1)" office:value-type="percentage" office:value="0.846634145709966" calcext:value-type="percentage">
            <text:p>84.66%</text:p>
          </table:table-cell>
          <table:table-cell table:formula="of:=([.F3]-[.F41])/[.F3]" office:value-type="float" office:value="-0.584829403553275" calcext:value-type="float">
            <text:p>-0.584829403553275</text:p>
          </table:table-cell>
          <table:table-cell table:number-columns-repeated="3"/>
          <table:table-cell table:formula="of:=([.J3]-[.J41])/[.J3]" office:value-type="float" office:value="-0.195425625614508" calcext:value-type="float">
            <text:p>-0.195425625614508</text:p>
          </table:table-cell>
          <table:table-cell table:number-columns-repeated="5"/>
          <table:table-cell table:formula="of:=([.P3]-[.P41])/[.P3]" office:value-type="float" office:value="-1.7596474079621" calcext:value-type="float">
            <text:p>-1.7596474079621</text:p>
          </table:table-cell>
          <table:table-cell table:number-columns-repeated="46"/>
        </table:table-row>
        <table:table-row table:style-name="ro4">
          <table:table-cell/>
          <table:table-cell table:style-name="ce7"/>
          <table:table-cell office:value-type="string" calcext:value-type="string">
            <text:p>CX SWAP</text:p>
          </table:table-cell>
          <table:table-cell table:formula="of:=SUM([.F85:.W85])/3" office:value-type="float" office:value="-1.87004267046538" calcext:value-type="float">
            <text:p>-1.87004267046538</text:p>
          </table:table-cell>
          <table:table-cell table:style-name="ce29" table:formula="of:=[.D85]*(-1)" office:value-type="percentage" office:value="1.87004267046538" calcext:value-type="percentage">
            <text:p>187.00%</text:p>
          </table:table-cell>
          <table:table-cell table:formula="of:=([.F3]-[.F42])/[.F3]" office:value-type="float" office:value="-1.68988962153696" calcext:value-type="float">
            <text:p>-1.68988962153696</text:p>
          </table:table-cell>
          <table:table-cell table:number-columns-repeated="3"/>
          <table:table-cell table:formula="of:=([.J3]-[.J42])/[.J3]" office:value-type="float" office:value="-0.679447836844411" calcext:value-type="float">
            <text:p>-0.679447836844411</text:p>
          </table:table-cell>
          <table:table-cell table:number-columns-repeated="5"/>
          <table:table-cell table:formula="of:=([.P3]-[.P42])/[.P3]" office:value-type="float" office:value="-3.24079055301476" calcext:value-type="float">
            <text:p>-3.24079055301476</text:p>
          </table:table-cell>
          <table:table-cell table:number-columns-repeated="46"/>
        </table:table-row>
        <table:table-row table:style-name="ro4">
          <table:table-cell table:number-columns-repeated="2"/>
          <table:table-cell office:value-type="string" calcext:value-type="string">
            <text:p>CX SCRAMBLE</text:p>
          </table:table-cell>
          <table:table-cell table:formula="of:=SUM([.F86:.W86])/3" office:value-type="float" office:value="-3.85659617321371" calcext:value-type="float">
            <text:p>-3.85659617321371</text:p>
          </table:table-cell>
          <table:table-cell table:style-name="ce29" table:formula="of:=[.D86]*(-1)" office:value-type="percentage" office:value="3.85659617321372" calcext:value-type="percentage">
            <text:p>385.66%</text:p>
          </table:table-cell>
          <table:table-cell table:formula="of:=([.F3]-[.F43])/[.F3]" office:value-type="float" office:value="-3.78776315514441" calcext:value-type="float">
            <text:p>-3.78776315514441</text:p>
          </table:table-cell>
          <table:table-cell table:number-columns-repeated="3"/>
          <table:table-cell table:formula="of:=([.J3]-[.J43])/[.J3]" office:value-type="float" office:value="-1.46889957962082" calcext:value-type="float">
            <text:p>-1.46889957962082</text:p>
          </table:table-cell>
          <table:table-cell table:number-columns-repeated="5"/>
          <table:table-cell table:formula="of:=([.P3]-[.P43])/[.P3]" office:value-type="float" office:value="-6.3131257848759" calcext:value-type="float">
            <text:p>-6.3131257848759</text:p>
          </table:table-cell>
          <table:table-cell table:number-columns-repeated="46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 table:formula="of:=SUM([.F87:.W87])/3" office:value-type="float" office:value="-1.48343761971076" calcext:value-type="float">
            <text:p>-1.48343761971076</text:p>
          </table:table-cell>
          <table:table-cell table:style-name="ce29" table:formula="of:=[.D87]*(-1)" office:value-type="percentage" office:value="1.48343761971076" calcext:value-type="percentage">
            <text:p>148.34%</text:p>
          </table:table-cell>
          <table:table-cell table:formula="of:=([.F3]-[.F44])/[.F3]" office:value-type="float" office:value="-1.11816196688838" calcext:value-type="float">
            <text:p>-1.11816196688838</text:p>
          </table:table-cell>
          <table:table-cell table:number-columns-repeated="3"/>
          <table:table-cell table:formula="of:=([.J3]-[.J44])/[.J3]" office:value-type="float" office:value="-0.335286385994615" calcext:value-type="float">
            <text:p>-0.335286385994615</text:p>
          </table:table-cell>
          <table:table-cell table:number-columns-repeated="5"/>
          <table:table-cell table:formula="of:=([.P3]-[.P44])/[.P3]" office:value-type="float" office:value="-2.99686450624929" calcext:value-type="float">
            <text:p>-2.99686450624929</text:p>
          </table:table-cell>
          <table:table-cell table:number-columns-repeated="46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88:.W88])/3" office:value-type="float" office:value="-0.539768629733448" calcext:value-type="float">
            <text:p>-0.539768629733448</text:p>
          </table:table-cell>
          <table:table-cell table:style-name="ce29" table:formula="of:=[.D88]*(-1)" office:value-type="percentage" office:value="0.539768629733449" calcext:value-type="percentage">
            <text:p>53.98%</text:p>
          </table:table-cell>
          <table:table-cell table:formula="of:=([.F3]-[.F45])/[.F3]" office:value-type="float" office:value="-0.231640532931667" calcext:value-type="float">
            <text:p>-0.231640532931667</text:p>
          </table:table-cell>
          <table:table-cell table:number-columns-repeated="3"/>
          <table:table-cell table:formula="of:=([.J3]-[.J45])/[.J3]" office:value-type="float" office:value="-0.0956038372898423" calcext:value-type="float">
            <text:p>-0.095603837289842</text:p>
          </table:table-cell>
          <table:table-cell table:number-columns-repeated="5"/>
          <table:table-cell table:formula="of:=([.P3]-[.P45])/[.P3]" office:value-type="float" office:value="-1.29206151897884" calcext:value-type="float">
            <text:p>-1.29206151897884</text:p>
          </table:table-cell>
          <table:table-cell table:number-columns-repeated="46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89:.W89])/3" office:value-type="float" office:value="-1.42502592255259" calcext:value-type="float">
            <text:p>-1.42502592255259</text:p>
          </table:table-cell>
          <table:table-cell table:style-name="ce29" table:formula="of:=[.D89]*(-1)" office:value-type="percentage" office:value="1.42502592255259" calcext:value-type="percentage">
            <text:p>142.50%</text:p>
          </table:table-cell>
          <table:table-cell table:formula="of:=([.F3]-[.F46])/[.F3]" office:value-type="float" office:value="-1.00199479369538" calcext:value-type="float">
            <text:p>-1.00199479369538</text:p>
          </table:table-cell>
          <table:table-cell table:number-columns-repeated="3"/>
          <table:table-cell table:formula="of:=([.J3]-[.J46])/[.J3]" office:value-type="float" office:value="-0.405066507615195" calcext:value-type="float">
            <text:p>-0.405066507615195</text:p>
          </table:table-cell>
          <table:table-cell table:number-columns-repeated="5"/>
          <table:table-cell table:formula="of:=([.P3]-[.P46])/[.P3]" office:value-type="float" office:value="-2.86801646634719" calcext:value-type="float">
            <text:p>-2.86801646634719</text:p>
          </table:table-cell>
          <table:table-cell table:number-columns-repeated="46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90:.W90])/3" office:value-type="float" office:value="-1.98238124560259" calcext:value-type="float">
            <text:p>-1.98238124560259</text:p>
          </table:table-cell>
          <table:table-cell table:style-name="ce29" table:formula="of:=[.D90]*(-1)" office:value-type="percentage" office:value="1.98238124560259" calcext:value-type="percentage">
            <text:p>198.24%</text:p>
          </table:table-cell>
          <table:table-cell table:formula="of:=([.F3]-[.F47])/[.F3]" office:value-type="float" office:value="-1.36771531969515" calcext:value-type="float">
            <text:p>-1.36771531969515</text:p>
          </table:table-cell>
          <table:table-cell table:number-columns-repeated="3"/>
          <table:table-cell table:formula="of:=([.J3]-[.J47])/[.J3]" office:value-type="float" office:value="-0.423556016876787" calcext:value-type="float">
            <text:p>-0.423556016876787</text:p>
          </table:table-cell>
          <table:table-cell table:number-columns-repeated="5"/>
          <table:table-cell table:formula="of:=([.P3]-[.P47])/[.P3]" office:value-type="float" office:value="-4.15587240023584" calcext:value-type="float">
            <text:p>-4.15587240023584</text:p>
          </table:table-cell>
          <table:table-cell table:number-columns-repeated="46"/>
        </table:table-row>
        <table:table-row table:style-name="ro4">
          <table:table-cell table:style-name="ce13" office:value-type="string" calcext:value-type="string" table:number-columns-spanned="4" table:number-rows-spanned="1">
            <text:p>Relative error with respect to the best result of heuristics</text:p>
          </table:table-cell>
          <table:covered-table-cell table:number-columns-repeated="2" table:style-name="Default"/>
          <table:covered-table-cell table:style-name="ce16" table:formula="of:=SUM([.F91:.W91])/3" office:value-type="float" office:value="0" calcext:value-type="float">
            <text:p>0</text:p>
          </table:covered-table-cell>
          <table:table-cell table:style-name="ce30"/>
          <table:table-cell table:style-name="Default" table:number-columns-repeated="11"/>
          <table:table-cell table:number-columns-repeated="4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MX SWAP</text:p>
          </table:table-cell>
          <table:table-cell table:formula="of:=SUM([.F92:.W92])/15" office:value-type="float" office:value="-1.77762041465304" calcext:value-type="float">
            <text:p>-1.77762041465304</text:p>
          </table:table-cell>
          <table:table-cell table:formula="of:=[.D92]*(-1)" office:value-type="percentage" office:value="1.77762041465304" calcext:value-type="percentage">
            <text:p>177.76%</text:p>
          </table:table-cell>
          <table:table-cell/>
          <table:table-cell table:formula="of:=([.G4]-[.G6])/[.G4]" office:value-type="float" office:value="-2.4499121327224" calcext:value-type="float">
            <text:p>-2.4499121327224</text:p>
          </table:table-cell>
          <table:table-cell table:formula="of:=([.H4]-[.H6])/[.H4]" office:value-type="float" office:value="-5.86881738605684" calcext:value-type="float">
            <text:p>-5.86881738605684</text:p>
          </table:table-cell>
          <table:table-cell table:formula="of:=([.I4]-[.I6])/[.I4]" office:value-type="float" office:value="-1.04751881014594" calcext:value-type="float">
            <text:p>-1.04751881014594</text:p>
          </table:table-cell>
          <table:table-cell/>
          <table:table-cell table:formula="of:=([.K4]-[.K6])/[.K4]" office:value-type="float" office:value="-0.669675220457032" calcext:value-type="float">
            <text:p>-0.669675220457032</text:p>
          </table:table-cell>
          <table:table-cell table:formula="of:=([.L4]-[.L6])/[.L4]" office:value-type="float" office:value="-2.04260143800078" calcext:value-type="float">
            <text:p>-2.04260143800078</text:p>
          </table:table-cell>
          <table:table-cell table:formula="of:=([.M4]-[.M6])/[.M4]" office:value-type="float" office:value="-0.756333765592007" calcext:value-type="float">
            <text:p>-0.756333765592007</text:p>
          </table:table-cell>
          <table:table-cell table:formula="of:=([.N4]-[.N6])/[.N4]" office:value-type="float" office:value="-0.704840630805769" calcext:value-type="float">
            <text:p>-0.704840630805769</text:p>
          </table:table-cell>
          <table:table-cell table:formula="of:=([.O4]-[.O6])/[.O4]" office:value-type="float" office:value="-1.52910463284848" calcext:value-type="float">
            <text:p>-1.52910463284848</text:p>
          </table:table-cell>
          <table:table-cell/>
          <table:table-cell table:style-name="ce6" table:formula="of:=([.Q4]-[.Q6])/[.Q4]" office:value-type="float" office:value="-1.48553819860256" calcext:value-type="float">
            <text:p>-1.48553819860256</text:p>
          </table:table-cell>
          <table:table-cell table:style-name="ce6" table:formula="of:=([.R4]-[.R6])/[.R4]" office:value-type="float" office:value="-1.92456574551759" calcext:value-type="float">
            <text:p>-1.92456574551759</text:p>
          </table:table-cell>
          <table:table-cell table:style-name="ce6" table:formula="of:=([.S4]-[.S6])/[.S4]" office:value-type="float" office:value="-1.52167233425575" calcext:value-type="float">
            <text:p>-1.52167233425575</text:p>
          </table:table-cell>
          <table:table-cell table:style-name="ce6" table:formula="of:=([.T4]-[.T6])/[.T4]" office:value-type="float" office:value="-3.15121497105132" calcext:value-type="float">
            <text:p>-3.15121497105132</text:p>
          </table:table-cell>
          <table:table-cell table:style-name="ce6" table:formula="of:=([.U4]-[.U6])/[.U4]" office:value-type="float" office:value="-2.16038806367357" calcext:value-type="float">
            <text:p>-2.16038806367357</text:p>
          </table:table-cell>
          <table:table-cell table:style-name="ce6" table:formula="of:=([.V4]-[.V6])/[.V4]" office:value-type="float" office:value="-0.798346362142472" calcext:value-type="float">
            <text:p>-0.798346362142472</text:p>
          </table:table-cell>
          <table:table-cell table:style-name="ce6" table:formula="of:=([.W4]-[.W6])/[.W4]" office:value-type="float" office:value="-0.553776527923019" calcext:value-type="float">
            <text:p>-0.553776527923019</text:p>
          </table:table-cell>
          <table:table-cell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<text:span text:style-name="T3">MX</text:span> SCRAMBLE</text:p>
          </table:table-cell>
          <table:table-cell table:formula="of:=SUM([.F93:.W93])/15" office:value-type="float" office:value="-4.45288342227145" calcext:value-type="float">
            <text:p>-4.45288342227145</text:p>
          </table:table-cell>
          <table:table-cell table:formula="of:=[.D93]*(-1)" office:value-type="percentage" office:value="4.45288342227145" calcext:value-type="percentage">
            <text:p>445.29%</text:p>
          </table:table-cell>
          <table:table-cell/>
          <table:table-cell table:formula="of:=([.G4]-[.G7])/[.G4]" office:value-type="float" office:value="-4.80530079219961" calcext:value-type="float">
            <text:p>-4.80530079219961</text:p>
          </table:table-cell>
          <table:table-cell table:formula="of:=([.H4]-[.H7])/[.H4]" office:value-type="float" office:value="-14.0176362196635" calcext:value-type="float">
            <text:p>-14.0176362196635</text:p>
          </table:table-cell>
          <table:table-cell table:formula="of:=([.I4]-[.I7])/[.I4]" office:value-type="float" office:value="-2.92460861546892" calcext:value-type="float">
            <text:p>-2.92460861546892</text:p>
          </table:table-cell>
          <table:table-cell/>
          <table:table-cell table:formula="of:=([.K4]-[.K7])/[.K4]" office:value-type="float" office:value="-2.09161565991984" calcext:value-type="float">
            <text:p>-2.09161565991984</text:p>
          </table:table-cell>
          <table:table-cell table:formula="of:=([.L4]-[.L7])/[.L4]" office:value-type="float" office:value="-4.6954333525271" calcext:value-type="float">
            <text:p>-4.6954333525271</text:p>
          </table:table-cell>
          <table:table-cell table:formula="of:=([.M4]-[.M7])/[.M4]" office:value-type="float" office:value="-2.14129525211408" calcext:value-type="float">
            <text:p>-2.14129525211408</text:p>
          </table:table-cell>
          <table:table-cell table:formula="of:=([.N4]-[.N7])/[.N4]" office:value-type="float" office:value="-2.19867633766928" calcext:value-type="float">
            <text:p>-2.19867633766928</text:p>
          </table:table-cell>
          <table:table-cell table:formula="of:=([.O4]-[.O7])/[.O4]" office:value-type="float" office:value="-4.1395589696018" calcext:value-type="float">
            <text:p>-4.1395589696018</text:p>
          </table:table-cell>
          <table:table-cell/>
          <table:table-cell table:style-name="ce6" table:formula="of:=([.Q4]-[.Q7])/[.Q4]" office:value-type="float" office:value="-4.6519933948783" calcext:value-type="float">
            <text:p>-4.6519933948783</text:p>
          </table:table-cell>
          <table:table-cell table:style-name="ce6" table:formula="of:=([.R4]-[.R7])/[.R4]" office:value-type="float" office:value="-4.42982250869555" calcext:value-type="float">
            <text:p>-4.42982250869555</text:p>
          </table:table-cell>
          <table:table-cell table:style-name="ce6" table:formula="of:=([.S4]-[.S7])/[.S4]" office:value-type="float" office:value="-4.0756714393661" calcext:value-type="float">
            <text:p>-4.0756714393661</text:p>
          </table:table-cell>
          <table:table-cell table:style-name="ce6" table:formula="of:=([.T4]-[.T7])/[.T4]" office:value-type="float" office:value="-6.59301158848714" calcext:value-type="float">
            <text:p>-6.59301158848714</text:p>
          </table:table-cell>
          <table:table-cell table:style-name="ce6" table:formula="of:=([.U4]-[.U7])/[.U4]" office:value-type="float" office:value="-4.79962403373988" calcext:value-type="float">
            <text:p>-4.79962403373988</text:p>
          </table:table-cell>
          <table:table-cell table:style-name="ce6" table:formula="of:=([.V4]-[.V7])/[.V4]" office:value-type="float" office:value="-3.03769302939652" calcext:value-type="float">
            <text:p>-3.03769302939652</text:p>
          </table:table-cell>
          <table:table-cell table:style-name="ce6" table:formula="of:=([.W4]-[.W7])/[.W4]" office:value-type="float" office:value="-2.19131014034412" calcext:value-type="float">
            <text:p>-2.19131014034412</text:p>
          </table:table-cell>
          <table:table-cell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MX SHIFT</text:p>
          </table:table-cell>
          <table:table-cell table:formula="of:=SUM([.F94:.W94])/15" office:value-type="float" office:value="-1.31933330681241" calcext:value-type="float">
            <text:p>-1.31933330681241</text:p>
          </table:table-cell>
          <table:table-cell table:formula="of:=[.D94]*(-1)" office:value-type="percentage" office:value="1.31933330681241" calcext:value-type="percentage">
            <text:p>131.93%</text:p>
          </table:table-cell>
          <table:table-cell/>
          <table:table-cell table:formula="of:=([.G4]-[.G8])/[.G4]" office:value-type="float" office:value="-1.93690315640904" calcext:value-type="float">
            <text:p>-1.93690315640904</text:p>
          </table:table-cell>
          <table:table-cell table:formula="of:=([.H4]-[.H8])/[.H4]" office:value-type="float" office:value="-4.64767427522958" calcext:value-type="float">
            <text:p>-4.64767427522958</text:p>
          </table:table-cell>
          <table:table-cell table:formula="of:=([.I4]-[.I8])/[.I4]" office:value-type="float" office:value="-0.705872336742231" calcext:value-type="float">
            <text:p>-0.705872336742231</text:p>
          </table:table-cell>
          <table:table-cell/>
          <table:table-cell table:formula="of:=([.K4]-[.K8])/[.K4]" office:value-type="float" office:value="-0.458324553083844" calcext:value-type="float">
            <text:p>-0.458324553083844</text:p>
          </table:table-cell>
          <table:table-cell table:formula="of:=([.L4]-[.L8])/[.L4]" office:value-type="float" office:value="-1.56751095807277" calcext:value-type="float">
            <text:p>-1.56751095807277</text:p>
          </table:table-cell>
          <table:table-cell table:formula="of:=([.M4]-[.M8])/[.M4]" office:value-type="float" office:value="-0.450003844800439" calcext:value-type="float">
            <text:p>-0.450003844800439</text:p>
          </table:table-cell>
          <table:table-cell table:formula="of:=([.N4]-[.N8])/[.N4]" office:value-type="float" office:value="-0.533759023041861" calcext:value-type="float">
            <text:p>-0.533759023041861</text:p>
          </table:table-cell>
          <table:table-cell table:formula="of:=([.O4]-[.O8])/[.O4]" office:value-type="float" office:value="-1.22740519309198" calcext:value-type="float">
            <text:p>-1.22740519309198</text:p>
          </table:table-cell>
          <table:table-cell/>
          <table:table-cell table:style-name="ce6" table:formula="of:=([.Q4]-[.Q8])/[.Q4]" office:value-type="float" office:value="-0.84672820358563" calcext:value-type="float">
            <text:p>-0.84672820358563</text:p>
          </table:table-cell>
          <table:table-cell table:style-name="ce6" table:formula="of:=([.R4]-[.R8])/[.R4]" office:value-type="float" office:value="-1.18107581147778" calcext:value-type="float">
            <text:p>-1.18107581147778</text:p>
          </table:table-cell>
          <table:table-cell table:style-name="ce6" table:formula="of:=([.S4]-[.S8])/[.S4]" office:value-type="float" office:value="-1.09916483257234" calcext:value-type="float">
            <text:p>-1.09916483257234</text:p>
          </table:table-cell>
          <table:table-cell table:style-name="ce6" table:formula="of:=([.T4]-[.T8])/[.T4]" office:value-type="float" office:value="-2.5235192085057" calcext:value-type="float">
            <text:p>-2.5235192085057</text:p>
          </table:table-cell>
          <table:table-cell table:style-name="ce6" table:formula="of:=([.U4]-[.U8])/[.U4]" office:value-type="float" office:value="-1.66529598199637" calcext:value-type="float">
            <text:p>-1.66529598199637</text:p>
          </table:table-cell>
          <table:table-cell table:style-name="ce6" table:formula="of:=([.V4]-[.V8])/[.V4]" office:value-type="float" office:value="-0.55051593020411" calcext:value-type="float">
            <text:p>-0.55051593020411</text:p>
          </table:table-cell>
          <table:table-cell table:style-name="ce6" table:formula="of:=([.W4]-[.W8])/[.W4]" office:value-type="float" office:value="-0.396246293372523" calcext:value-type="float">
            <text:p>-0.396246293372523</text:p>
          </table:table-cell>
          <table:table-cell table:number-columns-repeated="39"/>
        </table:table-row>
        <table:table-row table:style-name="ro4">
          <table:table-cell table:style-name="ce7"/>
          <table:table-cell table:style-name="ce3"/>
          <table:table-cell table:style-name="ce21" office:value-type="string" calcext:value-type="string">
            <text:p>MX INVERSION</text:p>
          </table:table-cell>
          <table:table-cell table:formula="of:=SUM([.F95:.W95])/15" office:value-type="float" office:value="-0.197055417747611" calcext:value-type="float">
            <text:p>-0.197055417747611</text:p>
          </table:table-cell>
          <table:table-cell table:formula="of:=[.D95]*(-1)" office:value-type="percentage" office:value="0.197055417747611" calcext:value-type="percentage">
            <text:p>19.71%</text:p>
          </table:table-cell>
          <table:table-cell/>
          <table:table-cell table:formula="of:=([.G4]-[.G9])/[.G4]" office:value-type="float" office:value="-0.634506484954387" calcext:value-type="float">
            <text:p>-0.634506484954387</text:p>
          </table:table-cell>
          <table:table-cell table:formula="of:=([.H4]-[.H9])/[.H4]" office:value-type="float" office:value="-0.361822692117204" calcext:value-type="float">
            <text:p>-0.361822692117204</text:p>
          </table:table-cell>
          <table:table-cell table:formula="of:=([.I4]-[.I9])/[.I4]" office:value-type="float" office:value="-0.058270218258167" calcext:value-type="float">
            <text:p>-0.058270218258167</text:p>
          </table:table-cell>
          <table:table-cell/>
          <table:table-cell table:formula="of:=([.K4]-[.K9])/[.K4]" office:value-type="float" office:value="-0.0425249967567296" calcext:value-type="float">
            <text:p>-0.04252499675673</text:p>
          </table:table-cell>
          <table:table-cell table:formula="of:=([.L4]-[.L9])/[.L4]" office:value-type="float" office:value="-0.377657714312095" calcext:value-type="float">
            <text:p>-0.377657714312095</text:p>
          </table:table-cell>
          <table:table-cell table:formula="of:=([.M4]-[.M9])/[.M4]" office:value-type="float" office:value="-0.0565732600546981" calcext:value-type="float">
            <text:p>-0.056573260054698</text:p>
          </table:table-cell>
          <table:table-cell table:formula="of:=([.N4]-[.N9])/[.N4]" office:value-type="float" office:value="-0.0521241493857254" calcext:value-type="float">
            <text:p>-0.052124149385725</text:p>
          </table:table-cell>
          <table:table-cell table:formula="of:=([.O4]-[.O9])/[.O4]" office:value-type="float" office:value="-0.100845431731725" calcext:value-type="float">
            <text:p>-0.100845431731725</text:p>
          </table:table-cell>
          <table:table-cell/>
          <table:table-cell table:style-name="ce6" table:formula="of:=([.Q4]-[.Q9])/[.Q4]" office:value-type="float" office:value="-0.0479511517590657" calcext:value-type="float">
            <text:p>-0.047951151759066</text:p>
          </table:table-cell>
          <table:table-cell table:style-name="ce6" table:formula="of:=([.R4]-[.R9])/[.R4]" office:value-type="float" office:value="0.0104147917691496" calcext:value-type="float">
            <text:p>0.01041479176915</text:p>
          </table:table-cell>
          <table:table-cell table:style-name="ce6" table:formula="of:=([.S4]-[.S9])/[.S4]" office:value-type="float" office:value="-0.0859245525499511" calcext:value-type="float">
            <text:p>-0.085924552549951</text:p>
          </table:table-cell>
          <table:table-cell table:style-name="ce6" table:formula="of:=([.T4]-[.T9])/[.T4]" office:value-type="float" office:value="-0.728645118828046" calcext:value-type="float">
            <text:p>-0.728645118828046</text:p>
          </table:table-cell>
          <table:table-cell table:style-name="ce6" table:formula="of:=([.U4]-[.U9])/[.U4]" office:value-type="float" office:value="-0.356448158106966" calcext:value-type="float">
            <text:p>-0.356448158106966</text:p>
          </table:table-cell>
          <table:table-cell table:style-name="ce6" table:formula="of:=([.V4]-[.V9])/[.V4]" office:value-type="float" office:value="-0.0366366826893196" calcext:value-type="float">
            <text:p>-0.03663668268932</text:p>
          </table:table-cell>
          <table:table-cell table:style-name="ce6" table:formula="of:=([.W4]-[.W9])/[.W4]" office:value-type="float" office:value="-0.0263154464792299" calcext:value-type="float">
            <text:p>-0.02631544647923</text:p>
          </table:table-cell>
          <table:table-cell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MX INSERTION</text:p>
          </table:table-cell>
          <table:table-cell table:formula="of:=SUM([.F96:.W96])/15" office:value-type="float" office:value="-1.94902982362391" calcext:value-type="float">
            <text:p>-1.94902982362391</text:p>
          </table:table-cell>
          <table:table-cell table:formula="of:=[.D96]*(-1)" office:value-type="percentage" office:value="1.94902982362391" calcext:value-type="percentage">
            <text:p>194.90%</text:p>
          </table:table-cell>
          <table:table-cell/>
          <table:table-cell table:formula="of:=([.G4]-[.G10])/[.G4]" office:value-type="float" office:value="-2.45370862351067" calcext:value-type="float">
            <text:p>-2.45370862351067</text:p>
          </table:table-cell>
          <table:table-cell table:formula="of:=([.H4]-[.H10])/[.H4]" office:value-type="float" office:value="-6.22907641112232" calcext:value-type="float">
            <text:p>-6.22907641112232</text:p>
          </table:table-cell>
          <table:table-cell table:formula="of:=([.I4]-[.I10])/[.I4]" office:value-type="float" office:value="-1.17538945563883" calcext:value-type="float">
            <text:p>-1.17538945563883</text:p>
          </table:table-cell>
          <table:table-cell/>
          <table:table-cell table:formula="of:=([.K4]-[.K10])/[.K4]" office:value-type="float" office:value="-0.774396718290757" calcext:value-type="float">
            <text:p>-0.774396718290757</text:p>
          </table:table-cell>
          <table:table-cell table:formula="of:=([.L4]-[.L10])/[.L4]" office:value-type="float" office:value="-2.14433093101549" calcext:value-type="float">
            <text:p>-2.14433093101549</text:p>
          </table:table-cell>
          <table:table-cell table:formula="of:=([.M4]-[.M10])/[.M4]" office:value-type="float" office:value="-0.777026960853105" calcext:value-type="float">
            <text:p>-0.777026960853105</text:p>
          </table:table-cell>
          <table:table-cell table:formula="of:=([.N4]-[.N10])/[.N4]" office:value-type="float" office:value="-0.890345528685892" calcext:value-type="float">
            <text:p>-0.890345528685892</text:p>
          </table:table-cell>
          <table:table-cell table:formula="of:=([.O4]-[.O10])/[.O4]" office:value-type="float" office:value="-1.84382888254773" calcext:value-type="float">
            <text:p>-1.84382888254773</text:p>
          </table:table-cell>
          <table:table-cell/>
          <table:table-cell table:style-name="ce6" table:formula="of:=([.Q4]-[.Q10])/[.Q4]" office:value-type="float" office:value="-1.81719787703682" calcext:value-type="float">
            <text:p>-1.81719787703682</text:p>
          </table:table-cell>
          <table:table-cell table:style-name="ce6" table:formula="of:=([.R4]-[.R10])/[.R4]" office:value-type="float" office:value="-2.1223649403293" calcext:value-type="float">
            <text:p>-2.1223649403293</text:p>
          </table:table-cell>
          <table:table-cell table:style-name="ce6" table:formula="of:=([.S4]-[.S10])/[.S4]" office:value-type="float" office:value="-1.80572701327578" calcext:value-type="float">
            <text:p>-1.80572701327578</text:p>
          </table:table-cell>
          <table:table-cell table:style-name="ce6" table:formula="of:=([.T4]-[.T10])/[.T4]" office:value-type="float" office:value="-3.23609578815541" calcext:value-type="float">
            <text:p>-3.23609578815541</text:p>
          </table:table-cell>
          <table:table-cell table:style-name="ce6" table:formula="of:=([.U4]-[.U10])/[.U4]" office:value-type="float" office:value="-2.23742827955195" calcext:value-type="float">
            <text:p>-2.23742827955195</text:p>
          </table:table-cell>
          <table:table-cell table:style-name="ce6" table:formula="of:=([.V4]-[.V10])/[.V4]" office:value-type="float" office:value="-0.922648906613029" calcext:value-type="float">
            <text:p>-0.922648906613029</text:p>
          </table:table-cell>
          <table:table-cell table:style-name="ce6" table:formula="of:=([.W4]-[.W10])/[.W4]" office:value-type="float" office:value="-0.805881037731606" calcext:value-type="float">
            <text:p>-0.805881037731606</text:p>
          </table:table-cell>
          <table:table-cell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MX DISPLACEMENT</text:p>
          </table:table-cell>
          <table:table-cell table:formula="of:=SUM([.F97:.W97])/15" office:value-type="float" office:value="-0.610961785830691" calcext:value-type="float">
            <text:p>-0.610961785830691</text:p>
          </table:table-cell>
          <table:table-cell table:formula="of:=[.D97]*(-1)" office:value-type="percentage" office:value="0.610961785830692" calcext:value-type="percentage">
            <text:p>61.10%</text:p>
          </table:table-cell>
          <table:table-cell/>
          <table:table-cell table:formula="of:=([.G4]-[.G11])/[.G4]" office:value-type="float" office:value="-1.19576680607669" calcext:value-type="float">
            <text:p>-1.19576680607669</text:p>
          </table:table-cell>
          <table:table-cell table:formula="of:=([.H4]-[.H11])/[.H4]" office:value-type="float" office:value="-1.16705455189286" calcext:value-type="float">
            <text:p>-1.16705455189286</text:p>
          </table:table-cell>
          <table:table-cell table:formula="of:=([.I4]-[.I11])/[.I4]" office:value-type="float" office:value="-0.428711550910743" calcext:value-type="float">
            <text:p>-0.428711550910743</text:p>
          </table:table-cell>
          <table:table-cell/>
          <table:table-cell table:formula="of:=([.K4]-[.K11])/[.K4]" office:value-type="float" office:value="-0.148952701259233" calcext:value-type="float">
            <text:p>-0.148952701259233</text:p>
          </table:table-cell>
          <table:table-cell table:formula="of:=([.L4]-[.L11])/[.L4]" office:value-type="float" office:value="-0.918384128410325" calcext:value-type="float">
            <text:p>-0.918384128410325</text:p>
          </table:table-cell>
          <table:table-cell table:formula="of:=([.M4]-[.M11])/[.M4]" office:value-type="float" office:value="-0.185781740835217" calcext:value-type="float">
            <text:p>-0.185781740835217</text:p>
          </table:table-cell>
          <table:table-cell table:formula="of:=([.N4]-[.N11])/[.N4]" office:value-type="float" office:value="-0.219223030674863" calcext:value-type="float">
            <text:p>-0.219223030674863</text:p>
          </table:table-cell>
          <table:table-cell table:formula="of:=([.O4]-[.O11])/[.O4]" office:value-type="float" office:value="-0.596596729810795" calcext:value-type="float">
            <text:p>-0.596596729810795</text:p>
          </table:table-cell>
          <table:table-cell/>
          <table:table-cell table:style-name="ce6" table:formula="of:=([.Q4]-[.Q11])/[.Q4]" office:value-type="float" office:value="-0.303111120320775" calcext:value-type="float">
            <text:p>-0.303111120320775</text:p>
          </table:table-cell>
          <table:table-cell table:style-name="ce6" table:formula="of:=([.R4]-[.R11])/[.R4]" office:value-type="float" office:value="-0.29254604789149" calcext:value-type="float">
            <text:p>-0.29254604789149</text:p>
          </table:table-cell>
          <table:table-cell table:style-name="ce6" table:formula="of:=([.S4]-[.S11])/[.S4]" office:value-type="float" office:value="-0.580974043309155" calcext:value-type="float">
            <text:p>-0.580974043309155</text:p>
          </table:table-cell>
          <table:table-cell table:style-name="ce6" table:formula="of:=([.T4]-[.T11])/[.T4]" office:value-type="float" office:value="-1.28569720436281" calcext:value-type="float">
            <text:p>-1.28569720436281</text:p>
          </table:table-cell>
          <table:table-cell table:style-name="ce6" table:formula="of:=([.U4]-[.U11])/[.U4]" office:value-type="float" office:value="-1.16577783061817" calcext:value-type="float">
            <text:p>-1.16577783061817</text:p>
          </table:table-cell>
          <table:table-cell table:style-name="ce6" table:formula="of:=([.V4]-[.V11])/[.V4]" office:value-type="float" office:value="-0.431381284940426" calcext:value-type="float">
            <text:p>-0.431381284940426</text:p>
          </table:table-cell>
          <table:table-cell table:style-name="ce6" table:formula="of:=([.W4]-[.W11])/[.W4]" office:value-type="float" office:value="-0.244468016146805" calcext:value-type="float">
            <text:p>-0.244468016146805</text:p>
          </table:table-cell>
          <table:table-cell table:number-columns-repeated="39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SWAP</text:p>
          </table:table-cell>
          <table:table-cell table:formula="of:=SUM([.F98:.W98])/15" office:value-type="float" office:value="-8.33804890006553" calcext:value-type="float">
            <text:p>-8.33804890006553</text:p>
          </table:table-cell>
          <table:table-cell table:formula="of:=[.D98]*(-1)" office:value-type="percentage" office:value="8.33804890006553" calcext:value-type="percentage">
            <text:p>833.80%</text:p>
          </table:table-cell>
          <table:table-cell/>
          <table:table-cell table:formula="of:=([.G4]-[.G12])/[.G4]" office:value-type="float" office:value="-7.89975475193816" calcext:value-type="float">
            <text:p>-7.89975475193816</text:p>
          </table:table-cell>
          <table:table-cell table:formula="of:=([.H4]-[.H12])/[.H4]" office:value-type="float" office:value="-25.2192522689331" calcext:value-type="float">
            <text:p>-25.2192522689331</text:p>
          </table:table-cell>
          <table:table-cell table:formula="of:=([.I4]-[.I12])/[.I4]" office:value-type="float" office:value="-5.66347234999918" calcext:value-type="float">
            <text:p>-5.66347234999918</text:p>
          </table:table-cell>
          <table:table-cell/>
          <table:table-cell table:formula="of:=([.K4]-[.K12])/[.K4]" office:value-type="float" office:value="-4.26983657531662" calcext:value-type="float">
            <text:p>-4.26983657531662</text:p>
          </table:table-cell>
          <table:table-cell table:formula="of:=([.L4]-[.L12])/[.L4]" office:value-type="float" office:value="-8.0891870504775" calcext:value-type="float">
            <text:p>-8.0891870504775</text:p>
          </table:table-cell>
          <table:table-cell table:formula="of:=([.M4]-[.M12])/[.M4]" office:value-type="float" office:value="-4.39379326956364" calcext:value-type="float">
            <text:p>-4.39379326956364</text:p>
          </table:table-cell>
          <table:table-cell table:formula="of:=([.N4]-[.N12])/[.N4]" office:value-type="float" office:value="-4.51941443900458" calcext:value-type="float">
            <text:p>-4.51941443900458</text:p>
          </table:table-cell>
          <table:table-cell table:formula="of:=([.O4]-[.O12])/[.O4]" office:value-type="float" office:value="-7.84415741355217" calcext:value-type="float">
            <text:p>-7.84415741355217</text:p>
          </table:table-cell>
          <table:table-cell/>
          <table:table-cell table:style-name="ce6" table:formula="of:=([.Q4]-[.Q12])/[.Q4]" office:value-type="float" office:value="-9.46089361798873" calcext:value-type="float">
            <text:p>-9.46089361798873</text:p>
          </table:table-cell>
          <table:table-cell table:style-name="ce6" table:formula="of:=([.R4]-[.R12])/[.R4]" office:value-type="float" office:value="-10.0403912211591" calcext:value-type="float">
            <text:p>-10.0403912211591</text:p>
          </table:table-cell>
          <table:table-cell table:style-name="ce6" table:formula="of:=([.S4]-[.S12])/[.S4]" office:value-type="float" office:value="-7.92847858776164" calcext:value-type="float">
            <text:p>-7.92847858776164</text:p>
          </table:table-cell>
          <table:table-cell table:style-name="ce6" table:formula="of:=([.T4]-[.T12])/[.T4]" office:value-type="float" office:value="-11.2018823488979" calcext:value-type="float">
            <text:p>-11.2018823488979</text:p>
          </table:table-cell>
          <table:table-cell table:style-name="ce6" table:formula="of:=([.U4]-[.U12])/[.U4]" office:value-type="float" office:value="-8.50927897803823" calcext:value-type="float">
            <text:p>-8.50927897803823</text:p>
          </table:table-cell>
          <table:table-cell table:style-name="ce6" table:formula="of:=([.V4]-[.V12])/[.V4]" office:value-type="float" office:value="-5.52829575079078" calcext:value-type="float">
            <text:p>-5.52829575079078</text:p>
          </table:table-cell>
          <table:table-cell table:style-name="ce6" table:formula="of:=([.W4]-[.W12])/[.W4]" office:value-type="float" office:value="-4.50264487756167" calcext:value-type="float">
            <text:p>-4.50264487756167</text:p>
          </table:table-cell>
          <table:table-cell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SCRAMBLE</text:p>
          </table:table-cell>
          <table:table-cell table:formula="of:=SUM([.F99:.W99])/15" office:value-type="float" office:value="-8.33519009322241" calcext:value-type="float">
            <text:p>-8.33519009322241</text:p>
          </table:table-cell>
          <table:table-cell table:formula="of:=[.D99]*(-1)" office:value-type="percentage" office:value="8.33519009322241" calcext:value-type="percentage">
            <text:p>833.52%</text:p>
          </table:table-cell>
          <table:table-cell/>
          <table:table-cell table:formula="of:=([.G4]-[.G13])/[.G4]" office:value-type="float" office:value="-8.03996143235449" calcext:value-type="float">
            <text:p>-8.03996143235449</text:p>
          </table:table-cell>
          <table:table-cell table:formula="of:=([.H4]-[.H13])/[.H4]" office:value-type="float" office:value="-25.0493091877916" calcext:value-type="float">
            <text:p>-25.0493091877916</text:p>
          </table:table-cell>
          <table:table-cell table:formula="of:=([.I4]-[.I13])/[.I4]" office:value-type="float" office:value="-5.68601830492492" calcext:value-type="float">
            <text:p>-5.68601830492492</text:p>
          </table:table-cell>
          <table:table-cell/>
          <table:table-cell table:formula="of:=([.K4]-[.K13])/[.K4]" office:value-type="float" office:value="-4.23104059041349" calcext:value-type="float">
            <text:p>-4.23104059041349</text:p>
          </table:table-cell>
          <table:table-cell table:formula="of:=([.L4]-[.L13])/[.L4]" office:value-type="float" office:value="-8.30669743614058" calcext:value-type="float">
            <text:p>-8.30669743614058</text:p>
          </table:table-cell>
          <table:table-cell table:formula="of:=([.M4]-[.M13])/[.M4]" office:value-type="float" office:value="-4.16933938613595" calcext:value-type="float">
            <text:p>-4.16933938613595</text:p>
          </table:table-cell>
          <table:table-cell table:formula="of:=([.N4]-[.N13])/[.N4]" office:value-type="float" office:value="-4.45888698341906" calcext:value-type="float">
            <text:p>-4.45888698341906</text:p>
          </table:table-cell>
          <table:table-cell table:formula="of:=([.O4]-[.O13])/[.O4]" office:value-type="float" office:value="-7.63826682498639" calcext:value-type="float">
            <text:p>-7.63826682498639</text:p>
          </table:table-cell>
          <table:table-cell/>
          <table:table-cell table:style-name="ce6" table:formula="of:=([.Q4]-[.Q13])/[.Q4]" office:value-type="float" office:value="-9.6469538080104" calcext:value-type="float">
            <text:p>-9.6469538080104</text:p>
          </table:table-cell>
          <table:table-cell table:style-name="ce6" table:formula="of:=([.R4]-[.R13])/[.R4]" office:value-type="float" office:value="-9.97548063304795" calcext:value-type="float">
            <text:p>-9.97548063304795</text:p>
          </table:table-cell>
          <table:table-cell table:style-name="ce6" table:formula="of:=([.S4]-[.S13])/[.S4]" office:value-type="float" office:value="-7.93311166098347" calcext:value-type="float">
            <text:p>-7.93311166098347</text:p>
          </table:table-cell>
          <table:table-cell table:style-name="ce6" table:formula="of:=([.T4]-[.T13])/[.T4]" office:value-type="float" office:value="-11.2210606900947" calcext:value-type="float">
            <text:p>-11.2210606900947</text:p>
          </table:table-cell>
          <table:table-cell table:style-name="ce6" table:formula="of:=([.U4]-[.U13])/[.U4]" office:value-type="float" office:value="-8.45109625032744" calcext:value-type="float">
            <text:p>-8.45109625032744</text:p>
          </table:table-cell>
          <table:table-cell table:style-name="ce6" table:formula="of:=([.V4]-[.V13])/[.V4]" office:value-type="float" office:value="-5.62257257364" calcext:value-type="float">
            <text:p>-5.62257257364</text:p>
          </table:table-cell>
          <table:table-cell table:style-name="ce6" table:formula="of:=([.W4]-[.W13])/[.W4]" office:value-type="float" office:value="-4.59805563606577" calcext:value-type="float">
            <text:p>-4.59805563606577</text:p>
          </table:table-cell>
          <table:table-cell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SHIFT</text:p>
          </table:table-cell>
          <table:table-cell table:formula="of:=SUM([.F100:.W100])/15" office:value-type="float" office:value="-8.3246753337447" calcext:value-type="float">
            <text:p>-8.3246753337447</text:p>
          </table:table-cell>
          <table:table-cell table:formula="of:=[.D100]*(-1)" office:value-type="percentage" office:value="8.3246753337447" calcext:value-type="percentage">
            <text:p>832.47%</text:p>
          </table:table-cell>
          <table:table-cell/>
          <table:table-cell table:formula="of:=([.G4]-[.G14])/[.G4]" office:value-type="float" office:value="-7.97766379715104" calcext:value-type="float">
            <text:p>-7.97766379715104</text:p>
          </table:table-cell>
          <table:table-cell table:formula="of:=([.H4]-[.H14])/[.H4]" office:value-type="float" office:value="-25.8839073737813" calcext:value-type="float">
            <text:p>-25.8839073737813</text:p>
          </table:table-cell>
          <table:table-cell table:formula="of:=([.I4]-[.I14])/[.I4]" office:value-type="float" office:value="-5.7165835205931" calcext:value-type="float">
            <text:p>-5.7165835205931</text:p>
          </table:table-cell>
          <table:table-cell/>
          <table:table-cell table:formula="of:=([.K4]-[.K14])/[.K4]" office:value-type="float" office:value="-4.25864876455282" calcext:value-type="float">
            <text:p>-4.25864876455282</text:p>
          </table:table-cell>
          <table:table-cell table:formula="of:=([.L4]-[.L14])/[.L4]" office:value-type="float" office:value="-8.22155376703942" calcext:value-type="float">
            <text:p>-8.22155376703942</text:p>
          </table:table-cell>
          <table:table-cell table:formula="of:=([.M4]-[.M14])/[.M4]" office:value-type="float" office:value="-4.35625226562541" calcext:value-type="float">
            <text:p>-4.35625226562541</text:p>
          </table:table-cell>
          <table:table-cell table:formula="of:=([.N4]-[.N14])/[.N4]" office:value-type="float" office:value="-4.28591682837322" calcext:value-type="float">
            <text:p>-4.28591682837322</text:p>
          </table:table-cell>
          <table:table-cell table:formula="of:=([.O4]-[.O14])/[.O4]" office:value-type="float" office:value="-7.6941623293059" calcext:value-type="float">
            <text:p>-7.6941623293059</text:p>
          </table:table-cell>
          <table:table-cell/>
          <table:table-cell table:style-name="ce6" table:formula="of:=([.Q4]-[.Q14])/[.Q4]" office:value-type="float" office:value="-9.43585876859762" calcext:value-type="float">
            <text:p>-9.43585876859762</text:p>
          </table:table-cell>
          <table:table-cell table:style-name="ce6" table:formula="of:=([.R4]-[.R14])/[.R4]" office:value-type="float" office:value="-9.66172001477981" calcext:value-type="float">
            <text:p>-9.66172001477981</text:p>
          </table:table-cell>
          <table:table-cell table:style-name="ce6" table:formula="of:=([.S4]-[.S14])/[.S4]" office:value-type="float" office:value="-8.08778620201672" calcext:value-type="float">
            <text:p>-8.08778620201672</text:p>
          </table:table-cell>
          <table:table-cell table:style-name="ce6" table:formula="of:=([.T4]-[.T14])/[.T4]" office:value-type="float" office:value="-10.8466220686603" calcext:value-type="float">
            <text:p>-10.8466220686603</text:p>
          </table:table-cell>
          <table:table-cell table:style-name="ce6" table:formula="of:=([.U4]-[.U14])/[.U4]" office:value-type="float" office:value="-8.53298792883662" calcext:value-type="float">
            <text:p>-8.53298792883662</text:p>
          </table:table-cell>
          <table:table-cell table:style-name="ce6" table:formula="of:=([.V4]-[.V14])/[.V4]" office:value-type="float" office:value="-5.39305180550298" calcext:value-type="float">
            <text:p>-5.39305180550298</text:p>
          </table:table-cell>
          <table:table-cell table:style-name="ce6" table:formula="of:=([.W4]-[.W14])/[.W4]" office:value-type="float" office:value="-4.5174145713543" calcext:value-type="float">
            <text:p>-4.5174145713543</text:p>
          </table:table-cell>
          <table:table-cell table:number-columns-repeated="39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INVERSION</text:p>
          </table:table-cell>
          <table:table-cell table:formula="of:=SUM([.F101:.W101])/15" office:value-type="float" office:value="-8.33318803619174" calcext:value-type="float">
            <text:p>-8.33318803619174</text:p>
          </table:table-cell>
          <table:table-cell table:formula="of:=[.D101]*(-1)" office:value-type="percentage" office:value="8.33318803619174" calcext:value-type="percentage">
            <text:p>833.32%</text:p>
          </table:table-cell>
          <table:table-cell/>
          <table:table-cell table:formula="of:=([.G4]-[.G15])/[.G4]" office:value-type="float" office:value="-7.91549267988038" calcext:value-type="float">
            <text:p>-7.91549267988038</text:p>
          </table:table-cell>
          <table:table-cell table:formula="of:=([.H4]-[.H15])/[.H4]" office:value-type="float" office:value="-25.5144082360108" calcext:value-type="float">
            <text:p>-25.5144082360108</text:p>
          </table:table-cell>
          <table:table-cell table:formula="of:=([.I4]-[.I15])/[.I4]" office:value-type="float" office:value="-5.63897362814514" calcext:value-type="float">
            <text:p>-5.63897362814514</text:p>
          </table:table-cell>
          <table:table-cell/>
          <table:table-cell table:formula="of:=([.K4]-[.K15])/[.K4]" office:value-type="float" office:value="-4.03253558707164" calcext:value-type="float">
            <text:p>-4.03253558707164</text:p>
          </table:table-cell>
          <table:table-cell table:formula="of:=([.L4]-[.L15])/[.L4]" office:value-type="float" office:value="-8.30700712973275" calcext:value-type="float">
            <text:p>-8.30700712973275</text:p>
          </table:table-cell>
          <table:table-cell table:formula="of:=([.M4]-[.M15])/[.M4]" office:value-type="float" office:value="-4.32250140020832" calcext:value-type="float">
            <text:p>-4.32250140020832</text:p>
          </table:table-cell>
          <table:table-cell table:formula="of:=([.N4]-[.N15])/[.N4]" office:value-type="float" office:value="-4.52382173707411" calcext:value-type="float">
            <text:p>-4.52382173707411</text:p>
          </table:table-cell>
          <table:table-cell table:formula="of:=([.O4]-[.O15])/[.O4]" office:value-type="float" office:value="-7.64143027947965" calcext:value-type="float">
            <text:p>-7.64143027947965</text:p>
          </table:table-cell>
          <table:table-cell/>
          <table:table-cell table:style-name="ce6" table:formula="of:=([.Q4]-[.Q15])/[.Q4]" office:value-type="float" office:value="-9.59118634056277" calcext:value-type="float">
            <text:p>-9.59118634056277</text:p>
          </table:table-cell>
          <table:table-cell table:style-name="ce6" table:formula="of:=([.R4]-[.R15])/[.R4]" office:value-type="float" office:value="-9.86472793356691" calcext:value-type="float">
            <text:p>-9.86472793356691</text:p>
          </table:table-cell>
          <table:table-cell table:style-name="ce6" table:formula="of:=([.S4]-[.S15])/[.S4]" office:value-type="float" office:value="-7.87096530686003" calcext:value-type="float">
            <text:p>-7.87096530686003</text:p>
          </table:table-cell>
          <table:table-cell table:style-name="ce6" table:formula="of:=([.T4]-[.T15])/[.T4]" office:value-type="float" office:value="-11.3103940474419" calcext:value-type="float">
            <text:p>-11.3103940474419</text:p>
          </table:table-cell>
          <table:table-cell table:style-name="ce6" table:formula="of:=([.U4]-[.U15])/[.U4]" office:value-type="float" office:value="-8.43352540690763" calcext:value-type="float">
            <text:p>-8.43352540690763</text:p>
          </table:table-cell>
          <table:table-cell table:style-name="ce6" table:formula="of:=([.V4]-[.V15])/[.V4]" office:value-type="float" office:value="-5.60857150364811" calcext:value-type="float">
            <text:p>-5.60857150364811</text:p>
          </table:table-cell>
          <table:table-cell table:style-name="ce6" table:formula="of:=([.W4]-[.W15])/[.W4]" office:value-type="float" office:value="-4.42227932628592" calcext:value-type="float">
            <text:p>-4.42227932628592</text:p>
          </table:table-cell>
          <table:table-cell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INSERTION</text:p>
          </table:table-cell>
          <table:table-cell table:formula="of:=SUM([.F102:.W102])/15" office:value-type="float" office:value="-8.30538757806491" calcext:value-type="float">
            <text:p>-8.30538757806491</text:p>
          </table:table-cell>
          <table:table-cell table:formula="of:=[.D102]*(-1)" office:value-type="percentage" office:value="8.30538757806491" calcext:value-type="percentage">
            <text:p>830.54%</text:p>
          </table:table-cell>
          <table:table-cell/>
          <table:table-cell table:formula="of:=([.G4]-[.G16])/[.G4]" office:value-type="float" office:value="-7.85552326902171" calcext:value-type="float">
            <text:p>-7.85552326902171</text:p>
          </table:table-cell>
          <table:table-cell table:formula="of:=([.H4]-[.H16])/[.H4]" office:value-type="float" office:value="-25.0079439711158" calcext:value-type="float">
            <text:p>-25.0079439711158</text:p>
          </table:table-cell>
          <table:table-cell table:formula="of:=([.I4]-[.I16])/[.I4]" office:value-type="float" office:value="-5.67220213136293" calcext:value-type="float">
            <text:p>-5.67220213136293</text:p>
          </table:table-cell>
          <table:table-cell/>
          <table:table-cell table:formula="of:=([.K4]-[.K16])/[.K4]" office:value-type="float" office:value="-4.05778785495887" calcext:value-type="float">
            <text:p>-4.05778785495887</text:p>
          </table:table-cell>
          <table:table-cell table:formula="of:=([.L4]-[.L16])/[.L4]" office:value-type="float" office:value="-8.16409399988371" calcext:value-type="float">
            <text:p>-8.16409399988371</text:p>
          </table:table-cell>
          <table:table-cell table:formula="of:=([.M4]-[.M16])/[.M4]" office:value-type="float" office:value="-4.39026743248528" calcext:value-type="float">
            <text:p>-4.39026743248528</text:p>
          </table:table-cell>
          <table:table-cell table:formula="of:=([.N4]-[.N16])/[.N4]" office:value-type="float" office:value="-4.4315105881814" calcext:value-type="float">
            <text:p>-4.4315105881814</text:p>
          </table:table-cell>
          <table:table-cell table:formula="of:=([.O4]-[.O16])/[.O4]" office:value-type="float" office:value="-7.90232931701344" calcext:value-type="float">
            <text:p>-7.90232931701344</text:p>
          </table:table-cell>
          <table:table-cell/>
          <table:table-cell table:style-name="ce6" table:formula="of:=([.Q4]-[.Q16])/[.Q4]" office:value-type="float" office:value="-9.79886073382633" calcext:value-type="float">
            <text:p>-9.79886073382633</text:p>
          </table:table-cell>
          <table:table-cell table:style-name="ce6" table:formula="of:=([.R4]-[.R16])/[.R4]" office:value-type="float" office:value="-9.6139548100058" calcext:value-type="float">
            <text:p>-9.6139548100058</text:p>
          </table:table-cell>
          <table:table-cell table:style-name="ce6" table:formula="of:=([.S4]-[.S16])/[.S4]" office:value-type="float" office:value="-7.95003634296232" calcext:value-type="float">
            <text:p>-7.95003634296232</text:p>
          </table:table-cell>
          <table:table-cell table:style-name="ce6" table:formula="of:=([.T4]-[.T16])/[.T4]" office:value-type="float" office:value="-11.1614191374012" calcext:value-type="float">
            <text:p>-11.1614191374012</text:p>
          </table:table-cell>
          <table:table-cell table:style-name="ce6" table:formula="of:=([.U4]-[.U16])/[.U4]" office:value-type="float" office:value="-8.49973974125113" calcext:value-type="float">
            <text:p>-8.49973974125113</text:p>
          </table:table-cell>
          <table:table-cell table:style-name="ce6" table:formula="of:=([.V4]-[.V16])/[.V4]" office:value-type="float" office:value="-5.55037071881835" calcext:value-type="float">
            <text:p>-5.55037071881835</text:p>
          </table:table-cell>
          <table:table-cell table:style-name="ce6" table:formula="of:=([.W4]-[.W16])/[.W4]" office:value-type="float" office:value="-4.52477362268542" calcext:value-type="float">
            <text:p>-4.52477362268542</text:p>
          </table:table-cell>
          <table:table-cell table:number-columns-repeated="39"/>
        </table:table-row>
        <table:table-row table:style-name="ro4">
          <table:table-cell/>
          <table:table-cell table:style-name="ce7"/>
          <table:table-cell table:style-name="ce21" office:value-type="string" calcext:value-type="string">
            <text:p>OBX DISPLACEMENT</text:p>
          </table:table-cell>
          <table:table-cell table:formula="of:=SUM([.F103:.W103])/15" office:value-type="float" office:value="-8.31588349388725" calcext:value-type="float">
            <text:p>-8.31588349388725</text:p>
          </table:table-cell>
          <table:table-cell table:formula="of:=[.D103]*(-1)" office:value-type="percentage" office:value="8.31588349388725" calcext:value-type="percentage">
            <text:p>831.59%</text:p>
          </table:table-cell>
          <table:table-cell/>
          <table:table-cell table:formula="of:=([.G4]-[.G17])/[.G4]" office:value-type="float" office:value="-7.91816039099719" calcext:value-type="float">
            <text:p>-7.91816039099719</text:p>
          </table:table-cell>
          <table:table-cell table:formula="of:=([.H4]-[.H17])/[.H4]" office:value-type="float" office:value="-25.1063971857773" calcext:value-type="float">
            <text:p>-25.1063971857773</text:p>
          </table:table-cell>
          <table:table-cell table:formula="of:=([.I4]-[.I17])/[.I4]" office:value-type="float" office:value="-5.62993510248317" calcext:value-type="float">
            <text:p>-5.62993510248317</text:p>
          </table:table-cell>
          <table:table-cell/>
          <table:table-cell table:formula="of:=([.K4]-[.K17])/[.K4]" office:value-type="float" office:value="-4.28236732040276" calcext:value-type="float">
            <text:p>-4.28236732040276</text:p>
          </table:table-cell>
          <table:table-cell table:formula="of:=([.L4]-[.L17])/[.L4]" office:value-type="float" office:value="-8.38427482247633" calcext:value-type="float">
            <text:p>-8.38427482247633</text:p>
          </table:table-cell>
          <table:table-cell table:formula="of:=([.M4]-[.M17])/[.M4]" office:value-type="float" office:value="-4.22228076195343" calcext:value-type="float">
            <text:p>-4.22228076195343</text:p>
          </table:table-cell>
          <table:table-cell table:formula="of:=([.N4]-[.N17])/[.N4]" office:value-type="float" office:value="-4.33360410326261" calcext:value-type="float">
            <text:p>-4.33360410326261</text:p>
          </table:table-cell>
          <table:table-cell table:formula="of:=([.O4]-[.O17])/[.O4]" office:value-type="float" office:value="-7.88961006358199" calcext:value-type="float">
            <text:p>-7.88961006358199</text:p>
          </table:table-cell>
          <table:table-cell/>
          <table:table-cell table:style-name="ce6" table:formula="of:=([.Q4]-[.Q17])/[.Q4]" office:value-type="float" office:value="-9.82428293006743" calcext:value-type="float">
            <text:p>-9.82428293006743</text:p>
          </table:table-cell>
          <table:table-cell table:style-name="ce6" table:formula="of:=([.R4]-[.R17])/[.R4]" office:value-type="float" office:value="-9.4320867381431" calcext:value-type="float">
            <text:p>-9.4320867381431</text:p>
          </table:table-cell>
          <table:table-cell table:style-name="ce6" table:formula="of:=([.S4]-[.S17])/[.S4]" office:value-type="float" office:value="-8.05334672250019" calcext:value-type="float">
            <text:p>-8.05334672250019</text:p>
          </table:table-cell>
          <table:table-cell table:style-name="ce6" table:formula="of:=([.T4]-[.T17])/[.T4]" office:value-type="float" office:value="-11.0834575297723" calcext:value-type="float">
            <text:p>-11.0834575297723</text:p>
          </table:table-cell>
          <table:table-cell table:style-name="ce6" table:formula="of:=([.U4]-[.U17])/[.U4]" office:value-type="float" office:value="-8.48835081494674" calcext:value-type="float">
            <text:p>-8.48835081494674</text:p>
          </table:table-cell>
          <table:table-cell table:style-name="ce6" table:formula="of:=([.V4]-[.V17])/[.V4]" office:value-type="float" office:value="-5.48949376635249" calcext:value-type="float">
            <text:p>-5.48949376635249</text:p>
          </table:table-cell>
          <table:table-cell table:style-name="ce6" table:formula="of:=([.W4]-[.W17])/[.W4]" office:value-type="float" office:value="-4.60060415559169" calcext:value-type="float">
            <text:p>-4.60060415559169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OX SWAP</text:p>
          </table:table-cell>
          <table:table-cell table:formula="of:=SUM([.F104:.W104])/15" office:value-type="float" office:value="-0.693491696792548" calcext:value-type="float">
            <text:p>-0.693491696792548</text:p>
          </table:table-cell>
          <table:table-cell table:formula="of:=[.D104]*(-1)" office:value-type="percentage" office:value="0.693491696792548" calcext:value-type="percentage">
            <text:p>69.35%</text:p>
          </table:table-cell>
          <table:table-cell/>
          <table:table-cell table:formula="of:=([.G4]-[.G18])/[.G4]" office:value-type="float" office:value="-2.04647989785243" calcext:value-type="float">
            <text:p>-2.04647989785243</text:p>
          </table:table-cell>
          <table:table-cell table:formula="of:=([.H4]-[.H18])/[.H4]" office:value-type="float" office:value="-1.4181686205828" calcext:value-type="float">
            <text:p>-1.4181686205828</text:p>
          </table:table-cell>
          <table:table-cell table:formula="of:=([.I4]-[.I18])/[.I4]" office:value-type="float" office:value="-0.293039613074267" calcext:value-type="float">
            <text:p>-0.293039613074267</text:p>
          </table:table-cell>
          <table:table-cell/>
          <table:table-cell table:formula="of:=([.K4]-[.K18])/[.K4]" office:value-type="float" office:value="-0.186470002535618" calcext:value-type="float">
            <text:p>-0.186470002535618</text:p>
          </table:table-cell>
          <table:table-cell table:formula="of:=([.L4]-[.L18])/[.L4]" office:value-type="float" office:value="-1.1544065717806" calcext:value-type="float">
            <text:p>-1.1544065717806</text:p>
          </table:table-cell>
          <table:table-cell table:formula="of:=([.M4]-[.M18])/[.M4]" office:value-type="float" office:value="-0.121219712111714" calcext:value-type="float">
            <text:p>-0.121219712111714</text:p>
          </table:table-cell>
          <table:table-cell table:formula="of:=([.N4]-[.N18])/[.N4]" office:value-type="float" office:value="-0.165923370375599" calcext:value-type="float">
            <text:p>-0.165923370375599</text:p>
          </table:table-cell>
          <table:table-cell table:formula="of:=([.O4]-[.O18])/[.O4]" office:value-type="float" office:value="-0.615926368698264" calcext:value-type="float">
            <text:p>-0.615926368698264</text:p>
          </table:table-cell>
          <table:table-cell/>
          <table:table-cell table:style-name="ce6" table:formula="of:=([.Q4]-[.Q18])/[.Q4]" office:value-type="float" office:value="-0.207758134940972" calcext:value-type="float">
            <text:p>-0.207758134940972</text:p>
          </table:table-cell>
          <table:table-cell table:style-name="ce6" table:formula="of:=([.R4]-[.R18])/[.R4]" office:value-type="float" office:value="-0.218271558905223" calcext:value-type="float">
            <text:p>-0.218271558905223</text:p>
          </table:table-cell>
          <table:table-cell table:style-name="ce6" table:formula="of:=([.S4]-[.S18])/[.S4]" office:value-type="float" office:value="-0.470253252608626" calcext:value-type="float">
            <text:p>-0.470253252608626</text:p>
          </table:table-cell>
          <table:table-cell table:style-name="ce6" table:formula="of:=([.T4]-[.T18])/[.T4]" office:value-type="float" office:value="-1.829291335447" calcext:value-type="float">
            <text:p>-1.829291335447</text:p>
          </table:table-cell>
          <table:table-cell table:style-name="ce6" table:formula="of:=([.U4]-[.U18])/[.U4]" office:value-type="float" office:value="-1.24756062138693" calcext:value-type="float">
            <text:p>-1.24756062138693</text:p>
          </table:table-cell>
          <table:table-cell table:style-name="ce6" table:formula="of:=([.V4]-[.V18])/[.V4]" office:value-type="float" office:value="-0.258238746677143" calcext:value-type="float">
            <text:p>-0.258238746677143</text:p>
          </table:table-cell>
          <table:table-cell table:style-name="ce6" table:formula="of:=([.W4]-[.W18])/[.W4]" office:value-type="float" office:value="-0.169367644911034" calcext:value-type="float">
            <text:p>-0.169367644911034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OX SCRAMBLE</text:p>
          </table:table-cell>
          <table:table-cell table:formula="of:=SUM([.F105:.W105])/15" office:value-type="float" office:value="-0.724568519637628" calcext:value-type="float">
            <text:p>-0.724568519637628</text:p>
          </table:table-cell>
          <table:table-cell table:formula="of:=[.D105]*(-1)" office:value-type="percentage" office:value="0.724568519637628" calcext:value-type="percentage">
            <text:p>72.46%</text:p>
          </table:table-cell>
          <table:table-cell/>
          <table:table-cell table:formula="of:=([.G4]-[.G19])/[.G4]" office:value-type="float" office:value="-1.97613599308122" calcext:value-type="float">
            <text:p>-1.97613599308122</text:p>
          </table:table-cell>
          <table:table-cell table:formula="of:=([.H4]-[.H19])/[.H4]" office:value-type="float" office:value="-1.52126791757785" calcext:value-type="float">
            <text:p>-1.52126791757785</text:p>
          </table:table-cell>
          <table:table-cell table:formula="of:=([.I4]-[.I19])/[.I4]" office:value-type="float" office:value="-0.382104677314836" calcext:value-type="float">
            <text:p>-0.382104677314836</text:p>
          </table:table-cell>
          <table:table-cell/>
          <table:table-cell table:formula="of:=([.K4]-[.K19])/[.K4]" office:value-type="float" office:value="-0.15708940409117" calcext:value-type="float">
            <text:p>-0.15708940409117</text:p>
          </table:table-cell>
          <table:table-cell table:formula="of:=([.L4]-[.L19])/[.L4]" office:value-type="float" office:value="-1.32382976478037" calcext:value-type="float">
            <text:p>-1.32382976478037</text:p>
          </table:table-cell>
          <table:table-cell table:formula="of:=([.M4]-[.M19])/[.M4]" office:value-type="float" office:value="-0.14710955860319" calcext:value-type="float">
            <text:p>-0.14710955860319</text:p>
          </table:table-cell>
          <table:table-cell table:formula="of:=([.N4]-[.N19])/[.N4]" office:value-type="float" office:value="-0.136200346647546" calcext:value-type="float">
            <text:p>-0.136200346647546</text:p>
          </table:table-cell>
          <table:table-cell table:formula="of:=([.O4]-[.O19])/[.O4]" office:value-type="float" office:value="-0.665693074525226" calcext:value-type="float">
            <text:p>-0.665693074525226</text:p>
          </table:table-cell>
          <table:table-cell/>
          <table:table-cell table:style-name="ce6" table:formula="of:=([.Q4]-[.Q19])/[.Q4]" office:value-type="float" office:value="-0.189764734737374" calcext:value-type="float">
            <text:p>-0.189764734737374</text:p>
          </table:table-cell>
          <table:table-cell table:style-name="ce6" table:formula="of:=([.R4]-[.R19])/[.R4]" office:value-type="float" office:value="-0.217279522324363" calcext:value-type="float">
            <text:p>-0.217279522324363</text:p>
          </table:table-cell>
          <table:table-cell table:style-name="ce6" table:formula="of:=([.S4]-[.S19])/[.S4]" office:value-type="float" office:value="-0.556652635905573" calcext:value-type="float">
            <text:p>-0.556652635905573</text:p>
          </table:table-cell>
          <table:table-cell table:style-name="ce6" table:formula="of:=([.T4]-[.T19])/[.T4]" office:value-type="float" office:value="-1.75283391116315" calcext:value-type="float">
            <text:p>-1.75283391116315</text:p>
          </table:table-cell>
          <table:table-cell table:style-name="ce6" table:formula="of:=([.U4]-[.U19])/[.U4]" office:value-type="float" office:value="-1.43898592675519" calcext:value-type="float">
            <text:p>-1.43898592675519</text:p>
          </table:table-cell>
          <table:table-cell table:style-name="ce6" table:formula="of:=([.V4]-[.V19])/[.V4]" office:value-type="float" office:value="-0.277209442286925" calcext:value-type="float">
            <text:p>-0.277209442286925</text:p>
          </table:table-cell>
          <table:table-cell table:style-name="ce6" table:formula="of:=([.W4]-[.W19])/[.W4]" office:value-type="float" office:value="-0.126370884770444" calcext:value-type="float">
            <text:p>-0.126370884770444</text:p>
          </table:table-cell>
          <table:table-cell table:number-columns-repeated="39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HIFT</text:p>
          </table:table-cell>
          <table:table-cell table:formula="of:=SUM([.F106:.W106])/15" office:value-type="float" office:value="-0.694680655475171" calcext:value-type="float">
            <text:p>-0.694680655475171</text:p>
          </table:table-cell>
          <table:table-cell table:formula="of:=[.D106]*(-1)" office:value-type="percentage" office:value="0.69468065547517" calcext:value-type="percentage">
            <text:p>69.47%</text:p>
          </table:table-cell>
          <table:table-cell/>
          <table:table-cell table:formula="of:=([.G4]-[.G20])/[.G4]" office:value-type="float" office:value="-1.89301640560587" calcext:value-type="float">
            <text:p>-1.89301640560587</text:p>
          </table:table-cell>
          <table:table-cell table:formula="of:=([.H4]-[.H20])/[.H4]" office:value-type="float" office:value="-1.18623514371839" calcext:value-type="float">
            <text:p>-1.18623514371839</text:p>
          </table:table-cell>
          <table:table-cell table:formula="of:=([.I4]-[.I20])/[.I4]" office:value-type="float" office:value="-0.306365815836877" calcext:value-type="float">
            <text:p>-0.306365815836877</text:p>
          </table:table-cell>
          <table:table-cell/>
          <table:table-cell table:formula="of:=([.K4]-[.K20])/[.K4]" office:value-type="float" office:value="-0.178866806707684" calcext:value-type="float">
            <text:p>-0.178866806707684</text:p>
          </table:table-cell>
          <table:table-cell table:formula="of:=([.L4]-[.L20])/[.L4]" office:value-type="float" office:value="-1.2096452766648" calcext:value-type="float">
            <text:p>-1.2096452766648</text:p>
          </table:table-cell>
          <table:table-cell table:formula="of:=([.M4]-[.M20])/[.M4]" office:value-type="float" office:value="-0.114585666313054" calcext:value-type="float">
            <text:p>-0.114585666313054</text:p>
          </table:table-cell>
          <table:table-cell table:formula="of:=([.N4]-[.N20])/[.N4]" office:value-type="float" office:value="-0.112236332333204" calcext:value-type="float">
            <text:p>-0.112236332333204</text:p>
          </table:table-cell>
          <table:table-cell table:formula="of:=([.O4]-[.O20])/[.O4]" office:value-type="float" office:value="-0.66319151036393" calcext:value-type="float">
            <text:p>-0.66319151036393</text:p>
          </table:table-cell>
          <table:table-cell/>
          <table:table-cell table:style-name="ce6" table:formula="of:=([.Q4]-[.Q20])/[.Q4]" office:value-type="float" office:value="-0.325670065782392" calcext:value-type="float">
            <text:p>-0.325670065782392</text:p>
          </table:table-cell>
          <table:table-cell table:style-name="ce6" table:formula="of:=([.R4]-[.R20])/[.R4]" office:value-type="float" office:value="-0.170700033849077" calcext:value-type="float">
            <text:p>-0.170700033849077</text:p>
          </table:table-cell>
          <table:table-cell table:style-name="ce6" table:formula="of:=([.S4]-[.S20])/[.S4]" office:value-type="float" office:value="-0.478333385551999" calcext:value-type="float">
            <text:p>-0.478333385551999</text:p>
          </table:table-cell>
          <table:table-cell table:style-name="ce6" table:formula="of:=([.T4]-[.T20])/[.T4]" office:value-type="float" office:value="-2.00860639477686" calcext:value-type="float">
            <text:p>-2.00860639477686</text:p>
          </table:table-cell>
          <table:table-cell table:style-name="ce6" table:formula="of:=([.U4]-[.U20])/[.U4]" office:value-type="float" office:value="-1.41866906008" calcext:value-type="float">
            <text:p>-1.41866906008</text:p>
          </table:table-cell>
          <table:table-cell table:style-name="ce6" table:formula="of:=([.V4]-[.V20])/[.V4]" office:value-type="float" office:value="-0.183496685617962" calcext:value-type="float">
            <text:p>-0.183496685617962</text:p>
          </table:table-cell>
          <table:table-cell table:style-name="ce6" table:formula="of:=([.W4]-[.W20])/[.W4]" office:value-type="float" office:value="-0.170591248925469" calcext:value-type="float">
            <text:p>-0.170591248925469</text:p>
          </table:table-cell>
          <table:table-cell table:number-columns-repeated="39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INVERSION</text:p>
          </table:table-cell>
          <table:table-cell table:formula="of:=SUM([.F107:.W107])/15" office:value-type="float" office:value="-0.697218270275578" calcext:value-type="float">
            <text:p>-0.697218270275578</text:p>
          </table:table-cell>
          <table:table-cell table:formula="of:=[.D107]*(-1)" office:value-type="percentage" office:value="0.697218270275578" calcext:value-type="percentage">
            <text:p>69.72%</text:p>
          </table:table-cell>
          <table:table-cell/>
          <table:table-cell table:formula="of:=([.G4]-[.G21])/[.G4]" office:value-type="float" office:value="-2.12983432508248" calcext:value-type="float">
            <text:p>-2.12983432508248</text:p>
          </table:table-cell>
          <table:table-cell table:formula="of:=([.H4]-[.H21])/[.H4]" office:value-type="float" office:value="-1.37339849775771" calcext:value-type="float">
            <text:p>-1.37339849775771</text:p>
          </table:table-cell>
          <table:table-cell table:formula="of:=([.I4]-[.I21])/[.I4]" office:value-type="float" office:value="-0.346294660570084" calcext:value-type="float">
            <text:p>-0.346294660570084</text:p>
          </table:table-cell>
          <table:table-cell/>
          <table:table-cell table:formula="of:=([.K4]-[.K21])/[.K4]" office:value-type="float" office:value="-0.152006292293259" calcext:value-type="float">
            <text:p>-0.152006292293259</text:p>
          </table:table-cell>
          <table:table-cell table:formula="of:=([.L4]-[.L21])/[.L4]" office:value-type="float" office:value="-1.13157513940601" calcext:value-type="float">
            <text:p>-1.13157513940601</text:p>
          </table:table-cell>
          <table:table-cell table:formula="of:=([.M4]-[.M21])/[.M4]" office:value-type="float" office:value="-0.0916797273018949" calcext:value-type="float">
            <text:p>-0.091679727301895</text:p>
          </table:table-cell>
          <table:table-cell table:formula="of:=([.N4]-[.N21])/[.N4]" office:value-type="float" office:value="-0.129632787249714" calcext:value-type="float">
            <text:p>-0.129632787249714</text:p>
          </table:table-cell>
          <table:table-cell table:formula="of:=([.O4]-[.O21])/[.O4]" office:value-type="float" office:value="-0.626965356431095" calcext:value-type="float">
            <text:p>-0.626965356431095</text:p>
          </table:table-cell>
          <table:table-cell/>
          <table:table-cell table:style-name="ce6" table:formula="of:=([.Q4]-[.Q21])/[.Q4]" office:value-type="float" office:value="-0.137018916545006" calcext:value-type="float">
            <text:p>-0.137018916545006</text:p>
          </table:table-cell>
          <table:table-cell table:style-name="ce6" table:formula="of:=([.R4]-[.R21])/[.R4]" office:value-type="float" office:value="-0.154933873014627" calcext:value-type="float">
            <text:p>-0.154933873014627</text:p>
          </table:table-cell>
          <table:table-cell table:style-name="ce6" table:formula="of:=([.S4]-[.S21])/[.S4]" office:value-type="float" office:value="-0.43908087422809" calcext:value-type="float">
            <text:p>-0.43908087422809</text:p>
          </table:table-cell>
          <table:table-cell table:style-name="ce6" table:formula="of:=([.T4]-[.T21])/[.T4]" office:value-type="float" office:value="-1.85173648128663" calcext:value-type="float">
            <text:p>-1.85173648128663</text:p>
          </table:table-cell>
          <table:table-cell table:style-name="ce6" table:formula="of:=([.U4]-[.U21])/[.U4]" office:value-type="float" office:value="-1.47315635445221" calcext:value-type="float">
            <text:p>-1.47315635445221</text:p>
          </table:table-cell>
          <table:table-cell table:style-name="ce6" table:formula="of:=([.V4]-[.V21])/[.V4]" office:value-type="float" office:value="-0.281781593211039" calcext:value-type="float">
            <text:p>-0.281781593211039</text:p>
          </table:table-cell>
          <table:table-cell table:style-name="ce6" table:formula="of:=([.W4]-[.W21])/[.W4]" office:value-type="float" office:value="-0.139179175303816" calcext:value-type="float">
            <text:p>-0.139179175303816</text:p>
          </table:table-cell>
          <table:table-cell table:number-columns-repeated="39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INSERTION</text:p>
          </table:table-cell>
          <table:table-cell table:formula="of:=SUM([.F108:.W108])/15" office:value-type="float" office:value="-0.677072637147863" calcext:value-type="float">
            <text:p>-0.677072637147863</text:p>
          </table:table-cell>
          <table:table-cell table:formula="of:=[.D108]*(-1)" office:value-type="percentage" office:value="0.677072637147863" calcext:value-type="percentage">
            <text:p>67.71%</text:p>
          </table:table-cell>
          <table:table-cell/>
          <table:table-cell table:formula="of:=([.G4]-[.G22])/[.G4]" office:value-type="float" office:value="-1.95603697184906" calcext:value-type="float">
            <text:p>-1.95603697184906</text:p>
          </table:table-cell>
          <table:table-cell table:formula="of:=([.H4]-[.H22])/[.H4]" office:value-type="float" office:value="-1.54140100460274" calcext:value-type="float">
            <text:p>-1.54140100460274</text:p>
          </table:table-cell>
          <table:table-cell table:formula="of:=([.I4]-[.I22])/[.I4]" office:value-type="float" office:value="-0.393305529547927" calcext:value-type="float">
            <text:p>-0.393305529547927</text:p>
          </table:table-cell>
          <table:table-cell/>
          <table:table-cell table:formula="of:=([.K4]-[.K22])/[.K4]" office:value-type="float" office:value="-0.201659455675688" calcext:value-type="float">
            <text:p>-0.201659455675688</text:p>
          </table:table-cell>
          <table:table-cell table:formula="of:=([.L4]-[.L22])/[.L4]" office:value-type="float" office:value="-1.19842641001855" calcext:value-type="float">
            <text:p>-1.19842641001855</text:p>
          </table:table-cell>
          <table:table-cell table:formula="of:=([.M4]-[.M22])/[.M4]" office:value-type="float" office:value="-0.119421442147388" calcext:value-type="float">
            <text:p>-0.119421442147388</text:p>
          </table:table-cell>
          <table:table-cell table:formula="of:=([.N4]-[.N22])/[.N4]" office:value-type="float" office:value="-0.106257028719572" calcext:value-type="float">
            <text:p>-0.106257028719572</text:p>
          </table:table-cell>
          <table:table-cell table:formula="of:=([.O4]-[.O22])/[.O4]" office:value-type="float" office:value="-0.525216533745702" calcext:value-type="float">
            <text:p>-0.525216533745702</text:p>
          </table:table-cell>
          <table:table-cell/>
          <table:table-cell table:style-name="ce6" table:formula="of:=([.Q4]-[.Q22])/[.Q4]" office:value-type="float" office:value="-0.144929478712333" calcext:value-type="float">
            <text:p>-0.144929478712333</text:p>
          </table:table-cell>
          <table:table-cell table:style-name="ce6" table:formula="of:=([.R4]-[.R22])/[.R4]" office:value-type="float" office:value="-0.127827080565128" calcext:value-type="float">
            <text:p>-0.127827080565128</text:p>
          </table:table-cell>
          <table:table-cell table:style-name="ce6" table:formula="of:=([.S4]-[.S22])/[.S4]" office:value-type="float" office:value="-0.535160861581736" calcext:value-type="float">
            <text:p>-0.535160861581736</text:p>
          </table:table-cell>
          <table:table-cell table:style-name="ce6" table:formula="of:=([.T4]-[.T22])/[.T4]" office:value-type="float" office:value="-1.7574084324485" calcext:value-type="float">
            <text:p>-1.7574084324485</text:p>
          </table:table-cell>
          <table:table-cell table:style-name="ce6" table:formula="of:=([.U4]-[.U22])/[.U4]" office:value-type="float" office:value="-1.21389369098648" calcext:value-type="float">
            <text:p>-1.21389369098648</text:p>
          </table:table-cell>
          <table:table-cell table:style-name="ce6" table:formula="of:=([.V4]-[.V22])/[.V4]" office:value-type="float" office:value="-0.186187990711891" calcext:value-type="float">
            <text:p>-0.186187990711891</text:p>
          </table:table-cell>
          <table:table-cell table:style-name="ce6" table:formula="of:=([.W4]-[.W22])/[.W4]" office:value-type="float" office:value="-0.148957645905248" calcext:value-type="float">
            <text:p>-0.148957645905248</text:p>
          </table:table-cell>
          <table:table-cell table:number-columns-repeated="39"/>
        </table:table-row>
        <table:table-row table:style-name="ro4">
          <table:table-cell table:style-name="ce7" table:number-columns-repeated="2"/>
          <table:table-cell office:value-type="string" calcext:value-type="string">
            <text:p>OX DISPLACEMENT</text:p>
          </table:table-cell>
          <table:table-cell table:formula="of:=SUM([.F109:.W109])/15" office:value-type="float" office:value="-0.758559003334894" calcext:value-type="float">
            <text:p>-0.758559003334894</text:p>
          </table:table-cell>
          <table:table-cell table:formula="of:=[.D109]*(-1)" office:value-type="percentage" office:value="0.758559003334893" calcext:value-type="percentage">
            <text:p>75.86%</text:p>
          </table:table-cell>
          <table:table-cell/>
          <table:table-cell table:formula="of:=([.G4]-[.G23])/[.G4]" office:value-type="float" office:value="-2.11193496135157" calcext:value-type="float">
            <text:p>-2.11193496135157</text:p>
          </table:table-cell>
          <table:table-cell table:formula="of:=([.H4]-[.H23])/[.H4]" office:value-type="float" office:value="-1.26449561671323" calcext:value-type="float">
            <text:p>-1.26449561671323</text:p>
          </table:table-cell>
          <table:table-cell table:formula="of:=([.I4]-[.I23])/[.I4]" office:value-type="float" office:value="-0.358801517189287" calcext:value-type="float">
            <text:p>-0.358801517189287</text:p>
          </table:table-cell>
          <table:table-cell/>
          <table:table-cell table:formula="of:=([.K4]-[.K23])/[.K4]" office:value-type="float" office:value="-0.163994260170464" calcext:value-type="float">
            <text:p>-0.163994260170464</text:p>
          </table:table-cell>
          <table:table-cell table:formula="of:=([.L4]-[.L23])/[.L4]" office:value-type="float" office:value="-1.4210491057637" calcext:value-type="float">
            <text:p>-1.4210491057637</text:p>
          </table:table-cell>
          <table:table-cell table:formula="of:=([.M4]-[.M23])/[.M4]" office:value-type="float" office:value="-0.18285876827291" calcext:value-type="float">
            <text:p>-0.18285876827291</text:p>
          </table:table-cell>
          <table:table-cell table:formula="of:=([.N4]-[.N23])/[.N4]" office:value-type="float" office:value="-0.156732636629981" calcext:value-type="float">
            <text:p>-0.156732636629981</text:p>
          </table:table-cell>
          <table:table-cell table:formula="of:=([.O4]-[.O23])/[.O4]" office:value-type="float" office:value="-0.605284386911534" calcext:value-type="float">
            <text:p>-0.605284386911534</text:p>
          </table:table-cell>
          <table:table-cell/>
          <table:table-cell table:style-name="ce6" table:formula="of:=([.Q4]-[.Q23])/[.Q4]" office:value-type="float" office:value="-0.236390536683815" calcext:value-type="float">
            <text:p>-0.236390536683815</text:p>
          </table:table-cell>
          <table:table-cell table:style-name="ce6" table:formula="of:=([.R4]-[.R23])/[.R4]" office:value-type="float" office:value="-0.207069243916329" calcext:value-type="float">
            <text:p>-0.207069243916329</text:p>
          </table:table-cell>
          <table:table-cell table:style-name="ce6" table:formula="of:=([.S4]-[.S23])/[.S4]" office:value-type="float" office:value="-0.605050100245942" calcext:value-type="float">
            <text:p>-0.605050100245942</text:p>
          </table:table-cell>
          <table:table-cell table:style-name="ce6" table:formula="of:=([.T4]-[.T23])/[.T4]" office:value-type="float" office:value="-2.24770764283674" calcext:value-type="float">
            <text:p>-2.24770764283674</text:p>
          </table:table-cell>
          <table:table-cell table:style-name="ce6" table:formula="of:=([.U4]-[.U23])/[.U4]" office:value-type="float" office:value="-1.30092327063382" calcext:value-type="float">
            <text:p>-1.30092327063382</text:p>
          </table:table-cell>
          <table:table-cell table:style-name="ce6" table:formula="of:=([.V4]-[.V23])/[.V4]" office:value-type="float" office:value="-0.329667630798517" calcext:value-type="float">
            <text:p>-0.329667630798517</text:p>
          </table:table-cell>
          <table:table-cell table:style-name="ce6" table:formula="of:=([.W4]-[.W23])/[.W4]" office:value-type="float" office:value="-0.186425371905573" calcext:value-type="float">
            <text:p>-0.186425371905573</text:p>
          </table:table-cell>
          <table:table-cell table:number-columns-repeated="39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LOX SWAP</text:p>
          </table:table-cell>
          <table:table-cell table:formula="of:=SUM([.F110:.W110])/15" office:value-type="float" office:value="-1.55821672200727" calcext:value-type="float">
            <text:p>-1.55821672200727</text:p>
          </table:table-cell>
          <table:table-cell table:formula="of:=[.D110]*(-1)" office:value-type="percentage" office:value="1.55821672200727" calcext:value-type="percentage">
            <text:p>155.82%</text:p>
          </table:table-cell>
          <table:table-cell/>
          <table:table-cell table:formula="of:=([.G4]-[.G24])/[.G4]" office:value-type="float" office:value="-1.95825226475335" calcext:value-type="float">
            <text:p>-1.95825226475335</text:p>
          </table:table-cell>
          <table:table-cell table:formula="of:=([.H4]-[.H24])/[.H4]" office:value-type="float" office:value="-5.28333752040906" calcext:value-type="float">
            <text:p>-5.28333752040906</text:p>
          </table:table-cell>
          <table:table-cell table:formula="of:=([.I4]-[.I24])/[.I4]" office:value-type="float" office:value="-0.841843883629704" calcext:value-type="float">
            <text:p>-0.841843883629704</text:p>
          </table:table-cell>
          <table:table-cell/>
          <table:table-cell table:formula="of:=([.K4]-[.K24])/[.K4]" office:value-type="float" office:value="-0.609360488279246" calcext:value-type="float">
            <text:p>-0.609360488279246</text:p>
          </table:table-cell>
          <table:table-cell table:formula="of:=([.L4]-[.L24])/[.L4]" office:value-type="float" office:value="-1.6311697408744" calcext:value-type="float">
            <text:p>-1.6311697408744</text:p>
          </table:table-cell>
          <table:table-cell table:formula="of:=([.M4]-[.M24])/[.M4]" office:value-type="float" office:value="-0.630430042676256" calcext:value-type="float">
            <text:p>-0.630430042676256</text:p>
          </table:table-cell>
          <table:table-cell table:formula="of:=([.N4]-[.N24])/[.N4]" office:value-type="float" office:value="-0.718310036576258" calcext:value-type="float">
            <text:p>-0.718310036576258</text:p>
          </table:table-cell>
          <table:table-cell table:formula="of:=([.O4]-[.O24])/[.O4]" office:value-type="float" office:value="-1.22130708969532" calcext:value-type="float">
            <text:p>-1.22130708969532</text:p>
          </table:table-cell>
          <table:table-cell/>
          <table:table-cell table:style-name="ce6" table:formula="of:=([.Q4]-[.Q24])/[.Q4]" office:value-type="float" office:value="-1.47692570694689" calcext:value-type="float">
            <text:p>-1.47692570694689</text:p>
          </table:table-cell>
          <table:table-cell table:style-name="ce6" table:formula="of:=([.R4]-[.R24])/[.R4]" office:value-type="float" office:value="-1.8783645957316" calcext:value-type="float">
            <text:p>-1.8783645957316</text:p>
          </table:table-cell>
          <table:table-cell table:style-name="ce6" table:formula="of:=([.S4]-[.S24])/[.S4]" office:value-type="float" office:value="-1.20425929672762" calcext:value-type="float">
            <text:p>-1.20425929672762</text:p>
          </table:table-cell>
          <table:table-cell table:style-name="ce6" table:formula="of:=([.T4]-[.T24])/[.T4]" office:value-type="float" office:value="-2.60575885997279" calcext:value-type="float">
            <text:p>-2.60575885997279</text:p>
          </table:table-cell>
          <table:table-cell table:style-name="ce6" table:formula="of:=([.U4]-[.U24])/[.U4]" office:value-type="float" office:value="-1.92321574937436" calcext:value-type="float">
            <text:p>-1.92321574937436</text:p>
          </table:table-cell>
          <table:table-cell table:style-name="ce6" table:formula="of:=([.V4]-[.V24])/[.V4]" office:value-type="float" office:value="-0.810174619495701" calcext:value-type="float">
            <text:p>-0.810174619495701</text:p>
          </table:table-cell>
          <table:table-cell table:style-name="ce6" table:formula="of:=([.W4]-[.W24])/[.W4]" office:value-type="float" office:value="-0.58054093496654" calcext:value-type="float">
            <text:p>-0.58054093496654</text:p>
          </table:table-cell>
          <table:table-cell table:number-columns-repeated="39"/>
        </table:table-row>
        <table:table-row table:style-name="ro4">
          <table:table-cell/>
          <table:table-cell table:style-name="ce3"/>
          <table:table-cell table:style-name="ce23" office:value-type="string" calcext:value-type="string">
            <text:p>LOX SCRAMBLE</text:p>
          </table:table-cell>
          <table:table-cell table:formula="of:=SUM([.F111:.W111])/15" office:value-type="float" office:value="-2.58976021150697" calcext:value-type="float">
            <text:p>-2.58976021150697</text:p>
          </table:table-cell>
          <table:table-cell table:formula="of:=[.D111]*(-1)" office:value-type="percentage" office:value="2.58976021150697" calcext:value-type="percentage">
            <text:p>258.98%</text:p>
          </table:table-cell>
          <table:table-cell/>
          <table:table-cell table:formula="of:=([.G4]-[.G25])/[.G4]" office:value-type="float" office:value="-3.22505749090828" calcext:value-type="float">
            <text:p>-3.22505749090828</text:p>
          </table:table-cell>
          <table:table-cell table:formula="of:=([.H4]-[.H25])/[.H4]" office:value-type="float" office:value="-7.02639088011019" calcext:value-type="float">
            <text:p>-7.02639088011019</text:p>
          </table:table-cell>
          <table:table-cell table:formula="of:=([.I4]-[.I25])/[.I4]" office:value-type="float" office:value="-1.70886535780667" calcext:value-type="float">
            <text:p>-1.70886535780667</text:p>
          </table:table-cell>
          <table:table-cell/>
          <table:table-cell table:formula="of:=([.K4]-[.K25])/[.K4]" office:value-type="float" office:value="-1.23346333632508" calcext:value-type="float">
            <text:p>-1.23346333632508</text:p>
          </table:table-cell>
          <table:table-cell table:formula="of:=([.L4]-[.L25])/[.L4]" office:value-type="float" office:value="-2.88526861381384" calcext:value-type="float">
            <text:p>-2.88526861381384</text:p>
          </table:table-cell>
          <table:table-cell table:formula="of:=([.M4]-[.M25])/[.M4]" office:value-type="float" office:value="-1.19401460635063" calcext:value-type="float">
            <text:p>-1.19401460635063</text:p>
          </table:table-cell>
          <table:table-cell table:formula="of:=([.N4]-[.N25])/[.N4]" office:value-type="float" office:value="-1.21063514659915" calcext:value-type="float">
            <text:p>-1.21063514659915</text:p>
          </table:table-cell>
          <table:table-cell table:formula="of:=([.O4]-[.O25])/[.O4]" office:value-type="float" office:value="-2.50780381337428" calcext:value-type="float">
            <text:p>-2.50780381337428</text:p>
          </table:table-cell>
          <table:table-cell/>
          <table:table-cell table:style-name="ce6" table:formula="of:=([.Q4]-[.Q25])/[.Q4]" office:value-type="float" office:value="-2.83449815588451" calcext:value-type="float">
            <text:p>-2.83449815588451</text:p>
          </table:table-cell>
          <table:table-cell table:style-name="ce6" table:formula="of:=([.R4]-[.R25])/[.R4]" office:value-type="float" office:value="-2.56510796998625" calcext:value-type="float">
            <text:p>-2.56510796998625</text:p>
          </table:table-cell>
          <table:table-cell table:style-name="ce6" table:formula="of:=([.S4]-[.S25])/[.S4]" office:value-type="float" office:value="-2.10363474986641" calcext:value-type="float">
            <text:p>-2.10363474986641</text:p>
          </table:table-cell>
          <table:table-cell table:style-name="ce6" table:formula="of:=([.T4]-[.T25])/[.T4]" office:value-type="float" office:value="-4.40606087771649" calcext:value-type="float">
            <text:p>-4.40606087771649</text:p>
          </table:table-cell>
          <table:table-cell table:style-name="ce6" table:formula="of:=([.U4]-[.U25])/[.U4]" office:value-type="float" office:value="-2.8921825145981" calcext:value-type="float">
            <text:p>-2.8921825145981</text:p>
          </table:table-cell>
          <table:table-cell table:style-name="ce6" table:formula="of:=([.V4]-[.V25])/[.V4]" office:value-type="float" office:value="-1.75200618584157" calcext:value-type="float">
            <text:p>-1.75200618584157</text:p>
          </table:table-cell>
          <table:table-cell table:style-name="ce6" table:formula="of:=([.W4]-[.W25])/[.W4]" office:value-type="float" office:value="-1.30141347342306" calcext:value-type="float">
            <text:p>-1.30141347342306</text:p>
          </table:table-cell>
          <table:table-cell table:number-columns-repeated="39"/>
        </table:table-row>
        <table:table-row table:style-name="ro4">
          <table:table-cell/>
          <table:table-cell table:style-name="ce7"/>
          <table:table-cell table:style-name="ce23" office:value-type="string" calcext:value-type="string">
            <text:p>LOX SHIFT</text:p>
          </table:table-cell>
          <table:table-cell table:formula="of:=SUM([.F112:.W112])/15" office:value-type="float" office:value="-1.26313354435182" calcext:value-type="float">
            <text:p>-1.26313354435182</text:p>
          </table:table-cell>
          <table:table-cell table:formula="of:=[.D112]*(-1)" office:value-type="percentage" office:value="1.26313354435182" calcext:value-type="percentage">
            <text:p>126.31%</text:p>
          </table:table-cell>
          <table:table-cell/>
          <table:table-cell table:formula="of:=([.G4]-[.G26])/[.G4]" office:value-type="float" office:value="-1.76956493036384" calcext:value-type="float">
            <text:p>-1.76956493036384</text:p>
          </table:table-cell>
          <table:table-cell table:formula="of:=([.H4]-[.H26])/[.H4]" office:value-type="float" office:value="-4.25965739586405" calcext:value-type="float">
            <text:p>-4.25965739586405</text:p>
          </table:table-cell>
          <table:table-cell table:formula="of:=([.I4]-[.I26])/[.I4]" office:value-type="float" office:value="-0.696287168087699" calcext:value-type="float">
            <text:p>-0.696287168087699</text:p>
          </table:table-cell>
          <table:table-cell/>
          <table:table-cell table:formula="of:=([.K4]-[.K26])/[.K4]" office:value-type="float" office:value="-0.488882752018698" calcext:value-type="float">
            <text:p>-0.488882752018698</text:p>
          </table:table-cell>
          <table:table-cell table:formula="of:=([.L4]-[.L26])/[.L4]" office:value-type="float" office:value="-1.43720842638319" calcext:value-type="float">
            <text:p>-1.43720842638319</text:p>
          </table:table-cell>
          <table:table-cell table:formula="of:=([.M4]-[.M26])/[.M4]" office:value-type="float" office:value="-0.429951463440642" calcext:value-type="float">
            <text:p>-0.429951463440642</text:p>
          </table:table-cell>
          <table:table-cell table:formula="of:=([.N4]-[.N26])/[.N4]" office:value-type="float" office:value="-0.566713337634815" calcext:value-type="float">
            <text:p>-0.566713337634815</text:p>
          </table:table-cell>
          <table:table-cell table:formula="of:=([.O4]-[.O26])/[.O4]" office:value-type="float" office:value="-1.14270233574527" calcext:value-type="float">
            <text:p>-1.14270233574527</text:p>
          </table:table-cell>
          <table:table-cell/>
          <table:table-cell table:style-name="ce6" table:formula="of:=([.Q4]-[.Q26])/[.Q4]" office:value-type="float" office:value="-0.812261089683346" calcext:value-type="float">
            <text:p>-0.812261089683346</text:p>
          </table:table-cell>
          <table:table-cell table:style-name="ce6" table:formula="of:=([.R4]-[.R26])/[.R4]" office:value-type="float" office:value="-1.48281921766528" calcext:value-type="float">
            <text:p>-1.48281921766528</text:p>
          </table:table-cell>
          <table:table-cell table:style-name="ce6" table:formula="of:=([.S4]-[.S26])/[.S4]" office:value-type="float" office:value="-0.979531298318209" calcext:value-type="float">
            <text:p>-0.979531298318209</text:p>
          </table:table-cell>
          <table:table-cell table:style-name="ce6" table:formula="of:=([.T4]-[.T26])/[.T4]" office:value-type="float" office:value="-2.36251323477616" calcext:value-type="float">
            <text:p>-2.36251323477616</text:p>
          </table:table-cell>
          <table:table-cell table:style-name="ce6" table:formula="of:=([.U4]-[.U26])/[.U4]" office:value-type="float" office:value="-1.58221818803604" calcext:value-type="float">
            <text:p>-1.58221818803604</text:p>
          </table:table-cell>
          <table:table-cell table:style-name="ce6" table:formula="of:=([.V4]-[.V26])/[.V4]" office:value-type="float" office:value="-0.534812144283603" calcext:value-type="float">
            <text:p>-0.534812144283603</text:p>
          </table:table-cell>
          <table:table-cell table:style-name="ce6" table:formula="of:=([.W4]-[.W26])/[.W4]" office:value-type="float" office:value="-0.401880182976496" calcext:value-type="float">
            <text:p>-0.401880182976496</text:p>
          </table:table-cell>
          <table:table-cell table:number-columns-repeated="39"/>
        </table:table-row>
        <table:table-row table:style-name="ro4">
          <table:table-cell/>
          <table:table-cell table:style-name="ce7"/>
          <table:table-cell table:style-name="ce23" office:value-type="string" calcext:value-type="string">
            <text:p>LOX INVERSION</text:p>
          </table:table-cell>
          <table:table-cell table:formula="of:=SUM([.F113:.W113])/15" office:value-type="float" office:value="-0.188137244211375" calcext:value-type="float">
            <text:p>-0.188137244211375</text:p>
          </table:table-cell>
          <table:table-cell table:formula="of:=[.D113]*(-1)" office:value-type="percentage" office:value="0.188137244211374" calcext:value-type="percentage">
            <text:p>18.81%</text:p>
          </table:table-cell>
          <table:table-cell/>
          <table:table-cell table:formula="of:=([.G4]-[.G27])/[.G4]" office:value-type="float" office:value="-0.597380365401731" calcext:value-type="float">
            <text:p>-0.597380365401731</text:p>
          </table:table-cell>
          <table:table-cell table:formula="of:=([.H4]-[.H27])/[.H4]" office:value-type="float" office:value="-0.413656745819017" calcext:value-type="float">
            <text:p>-0.413656745819017</text:p>
          </table:table-cell>
          <table:table-cell table:formula="of:=([.I4]-[.I27])/[.I4]" office:value-type="float" office:value="-0.0415959139390406" calcext:value-type="float">
            <text:p>-0.041595913939041</text:p>
          </table:table-cell>
          <table:table-cell/>
          <table:table-cell table:formula="of:=([.K4]-[.K27])/[.K4]" office:value-type="float" office:value="-0.0422091629364105" calcext:value-type="float">
            <text:p>-0.042209162936411</text:p>
          </table:table-cell>
          <table:table-cell table:formula="of:=([.L4]-[.L27])/[.L4]" office:value-type="float" office:value="-0.408511727316781" calcext:value-type="float">
            <text:p>-0.408511727316781</text:p>
          </table:table-cell>
          <table:table-cell table:formula="of:=([.M4]-[.M27])/[.M4]" office:value-type="float" office:value="-0.0405467272433339" calcext:value-type="float">
            <text:p>-0.040546727243334</text:p>
          </table:table-cell>
          <table:table-cell table:formula="of:=([.N4]-[.N27])/[.N4]" office:value-type="float" office:value="-0.0410907895794745" calcext:value-type="float">
            <text:p>-0.041090789579475</text:p>
          </table:table-cell>
          <table:table-cell table:formula="of:=([.O4]-[.O27])/[.O4]" office:value-type="float" office:value="-0.0766856820770743" calcext:value-type="float">
            <text:p>-0.076685682077074</text:p>
          </table:table-cell>
          <table:table-cell/>
          <table:table-cell table:style-name="ce6" table:formula="of:=([.Q4]-[.Q27])/[.Q4]" office:value-type="float" office:value="-0.0767443629679955" calcext:value-type="float">
            <text:p>-0.076744362967996</text:p>
          </table:table-cell>
          <table:table-cell table:style-name="ce6" table:formula="of:=([.R4]-[.R27])/[.R4]" office:value-type="float" office:value="-0.0272331330750455" calcext:value-type="float">
            <text:p>-0.027233133075046</text:p>
          </table:table-cell>
          <table:table-cell table:style-name="ce6" table:formula="of:=([.S4]-[.S27])/[.S4]" office:value-type="float" office:value="-0.0553529425946144" calcext:value-type="float">
            <text:p>-0.055352942594614</text:p>
          </table:table-cell>
          <table:table-cell table:style-name="ce6" table:formula="of:=([.T4]-[.T27])/[.T4]" office:value-type="float" office:value="-0.605836267212799" calcext:value-type="float">
            <text:p>-0.605836267212799</text:p>
          </table:table-cell>
          <table:table-cell table:style-name="ce6" table:formula="of:=([.U4]-[.U27])/[.U4]" office:value-type="float" office:value="-0.365914699909146" calcext:value-type="float">
            <text:p>-0.365914699909146</text:p>
          </table:table-cell>
          <table:table-cell table:style-name="ce6" table:formula="of:=([.V4]-[.V27])/[.V4]" office:value-type="float" office:value="0.002317285323177" calcext:value-type="float">
            <text:p>0.002317285323177</text:p>
          </table:table-cell>
          <table:table-cell table:style-name="ce6" table:formula="of:=([.W4]-[.W27])/[.W4]" office:value-type="float" office:value="-0.0316174284213332" calcext:value-type="float">
            <text:p>-0.031617428421333</text:p>
          </table:table-cell>
          <table:table-cell table:number-columns-repeated="39"/>
        </table:table-row>
        <table:table-row table:style-name="ro4">
          <table:table-cell/>
          <table:table-cell table:style-name="ce3"/>
          <table:table-cell table:style-name="ce23" office:value-type="string" calcext:value-type="string">
            <text:p>LOX INSERTION</text:p>
          </table:table-cell>
          <table:table-cell table:formula="of:=SUM([.F114:.W114])/15" office:value-type="float" office:value="-1.33636503048754" calcext:value-type="float">
            <text:p>-1.33636503048754</text:p>
          </table:table-cell>
          <table:table-cell table:formula="of:=[.D114]*(-1)" office:value-type="percentage" office:value="1.33636503048754" calcext:value-type="percentage">
            <text:p>133.64%</text:p>
          </table:table-cell>
          <table:table-cell/>
          <table:table-cell table:formula="of:=([.G4]-[.G28])/[.G4]" office:value-type="float" office:value="-1.86634703887613" calcext:value-type="float">
            <text:p>-1.86634703887613</text:p>
          </table:table-cell>
          <table:table-cell table:formula="of:=([.H4]-[.H28])/[.H4]" office:value-type="float" office:value="-4.3348488121905" calcext:value-type="float">
            <text:p>-4.3348488121905</text:p>
          </table:table-cell>
          <table:table-cell table:formula="of:=([.I4]-[.I28])/[.I4]" office:value-type="float" office:value="-0.736626485492506" calcext:value-type="float">
            <text:p>-0.736626485492506</text:p>
          </table:table-cell>
          <table:table-cell/>
          <table:table-cell table:formula="of:=([.K4]-[.K28])/[.K4]" office:value-type="float" office:value="-0.458110740550373" calcext:value-type="float">
            <text:p>-0.458110740550373</text:p>
          </table:table-cell>
          <table:table-cell table:formula="of:=([.L4]-[.L28])/[.L4]" office:value-type="float" office:value="-1.53507095354415" calcext:value-type="float">
            <text:p>-1.53507095354415</text:p>
          </table:table-cell>
          <table:table-cell table:formula="of:=([.M4]-[.M28])/[.M4]" office:value-type="float" office:value="-0.530659363958895" calcext:value-type="float">
            <text:p>-0.530659363958895</text:p>
          </table:table-cell>
          <table:table-cell table:formula="of:=([.N4]-[.N28])/[.N4]" office:value-type="float" office:value="-0.619491092843252" calcext:value-type="float">
            <text:p>-0.619491092843252</text:p>
          </table:table-cell>
          <table:table-cell table:formula="of:=([.O4]-[.O28])/[.O4]" office:value-type="float" office:value="-1.23163442183572" calcext:value-type="float">
            <text:p>-1.23163442183572</text:p>
          </table:table-cell>
          <table:table-cell/>
          <table:table-cell table:style-name="ce6" table:formula="of:=([.Q4]-[.Q28])/[.Q4]" office:value-type="float" office:value="-1.01664468954392" calcext:value-type="float">
            <text:p>-1.01664468954392</text:p>
          </table:table-cell>
          <table:table-cell table:style-name="ce6" table:formula="of:=([.R4]-[.R28])/[.R4]" office:value-type="float" office:value="-1.52656510284606" calcext:value-type="float">
            <text:p>-1.52656510284606</text:p>
          </table:table-cell>
          <table:table-cell table:style-name="ce6" table:formula="of:=([.S4]-[.S28])/[.S4]" office:value-type="float" office:value="-0.939533087482464" calcext:value-type="float">
            <text:p>-0.939533087482464</text:p>
          </table:table-cell>
          <table:table-cell table:style-name="ce6" table:formula="of:=([.T4]-[.T28])/[.T4]" office:value-type="float" office:value="-2.38493529446999" calcext:value-type="float">
            <text:p>-2.38493529446999</text:p>
          </table:table-cell>
          <table:table-cell table:style-name="ce6" table:formula="of:=([.U4]-[.U28])/[.U4]" office:value-type="float" office:value="-1.63187437310697" calcext:value-type="float">
            <text:p>-1.63187437310697</text:p>
          </table:table-cell>
          <table:table-cell table:style-name="ce6" table:formula="of:=([.V4]-[.V28])/[.V4]" office:value-type="float" office:value="-0.689057122307866" calcext:value-type="float">
            <text:p>-0.689057122307866</text:p>
          </table:table-cell>
          <table:table-cell table:style-name="ce6" table:formula="of:=([.W4]-[.W28])/[.W4]" office:value-type="float" office:value="-0.544076878264234" calcext:value-type="float">
            <text:p>-0.544076878264234</text:p>
          </table:table-cell>
          <table:table-cell table:number-columns-repeated="39"/>
        </table:table-row>
        <table:table-row table:style-name="ro4">
          <table:table-cell/>
          <table:table-cell table:style-name="ce7"/>
          <table:table-cell table:style-name="ce23" office:value-type="string" calcext:value-type="string">
            <text:p>LOX DISPLACEMENT</text:p>
          </table:table-cell>
          <table:table-cell table:formula="of:=SUM([.F115:.W115])/15" office:value-type="float" office:value="-0.585042746570675" calcext:value-type="float">
            <text:p>-0.585042746570675</text:p>
          </table:table-cell>
          <table:table-cell table:formula="of:=[.D115]*(-1)" office:value-type="percentage" office:value="0.585042746570675" calcext:value-type="percentage">
            <text:p>58.50%</text:p>
          </table:table-cell>
          <table:table-cell/>
          <table:table-cell table:formula="of:=([.G4]-[.G29])/[.G4]" office:value-type="float" office:value="-1.26003677090776" calcext:value-type="float">
            <text:p>-1.26003677090776</text:p>
          </table:table-cell>
          <table:table-cell table:formula="of:=([.H4]-[.H29])/[.H4]" office:value-type="float" office:value="-1.17437227302331" calcext:value-type="float">
            <text:p>-1.17437227302331</text:p>
          </table:table-cell>
          <table:table-cell table:formula="of:=([.I4]-[.I29])/[.I4]" office:value-type="float" office:value="-0.330347310714597" calcext:value-type="float">
            <text:p>-0.330347310714597</text:p>
          </table:table-cell>
          <table:table-cell/>
          <table:table-cell table:formula="of:=([.K4]-[.K29])/[.K4]" office:value-type="float" office:value="-0.194007993381244" calcext:value-type="float">
            <text:p>-0.194007993381244</text:p>
          </table:table-cell>
          <table:table-cell table:formula="of:=([.L4]-[.L29])/[.L4]" office:value-type="float" office:value="-0.93740283998976" calcext:value-type="float">
            <text:p>-0.93740283998976</text:p>
          </table:table-cell>
          <table:table-cell table:formula="of:=([.M4]-[.M29])/[.M4]" office:value-type="float" office:value="-0.199970227196795" calcext:value-type="float">
            <text:p>-0.199970227196795</text:p>
          </table:table-cell>
          <table:table-cell table:formula="of:=([.N4]-[.N29])/[.N4]" office:value-type="float" office:value="-0.182702326779879" calcext:value-type="float">
            <text:p>-0.182702326779879</text:p>
          </table:table-cell>
          <table:table-cell table:formula="of:=([.O4]-[.O29])/[.O4]" office:value-type="float" office:value="-0.554245570714143" calcext:value-type="float">
            <text:p>-0.554245570714143</text:p>
          </table:table-cell>
          <table:table-cell/>
          <table:table-cell table:style-name="ce6" table:formula="of:=([.Q4]-[.Q29])/[.Q4]" office:value-type="float" office:value="-0.194432100578705" calcext:value-type="float">
            <text:p>-0.194432100578705</text:p>
          </table:table-cell>
          <table:table-cell table:style-name="ce6" table:formula="of:=([.R4]-[.R29])/[.R4]" office:value-type="float" office:value="-0.207451799407566" calcext:value-type="float">
            <text:p>-0.207451799407566</text:p>
          </table:table-cell>
          <table:table-cell table:style-name="ce6" table:formula="of:=([.S4]-[.S29])/[.S4]" office:value-type="float" office:value="-0.487426352904446" calcext:value-type="float">
            <text:p>-0.487426352904446</text:p>
          </table:table-cell>
          <table:table-cell table:style-name="ce6" table:formula="of:=([.T4]-[.T29])/[.T4]" office:value-type="float" office:value="-1.59013998565232" calcext:value-type="float">
            <text:p>-1.59013998565232</text:p>
          </table:table-cell>
          <table:table-cell table:style-name="ce6" table:formula="of:=([.U4]-[.U29])/[.U4]" office:value-type="float" office:value="-0.952630339362866" calcext:value-type="float">
            <text:p>-0.952630339362866</text:p>
          </table:table-cell>
          <table:table-cell table:style-name="ce6" table:formula="of:=([.V4]-[.V29])/[.V4]" office:value-type="float" office:value="-0.336217808748492" calcext:value-type="float">
            <text:p>-0.336217808748492</text:p>
          </table:table-cell>
          <table:table-cell table:style-name="ce6" table:formula="of:=([.W4]-[.W29])/[.W4]" office:value-type="float" office:value="-0.174257499198249" calcext:value-type="float">
            <text:p>-0.174257499198249</text:p>
          </table:table-cell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WAP</text:p>
          </table:table-cell>
          <table:table-cell table:formula="of:=SUM([.F116:.W116])/15" office:value-type="float" office:value="-3.08824914674546" calcext:value-type="float">
            <text:p>-3.08824914674546</text:p>
          </table:table-cell>
          <table:table-cell table:formula="of:=[.D116]*(-1)" office:value-type="percentage" office:value="3.08824914674546" calcext:value-type="percentage">
            <text:p>308.82%</text:p>
          </table:table-cell>
          <table:table-cell table:style-name="Default"/>
          <table:table-cell table:formula="of:=([.G4]-[.G30])/[.G4]" office:value-type="float" office:value="-3.47129461308997" calcext:value-type="float">
            <text:p>-3.47129461308997</text:p>
          </table:table-cell>
          <table:table-cell table:formula="of:=([.H4]-[.H30])/[.H4]" office:value-type="float" office:value="-10.4733041192296" calcext:value-type="float">
            <text:p>-10.4733041192296</text:p>
          </table:table-cell>
          <table:table-cell table:formula="of:=([.I4]-[.I30])/[.I4]" office:value-type="float" office:value="-1.59348333367007" calcext:value-type="float">
            <text:p>-1.59348333367007</text:p>
          </table:table-cell>
          <table:table-cell/>
          <table:table-cell table:formula="of:=([.K4]-[.K30])/[.K4]" office:value-type="float" office:value="-1.31884673205028" calcext:value-type="float">
            <text:p>-1.31884673205028</text:p>
          </table:table-cell>
          <table:table-cell table:formula="of:=([.L4]-[.L30])/[.L4]" office:value-type="float" office:value="-3.24268363998673" calcext:value-type="float">
            <text:p>-3.24268363998673</text:p>
          </table:table-cell>
          <table:table-cell table:formula="of:=([.M4]-[.M30])/[.M4]" office:value-type="float" office:value="-1.14013111407399" calcext:value-type="float">
            <text:p>-1.14013111407399</text:p>
          </table:table-cell>
          <table:table-cell table:formula="of:=([.N4]-[.N30])/[.N4]" office:value-type="float" office:value="-1.405476558034" calcext:value-type="float">
            <text:p>-1.405476558034</text:p>
          </table:table-cell>
          <table:table-cell table:formula="of:=([.O4]-[.O30])/[.O4]" office:value-type="float" office:value="-2.76549678768137" calcext:value-type="float">
            <text:p>-2.76549678768137</text:p>
          </table:table-cell>
          <table:table-cell/>
          <table:table-cell table:style-name="ce6" table:formula="of:=([.Q4]-[.Q30])/[.Q4]" office:value-type="float" office:value="-3.79202804926745" calcext:value-type="float">
            <text:p>-3.79202804926745</text:p>
          </table:table-cell>
          <table:table-cell table:style-name="ce6" table:formula="of:=([.R4]-[.R30])/[.R4]" office:value-type="float" office:value="-3.79810630226167" calcext:value-type="float">
            <text:p>-3.79810630226167</text:p>
          </table:table-cell>
          <table:table-cell table:style-name="ce6" table:formula="of:=([.S4]-[.S30])/[.S4]" office:value-type="float" office:value="-2.21567091238946" calcext:value-type="float">
            <text:p>-2.21567091238946</text:p>
          </table:table-cell>
          <table:table-cell table:style-name="ce6" table:formula="of:=([.T4]-[.T30])/[.T4]" office:value-type="float" office:value="-4.70247642504617" calcext:value-type="float">
            <text:p>-4.70247642504617</text:p>
          </table:table-cell>
          <table:table-cell table:style-name="ce6" table:formula="of:=([.U4]-[.U30])/[.U4]" office:value-type="float" office:value="-3.47140075688356" calcext:value-type="float">
            <text:p>-3.47140075688356</text:p>
          </table:table-cell>
          <table:table-cell table:style-name="ce6" table:formula="of:=([.V4]-[.V30])/[.V4]" office:value-type="float" office:value="-1.77400500503628" calcext:value-type="float">
            <text:p>-1.77400500503628</text:p>
          </table:table-cell>
          <table:table-cell table:style-name="ce6" table:formula="of:=([.W4]-[.W30])/[.W4]" office:value-type="float" office:value="-1.15933285248127" calcext:value-type="float">
            <text:p>-1.15933285248127</text:p>
          </table:table-cell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CRAMBLE</text:p>
          </table:table-cell>
          <table:table-cell table:formula="of:=SUM([.F117:.W117])/15" office:value-type="float" office:value="-4.11254983424193" calcext:value-type="float">
            <text:p>-4.11254983424193</text:p>
          </table:table-cell>
          <table:table-cell table:formula="of:=[.D117]*(-1)" office:value-type="percentage" office:value="4.11254983424193" calcext:value-type="percentage">
            <text:p>411.25%</text:p>
          </table:table-cell>
          <table:table-cell table:style-name="Default"/>
          <table:table-cell table:formula="of:=([.G4]-[.G31])/[.G4]" office:value-type="float" office:value="-3.77653141248129" calcext:value-type="float">
            <text:p>-3.77653141248129</text:p>
          </table:table-cell>
          <table:table-cell table:formula="of:=([.H4]-[.H31])/[.H4]" office:value-type="float" office:value="-12.338466141092" calcext:value-type="float">
            <text:p>-12.338466141092</text:p>
          </table:table-cell>
          <table:table-cell table:formula="of:=([.I4]-[.I31])/[.I4]" office:value-type="float" office:value="-2.71508820477902" calcext:value-type="float">
            <text:p>-2.71508820477902</text:p>
          </table:table-cell>
          <table:table-cell/>
          <table:table-cell table:formula="of:=([.K4]-[.K31])/[.K4]" office:value-type="float" office:value="-2.34483578606938" calcext:value-type="float">
            <text:p>-2.34483578606938</text:p>
          </table:table-cell>
          <table:table-cell table:formula="of:=([.L4]-[.L31])/[.L4]" office:value-type="float" office:value="-4.35326181484274" calcext:value-type="float">
            <text:p>-4.35326181484274</text:p>
          </table:table-cell>
          <table:table-cell table:formula="of:=([.M4]-[.M31])/[.M4]" office:value-type="float" office:value="-1.84339551375953" calcext:value-type="float">
            <text:p>-1.84339551375953</text:p>
          </table:table-cell>
          <table:table-cell table:formula="of:=([.N4]-[.N31])/[.N4]" office:value-type="float" office:value="-1.95149659404316" calcext:value-type="float">
            <text:p>-1.95149659404316</text:p>
          </table:table-cell>
          <table:table-cell table:formula="of:=([.O4]-[.O31])/[.O4]" office:value-type="float" office:value="-3.9531559627535" calcext:value-type="float">
            <text:p>-3.9531559627535</text:p>
          </table:table-cell>
          <table:table-cell/>
          <table:table-cell table:style-name="ce6" table:formula="of:=([.Q4]-[.Q31])/[.Q4]" office:value-type="float" office:value="-4.56605047648772" calcext:value-type="float">
            <text:p>-4.56605047648772</text:p>
          </table:table-cell>
          <table:table-cell table:style-name="ce6" table:formula="of:=([.R4]-[.R31])/[.R4]" office:value-type="float" office:value="-4.74611239022353" calcext:value-type="float">
            <text:p>-4.74611239022353</text:p>
          </table:table-cell>
          <table:table-cell table:style-name="ce6" table:formula="of:=([.S4]-[.S31])/[.S4]" office:value-type="float" office:value="-3.48433221722341" calcext:value-type="float">
            <text:p>-3.48433221722341</text:p>
          </table:table-cell>
          <table:table-cell table:style-name="ce6" table:formula="of:=([.T4]-[.T31])/[.T4]" office:value-type="float" office:value="-6.05016606146063" calcext:value-type="float">
            <text:p>-6.05016606146063</text:p>
          </table:table-cell>
          <table:table-cell table:style-name="ce6" table:formula="of:=([.U4]-[.U31])/[.U4]" office:value-type="float" office:value="-4.50204578745681" calcext:value-type="float">
            <text:p>-4.50204578745681</text:p>
          </table:table-cell>
          <table:table-cell table:style-name="ce6" table:formula="of:=([.V4]-[.V31])/[.V4]" office:value-type="float" office:value="-3.08608473365786" calcext:value-type="float">
            <text:p>-3.08608473365786</text:p>
          </table:table-cell>
          <table:table-cell table:style-name="ce6" table:formula="of:=([.W4]-[.W31])/[.W4]" office:value-type="float" office:value="-1.97722441729833" calcext:value-type="float">
            <text:p>-1.97722441729833</text:p>
          </table:table-cell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HIFT</text:p>
          </table:table-cell>
          <table:table-cell table:formula="of:=SUM([.F118:.W118])/15" office:value-type="float" office:value="-2.65474437365949" calcext:value-type="float">
            <text:p>-2.65474437365949</text:p>
          </table:table-cell>
          <table:table-cell table:formula="of:=[.D118]*(-1)" office:value-type="percentage" office:value="2.65474437365949" calcext:value-type="percentage">
            <text:p>265.47%</text:p>
          </table:table-cell>
          <table:table-cell table:style-name="Default"/>
          <table:table-cell table:formula="of:=([.G4]-[.G32])/[.G4]" office:value-type="float" office:value="-3.91169879111594" calcext:value-type="float">
            <text:p>-3.91169879111594</text:p>
          </table:table-cell>
          <table:table-cell table:formula="of:=([.H4]-[.H32])/[.H4]" office:value-type="float" office:value="-9.30866055102384" calcext:value-type="float">
            <text:p>-9.30866055102384</text:p>
          </table:table-cell>
          <table:table-cell table:formula="of:=([.I4]-[.I32])/[.I4]" office:value-type="float" office:value="-1.26746566742874" calcext:value-type="float">
            <text:p>-1.26746566742874</text:p>
          </table:table-cell>
          <table:table-cell/>
          <table:table-cell table:formula="of:=([.K4]-[.K32])/[.K4]" office:value-type="float" office:value="-0.831122859568741" calcext:value-type="float">
            <text:p>-0.831122859568741</text:p>
          </table:table-cell>
          <table:table-cell table:formula="of:=([.L4]-[.L32])/[.L4]" office:value-type="float" office:value="-2.91106313237325" calcext:value-type="float">
            <text:p>-2.91106313237325</text:p>
          </table:table-cell>
          <table:table-cell table:formula="of:=([.M4]-[.M32])/[.M4]" office:value-type="float" office:value="-1.17504106150082" calcext:value-type="float">
            <text:p>-1.17504106150082</text:p>
          </table:table-cell>
          <table:table-cell table:formula="of:=([.N4]-[.N32])/[.N4]" office:value-type="float" office:value="-0.765267016870213" calcext:value-type="float">
            <text:p>-0.765267016870213</text:p>
          </table:table-cell>
          <table:table-cell table:formula="of:=([.O4]-[.O32])/[.O4]" office:value-type="float" office:value="-2.35185348317304" calcext:value-type="float">
            <text:p>-2.35185348317304</text:p>
          </table:table-cell>
          <table:table-cell/>
          <table:table-cell table:style-name="ce6" table:formula="of:=([.Q4]-[.Q32])/[.Q4]" office:value-type="float" office:value="-2.2122419378889" calcext:value-type="float">
            <text:p>-2.2122419378889</text:p>
          </table:table-cell>
          <table:table-cell table:style-name="ce6" table:formula="of:=([.R4]-[.R32])/[.R4]" office:value-type="float" office:value="-2.40376617785703" calcext:value-type="float">
            <text:p>-2.40376617785703</text:p>
          </table:table-cell>
          <table:table-cell table:style-name="ce6" table:formula="of:=([.S4]-[.S32])/[.S4]" office:value-type="float" office:value="-2.64055334140151" calcext:value-type="float">
            <text:p>-2.64055334140151</text:p>
          </table:table-cell>
          <table:table-cell table:style-name="ce6" table:formula="of:=([.T4]-[.T32])/[.T4]" office:value-type="float" office:value="-4.2616320529321" calcext:value-type="float">
            <text:p>-4.2616320529321</text:p>
          </table:table-cell>
          <table:table-cell table:style-name="ce6" table:formula="of:=([.U4]-[.U32])/[.U4]" office:value-type="float" office:value="-3.12681457647454" calcext:value-type="float">
            <text:p>-3.12681457647454</text:p>
          </table:table-cell>
          <table:table-cell table:style-name="ce6" table:formula="of:=([.V4]-[.V32])/[.V4]" office:value-type="float" office:value="-1.25845497554564" calcext:value-type="float">
            <text:p>-1.25845497554564</text:p>
          </table:table-cell>
          <table:table-cell table:style-name="ce6" table:formula="of:=([.W4]-[.W32])/[.W4]" office:value-type="float" office:value="-1.39552997973804" calcext:value-type="float">
            <text:p>-1.39552997973804</text:p>
          </table:table-cell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INVERSION</text:p>
          </table:table-cell>
          <table:table-cell table:formula="of:=SUM([.F119:.W119])/15" office:value-type="float" office:value="-2.81320664763539" calcext:value-type="float">
            <text:p>-2.81320664763539</text:p>
          </table:table-cell>
          <table:table-cell table:formula="of:=[.D119]*(-1)" office:value-type="percentage" office:value="2.81320664763539" calcext:value-type="percentage">
            <text:p>281.32%</text:p>
          </table:table-cell>
          <table:table-cell table:style-name="Default"/>
          <table:table-cell table:formula="of:=([.G4]-[.G33])/[.G4]" office:value-type="float" office:value="-3.90753252442765" calcext:value-type="float">
            <text:p>-3.90753252442765</text:p>
          </table:table-cell>
          <table:table-cell table:formula="of:=([.H4]-[.H33])/[.H4]" office:value-type="float" office:value="-8.92609411003064" calcext:value-type="float">
            <text:p>-8.92609411003064</text:p>
          </table:table-cell>
          <table:table-cell table:formula="of:=([.I4]-[.I33])/[.I4]" office:value-type="float" office:value="-1.76709487089857" calcext:value-type="float">
            <text:p>-1.76709487089857</text:p>
          </table:table-cell>
          <table:table-cell/>
          <table:table-cell table:formula="of:=([.K4]-[.K33])/[.K4]" office:value-type="float" office:value="-1.07118331535079" calcext:value-type="float">
            <text:p>-1.07118331535079</text:p>
          </table:table-cell>
          <table:table-cell table:formula="of:=([.L4]-[.L33])/[.L4]" office:value-type="float" office:value="-3.7129486205332" calcext:value-type="float">
            <text:p>-3.7129486205332</text:p>
          </table:table-cell>
          <table:table-cell table:formula="of:=([.M4]-[.M33])/[.M4]" office:value-type="float" office:value="-0.706164596924826" calcext:value-type="float">
            <text:p>-0.706164596924826</text:p>
          </table:table-cell>
          <table:table-cell table:formula="of:=([.N4]-[.N33])/[.N4]" office:value-type="float" office:value="-0.856455114545907" calcext:value-type="float">
            <text:p>-0.856455114545907</text:p>
          </table:table-cell>
          <table:table-cell table:formula="of:=([.O4]-[.O33])/[.O4]" office:value-type="float" office:value="-3.07376452514594" calcext:value-type="float">
            <text:p>-3.07376452514594</text:p>
          </table:table-cell>
          <table:table-cell/>
          <table:table-cell table:style-name="ce6" table:formula="of:=([.Q4]-[.Q33])/[.Q4]" office:value-type="float" office:value="-1.7819728791198" calcext:value-type="float">
            <text:p>-1.7819728791198</text:p>
          </table:table-cell>
          <table:table-cell table:style-name="ce6" table:formula="of:=([.R4]-[.R33])/[.R4]" office:value-type="float" office:value="-1.71980640543648" calcext:value-type="float">
            <text:p>-1.71980640543648</text:p>
          </table:table-cell>
          <table:table-cell table:style-name="ce6" table:formula="of:=([.S4]-[.S33])/[.S4]" office:value-type="float" office:value="-2.2733317993512" calcext:value-type="float">
            <text:p>-2.2733317993512</text:p>
          </table:table-cell>
          <table:table-cell table:style-name="ce6" table:formula="of:=([.T4]-[.T33])/[.T4]" office:value-type="float" office:value="-5.47275269731353" calcext:value-type="float">
            <text:p>-5.47275269731353</text:p>
          </table:table-cell>
          <table:table-cell table:style-name="ce6" table:formula="of:=([.U4]-[.U33])/[.U4]" office:value-type="float" office:value="-4.19255378552911" calcext:value-type="float">
            <text:p>-4.19255378552911</text:p>
          </table:table-cell>
          <table:table-cell table:style-name="ce6" table:formula="of:=([.V4]-[.V33])/[.V4]" office:value-type="float" office:value="-1.71311172150106" calcext:value-type="float">
            <text:p>-1.71311172150106</text:p>
          </table:table-cell>
          <table:table-cell table:style-name="ce6" table:formula="of:=([.W4]-[.W33])/[.W4]" office:value-type="float" office:value="-1.02333274842218" calcext:value-type="float">
            <text:p>-1.02333274842218</text:p>
          </table:table-cell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INSERTION</text:p>
          </table:table-cell>
          <table:table-cell table:formula="of:=SUM([.F120:.W120])/15" office:value-type="float" office:value="-2.4673241696063" calcext:value-type="float">
            <text:p>-2.4673241696063</text:p>
          </table:table-cell>
          <table:table-cell table:formula="of:=[.D120]*(-1)" office:value-type="percentage" office:value="2.4673241696063" calcext:value-type="percentage">
            <text:p>246.73%</text:p>
          </table:table-cell>
          <table:table-cell table:style-name="Default"/>
          <table:table-cell table:formula="of:=([.G4]-[.G34])/[.G4]" office:value-type="float" office:value="-3.4547132276843" calcext:value-type="float">
            <text:p>-3.4547132276843</text:p>
          </table:table-cell>
          <table:table-cell table:formula="of:=([.H4]-[.H34])/[.H4]" office:value-type="float" office:value="-9.00314139035654" calcext:value-type="float">
            <text:p>-9.00314139035654</text:p>
          </table:table-cell>
          <table:table-cell table:formula="of:=([.I4]-[.I34])/[.I4]" office:value-type="float" office:value="-1.09218253498897" calcext:value-type="float">
            <text:p>-1.09218253498897</text:p>
          </table:table-cell>
          <table:table-cell/>
          <table:table-cell table:formula="of:=([.K4]-[.K34])/[.K4]" office:value-type="float" office:value="-0.689543861522635" calcext:value-type="float">
            <text:p>-0.689543861522635</text:p>
          </table:table-cell>
          <table:table-cell table:formula="of:=([.L4]-[.L34])/[.L4]" office:value-type="float" office:value="-3.10031172257899" calcext:value-type="float">
            <text:p>-3.10031172257899</text:p>
          </table:table-cell>
          <table:table-cell table:formula="of:=([.M4]-[.M34])/[.M4]" office:value-type="float" office:value="-0.810890695202995" calcext:value-type="float">
            <text:p>-0.810890695202995</text:p>
          </table:table-cell>
          <table:table-cell table:formula="of:=([.N4]-[.N34])/[.N4]" office:value-type="float" office:value="-0.712016905794895" calcext:value-type="float">
            <text:p>-0.712016905794895</text:p>
          </table:table-cell>
          <table:table-cell table:formula="of:=([.O4]-[.O34])/[.O4]" office:value-type="float" office:value="-2.37912207489453" calcext:value-type="float">
            <text:p>-2.37912207489453</text:p>
          </table:table-cell>
          <table:table-cell/>
          <table:table-cell table:style-name="ce6" table:formula="of:=([.Q4]-[.Q34])/[.Q4]" office:value-type="float" office:value="-1.92324516635663" calcext:value-type="float">
            <text:p>-1.92324516635663</text:p>
          </table:table-cell>
          <table:table-cell table:style-name="ce6" table:formula="of:=([.R4]-[.R34])/[.R4]" office:value-type="float" office:value="-1.70283103938072" calcext:value-type="float">
            <text:p>-1.70283103938072</text:p>
          </table:table-cell>
          <table:table-cell table:style-name="ce6" table:formula="of:=([.S4]-[.S34])/[.S4]" office:value-type="float" office:value="-2.1184269090364" calcext:value-type="float">
            <text:p>-2.1184269090364</text:p>
          </table:table-cell>
          <table:table-cell table:style-name="ce6" table:formula="of:=([.T4]-[.T34])/[.T4]" office:value-type="float" office:value="-4.76812112803433" calcext:value-type="float">
            <text:p>-4.76812112803433</text:p>
          </table:table-cell>
          <table:table-cell table:style-name="ce6" table:formula="of:=([.U4]-[.U34])/[.U4]" office:value-type="float" office:value="-3.13795902581579" calcext:value-type="float">
            <text:p>-3.13795902581579</text:p>
          </table:table-cell>
          <table:table-cell table:style-name="ce6" table:formula="of:=([.V4]-[.V34])/[.V4]" office:value-type="float" office:value="-1.19401768033605" calcext:value-type="float">
            <text:p>-1.19401768033605</text:p>
          </table:table-cell>
          <table:table-cell table:style-name="ce6" table:formula="of:=([.W4]-[.W34])/[.W4]" office:value-type="float" office:value="-0.923339182110765" calcext:value-type="float">
            <text:p>-0.923339182110765</text:p>
          </table:table-cell>
          <table:table-cell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DISPLACEMENT</text:p>
          </table:table-cell>
          <table:table-cell table:formula="of:=SUM([.F121:.W121])/15" office:value-type="float" office:value="-3.41352949242001" calcext:value-type="float">
            <text:p>-3.41352949242001</text:p>
          </table:table-cell>
          <table:table-cell table:formula="of:=[.D121]*(-1)" office:value-type="percentage" office:value="3.41352949242002" calcext:value-type="percentage">
            <text:p>341.35%</text:p>
          </table:table-cell>
          <table:table-cell table:style-name="Default"/>
          <table:table-cell table:formula="of:=([.G4]-[.G35])/[.G4]" office:value-type="float" office:value="-4.08329599306196" calcext:value-type="float">
            <text:p>-4.08329599306196</text:p>
          </table:table-cell>
          <table:table-cell table:formula="of:=([.H4]-[.H35])/[.H4]" office:value-type="float" office:value="-11.104429776772" calcext:value-type="float">
            <text:p>-11.104429776772</text:p>
          </table:table-cell>
          <table:table-cell table:formula="of:=([.I4]-[.I35])/[.I4]" office:value-type="float" office:value="-2.12213885588107" calcext:value-type="float">
            <text:p>-2.12213885588107</text:p>
          </table:table-cell>
          <table:table-cell/>
          <table:table-cell table:formula="of:=([.K4]-[.K35])/[.K4]" office:value-type="float" office:value="-1.41216246398394" calcext:value-type="float">
            <text:p>-1.41216246398394</text:p>
          </table:table-cell>
          <table:table-cell table:formula="of:=([.L4]-[.L35])/[.L4]" office:value-type="float" office:value="-4.30038890130827" calcext:value-type="float">
            <text:p>-4.30038890130827</text:p>
          </table:table-cell>
          <table:table-cell table:formula="of:=([.M4]-[.M35])/[.M4]" office:value-type="float" office:value="-1.06543101721358" calcext:value-type="float">
            <text:p>-1.06543101721358</text:p>
          </table:table-cell>
          <table:table-cell table:formula="of:=([.N4]-[.N35])/[.N4]" office:value-type="float" office:value="-1.2600128334165" calcext:value-type="float">
            <text:p>-1.2600128334165</text:p>
          </table:table-cell>
          <table:table-cell table:formula="of:=([.O4]-[.O35])/[.O4]" office:value-type="float" office:value="-3.6432377679687" calcext:value-type="float">
            <text:p>-3.6432377679687</text:p>
          </table:table-cell>
          <table:table-cell/>
          <table:table-cell table:style-name="ce6" table:formula="of:=([.Q4]-[.Q35])/[.Q4]" office:value-type="float" office:value="-3.1663337101432" calcext:value-type="float">
            <text:p>-3.1663337101432</text:p>
          </table:table-cell>
          <table:table-cell table:style-name="ce6" table:formula="of:=([.R4]-[.R35])/[.R4]" office:value-type="float" office:value="-2.23478515149243" calcext:value-type="float">
            <text:p>-2.23478515149243</text:p>
          </table:table-cell>
          <table:table-cell table:style-name="ce6" table:formula="of:=([.S4]-[.S35])/[.S4]" office:value-type="float" office:value="-2.75889081814226" calcext:value-type="float">
            <text:p>-2.75889081814226</text:p>
          </table:table-cell>
          <table:table-cell table:style-name="ce6" table:formula="of:=([.T4]-[.T35])/[.T4]" office:value-type="float" office:value="-6.07506280956879" calcext:value-type="float">
            <text:p>-6.07506280956879</text:p>
          </table:table-cell>
          <table:table-cell table:style-name="ce6" table:formula="of:=([.U4]-[.U35])/[.U4]" office:value-type="float" office:value="-4.45044317133469" calcext:value-type="float">
            <text:p>-4.45044317133469</text:p>
          </table:table-cell>
          <table:table-cell table:style-name="ce6" table:formula="of:=([.V4]-[.V35])/[.V4]" office:value-type="float" office:value="-2.28026726062344" calcext:value-type="float">
            <text:p>-2.28026726062344</text:p>
          </table:table-cell>
          <table:table-cell table:style-name="ce6" table:formula="of:=([.W4]-[.W35])/[.W4]" office:value-type="float" office:value="-1.24606185538941" calcext:value-type="float">
            <text:p>-1.24606185538941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SWAP</text:p>
          </table:table-cell>
          <table:table-cell table:formula="of:=SUM([.F122:.W122])/15" office:value-type="float" office:value="-2.4620923962528" calcext:value-type="float">
            <text:p>-2.4620923962528</text:p>
          </table:table-cell>
          <table:table-cell table:formula="of:=[.D122]*(-1)" office:value-type="percentage" office:value="2.4620923962528" calcext:value-type="percentage">
            <text:p>246.21%</text:p>
          </table:table-cell>
          <table:table-cell/>
          <table:table-cell table:formula="of:=([.G4]-[.G36])/[.G4]" office:value-type="float" office:value="-2.59344576350181" calcext:value-type="float">
            <text:p>-2.59344576350181</text:p>
          </table:table-cell>
          <table:table-cell table:formula="of:=([.H4]-[.H36])/[.H4]" office:value-type="float" office:value="-8.21843416059015" calcext:value-type="float">
            <text:p>-8.21843416059015</text:p>
          </table:table-cell>
          <table:table-cell table:formula="of:=([.I4]-[.I36])/[.I4]" office:value-type="float" office:value="-1.37638079796003" calcext:value-type="float">
            <text:p>-1.37638079796003</text:p>
          </table:table-cell>
          <table:table-cell/>
          <table:table-cell table:formula="of:=([.K4]-[.K36])/[.K4]" office:value-type="float" office:value="-1.06190540956475" calcext:value-type="float">
            <text:p>-1.06190540956475</text:p>
          </table:table-cell>
          <table:table-cell table:formula="of:=([.L4]-[.L36])/[.L4]" office:value-type="float" office:value="-2.18796763026959" calcext:value-type="float">
            <text:p>-2.18796763026959</text:p>
          </table:table-cell>
          <table:table-cell table:formula="of:=([.M4]-[.M36])/[.M4]" office:value-type="float" office:value="-1.30630918182455" calcext:value-type="float">
            <text:p>-1.30630918182455</text:p>
          </table:table-cell>
          <table:table-cell table:formula="of:=([.N4]-[.N36])/[.N4]" office:value-type="float" office:value="-1.17425564386165" calcext:value-type="float">
            <text:p>-1.17425564386165</text:p>
          </table:table-cell>
          <table:table-cell table:formula="of:=([.O4]-[.O36])/[.O4]" office:value-type="float" office:value="-2.05989856822847" calcext:value-type="float">
            <text:p>-2.05989856822847</text:p>
          </table:table-cell>
          <table:table-cell/>
          <table:table-cell table:style-name="ce6" table:formula="of:=([.Q4]-[.Q36])/[.Q4]" office:value-type="float" office:value="-3.24922470289092" calcext:value-type="float">
            <text:p>-3.24922470289092</text:p>
          </table:table-cell>
          <table:table-cell table:style-name="ce6" table:formula="of:=([.R4]-[.R36])/[.R4]" office:value-type="float" office:value="-3.51219364542466" calcext:value-type="float">
            <text:p>-3.51219364542466</text:p>
          </table:table-cell>
          <table:table-cell table:style-name="ce6" table:formula="of:=([.S4]-[.S36])/[.S4]" office:value-type="float" office:value="-1.86203811455593" calcext:value-type="float">
            <text:p>-1.86203811455593</text:p>
          </table:table-cell>
          <table:table-cell table:style-name="ce6" table:formula="of:=([.T4]-[.T36])/[.T4]" office:value-type="float" office:value="-3.51721783308506" calcext:value-type="float">
            <text:p>-3.51721783308506</text:p>
          </table:table-cell>
          <table:table-cell table:style-name="ce6" table:formula="of:=([.U4]-[.U36])/[.U4]" office:value-type="float" office:value="-2.43341818871475" calcext:value-type="float">
            <text:p>-2.43341818871475</text:p>
          </table:table-cell>
          <table:table-cell table:style-name="ce6" table:formula="of:=([.V4]-[.V36])/[.V4]" office:value-type="float" office:value="-1.33447577452416" calcext:value-type="float">
            <text:p>-1.33447577452416</text:p>
          </table:table-cell>
          <table:table-cell table:style-name="ce6" table:formula="of:=([.W4]-[.W36])/[.W4]" office:value-type="float" office:value="-1.04422052879559" calcext:value-type="float">
            <text:p>-1.04422052879559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123:.W123])/15" office:value-type="float" office:value="-3.68150230833851" calcext:value-type="float">
            <text:p>-3.68150230833851</text:p>
          </table:table-cell>
          <table:table-cell table:formula="of:=[.D123]*(-1)" office:value-type="percentage" office:value="3.68150230833851" calcext:value-type="percentage">
            <text:p>368.15%</text:p>
          </table:table-cell>
          <table:table-cell/>
          <table:table-cell table:formula="of:=([.G4]-[.G37])/[.G4]" office:value-type="float" office:value="-4.03654298350902" calcext:value-type="float">
            <text:p>-4.03654298350902</text:p>
          </table:table-cell>
          <table:table-cell table:formula="of:=([.H4]-[.H37])/[.H4]" office:value-type="float" office:value="-11.2563521701443" calcext:value-type="float">
            <text:p>-11.2563521701443</text:p>
          </table:table-cell>
          <table:table-cell table:formula="of:=([.I4]-[.I37])/[.I4]" office:value-type="float" office:value="-2.22240346863197" calcext:value-type="float">
            <text:p>-2.22240346863197</text:p>
          </table:table-cell>
          <table:table-cell/>
          <table:table-cell table:formula="of:=([.K4]-[.K37])/[.K4]" office:value-type="float" office:value="-1.66522887083983" calcext:value-type="float">
            <text:p>-1.66522887083983</text:p>
          </table:table-cell>
          <table:table-cell table:formula="of:=([.L4]-[.L37])/[.L4]" office:value-type="float" office:value="-3.88818377854579" calcext:value-type="float">
            <text:p>-3.88818377854579</text:p>
          </table:table-cell>
          <table:table-cell table:formula="of:=([.M4]-[.M37])/[.M4]" office:value-type="float" office:value="-1.84826770884788" calcext:value-type="float">
            <text:p>-1.84826770884788</text:p>
          </table:table-cell>
          <table:table-cell table:formula="of:=([.N4]-[.N37])/[.N4]" office:value-type="float" office:value="-1.69665525902984" calcext:value-type="float">
            <text:p>-1.69665525902984</text:p>
          </table:table-cell>
          <table:table-cell table:formula="of:=([.O4]-[.O37])/[.O4]" office:value-type="float" office:value="-3.34674890754334" calcext:value-type="float">
            <text:p>-3.34674890754334</text:p>
          </table:table-cell>
          <table:table-cell/>
          <table:table-cell table:style-name="ce6" table:formula="of:=([.Q4]-[.Q37])/[.Q4]" office:value-type="float" office:value="-4.46038394395234" calcext:value-type="float">
            <text:p>-4.46038394395234</text:p>
          </table:table-cell>
          <table:table-cell table:style-name="ce6" table:formula="of:=([.R4]-[.R37])/[.R4]" office:value-type="float" office:value="-4.1049563170574" calcext:value-type="float">
            <text:p>-4.1049563170574</text:p>
          </table:table-cell>
          <table:table-cell table:style-name="ce6" table:formula="of:=([.S4]-[.S37])/[.S4]" office:value-type="float" office:value="-3.29560056122188" calcext:value-type="float">
            <text:p>-3.29560056122188</text:p>
          </table:table-cell>
          <table:table-cell table:style-name="ce6" table:formula="of:=([.T4]-[.T37])/[.T4]" office:value-type="float" office:value="-5.52878477773996" calcext:value-type="float">
            <text:p>-5.52878477773996</text:p>
          </table:table-cell>
          <table:table-cell table:style-name="ce6" table:formula="of:=([.U4]-[.U37])/[.U4]" office:value-type="float" office:value="-4.06283602798856" calcext:value-type="float">
            <text:p>-4.06283602798856</text:p>
          </table:table-cell>
          <table:table-cell table:style-name="ce6" table:formula="of:=([.V4]-[.V37])/[.V4]" office:value-type="float" office:value="-2.15677411021191" calcext:value-type="float">
            <text:p>-2.15677411021191</text:p>
          </table:table-cell>
          <table:table-cell table:style-name="ce6" table:formula="of:=([.W4]-[.W37])/[.W4]" office:value-type="float" office:value="-1.65281573981361" calcext:value-type="float">
            <text:p>-1.65281573981361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SHIFT</text:p>
          </table:table-cell>
          <table:table-cell table:formula="of:=SUM([.F124:.W124])/15" office:value-type="float" office:value="-1.58511462011837" calcext:value-type="float">
            <text:p>-1.58511462011837</text:p>
          </table:table-cell>
          <table:table-cell table:formula="of:=[.D124]*(-1)" office:value-type="percentage" office:value="1.58511462011837" calcext:value-type="percentage">
            <text:p>158.51%</text:p>
          </table:table-cell>
          <table:table-cell/>
          <table:table-cell table:formula="of:=([.G4]-[.G38])/[.G4]" office:value-type="float" office:value="-1.98875775656604" calcext:value-type="float">
            <text:p>-1.98875775656604</text:p>
          </table:table-cell>
          <table:table-cell table:formula="of:=([.H4]-[.H38])/[.H4]" office:value-type="float" office:value="-6.12329570271283" calcext:value-type="float">
            <text:p>-6.12329570271283</text:p>
          </table:table-cell>
          <table:table-cell table:formula="of:=([.I4]-[.I38])/[.I4]" office:value-type="float" office:value="-0.787481591122927" calcext:value-type="float">
            <text:p>-0.787481591122927</text:p>
          </table:table-cell>
          <table:table-cell/>
          <table:table-cell table:formula="of:=([.K4]-[.K38])/[.K4]" office:value-type="float" office:value="-0.510952231734287" calcext:value-type="float">
            <text:p>-0.510952231734287</text:p>
          </table:table-cell>
          <table:table-cell table:formula="of:=([.L4]-[.L38])/[.L4]" office:value-type="float" office:value="-1.70195693109222" calcext:value-type="float">
            <text:p>-1.70195693109222</text:p>
          </table:table-cell>
          <table:table-cell table:formula="of:=([.M4]-[.M38])/[.M4]" office:value-type="float" office:value="-0.572957092813578" calcext:value-type="float">
            <text:p>-0.572957092813578</text:p>
          </table:table-cell>
          <table:table-cell table:formula="of:=([.N4]-[.N38])/[.N4]" office:value-type="float" office:value="-0.547065610024032" calcext:value-type="float">
            <text:p>-0.547065610024032</text:p>
          </table:table-cell>
          <table:table-cell table:formula="of:=([.O4]-[.O38])/[.O4]" office:value-type="float" office:value="-1.4031285753231" calcext:value-type="float">
            <text:p>-1.4031285753231</text:p>
          </table:table-cell>
          <table:table-cell/>
          <table:table-cell table:style-name="ce6" table:formula="of:=([.Q4]-[.Q38])/[.Q4]" office:value-type="float" office:value="-1.30189709928723" calcext:value-type="float">
            <text:p>-1.30189709928723</text:p>
          </table:table-cell>
          <table:table-cell table:style-name="ce6" table:formula="of:=([.R4]-[.R38])/[.R4]" office:value-type="float" office:value="-1.86716890693457" calcext:value-type="float">
            <text:p>-1.86716890693457</text:p>
          </table:table-cell>
          <table:table-cell table:style-name="ce6" table:formula="of:=([.S4]-[.S38])/[.S4]" office:value-type="float" office:value="-1.36005054287853" calcext:value-type="float">
            <text:p>-1.36005054287853</text:p>
          </table:table-cell>
          <table:table-cell table:style-name="ce6" table:formula="of:=([.T4]-[.T38])/[.T4]" office:value-type="float" office:value="-2.69444856726365" calcext:value-type="float">
            <text:p>-2.69444856726365</text:p>
          </table:table-cell>
          <table:table-cell table:style-name="ce6" table:formula="of:=([.U4]-[.U38])/[.U4]" office:value-type="float" office:value="-1.73091214324013" calcext:value-type="float">
            <text:p>-1.73091214324013</text:p>
          </table:table-cell>
          <table:table-cell table:style-name="ce6" table:formula="of:=([.V4]-[.V38])/[.V4]" office:value-type="float" office:value="-0.666013728994015" calcext:value-type="float">
            <text:p>-0.666013728994015</text:p>
          </table:table-cell>
          <table:table-cell table:style-name="ce6" table:formula="of:=([.W4]-[.W38])/[.W4]" office:value-type="float" office:value="-0.5206328217884" calcext:value-type="float">
            <text:p>-0.5206328217884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125:.W125])/15" office:value-type="float" office:value="-0.251852109570039" calcext:value-type="float">
            <text:p>-0.251852109570039</text:p>
          </table:table-cell>
          <table:table-cell table:formula="of:=[.D125]*(-1)" office:value-type="percentage" office:value="0.251852109570039" calcext:value-type="percentage">
            <text:p>25.19%</text:p>
          </table:table-cell>
          <table:table-cell/>
          <table:table-cell table:formula="of:=([.G4]-[.G39])/[.G4]" office:value-type="float" office:value="-0.786200588089336" calcext:value-type="float">
            <text:p>-0.786200588089336</text:p>
          </table:table-cell>
          <table:table-cell table:formula="of:=([.H4]-[.H39])/[.H4]" office:value-type="float" office:value="-0.666275672891649" calcext:value-type="float">
            <text:p>-0.666275672891649</text:p>
          </table:table-cell>
          <table:table-cell table:formula="of:=([.I4]-[.I39])/[.I4]" office:value-type="float" office:value="-0.0976268901492997" calcext:value-type="float">
            <text:p>-0.0976268901493</text:p>
          </table:table-cell>
          <table:table-cell/>
          <table:table-cell table:formula="of:=([.K4]-[.K39])/[.K4]" office:value-type="float" office:value="-0.0677851222376886" calcext:value-type="float">
            <text:p>-0.067785122237689</text:p>
          </table:table-cell>
          <table:table-cell table:formula="of:=([.L4]-[.L39])/[.L4]" office:value-type="float" office:value="-0.411825314485619" calcext:value-type="float">
            <text:p>-0.411825314485619</text:p>
          </table:table-cell>
          <table:table-cell table:formula="of:=([.M4]-[.M39])/[.M4]" office:value-type="float" office:value="-0.0846179635398412" calcext:value-type="float">
            <text:p>-0.084617963539841</text:p>
          </table:table-cell>
          <table:table-cell table:formula="of:=([.N4]-[.N39])/[.N4]" office:value-type="float" office:value="-0.0796599829745617" calcext:value-type="float">
            <text:p>-0.079659982974562</text:p>
          </table:table-cell>
          <table:table-cell table:formula="of:=([.O4]-[.O39])/[.O4]" office:value-type="float" office:value="-0.158070617292873" calcext:value-type="float">
            <text:p>-0.158070617292873</text:p>
          </table:table-cell>
          <table:table-cell/>
          <table:table-cell table:style-name="ce6" table:formula="of:=([.Q4]-[.Q39])/[.Q4]" office:value-type="float" office:value="-0.080361068224296" calcext:value-type="float">
            <text:p>-0.080361068224296</text:p>
          </table:table-cell>
          <table:table-cell table:style-name="ce6" table:formula="of:=([.R4]-[.R39])/[.R4]" office:value-type="float" office:value="-0.0773653854996214" calcext:value-type="float">
            <text:p>-0.077365385499621</text:p>
          </table:table-cell>
          <table:table-cell table:style-name="ce6" table:formula="of:=([.S4]-[.S39])/[.S4]" office:value-type="float" office:value="-0.0871360829450381" calcext:value-type="float">
            <text:p>-0.087136082945038</text:p>
          </table:table-cell>
          <table:table-cell table:style-name="ce6" table:formula="of:=([.T4]-[.T39])/[.T4]" office:value-type="float" office:value="-0.699409133441162" calcext:value-type="float">
            <text:p>-0.699409133441162</text:p>
          </table:table-cell>
          <table:table-cell table:style-name="ce6" table:formula="of:=([.U4]-[.U39])/[.U4]" office:value-type="float" office:value="-0.393045159197494" calcext:value-type="float">
            <text:p>-0.393045159197494</text:p>
          </table:table-cell>
          <table:table-cell table:style-name="ce6" table:formula="of:=([.V4]-[.V39])/[.V4]" office:value-type="float" office:value="-0.027151609569498" calcext:value-type="float">
            <text:p>-0.027151609569498</text:p>
          </table:table-cell>
          <table:table-cell table:style-name="ce6" table:formula="of:=([.W4]-[.W39])/[.W4]" office:value-type="float" office:value="-0.0612510530126156" calcext:value-type="float">
            <text:p>-0.061251053012616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126:.W126])/15" office:value-type="float" office:value="-1.68134208008073" calcext:value-type="float">
            <text:p>-1.68134208008073</text:p>
          </table:table-cell>
          <table:table-cell table:formula="of:=[.D126]*(-1)" office:value-type="percentage" office:value="1.68134208008073" calcext:value-type="percentage">
            <text:p>168.13%</text:p>
          </table:table-cell>
          <table:table-cell/>
          <table:table-cell table:formula="of:=([.G4]-[.G40])/[.G4]" office:value-type="float" office:value="-2.17069354944979" calcext:value-type="float">
            <text:p>-2.17069354944979</text:p>
          </table:table-cell>
          <table:table-cell table:formula="of:=([.H4]-[.H40])/[.H4]" office:value-type="float" office:value="-5.81826085092874" calcext:value-type="float">
            <text:p>-5.81826085092874</text:p>
          </table:table-cell>
          <table:table-cell table:formula="of:=([.I4]-[.I40])/[.I4]" office:value-type="float" office:value="-0.859710667026276" calcext:value-type="float">
            <text:p>-0.859710667026276</text:p>
          </table:table-cell>
          <table:table-cell/>
          <table:table-cell table:formula="of:=([.K4]-[.K40])/[.K4]" office:value-type="float" office:value="-0.644353918543592" calcext:value-type="float">
            <text:p>-0.644353918543592</text:p>
          </table:table-cell>
          <table:table-cell table:formula="of:=([.L4]-[.L40])/[.L4]" office:value-type="float" office:value="-1.86445782521739" calcext:value-type="float">
            <text:p>-1.86445782521739</text:p>
          </table:table-cell>
          <table:table-cell table:formula="of:=([.M4]-[.M40])/[.M4]" office:value-type="float" office:value="-0.64569538204855" calcext:value-type="float">
            <text:p>-0.64569538204855</text:p>
          </table:table-cell>
          <table:table-cell table:formula="of:=([.N4]-[.N40])/[.N4]" office:value-type="float" office:value="-0.620177660640214" calcext:value-type="float">
            <text:p>-0.620177660640214</text:p>
          </table:table-cell>
          <table:table-cell table:formula="of:=([.O4]-[.O40])/[.O4]" office:value-type="float" office:value="-1.38061009805124" calcext:value-type="float">
            <text:p>-1.38061009805124</text:p>
          </table:table-cell>
          <table:table-cell/>
          <table:table-cell table:style-name="ce6" table:formula="of:=([.Q4]-[.Q40])/[.Q4]" office:value-type="float" office:value="-1.60408940173285" calcext:value-type="float">
            <text:p>-1.60408940173285</text:p>
          </table:table-cell>
          <table:table-cell table:style-name="ce6" table:formula="of:=([.R4]-[.R40])/[.R4]" office:value-type="float" office:value="-2.1417152674455" calcext:value-type="float">
            <text:p>-2.1417152674455</text:p>
          </table:table-cell>
          <table:table-cell table:style-name="ce6" table:formula="of:=([.S4]-[.S40])/[.S4]" office:value-type="float" office:value="-1.34086967799469" calcext:value-type="float">
            <text:p>-1.34086967799469</text:p>
          </table:table-cell>
          <table:table-cell table:style-name="ce6" table:formula="of:=([.T4]-[.T40])/[.T4]" office:value-type="float" office:value="-2.75582062682117" calcext:value-type="float">
            <text:p>-2.75582062682117</text:p>
          </table:table-cell>
          <table:table-cell table:style-name="ce6" table:formula="of:=([.U4]-[.U40])/[.U4]" office:value-type="float" office:value="-1.88710457009639" calcext:value-type="float">
            <text:p>-1.88710457009639</text:p>
          </table:table-cell>
          <table:table-cell table:style-name="ce6" table:formula="of:=([.V4]-[.V40])/[.V4]" office:value-type="float" office:value="-0.817887237596986" calcext:value-type="float">
            <text:p>-0.817887237596986</text:p>
          </table:table-cell>
          <table:table-cell table:style-name="ce6" table:formula="of:=([.W4]-[.W40])/[.W4]" office:value-type="float" office:value="-0.668684467617501" calcext:value-type="float">
            <text:p>-0.668684467617501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127:.W127])/15" office:value-type="float" office:value="-0.705028581252318" calcext:value-type="float">
            <text:p>-0.705028581252318</text:p>
          </table:table-cell>
          <table:table-cell table:formula="of:=[.D127]*(-1)" office:value-type="percentage" office:value="0.705028581252318" calcext:value-type="percentage">
            <text:p>70.50%</text:p>
          </table:table-cell>
          <table:table-cell/>
          <table:table-cell table:formula="of:=([.G4]-[.G41])/[.G4]" office:value-type="float" office:value="-1.45024304437568" calcext:value-type="float">
            <text:p>-1.45024304437568</text:p>
          </table:table-cell>
          <table:table-cell table:formula="of:=([.H4]-[.H41])/[.H4]" office:value-type="float" office:value="-1.67954059559451" calcext:value-type="float">
            <text:p>-1.67954059559451</text:p>
          </table:table-cell>
          <table:table-cell table:formula="of:=([.I4]-[.I41])/[.I4]" office:value-type="float" office:value="-0.376987952647546" calcext:value-type="float">
            <text:p>-0.376987952647546</text:p>
          </table:table-cell>
          <table:table-cell/>
          <table:table-cell table:formula="of:=([.K4]-[.K41])/[.K4]" office:value-type="float" office:value="-0.210398726924206" calcext:value-type="float">
            <text:p>-0.210398726924206</text:p>
          </table:table-cell>
          <table:table-cell table:formula="of:=([.L4]-[.L41])/[.L4]" office:value-type="float" office:value="-0.944957327359744" calcext:value-type="float">
            <text:p>-0.944957327359744</text:p>
          </table:table-cell>
          <table:table-cell table:formula="of:=([.M4]-[.M41])/[.M4]" office:value-type="float" office:value="-0.199745026292558" calcext:value-type="float">
            <text:p>-0.199745026292558</text:p>
          </table:table-cell>
          <table:table-cell table:formula="of:=([.N4]-[.N41])/[.N4]" office:value-type="float" office:value="-0.193704167909489" calcext:value-type="float">
            <text:p>-0.193704167909489</text:p>
          </table:table-cell>
          <table:table-cell table:formula="of:=([.O4]-[.O41])/[.O4]" office:value-type="float" office:value="-0.688931938471405" calcext:value-type="float">
            <text:p>-0.688931938471405</text:p>
          </table:table-cell>
          <table:table-cell/>
          <table:table-cell table:style-name="ce6" table:formula="of:=([.Q4]-[.Q41])/[.Q4]" office:value-type="float" office:value="-0.284044874130067" calcext:value-type="float">
            <text:p>-0.284044874130067</text:p>
          </table:table-cell>
          <table:table-cell table:style-name="ce6" table:formula="of:=([.R4]-[.R41])/[.R4]" office:value-type="float" office:value="-0.291740231904429" calcext:value-type="float">
            <text:p>-0.291740231904429</text:p>
          </table:table-cell>
          <table:table-cell table:style-name="ce6" table:formula="of:=([.S4]-[.S41])/[.S4]" office:value-type="float" office:value="-0.634263310727164" calcext:value-type="float">
            <text:p>-0.634263310727164</text:p>
          </table:table-cell>
          <table:table-cell table:style-name="ce6" table:formula="of:=([.T4]-[.T41])/[.T4]" office:value-type="float" office:value="-1.73126694113227" calcext:value-type="float">
            <text:p>-1.73126694113227</text:p>
          </table:table-cell>
          <table:table-cell table:style-name="ce6" table:formula="of:=([.U4]-[.U41])/[.U4]" office:value-type="float" office:value="-1.32310238041516" calcext:value-type="float">
            <text:p>-1.32310238041516</text:p>
          </table:table-cell>
          <table:table-cell table:style-name="ce6" table:formula="of:=([.V4]-[.V41])/[.V4]" office:value-type="float" office:value="-0.328515582804051" calcext:value-type="float">
            <text:p>-0.328515582804051</text:p>
          </table:table-cell>
          <table:table-cell table:style-name="ce6" table:formula="of:=([.W4]-[.W41])/[.W4]" office:value-type="float" office:value="-0.237986618096492" calcext:value-type="float">
            <text:p>-0.237986618096492</text:p>
          </table:table-cell>
          <table:table-cell table:number-columns-repeated="39"/>
        </table:table-row>
        <table:table-row table:style-name="ro4">
          <table:table-cell/>
          <table:table-cell table:style-name="ce7"/>
          <table:table-cell office:value-type="string" calcext:value-type="string">
            <text:p>CX SWAP</text:p>
          </table:table-cell>
          <table:table-cell table:formula="of:=SUM([.F128:.W128])/15" office:value-type="float" office:value="-2.51940593677979" calcext:value-type="float">
            <text:p>-2.51940593677979</text:p>
          </table:table-cell>
          <table:table-cell table:formula="of:=[.D128]*(-1)" office:value-type="percentage" office:value="2.51940593677979" calcext:value-type="percentage">
            <text:p>251.94%</text:p>
          </table:table-cell>
          <table:table-cell/>
          <table:table-cell table:formula="of:=([.G4]-[.G42])/[.G4]" office:value-type="float" office:value="-2.52111839866284" calcext:value-type="float">
            <text:p>-2.52111839866284</text:p>
          </table:table-cell>
          <table:table-cell table:formula="of:=([.H4]-[.H42])/[.H4]" office:value-type="float" office:value="-8.65736510621783" calcext:value-type="float">
            <text:p>-8.65736510621783</text:p>
          </table:table-cell>
          <table:table-cell table:formula="of:=([.I4]-[.I42])/[.I4]" office:value-type="float" office:value="-1.36491944722582" calcext:value-type="float">
            <text:p>-1.36491944722582</text:p>
          </table:table-cell>
          <table:table-cell/>
          <table:table-cell table:formula="of:=([.K4]-[.K42])/[.K4]" office:value-type="float" office:value="-1.06708423317169" calcext:value-type="float">
            <text:p>-1.06708423317169</text:p>
          </table:table-cell>
          <table:table-cell table:formula="of:=([.L4]-[.L42])/[.L4]" office:value-type="float" office:value="-2.25651233422967" calcext:value-type="float">
            <text:p>-2.25651233422967</text:p>
          </table:table-cell>
          <table:table-cell table:formula="of:=([.M4]-[.M42])/[.M4]" office:value-type="float" office:value="-1.15063794036316" calcext:value-type="float">
            <text:p>-1.15063794036316</text:p>
          </table:table-cell>
          <table:table-cell table:formula="of:=([.N4]-[.N42])/[.N4]" office:value-type="float" office:value="-1.29976478096389" calcext:value-type="float">
            <text:p>-1.29976478096389</text:p>
          </table:table-cell>
          <table:table-cell table:formula="of:=([.O4]-[.O42])/[.O4]" office:value-type="float" office:value="-2.16085831925146" calcext:value-type="float">
            <text:p>-2.16085831925146</text:p>
          </table:table-cell>
          <table:table-cell/>
          <table:table-cell table:style-name="ce6" table:formula="of:=([.Q4]-[.Q42])/[.Q4]" office:value-type="float" office:value="-3.19365470589076" calcext:value-type="float">
            <text:p>-3.19365470589076</text:p>
          </table:table-cell>
          <table:table-cell table:style-name="ce6" table:formula="of:=([.R4]-[.R42])/[.R4]" office:value-type="float" office:value="-3.51796889148209" calcext:value-type="float">
            <text:p>-3.51796889148209</text:p>
          </table:table-cell>
          <table:table-cell table:style-name="ce6" table:formula="of:=([.S4]-[.S42])/[.S4]" office:value-type="float" office:value="-2.01728292596318" calcext:value-type="float">
            <text:p>-2.01728292596318</text:p>
          </table:table-cell>
          <table:table-cell table:style-name="ce6" table:formula="of:=([.T4]-[.T42])/[.T4]" office:value-type="float" office:value="-3.49198942349432" calcext:value-type="float">
            <text:p>-3.49198942349432</text:p>
          </table:table-cell>
          <table:table-cell table:style-name="ce6" table:formula="of:=([.U4]-[.U42])/[.U4]" office:value-type="float" office:value="-2.51744700421514" calcext:value-type="float">
            <text:p>-2.51744700421514</text:p>
          </table:table-cell>
          <table:table-cell table:style-name="ce6" table:formula="of:=([.V4]-[.V42])/[.V4]" office:value-type="float" office:value="-1.52924302004749" calcext:value-type="float">
            <text:p>-1.52924302004749</text:p>
          </table:table-cell>
          <table:table-cell table:style-name="ce6" table:formula="of:=([.W4]-[.W42])/[.W4]" office:value-type="float" office:value="-1.04524252051754" calcext:value-type="float">
            <text:p>-1.04524252051754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SCRAMBLE</text:p>
          </table:table-cell>
          <table:table-cell table:formula="of:=SUM([.F129:.W129])/15" office:value-type="float" office:value="-4.79685636761929" calcext:value-type="float">
            <text:p>-4.79685636761929</text:p>
          </table:table-cell>
          <table:table-cell table:formula="of:=[.D129]*(-1)" office:value-type="percentage" office:value="4.79685636761929" calcext:value-type="percentage">
            <text:p>479.69%</text:p>
          </table:table-cell>
          <table:table-cell/>
          <table:table-cell table:formula="of:=([.G4]-[.G43])/[.G4]" office:value-type="float" office:value="-4.962105837391" calcext:value-type="float">
            <text:p>-4.962105837391</text:p>
          </table:table-cell>
          <table:table-cell table:formula="of:=([.H4]-[.H43])/[.H4]" office:value-type="float" office:value="-13.6229229632906" calcext:value-type="float">
            <text:p>-13.6229229632906</text:p>
          </table:table-cell>
          <table:table-cell table:formula="of:=([.I4]-[.I43])/[.I4]" office:value-type="float" office:value="-3.30230143024749" calcext:value-type="float">
            <text:p>-3.30230143024749</text:p>
          </table:table-cell>
          <table:table-cell/>
          <table:table-cell table:formula="of:=([.K4]-[.K43])/[.K4]" office:value-type="float" office:value="-2.56256666711131" calcext:value-type="float">
            <text:p>-2.56256666711131</text:p>
          </table:table-cell>
          <table:table-cell table:formula="of:=([.L4]-[.L43])/[.L4]" office:value-type="float" office:value="-4.56839218615668" calcext:value-type="float">
            <text:p>-4.56839218615668</text:p>
          </table:table-cell>
          <table:table-cell table:formula="of:=([.M4]-[.M43])/[.M4]" office:value-type="float" office:value="-2.66804549923804" calcext:value-type="float">
            <text:p>-2.66804549923804</text:p>
          </table:table-cell>
          <table:table-cell table:formula="of:=([.N4]-[.N43])/[.N4]" office:value-type="float" office:value="-2.52125722822232" calcext:value-type="float">
            <text:p>-2.52125722822232</text:p>
          </table:table-cell>
          <table:table-cell table:formula="of:=([.O4]-[.O43])/[.O4]" office:value-type="float" office:value="-4.42255872481384" calcext:value-type="float">
            <text:p>-4.42255872481384</text:p>
          </table:table-cell>
          <table:table-cell/>
          <table:table-cell table:style-name="ce6" table:formula="of:=([.Q4]-[.Q43])/[.Q4]" office:value-type="float" office:value="-5.76096274495928" calcext:value-type="float">
            <text:p>-5.76096274495928</text:p>
          </table:table-cell>
          <table:table-cell table:style-name="ce6" table:formula="of:=([.R4]-[.R43])/[.R4]" office:value-type="float" office:value="-5.47192790065425" calcext:value-type="float">
            <text:p>-5.47192790065425</text:p>
          </table:table-cell>
          <table:table-cell table:style-name="ce6" table:formula="of:=([.S4]-[.S43])/[.S4]" office:value-type="float" office:value="-4.60213556669921" calcext:value-type="float">
            <text:p>-4.60213556669921</text:p>
          </table:table-cell>
          <table:table-cell table:style-name="ce6" table:formula="of:=([.T4]-[.T43])/[.T4]" office:value-type="float" office:value="-6.63254637580078" calcext:value-type="float">
            <text:p>-6.63254637580078</text:p>
          </table:table-cell>
          <table:table-cell table:style-name="ce6" table:formula="of:=([.U4]-[.U43])/[.U4]" office:value-type="float" office:value="-5.12193187235682" calcext:value-type="float">
            <text:p>-5.12193187235682</text:p>
          </table:table-cell>
          <table:table-cell table:style-name="ce6" table:formula="of:=([.V4]-[.V43])/[.V4]" office:value-type="float" office:value="-3.1845625310392" calcext:value-type="float">
            <text:p>-3.1845625310392</text:p>
          </table:table-cell>
          <table:table-cell table:style-name="ce6" table:formula="of:=([.W4]-[.W43])/[.W4]" office:value-type="float" office:value="-2.54862798630842" calcext:value-type="float">
            <text:p>-2.54862798630842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 table:formula="of:=SUM([.F130:.W130])/15" office:value-type="float" office:value="-1.6291646177184" calcext:value-type="float">
            <text:p>-1.6291646177184</text:p>
          </table:table-cell>
          <table:table-cell table:formula="of:=[.D130]*(-1)" office:value-type="percentage" office:value="1.6291646177184" calcext:value-type="percentage">
            <text:p>162.92%</text:p>
          </table:table-cell>
          <table:table-cell/>
          <table:table-cell table:formula="of:=([.G4]-[.G44])/[.G4]" office:value-type="float" office:value="-2.20475443592224" calcext:value-type="float">
            <text:p>-2.20475443592224</text:p>
          </table:table-cell>
          <table:table-cell table:formula="of:=([.H4]-[.H44])/[.H4]" office:value-type="float" office:value="-5.54923824559014" calcext:value-type="float">
            <text:p>-5.54923824559014</text:p>
          </table:table-cell>
          <table:table-cell table:formula="of:=([.I4]-[.I44])/[.I4]" office:value-type="float" office:value="-0.780405548202132" calcext:value-type="float">
            <text:p>-0.780405548202132</text:p>
          </table:table-cell>
          <table:table-cell/>
          <table:table-cell table:formula="of:=([.K4]-[.K44])/[.K4]" office:value-type="float" office:value="-0.57448149697023" calcext:value-type="float">
            <text:p>-0.57448149697023</text:p>
          </table:table-cell>
          <table:table-cell table:formula="of:=([.L4]-[.L44])/[.L4]" office:value-type="float" office:value="-1.98792727306749" calcext:value-type="float">
            <text:p>-1.98792727306749</text:p>
          </table:table-cell>
          <table:table-cell table:formula="of:=([.M4]-[.M44])/[.M4]" office:value-type="float" office:value="-0.541034654921881" calcext:value-type="float">
            <text:p>-0.541034654921881</text:p>
          </table:table-cell>
          <table:table-cell table:formula="of:=([.N4]-[.N44])/[.N4]" office:value-type="float" office:value="-0.553786058513969" calcext:value-type="float">
            <text:p>-0.553786058513969</text:p>
          </table:table-cell>
          <table:table-cell table:formula="of:=([.O4]-[.O44])/[.O4]" office:value-type="float" office:value="-1.48807847388294" calcext:value-type="float">
            <text:p>-1.48807847388294</text:p>
          </table:table-cell>
          <table:table-cell/>
          <table:table-cell table:style-name="ce6" table:formula="of:=([.Q4]-[.Q44])/[.Q4]" office:value-type="float" office:value="-1.58940696066911" calcext:value-type="float">
            <text:p>-1.58940696066911</text:p>
          </table:table-cell>
          <table:table-cell table:style-name="ce6" table:formula="of:=([.R4]-[.R44])/[.R4]" office:value-type="float" office:value="-1.76313278041453" calcext:value-type="float">
            <text:p>-1.76313278041453</text:p>
          </table:table-cell>
          <table:table-cell table:style-name="ce6" table:formula="of:=([.S4]-[.S44])/[.S4]" office:value-type="float" office:value="-1.32638043330079" calcext:value-type="float">
            <text:p>-1.32638043330079</text:p>
          </table:table-cell>
          <table:table-cell table:style-name="ce6" table:formula="of:=([.T4]-[.T44])/[.T4]" office:value-type="float" office:value="-2.92993572540002" calcext:value-type="float">
            <text:p>-2.92993572540002</text:p>
          </table:table-cell>
          <table:table-cell table:style-name="ce6" table:formula="of:=([.U4]-[.U44])/[.U4]" office:value-type="float" office:value="-1.89978460189952" calcext:value-type="float">
            <text:p>-1.89978460189952</text:p>
          </table:table-cell>
          <table:table-cell table:style-name="ce6" table:formula="of:=([.V4]-[.V44])/[.V4]" office:value-type="float" office:value="-0.714004728885815" calcext:value-type="float">
            <text:p>-0.714004728885815</text:p>
          </table:table-cell>
          <table:table-cell table:style-name="ce6" table:formula="of:=([.W4]-[.W44])/[.W4]" office:value-type="float" office:value="-0.535117848135126" calcext:value-type="float">
            <text:p>-0.535117848135126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131:.W131])/15" office:value-type="float" office:value="-0.372655534569756" calcext:value-type="float">
            <text:p>-0.372655534569756</text:p>
          </table:table-cell>
          <table:table-cell table:formula="of:=[.D131]*(-1)" office:value-type="percentage" office:value="0.372655534569757" calcext:value-type="percentage">
            <text:p>37.27%</text:p>
          </table:table-cell>
          <table:table-cell/>
          <table:table-cell table:formula="of:=([.G4]-[.G45])/[.G4]" office:value-type="float" office:value="-0.992093832614033" calcext:value-type="float">
            <text:p>-0.992093832614033</text:p>
          </table:table-cell>
          <table:table-cell table:formula="of:=([.H4]-[.H45])/[.H4]" office:value-type="float" office:value="-1.15863394127096" calcext:value-type="float">
            <text:p>-1.15863394127096</text:p>
          </table:table-cell>
          <table:table-cell table:formula="of:=([.I4]-[.I45])/[.I4]" office:value-type="float" office:value="-0.131189614544917" calcext:value-type="float">
            <text:p>-0.131189614544917</text:p>
          </table:table-cell>
          <table:table-cell/>
          <table:table-cell table:formula="of:=([.K4]-[.K45])/[.K4]" office:value-type="float" office:value="-0.0864510574022099" calcext:value-type="float">
            <text:p>-0.08645105740221</text:p>
          </table:table-cell>
          <table:table-cell table:formula="of:=([.L4]-[.L45])/[.L4]" office:value-type="float" office:value="-0.642415323028404" calcext:value-type="float">
            <text:p>-0.642415323028404</text:p>
          </table:table-cell>
          <table:table-cell table:formula="of:=([.M4]-[.M45])/[.M4]" office:value-type="float" office:value="-0.0787927140620033" calcext:value-type="float">
            <text:p>-0.078792714062003</text:p>
          </table:table-cell>
          <table:table-cell table:formula="of:=([.N4]-[.N45])/[.N4]" office:value-type="float" office:value="-0.0841840346167026" calcext:value-type="float">
            <text:p>-0.084184034616703</text:p>
          </table:table-cell>
          <table:table-cell table:formula="of:=([.O4]-[.O45])/[.O4]" office:value-type="float" office:value="-0.259604549368541" calcext:value-type="float">
            <text:p>-0.259604549368541</text:p>
          </table:table-cell>
          <table:table-cell/>
          <table:table-cell table:style-name="ce6" table:formula="of:=([.Q4]-[.Q45])/[.Q4]" office:value-type="float" office:value="-0.0609133611674022" calcext:value-type="float">
            <text:p>-0.060913361167402</text:p>
          </table:table-cell>
          <table:table-cell table:style-name="ce6" table:formula="of:=([.R4]-[.R45])/[.R4]" office:value-type="float" office:value="-0.0875325464144853" calcext:value-type="float">
            <text:p>-0.087532546414485</text:p>
          </table:table-cell>
          <table:table-cell table:style-name="ce6" table:formula="of:=([.S4]-[.S45])/[.S4]" office:value-type="float" office:value="-0.160282157456986" calcext:value-type="float">
            <text:p>-0.160282157456986</text:p>
          </table:table-cell>
          <table:table-cell table:style-name="ce6" table:formula="of:=([.T4]-[.T45])/[.T4]" office:value-type="float" office:value="-1.0602333349143" calcext:value-type="float">
            <text:p>-1.0602333349143</text:p>
          </table:table-cell>
          <table:table-cell table:style-name="ce6" table:formula="of:=([.U4]-[.U45])/[.U4]" office:value-type="float" office:value="-0.685294328259861" calcext:value-type="float">
            <text:p>-0.685294328259861</text:p>
          </table:table-cell>
          <table:table-cell table:style-name="ce6" table:formula="of:=([.V4]-[.V45])/[.V4]" office:value-type="float" office:value="-0.0451514527171624" calcext:value-type="float">
            <text:p>-0.045151452717162</text:p>
          </table:table-cell>
          <table:table-cell table:style-name="ce6" table:formula="of:=([.W4]-[.W45])/[.W4]" office:value-type="float" office:value="-0.0570607707083754" calcext:value-type="float">
            <text:p>-0.057060770708375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132:.W132])/15" office:value-type="float" office:value="-1.56652789339824" calcext:value-type="float">
            <text:p>-1.56652789339824</text:p>
          </table:table-cell>
          <table:table-cell table:formula="of:=[.D132]*(-1)" office:value-type="percentage" office:value="1.56652789339824" calcext:value-type="percentage">
            <text:p>156.65%</text:p>
          </table:table-cell>
          <table:table-cell/>
          <table:table-cell table:formula="of:=([.G4]-[.G46])/[.G4]" office:value-type="float" office:value="-2.20687236454261" calcext:value-type="float">
            <text:p>-2.20687236454261</text:p>
          </table:table-cell>
          <table:table-cell table:formula="of:=([.H4]-[.H46])/[.H4]" office:value-type="float" office:value="-5.52033220308856" calcext:value-type="float">
            <text:p>-5.52033220308856</text:p>
          </table:table-cell>
          <table:table-cell table:formula="of:=([.I4]-[.I46])/[.I4]" office:value-type="float" office:value="-0.791012907149569" calcext:value-type="float">
            <text:p>-0.791012907149569</text:p>
          </table:table-cell>
          <table:table-cell/>
          <table:table-cell table:formula="of:=([.K4]-[.K46])/[.K4]" office:value-type="float" office:value="-0.550698242021293" calcext:value-type="float">
            <text:p>-0.550698242021293</text:p>
          </table:table-cell>
          <table:table-cell table:formula="of:=([.L4]-[.L46])/[.L4]" office:value-type="float" office:value="-2.08141304123797" calcext:value-type="float">
            <text:p>-2.08141304123797</text:p>
          </table:table-cell>
          <table:table-cell table:formula="of:=([.M4]-[.M46])/[.M4]" office:value-type="float" office:value="-0.773135690809692" calcext:value-type="float">
            <text:p>-0.773135690809692</text:p>
          </table:table-cell>
          <table:table-cell table:formula="of:=([.N4]-[.N46])/[.N4]" office:value-type="float" office:value="-0.713610304968598" calcext:value-type="float">
            <text:p>-0.713610304968598</text:p>
          </table:table-cell>
          <table:table-cell table:formula="of:=([.O4]-[.O46])/[.O4]" office:value-type="float" office:value="-1.37716854237223" calcext:value-type="float">
            <text:p>-1.37716854237223</text:p>
          </table:table-cell>
          <table:table-cell/>
          <table:table-cell table:style-name="ce6" table:formula="of:=([.Q4]-[.Q46])/[.Q4]" office:value-type="float" office:value="-1.15447591255287" calcext:value-type="float">
            <text:p>-1.15447591255287</text:p>
          </table:table-cell>
          <table:table-cell table:style-name="ce6" table:formula="of:=([.R4]-[.R46])/[.R4]" office:value-type="float" office:value="-1.24749875862402" calcext:value-type="float">
            <text:p>-1.24749875862402</text:p>
          </table:table-cell>
          <table:table-cell table:style-name="ce6" table:formula="of:=([.S4]-[.S46])/[.S4]" office:value-type="float" office:value="-1.16299097249423" calcext:value-type="float">
            <text:p>-1.16299097249423</text:p>
          </table:table-cell>
          <table:table-cell table:style-name="ce6" table:formula="of:=([.T4]-[.T46])/[.T4]" office:value-type="float" office:value="-2.96445117271363" calcext:value-type="float">
            <text:p>-2.96445117271363</text:p>
          </table:table-cell>
          <table:table-cell table:style-name="ce6" table:formula="of:=([.U4]-[.U46])/[.U4]" office:value-type="float" office:value="-1.89672463263218" calcext:value-type="float">
            <text:p>-1.89672463263218</text:p>
          </table:table-cell>
          <table:table-cell table:style-name="ce6" table:formula="of:=([.V4]-[.V46])/[.V4]" office:value-type="float" office:value="-0.534599090892313" calcext:value-type="float">
            <text:p>-0.534599090892313</text:p>
          </table:table-cell>
          <table:table-cell table:style-name="ce6" table:formula="of:=([.W4]-[.W46])/[.W4]" office:value-type="float" office:value="-0.522934564873902" calcext:value-type="float">
            <text:p>-0.522934564873902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133:.W133])/15" office:value-type="float" office:value="-1.85047463609001" calcext:value-type="float">
            <text:p>-1.85047463609001</text:p>
          </table:table-cell>
          <table:table-cell table:formula="of:=[.D133]*(-1)" office:value-type="percentage" office:value="1.85047463609001" calcext:value-type="percentage">
            <text:p>185.05%</text:p>
          </table:table-cell>
          <table:table-cell/>
          <table:table-cell table:formula="of:=([.G4]-[.G47])/[.G4]" office:value-type="float" office:value="-2.99318139664306" calcext:value-type="float">
            <text:p>-2.99318139664306</text:p>
          </table:table-cell>
          <table:table-cell table:formula="of:=([.H4]-[.H47])/[.H4]" office:value-type="float" office:value="-5.63369524097322" calcext:value-type="float">
            <text:p>-5.63369524097322</text:p>
          </table:table-cell>
          <table:table-cell table:formula="of:=([.I4]-[.I47])/[.I4]" office:value-type="float" office:value="-1.0862648996696" calcext:value-type="float">
            <text:p>-1.0862648996696</text:p>
          </table:table-cell>
          <table:table-cell/>
          <table:table-cell table:formula="of:=([.K4]-[.K47])/[.K4]" office:value-type="float" office:value="-0.673425383556278" calcext:value-type="float">
            <text:p>-0.673425383556278</text:p>
          </table:table-cell>
          <table:table-cell table:formula="of:=([.L4]-[.L47])/[.L4]" office:value-type="float" office:value="-2.55145435653008" calcext:value-type="float">
            <text:p>-2.55145435653008</text:p>
          </table:table-cell>
          <table:table-cell table:formula="of:=([.M4]-[.M47])/[.M4]" office:value-type="float" office:value="-0.567537237246136" calcext:value-type="float">
            <text:p>-0.567537237246136</text:p>
          </table:table-cell>
          <table:table-cell table:formula="of:=([.N4]-[.N47])/[.N4]" office:value-type="float" office:value="-0.551931383364396" calcext:value-type="float">
            <text:p>-0.551931383364396</text:p>
          </table:table-cell>
          <table:table-cell table:formula="of:=([.O4]-[.O47])/[.O4]" office:value-type="float" office:value="-1.93292520017897" calcext:value-type="float">
            <text:p>-1.93292520017897</text:p>
          </table:table-cell>
          <table:table-cell/>
          <table:table-cell table:style-name="ce6" table:formula="of:=([.Q4]-[.Q47])/[.Q4]" office:value-type="float" office:value="-0.982265429421711" calcext:value-type="float">
            <text:p>-0.982265429421711</text:p>
          </table:table-cell>
          <table:table-cell table:style-name="ce6" table:formula="of:=([.R4]-[.R47])/[.R4]" office:value-type="float" office:value="-0.915924378044124" calcext:value-type="float">
            <text:p>-0.915924378044124</text:p>
          </table:table-cell>
          <table:table-cell table:style-name="ce6" table:formula="of:=([.S4]-[.S47])/[.S4]" office:value-type="float" office:value="-1.4396888545294" calcext:value-type="float">
            <text:p>-1.4396888545294</text:p>
          </table:table-cell>
          <table:table-cell table:style-name="ce6" table:formula="of:=([.T4]-[.T47])/[.T4]" office:value-type="float" office:value="-3.98168085454919" calcext:value-type="float">
            <text:p>-3.98168085454919</text:p>
          </table:table-cell>
          <table:table-cell table:style-name="ce6" table:formula="of:=([.U4]-[.U47])/[.U4]" office:value-type="float" office:value="-2.85159597554707" calcext:value-type="float">
            <text:p>-2.85159597554707</text:p>
          </table:table-cell>
          <table:table-cell table:style-name="ce6" table:formula="of:=([.V4]-[.V47])/[.V4]" office:value-type="float" office:value="-1.01515028971186" calcext:value-type="float">
            <text:p>-1.01515028971186</text:p>
          </table:table-cell>
          <table:table-cell table:style-name="ce6" table:formula="of:=([.W4]-[.W47])/[.W4]" office:value-type="float" office:value="-0.580398661385009" calcext:value-type="float">
            <text:p>-0.580398661385009</text:p>
          </table:table-cell>
          <table:table-cell table:number-columns-repeated="39"/>
        </table:table-row>
        <table:table-row table:style-name="ro4" table:number-rows-repeated="2">
          <table:table-cell table:number-columns-repeated="16"/>
          <table:table-cell table:style-name="ce6" table:number-columns-repeated="7"/>
          <table:table-cell table:number-columns-repeated="39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E</text:p>
          </table:table-cell>
          <table:table-cell table:number-columns-repeated="10"/>
          <table:table-cell table:style-name="ce6" table:number-columns-repeated="7"/>
          <table:table-cell table:number-columns-repeated="39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MX SWAP</text:p>
          </table:table-cell>
          <table:table-cell table:style-name="Default"/>
          <table:table-cell table:style-name="ce35" table:formula="of:=[.E49]" office:value-type="percentage" office:value="1.55443674846187" calcext:value-type="percentage">
            <text:p>155.44%</text:p>
          </table:table-cell>
          <table:table-cell table:style-name="ce35" table:formula="of:=[.E92]" office:value-type="percentage" office:value="1.77762041465304" calcext:value-type="percentage">
            <text:p>177.76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<text:span text:style-name="T3">MX</text:span> SCRAMBLE</text:p>
          </table:table-cell>
          <table:table-cell table:style-name="Default"/>
          <table:table-cell table:style-name="ce35" table:formula="of:=[.E50]" office:value-type="percentage" office:value="3.68956814475168" calcext:value-type="percentage">
            <text:p>368.96%</text:p>
          </table:table-cell>
          <table:table-cell table:style-name="ce35" table:formula="of:=[.E93]" office:value-type="percentage" office:value="4.45288342227145" calcext:value-type="percentage">
            <text:p>445.29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MX SHIFT</text:p>
          </table:table-cell>
          <table:table-cell table:style-name="Default"/>
          <table:table-cell table:style-name="ce35" table:formula="of:=[.E51]" office:value-type="percentage" office:value="1.20793974262756" calcext:value-type="percentage">
            <text:p>120.79%</text:p>
          </table:table-cell>
          <table:table-cell table:style-name="ce35" table:formula="of:=[.E94]" office:value-type="percentage" office:value="1.31933330681241" calcext:value-type="percentage">
            <text:p>131.93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MX INVERSION</text:p>
          </table:table-cell>
          <table:table-cell table:style-name="Default"/>
          <table:table-cell table:style-name="ce35" table:formula="of:=[.E52]" office:value-type="percentage" office:value="0.282397240377841" calcext:value-type="percentage">
            <text:p>28.24%</text:p>
          </table:table-cell>
          <table:table-cell table:style-name="ce35" table:formula="of:=[.E95]" office:value-type="percentage" office:value="0.197055417747611" calcext:value-type="percentage">
            <text:p>19.71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MX INSERTION</text:p>
          </table:table-cell>
          <table:table-cell table:style-name="Default"/>
          <table:table-cell table:style-name="ce35" table:formula="of:=[.E53]" office:value-type="percentage" office:value="1.70398558876846" calcext:value-type="percentage">
            <text:p>170.40%</text:p>
          </table:table-cell>
          <table:table-cell table:style-name="ce35" table:formula="of:=[.E96]" office:value-type="percentage" office:value="1.94902982362391" calcext:value-type="percentage">
            <text:p>194.90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MX DISPLACEMENT</text:p>
          </table:table-cell>
          <table:table-cell table:style-name="Default"/>
          <table:table-cell table:style-name="ce35" table:formula="of:=[.E54]" office:value-type="percentage" office:value="0.721144073586349" calcext:value-type="percentage">
            <text:p>72.11%</text:p>
          </table:table-cell>
          <table:table-cell table:style-name="ce35" table:formula="of:=[.E97]" office:value-type="percentage" office:value="0.610961785830692" calcext:value-type="percentage">
            <text:p>61.10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OBX SWAP</text:p>
          </table:table-cell>
          <table:table-cell table:style-name="Default"/>
          <table:table-cell table:style-name="ce35" table:formula="of:=[.E55]" office:value-type="percentage" office:value="6.6284459714392" calcext:value-type="percentage">
            <text:p>662.84%</text:p>
          </table:table-cell>
          <table:table-cell table:style-name="ce35" table:formula="of:=[.E98]" office:value-type="percentage" office:value="8.33804890006553" calcext:value-type="percentage">
            <text:p>833.80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OBX SCRAMBLE</text:p>
          </table:table-cell>
          <table:table-cell table:style-name="Default"/>
          <table:table-cell table:style-name="ce35" table:formula="of:=[.E56]" office:value-type="percentage" office:value="6.68629308367385" calcext:value-type="percentage">
            <text:p>668.63%</text:p>
          </table:table-cell>
          <table:table-cell table:style-name="ce35" table:formula="of:=[.E99]" office:value-type="percentage" office:value="8.33519009322241" calcext:value-type="percentage">
            <text:p>833.52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OBX SHIFT</text:p>
          </table:table-cell>
          <table:table-cell table:style-name="Default"/>
          <table:table-cell table:style-name="ce35" table:formula="of:=[.E57]" office:value-type="percentage" office:value="6.76708676864287" calcext:value-type="percentage">
            <text:p>676.71%</text:p>
          </table:table-cell>
          <table:table-cell table:style-name="ce35" table:formula="of:=[.E100]" office:value-type="percentage" office:value="8.3246753337447" calcext:value-type="percentage">
            <text:p>832.47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OBX INVERSION</text:p>
          </table:table-cell>
          <table:table-cell table:style-name="Default"/>
          <table:table-cell table:style-name="ce35" table:formula="of:=[.E58]" office:value-type="percentage" office:value="6.63821270306951" calcext:value-type="percentage">
            <text:p>663.82%</text:p>
          </table:table-cell>
          <table:table-cell table:style-name="ce35" table:formula="of:=[.E101]" office:value-type="percentage" office:value="8.33318803619174" calcext:value-type="percentage">
            <text:p>833.32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OBX INSERTION</text:p>
          </table:table-cell>
          <table:table-cell table:style-name="Default"/>
          <table:table-cell table:style-name="ce35" table:formula="of:=[.E59]" office:value-type="percentage" office:value="6.68199269101454" calcext:value-type="percentage">
            <text:p>668.20%</text:p>
          </table:table-cell>
          <table:table-cell table:style-name="ce35" table:formula="of:=[.E102]" office:value-type="percentage" office:value="8.30538757806491" calcext:value-type="percentage">
            <text:p>830.54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1" office:value-type="string" calcext:value-type="string">
            <text:p>OBX DISPLACEMENT</text:p>
          </table:table-cell>
          <table:table-cell table:style-name="Default"/>
          <table:table-cell table:style-name="ce35" table:formula="of:=[.E60]" office:value-type="percentage" office:value="6.70700552875548" calcext:value-type="percentage">
            <text:p>670.70%</text:p>
          </table:table-cell>
          <table:table-cell table:style-name="ce35" table:formula="of:=[.E103]" office:value-type="percentage" office:value="8.31588349388725" calcext:value-type="percentage">
            <text:p>831.59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WAP</text:p>
          </table:table-cell>
          <table:table-cell table:style-name="Default"/>
          <table:table-cell table:style-name="ce35" table:formula="of:=[.E61]" office:value-type="percentage" office:value="0.895571555006641" calcext:value-type="percentage">
            <text:p>89.56%</text:p>
          </table:table-cell>
          <table:table-cell table:style-name="ce35" table:formula="of:=[.E104]" office:value-type="percentage" office:value="0.693491696792548" calcext:value-type="percentage">
            <text:p>69.35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CRAMBLE</text:p>
          </table:table-cell>
          <table:table-cell table:style-name="Default"/>
          <table:table-cell table:style-name="ce35" table:formula="of:=[.E62]" office:value-type="percentage" office:value="0.931897497623273" calcext:value-type="percentage">
            <text:p>93.19%</text:p>
          </table:table-cell>
          <table:table-cell table:style-name="ce35" table:formula="of:=[.E105]" office:value-type="percentage" office:value="0.724568519637628" calcext:value-type="percentage">
            <text:p>72.46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HIFT</text:p>
          </table:table-cell>
          <table:table-cell table:style-name="Default"/>
          <table:table-cell table:style-name="ce35" table:formula="of:=[.E63]" office:value-type="percentage" office:value="0.897566309499637" calcext:value-type="percentage">
            <text:p>89.76%</text:p>
          </table:table-cell>
          <table:table-cell table:style-name="ce35" table:formula="of:=[.E106]" office:value-type="percentage" office:value="0.69468065547517" calcext:value-type="percentage">
            <text:p>69.47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OX INVERSION</text:p>
          </table:table-cell>
          <table:table-cell table:style-name="Default"/>
          <table:table-cell table:style-name="ce35" table:formula="of:=[.E64]" office:value-type="percentage" office:value="0.863805971600509" calcext:value-type="percentage">
            <text:p>86.38%</text:p>
          </table:table-cell>
          <table:table-cell table:style-name="ce35" table:formula="of:=[.E107]" office:value-type="percentage" office:value="0.697218270275578" calcext:value-type="percentage">
            <text:p>69.72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OX INSERTION</text:p>
          </table:table-cell>
          <table:table-cell table:style-name="Default"/>
          <table:table-cell table:style-name="ce35" table:formula="of:=[.E65]" office:value-type="percentage" office:value="0.876717039839133" calcext:value-type="percentage">
            <text:p>87.67%</text:p>
          </table:table-cell>
          <table:table-cell table:style-name="ce35" table:formula="of:=[.E108]" office:value-type="percentage" office:value="0.677072637147863" calcext:value-type="percentage">
            <text:p>67.71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OX DISPLACEMENT</text:p>
          </table:table-cell>
          <table:table-cell table:style-name="Default"/>
          <table:table-cell table:style-name="ce35" table:formula="of:=[.E66]" office:value-type="percentage" office:value="0.870516753044438" calcext:value-type="percentage">
            <text:p>87.05%</text:p>
          </table:table-cell>
          <table:table-cell table:style-name="ce35" table:formula="of:=[.E109]" office:value-type="percentage" office:value="0.758559003334893" calcext:value-type="percentage">
            <text:p>75.86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LOX SWAP</text:p>
          </table:table-cell>
          <table:table-cell table:style-name="Default"/>
          <table:table-cell table:style-name="ce35" table:formula="of:=[.E67]" office:value-type="percentage" office:value="1.26362083889549" calcext:value-type="percentage">
            <text:p>126.36%</text:p>
          </table:table-cell>
          <table:table-cell table:style-name="ce35" table:formula="of:=[.E110]" office:value-type="percentage" office:value="1.55821672200727" calcext:value-type="percentage">
            <text:p>155.82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LOX SCRAMBLE</text:p>
          </table:table-cell>
          <table:table-cell table:style-name="Default"/>
          <table:table-cell table:style-name="ce35" table:formula="of:=[.E68]" office:value-type="percentage" office:value="2.24330307511647" calcext:value-type="percentage">
            <text:p>224.33%</text:p>
          </table:table-cell>
          <table:table-cell table:style-name="ce35" table:formula="of:=[.E111]" office:value-type="percentage" office:value="2.58976021150697" calcext:value-type="percentage">
            <text:p>258.98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LOX SHIFT</text:p>
          </table:table-cell>
          <table:table-cell table:style-name="Default"/>
          <table:table-cell table:style-name="ce35" table:formula="of:=[.E69]" office:value-type="percentage" office:value="1.12336233311767" calcext:value-type="percentage">
            <text:p>112.34%</text:p>
          </table:table-cell>
          <table:table-cell table:style-name="ce35" table:formula="of:=[.E112]" office:value-type="percentage" office:value="1.26313354435182" calcext:value-type="percentage">
            <text:p>126.31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LOX INVERSION</text:p>
          </table:table-cell>
          <table:table-cell table:style-name="Default"/>
          <table:table-cell table:style-name="ce35" table:formula="of:=[.E70]" office:value-type="percentage" office:value="0.297507684696176" calcext:value-type="percentage">
            <text:p>29.75%</text:p>
          </table:table-cell>
          <table:table-cell table:style-name="ce35" table:formula="of:=[.E113]" office:value-type="percentage" office:value="0.188137244211374" calcext:value-type="percentage">
            <text:p>18.81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LOX INSERTION</text:p>
          </table:table-cell>
          <table:table-cell table:style-name="Default"/>
          <table:table-cell table:style-name="ce35" table:formula="of:=[.E71]" office:value-type="percentage" office:value="1.23591533428793" calcext:value-type="percentage">
            <text:p>123.59%</text:p>
          </table:table-cell>
          <table:table-cell table:style-name="ce35" table:formula="of:=[.E114]" office:value-type="percentage" office:value="1.33636503048754" calcext:value-type="percentage">
            <text:p>133.64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LOX DISPLACEMENT</text:p>
          </table:table-cell>
          <table:table-cell table:style-name="Default"/>
          <table:table-cell table:style-name="ce35" table:formula="of:=[.E72]" office:value-type="percentage" office:value="0.740893173381935" calcext:value-type="percentage">
            <text:p>74.09%</text:p>
          </table:table-cell>
          <table:table-cell table:style-name="ce35" table:formula="of:=[.E115]" office:value-type="percentage" office:value="0.585042746570675" calcext:value-type="percentage">
            <text:p>58.50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PBX SWAP</text:p>
          </table:table-cell>
          <table:table-cell table:style-name="Default"/>
          <table:table-cell table:style-name="ce35" table:formula="of:=[.E73]" office:value-type="percentage" office:value="2.54667605626751" calcext:value-type="percentage">
            <text:p>254.67%</text:p>
          </table:table-cell>
          <table:table-cell table:style-name="ce35" table:formula="of:=[.E116]" office:value-type="percentage" office:value="3.08824914674546" calcext:value-type="percentage">
            <text:p>308.82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PBX SCRAMBLE</text:p>
          </table:table-cell>
          <table:table-cell table:style-name="Default"/>
          <table:table-cell table:style-name="ce35" table:formula="of:=[.E74]" office:value-type="percentage" office:value="3.32972460802531" calcext:value-type="percentage">
            <text:p>332.97%</text:p>
          </table:table-cell>
          <table:table-cell table:style-name="ce35" table:formula="of:=[.E117]" office:value-type="percentage" office:value="4.11254983424193" calcext:value-type="percentage">
            <text:p>411.25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PBX SHIFT</text:p>
          </table:table-cell>
          <table:table-cell table:style-name="Default"/>
          <table:table-cell table:style-name="ce35" table:formula="of:=[.E75]" office:value-type="percentage" office:value="2.07348313212599" calcext:value-type="percentage">
            <text:p>207.35%</text:p>
          </table:table-cell>
          <table:table-cell table:style-name="ce35" table:formula="of:=[.E118]" office:value-type="percentage" office:value="2.65474437365949" calcext:value-type="percentage">
            <text:p>265.47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PBX INVERSION</text:p>
          </table:table-cell>
          <table:table-cell table:style-name="Default"/>
          <table:table-cell table:style-name="ce35" table:formula="of:=[.E76]" office:value-type="percentage" office:value="2.57307590731621" calcext:value-type="percentage">
            <text:p>257.31%</text:p>
          </table:table-cell>
          <table:table-cell table:style-name="ce35" table:formula="of:=[.E119]" office:value-type="percentage" office:value="2.81320664763539" calcext:value-type="percentage">
            <text:p>281.32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PBX INSERTION</text:p>
          </table:table-cell>
          <table:table-cell table:style-name="Default"/>
          <table:table-cell table:style-name="ce35" table:formula="of:=[.E77]" office:value-type="percentage" office:value="2.16456816009559" calcext:value-type="percentage">
            <text:p>216.46%</text:p>
          </table:table-cell>
          <table:table-cell table:style-name="ce35" table:formula="of:=[.E120]" office:value-type="percentage" office:value="2.4673241696063" calcext:value-type="percentage">
            <text:p>246.73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table:style-name="ce23" office:value-type="string" calcext:value-type="string">
            <text:p>PBX DISPLACEMENT</text:p>
          </table:table-cell>
          <table:table-cell table:style-name="Default"/>
          <table:table-cell table:style-name="ce35" table:formula="of:=[.E78]" office:value-type="percentage" office:value="3.30111842361339" calcext:value-type="percentage">
            <text:p>330.11%</text:p>
          </table:table-cell>
          <table:table-cell table:style-name="ce35" table:formula="of:=[.E121]" office:value-type="percentage" office:value="3.41352949242002" calcext:value-type="percentage">
            <text:p>341.35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WAP</text:p>
          </table:table-cell>
          <table:table-cell table:style-name="Default"/>
          <table:table-cell table:style-name="ce35" table:formula="of:=[.E79]" office:value-type="percentage" office:value="1.84914799087279" calcext:value-type="percentage">
            <text:p>184.91%</text:p>
          </table:table-cell>
          <table:table-cell table:style-name="ce35" table:formula="of:=[.E122]" office:value-type="percentage" office:value="2.4620923962528" calcext:value-type="percentage">
            <text:p>246.21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CRAMBLE</text:p>
          </table:table-cell>
          <table:table-cell table:style-name="Default"/>
          <table:table-cell table:style-name="ce35" table:formula="of:=[.E80]" office:value-type="percentage" office:value="2.96332491542541" calcext:value-type="percentage">
            <text:p>296.33%</text:p>
          </table:table-cell>
          <table:table-cell table:style-name="ce35" table:formula="of:=[.E123]" office:value-type="percentage" office:value="3.68150230833851" calcext:value-type="percentage">
            <text:p>368.15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HIFT</text:p>
          </table:table-cell>
          <table:table-cell table:style-name="Default"/>
          <table:table-cell table:style-name="ce35" table:formula="of:=[.E81]" office:value-type="percentage" office:value="1.32888230921386" calcext:value-type="percentage">
            <text:p>132.89%</text:p>
          </table:table-cell>
          <table:table-cell table:style-name="ce35" table:formula="of:=[.E124]" office:value-type="percentage" office:value="1.58511462011837" calcext:value-type="percentage">
            <text:p>158.51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INVERSION</text:p>
          </table:table-cell>
          <table:table-cell table:style-name="Default"/>
          <table:table-cell table:style-name="ce35" table:formula="of:=[.E82]" office:value-type="percentage" office:value="0.359050035150348" calcext:value-type="percentage">
            <text:p>35.91%</text:p>
          </table:table-cell>
          <table:table-cell table:style-name="ce35" table:formula="of:=[.E125]" office:value-type="percentage" office:value="0.251852109570039" calcext:value-type="percentage">
            <text:p>25.19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INSERTION</text:p>
          </table:table-cell>
          <table:table-cell table:style-name="Default"/>
          <table:table-cell table:style-name="ce35" table:formula="of:=[.E83]" office:value-type="percentage" office:value="1.37678543559898" calcext:value-type="percentage">
            <text:p>137.68%</text:p>
          </table:table-cell>
          <table:table-cell table:style-name="ce35" table:formula="of:=[.E126]" office:value-type="percentage" office:value="1.68134208008073" calcext:value-type="percentage">
            <text:p>168.13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DISPLACEMENT</text:p>
          </table:table-cell>
          <table:table-cell table:style-name="Default"/>
          <table:table-cell table:style-name="ce35" table:formula="of:=[.E84]" office:value-type="percentage" office:value="0.846634145709966" calcext:value-type="percentage">
            <text:p>84.66%</text:p>
          </table:table-cell>
          <table:table-cell table:style-name="ce35" table:formula="of:=[.E127]" office:value-type="percentage" office:value="0.705028581252318" calcext:value-type="percentage">
            <text:p>70.50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WAP</text:p>
          </table:table-cell>
          <table:table-cell table:style-name="Default"/>
          <table:table-cell table:style-name="ce35" table:formula="of:=[.E85]" office:value-type="percentage" office:value="1.87004267046538" calcext:value-type="percentage">
            <text:p>187.00%</text:p>
          </table:table-cell>
          <table:table-cell table:style-name="ce35" table:formula="of:=[.E128]" office:value-type="percentage" office:value="2.51940593677979" calcext:value-type="percentage">
            <text:p>251.94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CRAMBLE</text:p>
          </table:table-cell>
          <table:table-cell table:style-name="Default"/>
          <table:table-cell table:style-name="ce35" table:formula="of:=[.E86]" office:value-type="percentage" office:value="3.85659617321372" calcext:value-type="percentage">
            <text:p>385.66%</text:p>
          </table:table-cell>
          <table:table-cell table:style-name="ce35" table:formula="of:=[.E129]" office:value-type="percentage" office:value="4.79685636761929" calcext:value-type="percentage">
            <text:p>479.69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HIFT</text:p>
          </table:table-cell>
          <table:table-cell table:style-name="Default"/>
          <table:table-cell table:style-name="ce35" table:formula="of:=[.E87]" office:value-type="percentage" office:value="1.48343761971076" calcext:value-type="percentage">
            <text:p>148.34%</text:p>
          </table:table-cell>
          <table:table-cell table:style-name="ce35" table:formula="of:=[.E130]" office:value-type="percentage" office:value="1.6291646177184" calcext:value-type="percentage">
            <text:p>162.92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CX INVERSION</text:p>
          </table:table-cell>
          <table:table-cell table:style-name="Default"/>
          <table:table-cell table:style-name="ce35" table:formula="of:=[.E88]" office:value-type="percentage" office:value="0.539768629733449" calcext:value-type="percentage">
            <text:p>53.98%</text:p>
          </table:table-cell>
          <table:table-cell table:style-name="ce35" table:formula="of:=[.E131]" office:value-type="percentage" office:value="0.372655534569757" calcext:value-type="percentage">
            <text:p>37.27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CX INSERTION</text:p>
          </table:table-cell>
          <table:table-cell table:style-name="Default"/>
          <table:table-cell table:style-name="ce35" table:formula="of:=[.E89]" office:value-type="percentage" office:value="1.42502592255259" calcext:value-type="percentage">
            <text:p>142.50%</text:p>
          </table:table-cell>
          <table:table-cell table:style-name="ce35" table:formula="of:=[.E132]" office:value-type="percentage" office:value="1.56652789339824" calcext:value-type="percentage">
            <text:p>156.65%</text:p>
          </table:table-cell>
          <table:table-cell table:style-name="Default" table:number-columns-repeated="10"/>
          <table:table-cell table:number-columns-repeated="46"/>
        </table:table-row>
        <table:table-row table:style-name="ro4">
          <table:table-cell table:style-name="Default" table:number-columns-repeated="2"/>
          <table:table-cell office:value-type="string" calcext:value-type="string">
            <text:p>CX DISPLACEMENT</text:p>
          </table:table-cell>
          <table:table-cell table:style-name="Default"/>
          <table:table-cell table:style-name="ce35" table:formula="of:=[.E90]" office:value-type="percentage" office:value="1.98238124560259" calcext:value-type="percentage">
            <text:p>198.24%</text:p>
          </table:table-cell>
          <table:table-cell table:style-name="ce35" table:formula="of:=[.E133]" office:value-type="percentage" office:value="1.85047463609001" calcext:value-type="percentage">
            <text:p>185.05%</text:p>
          </table:table-cell>
          <table:table-cell table:style-name="Default" table:number-columns-repeated="10"/>
          <table:table-cell table:number-columns-repeated="46"/>
        </table:table-row>
        <calcext:conditional-formats>
          <calcext:conditional-format calcext:target-range-address="RESULTS.D19:RESULTS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E49:RESULTS.E9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E92:RESULTS.E136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_2" table:style-name="ta1">
        <table:shapes>
          <draw:frame draw:z-index="0" draw:style-name="gr1" draw:text-style-name="P1" svg:width="16.452in" svg:height="6.9224in" svg:x="0.4276in" svg:y="26.1803in">
            <draw:object draw:notify-on-update-of-ranges="RESULTS_2.C49:RESULTS_2.C90 RESULTS_2.E49:RESULTS_2.E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452in" svg:height="6.9224in" svg:x="0.4276in" svg:y="34.1531in">
            <draw:object draw:notify-on-update-of-ranges="RESULTS_2.C92:RESULTS_2.C133 RESULTS_2.E92:RESULTS_2.E1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3" table:default-cell-style-name="ce22"/>
        <table:table-column table:style-name="co3" table:visibility="collapse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9" table:default-cell-style-name="ce16"/>
        <table:table-column table:style-name="co12" table:default-cell-style-name="ce16"/>
        <table:table-column table:style-name="co7" table:default-cell-style-name="ce16"/>
        <table:table-column table:style-name="co13" table:default-cell-style-name="ce16"/>
        <table:table-column table:style-name="co14" table:default-cell-style-name="ce16"/>
        <table:table-column table:style-name="co13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number-columns-repeated="39" table:default-cell-style-name="ce24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37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37"/>
          <table:table-cell table:style-name="ce37"/>
          <table:table-cell table:style-name="ce89" table:number-columns-repeated="39"/>
        </table:table-row>
        <table:table-row table:style-name="ro2">
          <table:covered-table-cell table:number-columns-repeated="4" table:style-name="ce1"/>
          <table:table-cell table:style-name="ce1"/>
          <table:table-cell table:style-name="ce37" office:value-type="string" calcext:value-type="string">
            <text:p>a280</text:p>
          </table:table-cell>
          <table:table-cell table:style-name="ce37" office:value-type="string" calcext:value-type="string">
            <text:p>d493</text:p>
          </table:table-cell>
          <table:table-cell table:style-name="ce37" office:value-type="string" calcext:value-type="string">
            <text:p>fl417</text:p>
          </table:table-cell>
          <table:table-cell table:style-name="ce37" office:value-type="string" calcext:value-type="string">
            <text:p>gil262</text:p>
          </table:table-cell>
          <table:table-cell table:style-name="ce37" office:value-type="string" calcext:value-type="string">
            <text:p>gr202</text:p>
          </table:table-cell>
          <table:table-cell table:style-name="ce37" office:value-type="string" calcext:value-type="string">
            <text:p>gr229</text:p>
          </table:table-cell>
          <table:table-cell table:style-name="ce37" office:value-type="string" calcext:value-type="string">
            <text:p>gr431</text:p>
            <text:p/>
          </table:table-cell>
          <table:table-cell table:style-name="ce37" office:value-type="string" calcext:value-type="string">
            <text:p>kroA200</text:p>
          </table:table-cell>
          <table:table-cell table:style-name="ce37" office:value-type="string" calcext:value-type="string">
            <text:p>kroB200</text:p>
          </table:table-cell>
          <table:table-cell table:style-name="ce37" office:value-type="string" calcext:value-type="string">
            <text:p>lin318</text:p>
          </table:table-cell>
          <table:table-cell table:style-name="ce37" office:value-type="string" calcext:value-type="string">
            <text:p>pcb442</text:p>
          </table:table-cell>
          <table:table-cell table:style-name="ce37" office:value-type="string" calcext:value-type="string">
            <text:p>pr226</text:p>
          </table:table-cell>
          <table:table-cell table:style-name="ce37" office:value-type="string" calcext:value-type="string">
            <text:p>pr264</text:p>
          </table:table-cell>
          <table:table-cell table:style-name="ce37" office:value-type="string" calcext:value-type="string">
            <text:p>pr299</text:p>
          </table:table-cell>
          <table:table-cell table:style-name="ce37" office:value-type="string" calcext:value-type="string">
            <text:p>pr439</text:p>
          </table:table-cell>
          <table:table-cell table:style-name="ce37" office:value-type="string" calcext:value-type="string">
            <text:p>rd400</text:p>
          </table:table-cell>
          <table:table-cell table:style-name="ce37" office:value-type="string" calcext:value-type="string">
            <text:p>ts225</text:p>
          </table:table-cell>
          <table:table-cell table:style-name="ce37" office:value-type="string" calcext:value-type="string">
            <text:p>tsp225</text:p>
          </table:table-cell>
          <table:table-cell table:style-name="ce89" table:number-columns-repeated="39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8" office:value-type="float" office:value="2586.76964756316" calcext:value-type="float">
            <text:p>2586.76964756316</text:p>
          </table:table-cell>
          <table:table-cell table:style-name="ce37" table:number-columns-repeated="3"/>
          <table:table-cell table:style-name="ce8" office:value-type="float" office:value="40107.0670627768" calcext:value-type="float">
            <text:p>40107.0670627768</text:p>
          </table:table-cell>
          <table:table-cell table:style-name="ce37" table:number-columns-repeated="5"/>
          <table:table-cell table:style-name="ce8" office:value-type="float" office:value="50783.5475137353" calcext:value-type="float">
            <text:p>50783.5475137353</text:p>
          </table:table-cell>
          <table:table-cell table:style-name="ce37" table:number-columns-repeated="7"/>
          <table:table-cell table:style-name="ce89" table:number-columns-repeated="39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37" office:value-type="float" office:value="2823.57550041178" calcext:value-type="float">
            <text:p>2823.57550041178</text:p>
          </table:table-cell>
          <table:table-cell table:style-name="ce37" office:value-type="float" office:value="37168.2520500498" calcext:value-type="float">
            <text:p>37168.2520500498</text:p>
          </table:table-cell>
          <table:table-cell table:style-name="ce37" office:value-type="float" office:value="12163.0454825405" calcext:value-type="float">
            <text:p>12163.0454825405</text:p>
          </table:table-cell>
          <table:table-cell table:style-name="ce37" office:value-type="float" office:value="2508.44270697653" calcext:value-type="float">
            <text:p>2508.44270697653</text:p>
          </table:table-cell>
          <table:table-cell table:style-name="ce37" office:value-type="float" office:value="42075.4847699761" calcext:value-type="float">
            <text:p>42075.4847699761</text:p>
          </table:table-cell>
          <table:table-cell table:style-name="ce37" office:value-type="float" office:value="140095.067486166" calcext:value-type="float">
            <text:p>140095.067486166</text:p>
          </table:table-cell>
          <table:table-cell table:style-name="ce37" office:value-type="float" office:value="180477.786893014" calcext:value-type="float">
            <text:p>180477.786893014</text:p>
          </table:table-cell>
          <table:table-cell table:style-name="ce37" office:value-type="float" office:value="30324.3486861728" calcext:value-type="float">
            <text:p>30324.3486861728</text:p>
          </table:table-cell>
          <table:table-cell table:style-name="ce37" office:value-type="float" office:value="30448.5202488339" calcext:value-type="float">
            <text:p>30448.5202488339</text:p>
          </table:table-cell>
          <table:table-cell table:style-name="ce37" office:value-type="float" office:value="44274.8687342631" calcext:value-type="float">
            <text:p>44274.8687342631</text:p>
          </table:table-cell>
          <table:table-cell table:style-name="ce37" office:value-type="float" office:value="55478.2262631986" calcext:value-type="float">
            <text:p>55478.2262631986</text:p>
          </table:table-cell>
          <table:table-cell table:style-name="ce37" office:value-type="float" office:value="80894.6080758516" calcext:value-type="float">
            <text:p>80894.6080758516</text:p>
          </table:table-cell>
          <table:table-cell table:style-name="ce37" office:value-type="float" office:value="53611.3002678582" calcext:value-type="float">
            <text:p>53611.3002678582</text:p>
          </table:table-cell>
          <table:table-cell table:style-name="ce37" office:value-type="float" office:value="50728.1545845045" calcext:value-type="float">
            <text:p>50728.1545845045</text:p>
          </table:table-cell>
          <table:table-cell table:style-name="ce37" office:value-type="float" office:value="112772.500705695" calcext:value-type="float">
            <text:p>112772.500705695</text:p>
          </table:table-cell>
          <table:table-cell table:style-name="ce37" office:value-type="float" office:value="16173.0355226808" calcext:value-type="float">
            <text:p>16173.0355226808</text:p>
          </table:table-cell>
          <table:table-cell table:style-name="ce37" office:value-type="float" office:value="133523.722822265" calcext:value-type="float">
            <text:p>133523.722822265</text:p>
          </table:table-cell>
          <table:table-cell table:style-name="ce37" office:value-type="float" office:value="4103.31582730153" calcext:value-type="float">
            <text:p>4103.31582730153</text:p>
          </table:table-cell>
          <table:table-cell table:style-name="ce89" table:number-columns-repeated="39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37" table:number-columns-repeated="18"/>
          <table:table-cell table:style-name="ce89" table:number-columns-repeated="3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MX SWAP</text:p>
          </table:table-cell>
          <table:table-cell table:number-columns-repeated="2"/>
          <table:table-cell table:style-name="Default" office:value-type="float" office:value="5908.60009565031" calcext:value-type="float">
            <text:p>5908.60009565031</text:p>
          </table:table-cell>
          <table:table-cell table:style-name="Default" office:value-type="float" office:value="128227.203699551" calcext:value-type="float">
            <text:p>128227.203699551</text:p>
          </table:table-cell>
          <table:table-cell table:style-name="Default" office:value-type="float" office:value="83545.7382778743" calcext:value-type="float">
            <text:p>83545.7382778743</text:p>
          </table:table-cell>
          <table:table-cell table:style-name="Default" office:value-type="float" office:value="5136.08362670784" calcext:value-type="float">
            <text:p>5136.08362670784</text:p>
          </table:table-cell>
          <table:table-cell table:style-name="Default" office:value-type="float" office:value="54336.9419584041" calcext:value-type="float">
            <text:p>54336.9419584041</text:p>
          </table:table-cell>
          <table:table-cell table:style-name="Default" office:value-type="float" office:value="233913.262689907" calcext:value-type="float">
            <text:p>233913.262689907</text:p>
          </table:table-cell>
          <table:table-cell table:style-name="Default" office:value-type="float" office:value="549121.973927883" calcext:value-type="float">
            <text:p>549121.973927883</text:p>
          </table:table-cell>
          <table:table-cell table:style-name="Default" office:value-type="float" office:value="53259.6775171109" calcext:value-type="float">
            <text:p>53259.6775171109</text:p>
          </table:table-cell>
          <table:table-cell table:style-name="Default" office:value-type="float" office:value="51909.8744681242" calcext:value-type="float">
            <text:p>51909.8744681242</text:p>
          </table:table-cell>
          <table:table-cell table:style-name="Default" office:value-type="float" office:value="111975.775634583" calcext:value-type="float">
            <text:p>111975.775634583</text:p>
          </table:table-cell>
          <table:table-cell table:style-name="Default" office:value-type="float" office:value="204370.839190271" calcext:value-type="float">
            <text:p>204370.839190271</text:p>
          </table:table-cell>
          <table:table-cell table:style-name="Default" office:value-type="float" office:value="201066.638433512" calcext:value-type="float">
            <text:p>201066.638433512</text:p>
          </table:table-cell>
          <table:table-cell table:style-name="Default" office:value-type="float" office:value="156789.772336036" calcext:value-type="float">
            <text:p>156789.772336036</text:p>
          </table:table-cell>
          <table:table-cell table:style-name="Default" office:value-type="float" office:value="127919.783983594" calcext:value-type="float">
            <text:p>127919.783983594</text:p>
          </table:table-cell>
          <table:table-cell table:style-name="Default" office:value-type="float" office:value="468142.893252377" calcext:value-type="float">
            <text:p>468142.893252377</text:p>
          </table:table-cell>
          <table:table-cell table:style-name="Default" office:value-type="float" office:value="51113.068419249" calcext:value-type="float">
            <text:p>51113.068419249</text:p>
          </table:table-cell>
          <table:table-cell table:style-name="Default" office:value-type="float" office:value="240121.90119714" calcext:value-type="float">
            <text:p>240121.90119714</text:p>
          </table:table-cell>
          <table:table-cell table:style-name="Default" office:value-type="float" office:value="6375.63581911614" calcext:value-type="float">
            <text:p>6375.63581911614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OBX SWAP</text:p>
          </table:table-cell>
          <table:table-cell table:number-columns-repeated="2"/>
          <table:table-cell table:style-name="Default" office:value-type="float" office:value="20514.7249077556" calcext:value-type="float">
            <text:p>20514.7249077556</text:p>
          </table:table-cell>
          <table:table-cell table:style-name="Default" office:value-type="float" office:value="330788.327803666" calcext:value-type="float">
            <text:p>330788.327803666</text:p>
          </table:table-cell>
          <table:table-cell table:style-name="Default" office:value-type="float" office:value="318905.957865236" calcext:value-type="float">
            <text:p>318905.957865236</text:p>
          </table:table-cell>
          <table:table-cell table:style-name="Default" office:value-type="float" office:value="16714.9386194952" calcext:value-type="float">
            <text:p>16714.9386194952</text:p>
          </table:table-cell>
          <table:table-cell table:style-name="Default" office:value-type="float" office:value="146235.708786044" calcext:value-type="float">
            <text:p>146235.708786044</text:p>
          </table:table-cell>
          <table:table-cell table:style-name="Default" office:value-type="float" office:value="738278.110660048" calcext:value-type="float">
            <text:p>738278.110660048</text:p>
          </table:table-cell>
          <table:table-cell table:style-name="Default" office:value-type="float" office:value="1640396.36352682" calcext:value-type="float">
            <text:p>1640396.36352682</text:p>
          </table:table-cell>
          <table:table-cell table:style-name="Default" office:value-type="float" office:value="163563.26784738" calcext:value-type="float">
            <text:p>163563.26784738</text:p>
          </table:table-cell>
          <table:table-cell table:style-name="Default" office:value-type="float" office:value="168058.002307737" calcext:value-type="float">
            <text:p>168058.002307737</text:p>
          </table:table-cell>
          <table:table-cell table:style-name="Default" office:value-type="float" office:value="391573.908550182" calcext:value-type="float">
            <text:p>391573.908550182</text:p>
          </table:table-cell>
          <table:table-cell table:style-name="Default" office:value-type="float" office:value="574289.306938308" calcext:value-type="float">
            <text:p>574289.306938308</text:p>
          </table:table-cell>
          <table:table-cell table:style-name="Default" office:value-type="float" office:value="846229.889350376" calcext:value-type="float">
            <text:p>846229.889350376</text:p>
          </table:table-cell>
          <table:table-cell table:style-name="Default" office:value-type="float" office:value="591889.728832185" calcext:value-type="float">
            <text:p>591889.728832185</text:p>
          </table:table-cell>
          <table:table-cell table:style-name="Default" office:value-type="float" office:value="452925.242004411" calcext:value-type="float">
            <text:p>452925.242004411</text:p>
          </table:table-cell>
          <table:table-cell table:style-name="Default" office:value-type="float" office:value="1376036.78580189" calcext:value-type="float">
            <text:p>1376036.78580189</text:p>
          </table:table-cell>
          <table:table-cell table:style-name="Default" office:value-type="float" office:value="153793.906706894" calcext:value-type="float">
            <text:p>153793.906706894</text:p>
          </table:table-cell>
          <table:table-cell table:style-name="Default" office:value-type="float" office:value="871682.352330359" calcext:value-type="float">
            <text:p>871682.352330359</text:p>
          </table:table-cell>
          <table:table-cell table:style-name="Default" office:value-type="float" office:value="22579.0898181185" calcext:value-type="float">
            <text:p>22579.0898181185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OX SWAP</text:p>
          </table:table-cell>
          <table:table-cell table:number-columns-repeated="2"/>
          <table:table-cell table:style-name="Default" office:value-type="float" office:value="3786.60526131251" calcext:value-type="float">
            <text:p>3786.60526131251</text:p>
          </table:table-cell>
          <table:table-cell table:style-name="Default" office:value-type="float" office:value="113232.332708789" calcext:value-type="float">
            <text:p>113232.332708789</text:p>
          </table:table-cell>
          <table:table-cell table:style-name="Default" office:value-type="float" office:value="29412.2949166008" calcext:value-type="float">
            <text:p>29412.2949166008</text:p>
          </table:table-cell>
          <table:table-cell table:style-name="Default" office:value-type="float" office:value="3243.5157872479" calcext:value-type="float">
            <text:p>3243.5157872479</text:p>
          </table:table-cell>
          <table:table-cell table:style-name="Default" office:value-type="float" office:value="45600.8675272943" calcext:value-type="float">
            <text:p>45600.8675272943</text:p>
          </table:table-cell>
          <table:table-cell table:style-name="Default" office:value-type="float" office:value="166218.595075539" calcext:value-type="float">
            <text:p>166218.595075539</text:p>
          </table:table-cell>
          <table:table-cell table:style-name="Default" office:value-type="float" office:value="388822.530142728" calcext:value-type="float">
            <text:p>388822.530142728</text:p>
          </table:table-cell>
          <table:table-cell table:style-name="Default" office:value-type="float" office:value="34000.2575038859" calcext:value-type="float">
            <text:p>34000.2575038859</text:p>
          </table:table-cell>
          <table:table-cell table:style-name="Default" office:value-type="float" office:value="35500.6413514701" calcext:value-type="float">
            <text:p>35500.6413514701</text:p>
          </table:table-cell>
          <table:table-cell table:style-name="Default" office:value-type="float" office:value="71544.9278583501" calcext:value-type="float">
            <text:p>71544.9278583501</text:p>
          </table:table-cell>
          <table:table-cell table:style-name="Default" office:value-type="float" office:value="156712.989498897" calcext:value-type="float">
            <text:p>156712.989498897</text:p>
          </table:table-cell>
          <table:table-cell table:style-name="Default" office:value-type="float" office:value="97701.1209764714" calcext:value-type="float">
            <text:p>97701.1209764714</text:p>
          </table:table-cell>
          <table:table-cell table:style-name="Default" office:value-type="float" office:value="65313.1223522596" calcext:value-type="float">
            <text:p>65313.1223522596</text:p>
          </table:table-cell>
          <table:table-cell table:style-name="Default" office:value-type="float" office:value="74583.2342767009" calcext:value-type="float">
            <text:p>74583.2342767009</text:p>
          </table:table-cell>
          <table:table-cell table:style-name="Default" office:value-type="float" office:value="319066.259123313" calcext:value-type="float">
            <text:p>319066.259123313</text:p>
          </table:table-cell>
          <table:table-cell table:style-name="Default" office:value-type="float" office:value="36349.8777690693" calcext:value-type="float">
            <text:p>36349.8777690693</text:p>
          </table:table-cell>
          <table:table-cell table:style-name="Default" office:value-type="float" office:value="168004.721655553" calcext:value-type="float">
            <text:p>168004.721655553</text:p>
          </table:table-cell>
          <table:table-cell table:style-name="Default" office:value-type="float" office:value="4798.28476529776" calcext:value-type="float">
            <text:p>4798.28476529776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LOX SWAP</text:p>
          </table:table-cell>
          <table:table-cell table:number-columns-repeated="2"/>
          <table:table-cell table:style-name="Default" office:value-type="float" office:value="5436.91422371938" calcext:value-type="float">
            <text:p>5436.91422371938</text:p>
          </table:table-cell>
          <table:table-cell table:style-name="Default" office:value-type="float" office:value="109953.065803983" calcext:value-type="float">
            <text:p>109953.065803983</text:p>
          </table:table-cell>
          <table:table-cell table:style-name="Default" office:value-type="float" office:value="76424.5200428886" calcext:value-type="float">
            <text:p>76424.5200428886</text:p>
          </table:table-cell>
          <table:table-cell table:style-name="Default" office:value-type="float" office:value="4620.15985728026" calcext:value-type="float">
            <text:p>4620.15985728026</text:p>
          </table:table-cell>
          <table:table-cell table:style-name="Default" office:value-type="float" office:value="55685.6214010865" calcext:value-type="float">
            <text:p>55685.6214010865</text:p>
          </table:table-cell>
          <table:table-cell table:style-name="Default" office:value-type="float" office:value="225463.46621505" calcext:value-type="float">
            <text:p>225463.46621505</text:p>
          </table:table-cell>
          <table:table-cell table:style-name="Default" office:value-type="float" office:value="474867.691772877" calcext:value-type="float">
            <text:p>474867.691772877</text:p>
          </table:table-cell>
          <table:table-cell table:style-name="Default" office:value-type="float" office:value="49441.7291225264" calcext:value-type="float">
            <text:p>49441.7291225264</text:p>
          </table:table-cell>
          <table:table-cell table:style-name="Default" office:value-type="float" office:value="52319.9979424667" calcext:value-type="float">
            <text:p>52319.9979424667</text:p>
          </table:table-cell>
          <table:table-cell table:style-name="Default" office:value-type="float" office:value="98348.0798147484" calcext:value-type="float">
            <text:p>98348.0798147484</text:p>
          </table:table-cell>
          <table:table-cell table:style-name="Default" office:value-type="float" office:value="167617.303977459" calcext:value-type="float">
            <text:p>167617.303977459</text:p>
          </table:table-cell>
          <table:table-cell table:style-name="Default" office:value-type="float" office:value="200369.93429647" calcext:value-type="float">
            <text:p>200369.93429647</text:p>
          </table:table-cell>
          <table:table-cell table:style-name="Default" office:value-type="float" office:value="154312.868622139" calcext:value-type="float">
            <text:p>154312.868622139</text:p>
          </table:table-cell>
          <table:table-cell table:style-name="Default" office:value-type="float" office:value="111818.00634873" calcext:value-type="float">
            <text:p>111818.00634873</text:p>
          </table:table-cell>
          <table:table-cell table:style-name="Default" office:value-type="float" office:value="406630.443580848" calcext:value-type="float">
            <text:p>406630.443580848</text:p>
          </table:table-cell>
          <table:table-cell table:style-name="Default" office:value-type="float" office:value="47277.2721550915" calcext:value-type="float">
            <text:p>47277.2721550915</text:p>
          </table:table-cell>
          <table:table-cell table:style-name="Default" office:value-type="float" office:value="241701.254153443" calcext:value-type="float">
            <text:p>241701.254153443</text:p>
          </table:table-cell>
          <table:table-cell table:style-name="Default" office:value-type="float" office:value="6485.45863414616" calcext:value-type="float">
            <text:p>6485.45863414616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PBX SWAP</text:p>
          </table:table-cell>
          <table:table-cell table:number-columns-repeated="2"/>
          <table:table-cell table:style-name="Default" office:value-type="float" office:value="8188.69733124279" calcext:value-type="float">
            <text:p>8188.69733124279</text:p>
          </table:table-cell>
          <table:table-cell table:style-name="Default" office:value-type="float" office:value="166190.205169358" calcext:value-type="float">
            <text:p>166190.205169358</text:p>
          </table:table-cell>
          <table:table-cell table:style-name="Default" office:value-type="float" office:value="139550.319837209" calcext:value-type="float">
            <text:p>139550.319837209</text:p>
          </table:table-cell>
          <table:table-cell table:style-name="Default" office:value-type="float" office:value="6505.60435400987" calcext:value-type="float">
            <text:p>6505.60435400987</text:p>
          </table:table-cell>
          <table:table-cell table:style-name="Default" office:value-type="float" office:value="70625.500923121" calcext:value-type="float">
            <text:p>70625.500923121</text:p>
          </table:table-cell>
          <table:table-cell table:style-name="Default" office:value-type="float" office:value="324858.989416659" calcext:value-type="float">
            <text:p>324858.989416659</text:p>
          </table:table-cell>
          <table:table-cell table:style-name="Default" office:value-type="float" office:value="765710.153832002" calcext:value-type="float">
            <text:p>765710.153832002</text:p>
          </table:table-cell>
          <table:table-cell table:style-name="Default" office:value-type="float" office:value="64898.0821373071" calcext:value-type="float">
            <text:p>64898.0821373071</text:p>
          </table:table-cell>
          <table:table-cell table:style-name="Default" office:value-type="float" office:value="73243.2016853935" calcext:value-type="float">
            <text:p>73243.2016853935</text:p>
          </table:table-cell>
          <table:table-cell table:style-name="Default" office:value-type="float" office:value="166716.875993882" calcext:value-type="float">
            <text:p>166716.875993882</text:p>
          </table:table-cell>
          <table:table-cell table:style-name="Default" office:value-type="float" office:value="290151.625825051" calcext:value-type="float">
            <text:p>290151.625825051</text:p>
          </table:table-cell>
          <table:table-cell table:style-name="Default" office:value-type="float" office:value="387649.230933978" calcext:value-type="float">
            <text:p>387649.230933978</text:p>
          </table:table-cell>
          <table:table-cell table:style-name="Default" office:value-type="float" office:value="257232.717687653" calcext:value-type="float">
            <text:p>257232.717687653</text:p>
          </table:table-cell>
          <table:table-cell table:style-name="Default" office:value-type="float" office:value="163125.051136587" calcext:value-type="float">
            <text:p>163125.051136587</text:p>
          </table:table-cell>
          <table:table-cell table:style-name="Default" office:value-type="float" office:value="643082.526667728" calcext:value-type="float">
            <text:p>643082.526667728</text:p>
          </table:table-cell>
          <table:table-cell table:style-name="Default" office:value-type="float" office:value="72316.1232772197" calcext:value-type="float">
            <text:p>72316.1232772197</text:p>
          </table:table-cell>
          <table:table-cell table:style-name="Default" office:value-type="float" office:value="370395.47540004" calcext:value-type="float">
            <text:p>370395.47540004</text:p>
          </table:table-cell>
          <table:table-cell table:style-name="Default" office:value-type="float" office:value="8860.42466999856" calcext:value-type="float">
            <text:p>8860.42466999856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PMX SWAP</text:p>
          </table:table-cell>
          <table:table-cell table:number-columns-repeated="2"/>
          <table:table-cell table:style-name="Default" office:value-type="float" office:value="7285.55434842549" calcext:value-type="float">
            <text:p>7285.55434842549</text:p>
          </table:table-cell>
          <table:table-cell table:style-name="Default" office:value-type="float" office:value="133562.097866019" calcext:value-type="float">
            <text:p>133562.097866019</text:p>
          </table:table-cell>
          <table:table-cell table:style-name="Default" office:value-type="float" office:value="112124.233973063" calcext:value-type="float">
            <text:p>112124.233973063</text:p>
          </table:table-cell>
          <table:table-cell table:style-name="Default" office:value-type="float" office:value="5961.01508164191" calcext:value-type="float">
            <text:p>5961.01508164191</text:p>
          </table:table-cell>
          <table:table-cell table:style-name="Default" office:value-type="float" office:value="66045.7114238395" calcext:value-type="float">
            <text:p>66045.7114238395</text:p>
          </table:table-cell>
          <table:table-cell table:style-name="Default" office:value-type="float" office:value="288862.777503064" calcext:value-type="float">
            <text:p>288862.777503064</text:p>
          </table:table-cell>
          <table:table-cell table:style-name="Default" office:value-type="float" office:value="575357.342597622" calcext:value-type="float">
            <text:p>575357.342597622</text:p>
          </table:table-cell>
          <table:table-cell table:style-name="Default" office:value-type="float" office:value="69937.3238077695" calcext:value-type="float">
            <text:p>69937.3238077695</text:p>
          </table:table-cell>
          <table:table-cell table:style-name="Default" office:value-type="float" office:value="66202.8669982629" calcext:value-type="float">
            <text:p>66202.8669982629</text:p>
          </table:table-cell>
          <table:table-cell table:style-name="Default" office:value-type="float" office:value="135476.607448475" calcext:value-type="float">
            <text:p>135476.607448475</text:p>
          </table:table-cell>
          <table:table-cell table:style-name="Default" office:value-type="float" office:value="207412.236952666" calcext:value-type="float">
            <text:p>207412.236952666</text:p>
          </table:table-cell>
          <table:table-cell table:style-name="Default" office:value-type="float" office:value="343739.366966588" calcext:value-type="float">
            <text:p>343739.366966588</text:p>
          </table:table-cell>
          <table:table-cell table:style-name="Default" office:value-type="float" office:value="241904.568391583" calcext:value-type="float">
            <text:p>241904.568391583</text:p>
          </table:table-cell>
          <table:table-cell table:style-name="Default" office:value-type="float" office:value="145185.911901937" calcext:value-type="float">
            <text:p>145185.911901937</text:p>
          </table:table-cell>
          <table:table-cell table:style-name="Default" office:value-type="float" office:value="509417.951269363" calcext:value-type="float">
            <text:p>509417.951269363</text:p>
          </table:table-cell>
          <table:table-cell table:style-name="Default" office:value-type="float" office:value="55528.7943303021" calcext:value-type="float">
            <text:p>55528.7943303021</text:p>
          </table:table-cell>
          <table:table-cell table:style-name="Default" office:value-type="float" office:value="311707.896252856" calcext:value-type="float">
            <text:p>311707.896252856</text:p>
          </table:table-cell>
          <table:table-cell table:style-name="Default" office:value-type="float" office:value="8388.08245030165" calcext:value-type="float">
            <text:p>8388.08245030165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CX SWAP</text:p>
          </table:table-cell>
          <table:table-cell table:number-columns-repeated="2"/>
          <table:table-cell table:style-name="Default" office:value-type="float" office:value="6958.12482828696" calcext:value-type="float">
            <text:p>6958.12482828696</text:p>
          </table:table-cell>
          <table:table-cell table:style-name="Default" office:value-type="float" office:value="130873.816139568" calcext:value-type="float">
            <text:p>130873.816139568</text:p>
          </table:table-cell>
          <table:table-cell table:style-name="Default" office:value-type="float" office:value="117462.971028427" calcext:value-type="float">
            <text:p>117462.971028427</text:p>
          </table:table-cell>
          <table:table-cell table:style-name="Default" office:value-type="float" office:value="5932.26493998057" calcext:value-type="float">
            <text:p>5932.26493998057</text:p>
          </table:table-cell>
          <table:table-cell table:style-name="Default" office:value-type="float" office:value="67357.7270207542" calcext:value-type="float">
            <text:p>67357.7270207542</text:p>
          </table:table-cell>
          <table:table-cell table:style-name="Default" office:value-type="float" office:value="289588.305145778" calcext:value-type="float">
            <text:p>289588.305145778</text:p>
          </table:table-cell>
          <table:table-cell table:style-name="Default" office:value-type="float" office:value="587728.139071574" calcext:value-type="float">
            <text:p>587728.139071574</text:p>
          </table:table-cell>
          <table:table-cell table:style-name="Default" office:value-type="float" office:value="65216.6948012849" calcext:value-type="float">
            <text:p>65216.6948012849</text:p>
          </table:table-cell>
          <table:table-cell table:style-name="Default" office:value-type="float" office:value="70024.4345007342" calcext:value-type="float">
            <text:p>70024.4345007342</text:p>
          </table:table-cell>
          <table:table-cell table:style-name="Default" office:value-type="float" office:value="139946.587172462" calcext:value-type="float">
            <text:p>139946.587172462</text:p>
          </table:table-cell>
          <table:table-cell table:style-name="Default" office:value-type="float" office:value="215362.388544825" calcext:value-type="float">
            <text:p>215362.388544825</text:p>
          </table:table-cell>
          <table:table-cell table:style-name="Default" office:value-type="float" office:value="339244.053838484" calcext:value-type="float">
            <text:p>339244.053838484</text:p>
          </table:table-cell>
          <table:table-cell table:style-name="Default" office:value-type="float" office:value="242214.186842089" calcext:value-type="float">
            <text:p>242214.186842089</text:p>
          </table:table-cell>
          <table:table-cell table:style-name="Default" office:value-type="float" office:value="153061.194693446" calcext:value-type="float">
            <text:p>153061.194693446</text:p>
          </table:table-cell>
          <table:table-cell table:style-name="Default" office:value-type="float" office:value="506572.880430988" calcext:value-type="float">
            <text:p>506572.880430988</text:p>
          </table:table-cell>
          <table:table-cell table:style-name="Default" office:value-type="float" office:value="56887.7953483186" calcext:value-type="float">
            <text:p>56887.7953483186</text:p>
          </table:table-cell>
          <table:table-cell table:style-name="Default" office:value-type="float" office:value="337713.943958969" calcext:value-type="float">
            <text:p>337713.943958969</text:p>
          </table:table-cell>
          <table:table-cell table:style-name="Default" office:value-type="float" office:value="8392.27600510971" calcext:value-type="float">
            <text:p>8392.27600510971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<text:span text:style-name="T3">MX</text:span> SCRAMBLE</text:p>
          </table:table-cell>
          <table:table-cell table:number-columns-repeated="2"/>
          <table:table-cell table:style-name="Default" office:value-type="float" office:value="11168.2223150334" calcext:value-type="float">
            <text:p>11168.2223150334</text:p>
          </table:table-cell>
          <table:table-cell table:style-name="Default" office:value-type="float" office:value="215772.883070829" calcext:value-type="float">
            <text:p>215772.883070829</text:p>
          </table:table-cell>
          <table:table-cell table:style-name="Default" office:value-type="float" office:value="182660.192380015" calcext:value-type="float">
            <text:p>182660.192380015</text:p>
          </table:table-cell>
          <table:table-cell table:style-name="Default" office:value-type="float" office:value="9844.65585921026" calcext:value-type="float">
            <text:p>9844.65585921026</text:p>
          </table:table-cell>
          <table:table-cell table:style-name="Default" office:value-type="float" office:value="99220.7249159311" calcext:value-type="float">
            <text:p>99220.7249159311</text:p>
          </table:table-cell>
          <table:table-cell table:style-name="Default" office:value-type="float" office:value="433120.104517758" calcext:value-type="float">
            <text:p>433120.104517758</text:p>
          </table:table-cell>
          <table:table-cell table:style-name="Default" office:value-type="float" office:value="1027899.20686075" calcext:value-type="float">
            <text:p>1027899.20686075</text:p>
          </table:table-cell>
          <table:table-cell table:style-name="Default" office:value-type="float" office:value="95257.7325513265" calcext:value-type="float">
            <text:p>95257.7325513265</text:p>
          </table:table-cell>
          <table:table-cell table:style-name="Default" office:value-type="float" office:value="97394.9612369888" calcext:value-type="float">
            <text:p>97394.9612369888</text:p>
          </table:table-cell>
          <table:table-cell table:style-name="Default" office:value-type="float" office:value="227553.298731124" calcext:value-type="float">
            <text:p>227553.298731124</text:p>
          </table:table-cell>
          <table:table-cell table:style-name="Default" office:value-type="float" office:value="369570.578771151" calcext:value-type="float">
            <text:p>369570.578771151</text:p>
          </table:table-cell>
          <table:table-cell table:style-name="Default" office:value-type="float" office:value="457215.790525982" calcext:value-type="float">
            <text:p>457215.790525982</text:p>
          </table:table-cell>
          <table:table-cell table:style-name="Default" office:value-type="float" office:value="291099.844914852" calcext:value-type="float">
            <text:p>291099.844914852</text:p>
          </table:table-cell>
          <table:table-cell table:style-name="Default" office:value-type="float" office:value="257479.445396318" calcext:value-type="float">
            <text:p>257479.445396318</text:p>
          </table:table-cell>
          <table:table-cell table:style-name="Default" office:value-type="float" office:value="856282.904721016" calcext:value-type="float">
            <text:p>856282.904721016</text:p>
          </table:table-cell>
          <table:table-cell table:style-name="Default" office:value-type="float" office:value="93797.5255158684" calcext:value-type="float">
            <text:p>93797.5255158684</text:p>
          </table:table-cell>
          <table:table-cell table:style-name="Default" office:value-type="float" office:value="539127.804898533" calcext:value-type="float">
            <text:p>539127.804898533</text:p>
          </table:table-cell>
          <table:table-cell table:style-name="Default" office:value-type="float" office:value="13094.9534087019" calcext:value-type="float">
            <text:p>13094.9534087019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OBX SCRAMBLE</text:p>
          </table:table-cell>
          <table:table-cell table:number-columns-repeated="2"/>
          <table:table-cell table:style-name="Default" office:value-type="float" office:value="20832.6433119231" calcext:value-type="float">
            <text:p>20832.6433119231</text:p>
          </table:table-cell>
          <table:table-cell table:style-name="Default" office:value-type="float" office:value="335999.565040481" calcext:value-type="float">
            <text:p>335999.565040481</text:p>
          </table:table-cell>
          <table:table-cell table:style-name="Default" office:value-type="float" office:value="316838.932439869" calcext:value-type="float">
            <text:p>316838.932439869</text:p>
          </table:table-cell>
          <table:table-cell table:style-name="Default" office:value-type="float" office:value="16771.4938557005" calcext:value-type="float">
            <text:p>16771.4938557005</text:p>
          </table:table-cell>
          <table:table-cell table:style-name="Default" office:value-type="float" office:value="150362.190629417" calcext:value-type="float">
            <text:p>150362.190629417</text:p>
          </table:table-cell>
          <table:table-cell table:style-name="Default" office:value-type="float" office:value="732842.984536851" calcext:value-type="float">
            <text:p>732842.984536851</text:p>
          </table:table-cell>
          <table:table-cell table:style-name="Default" office:value-type="float" office:value="1679652.15655754" calcext:value-type="float">
            <text:p>1679652.15655754</text:p>
          </table:table-cell>
          <table:table-cell table:style-name="Default" office:value-type="float" office:value="156756.850022353" calcext:value-type="float">
            <text:p>156756.850022353</text:p>
          </table:table-cell>
          <table:table-cell table:style-name="Default" office:value-type="float" office:value="166215.030850731" calcext:value-type="float">
            <text:p>166215.030850731</text:p>
          </table:table-cell>
          <table:table-cell table:style-name="Default" office:value-type="float" office:value="382458.129767812" calcext:value-type="float">
            <text:p>382458.129767812</text:p>
          </table:table-cell>
          <table:table-cell table:style-name="Default" office:value-type="float" office:value="571636.017831798" calcext:value-type="float">
            <text:p>571636.017831798</text:p>
          </table:table-cell>
          <table:table-cell table:style-name="Default" office:value-type="float" office:value="861281.155500697" calcext:value-type="float">
            <text:p>861281.155500697</text:p>
          </table:table-cell>
          <table:table-cell table:style-name="Default" office:value-type="float" office:value="588409.787802396" calcext:value-type="float">
            <text:p>588409.787802396</text:p>
          </table:table-cell>
          <table:table-cell table:style-name="Default" office:value-type="float" office:value="453160.269259009" calcext:value-type="float">
            <text:p>453160.269259009</text:p>
          </table:table-cell>
          <table:table-cell table:style-name="Default" office:value-type="float" office:value="1378199.57529805" calcext:value-type="float">
            <text:p>1378199.57529805</text:p>
          </table:table-cell>
          <table:table-cell table:style-name="Default" office:value-type="float" office:value="152852.915384821" calcext:value-type="float">
            <text:p>152852.915384821</text:p>
          </table:table-cell>
          <table:table-cell table:style-name="Default" office:value-type="float" office:value="884270.544693042" calcext:value-type="float">
            <text:p>884270.544693042</text:p>
          </table:table-cell>
          <table:table-cell table:style-name="Default" office:value-type="float" office:value="22970.5902935832" calcext:value-type="float">
            <text:p>22970.5902935832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OX SCRAMBLE</text:p>
          </table:table-cell>
          <table:table-cell table:number-columns-repeated="2"/>
          <table:table-cell table:style-name="Default" office:value-type="float" office:value="4011.00362745317" calcext:value-type="float">
            <text:p>4011.00362745317</text:p>
          </table:table-cell>
          <table:table-cell table:style-name="Default" office:value-type="float" office:value="110617.772726068" calcext:value-type="float">
            <text:p>110617.772726068</text:p>
          </table:table-cell>
          <table:table-cell table:style-name="Default" office:value-type="float" office:value="30666.2963551695" calcext:value-type="float">
            <text:p>30666.2963551695</text:p>
          </table:table-cell>
          <table:table-cell table:style-name="Default" office:value-type="float" office:value="3466.93039808855" calcext:value-type="float">
            <text:p>3466.93039808855</text:p>
          </table:table-cell>
          <table:table-cell table:style-name="Default" office:value-type="float" office:value="45381.9765759563" calcext:value-type="float">
            <text:p>45381.9765759563</text:p>
          </table:table-cell>
          <table:table-cell table:style-name="Default" office:value-type="float" office:value="162102.51815368" calcext:value-type="float">
            <text:p>162102.51815368</text:p>
          </table:table-cell>
          <table:table-cell table:style-name="Default" office:value-type="float" office:value="419399.653063675" calcext:value-type="float">
            <text:p>419399.653063675</text:p>
          </table:table-cell>
          <table:table-cell table:style-name="Default" office:value-type="float" office:value="34785.3502363249" calcext:value-type="float">
            <text:p>34785.3502363249</text:p>
          </table:table-cell>
          <table:table-cell table:style-name="Default" office:value-type="float" office:value="34595.6192616299" calcext:value-type="float">
            <text:p>34595.6192616299</text:p>
          </table:table-cell>
          <table:table-cell table:style-name="Default" office:value-type="float" office:value="73748.3422261755" calcext:value-type="float">
            <text:p>73748.3422261755</text:p>
          </table:table-cell>
          <table:table-cell table:style-name="Default" office:value-type="float" office:value="158119.033640047" calcext:value-type="float">
            <text:p>158119.033640047</text:p>
          </table:table-cell>
          <table:table-cell table:style-name="Default" office:value-type="float" office:value="96245.5519190494" calcext:value-type="float">
            <text:p>96245.5519190494</text:p>
          </table:table-cell>
          <table:table-cell table:style-name="Default" office:value-type="float" office:value="65259.9379812464" calcext:value-type="float">
            <text:p>65259.9379812464</text:p>
          </table:table-cell>
          <table:table-cell table:style-name="Default" office:value-type="float" office:value="78966.1155485943" calcext:value-type="float">
            <text:p>78966.1155485943</text:p>
          </table:table-cell>
          <table:table-cell table:style-name="Default" office:value-type="float" office:value="310443.964189307" calcext:value-type="float">
            <text:p>310443.964189307</text:p>
          </table:table-cell>
          <table:table-cell table:style-name="Default" office:value-type="float" office:value="39445.8060327302" calcext:value-type="float">
            <text:p>39445.8060327302</text:p>
          </table:table-cell>
          <table:table-cell table:style-name="Default" office:value-type="float" office:value="170537.759557899" calcext:value-type="float">
            <text:p>170537.759557899</text:p>
          </table:table-cell>
          <table:table-cell table:style-name="Default" office:value-type="float" office:value="4621.85547889019" calcext:value-type="float">
            <text:p>4621.85547889019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LOX SCRAMBLE</text:p>
          </table:table-cell>
          <table:table-cell table:number-columns-repeated="2"/>
          <table:table-cell table:style-name="Default" office:value-type="float" office:value="8327.42765727141" calcext:value-type="float">
            <text:p>8327.42765727141</text:p>
          </table:table-cell>
          <table:table-cell table:style-name="Default" office:value-type="float" office:value="157038.00174803" calcext:value-type="float">
            <text:p>157038.00174803</text:p>
          </table:table-cell>
          <table:table-cell table:style-name="Default" office:value-type="float" office:value="97625.3573354285" calcext:value-type="float">
            <text:p>97625.3573354285</text:p>
          </table:table-cell>
          <table:table-cell table:style-name="Default" office:value-type="float" office:value="6795.0335509715" calcext:value-type="float">
            <text:p>6795.0335509715</text:p>
          </table:table-cell>
          <table:table-cell table:style-name="Default" office:value-type="float" office:value="74441.7366736202" calcext:value-type="float">
            <text:p>74441.7366736202</text:p>
          </table:table-cell>
          <table:table-cell table:style-name="Default" office:value-type="float" office:value="312897.19683034" calcext:value-type="float">
            <text:p>312897.19683034</text:p>
          </table:table-cell>
          <table:table-cell table:style-name="Default" office:value-type="float" office:value="701204.68090601" calcext:value-type="float">
            <text:p>701204.68090601</text:p>
          </table:table-cell>
          <table:table-cell table:style-name="Default" office:value-type="float" office:value="66532.0639455326" calcext:value-type="float">
            <text:p>66532.0639455326</text:p>
          </table:table-cell>
          <table:table-cell table:style-name="Default" office:value-type="float" office:value="67310.569024008" calcext:value-type="float">
            <text:p>67310.569024008</text:p>
          </table:table-cell>
          <table:table-cell table:style-name="Default" office:value-type="float" office:value="155307.553382694" calcext:value-type="float">
            <text:p>155307.553382694</text:p>
          </table:table-cell>
          <table:table-cell table:style-name="Default" office:value-type="float" office:value="236376.883127299" calcext:value-type="float">
            <text:p>236376.883127299</text:p>
          </table:table-cell>
          <table:table-cell table:style-name="Default" office:value-type="float" office:value="310190.225487853" calcext:value-type="float">
            <text:p>310190.225487853</text:p>
          </table:table-cell>
          <table:table-cell table:style-name="Default" office:value-type="float" office:value="191130.073866267" calcext:value-type="float">
            <text:p>191130.073866267</text:p>
          </table:table-cell>
          <table:table-cell table:style-name="Default" office:value-type="float" office:value="157441.663365063" calcext:value-type="float">
            <text:p>157441.663365063</text:p>
          </table:table-cell>
          <table:table-cell table:style-name="Default" office:value-type="float" office:value="609655.004147313" calcext:value-type="float">
            <text:p>609655.004147313</text:p>
          </table:table-cell>
          <table:table-cell table:style-name="Default" office:value-type="float" office:value="62948.4060693522" calcext:value-type="float">
            <text:p>62948.4060693522</text:p>
          </table:table-cell>
          <table:table-cell table:style-name="Default" office:value-type="float" office:value="367458.111163469" calcext:value-type="float">
            <text:p>367458.111163469</text:p>
          </table:table-cell>
          <table:table-cell table:style-name="Default" office:value-type="float" office:value="9443.42633066182" calcext:value-type="float">
            <text:p>9443.42633066182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PBX SCRAMBLE</text:p>
          </table:table-cell>
          <table:table-cell table:number-columns-repeated="2"/>
          <table:table-cell table:style-name="Default" office:value-type="float" office:value="10194.0772916395" calcext:value-type="float">
            <text:p>10194.0772916395</text:p>
          </table:table-cell>
          <table:table-cell table:style-name="Default" office:value-type="float" office:value="177535.323464085" calcext:value-type="float">
            <text:p>177535.323464085</text:p>
          </table:table-cell>
          <table:table-cell table:style-name="Default" office:value-type="float" office:value="162236.370341428" calcext:value-type="float">
            <text:p>162236.370341428</text:p>
          </table:table-cell>
          <table:table-cell table:style-name="Default" office:value-type="float" office:value="9319.08591305246" calcext:value-type="float">
            <text:p>9319.08591305246</text:p>
          </table:table-cell>
          <table:table-cell table:style-name="Default" office:value-type="float" office:value="102129.569958938" calcext:value-type="float">
            <text:p>102129.569958938</text:p>
          </table:table-cell>
          <table:table-cell table:style-name="Default" office:value-type="float" office:value="468594.995179533" calcext:value-type="float">
            <text:p>468594.995179533</text:p>
          </table:table-cell>
          <table:table-cell table:style-name="Default" office:value-type="float" office:value="966144.845001698" calcext:value-type="float">
            <text:p>966144.845001698</text:p>
          </table:table-cell>
          <table:table-cell table:style-name="Default" office:value-type="float" office:value="86224.1170119433" calcext:value-type="float">
            <text:p>86224.1170119433</text:p>
          </table:table-cell>
          <table:table-cell table:style-name="Default" office:value-type="float" office:value="89868.7038080874" calcext:value-type="float">
            <text:p>89868.7038080874</text:p>
          </table:table-cell>
          <table:table-cell table:style-name="Default" office:value-type="float" office:value="219300.330071244" calcext:value-type="float">
            <text:p>219300.330071244</text:p>
          </table:table-cell>
          <table:table-cell table:style-name="Default" office:value-type="float" office:value="330189.454059531" calcext:value-type="float">
            <text:p>330189.454059531</text:p>
          </table:table-cell>
          <table:table-cell table:style-name="Default" office:value-type="float" office:value="450263.471825881" calcext:value-type="float">
            <text:p>450263.471825881</text:p>
          </table:table-cell>
          <table:table-cell table:style-name="Default" office:value-type="float" office:value="308056.556725134" calcext:value-type="float">
            <text:p>308056.556725134</text:p>
          </table:table-cell>
          <table:table-cell table:style-name="Default" office:value-type="float" office:value="227481.897923583" calcext:value-type="float">
            <text:p>227481.897923583</text:p>
          </table:table-cell>
          <table:table-cell table:style-name="Default" office:value-type="float" office:value="795064.857141336" calcext:value-type="float">
            <text:p>795064.857141336</text:p>
          </table:table-cell>
          <table:table-cell table:style-name="Default" office:value-type="float" office:value="88984.7819679552" calcext:value-type="float">
            <text:p>88984.7819679552</text:p>
          </table:table-cell>
          <table:table-cell table:style-name="Default" office:value-type="float" office:value="545589.245405221" calcext:value-type="float">
            <text:p>545589.245405221</text:p>
          </table:table-cell>
          <table:table-cell table:style-name="Default" office:value-type="float" office:value="12216.4920729288" calcext:value-type="float">
            <text:p>12216.4920729288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PMX SCRAMBLE</text:p>
          </table:table-cell>
          <table:table-cell table:number-columns-repeated="2"/>
          <table:table-cell table:style-name="Default" office:value-type="float" office:value="9629.4276864525" calcext:value-type="float">
            <text:p>9629.4276864525</text:p>
          </table:table-cell>
          <table:table-cell table:style-name="Default" office:value-type="float" office:value="187199.499071973" calcext:value-type="float">
            <text:p>187199.499071973</text:p>
          </table:table-cell>
          <table:table-cell table:style-name="Default" office:value-type="float" office:value="149074.568895499" calcext:value-type="float">
            <text:p>149074.568895499</text:p>
          </table:table-cell>
          <table:table-cell table:style-name="Default" office:value-type="float" office:value="8083.21447982574" calcext:value-type="float">
            <text:p>8083.21447982574</text:p>
          </table:table-cell>
          <table:table-cell table:style-name="Default" office:value-type="float" office:value="82679.9881985329" calcext:value-type="float">
            <text:p>82679.9881985329</text:p>
          </table:table-cell>
          <table:table-cell table:style-name="Default" office:value-type="float" office:value="373385.418526384" calcext:value-type="float">
            <text:p>373385.418526384</text:p>
          </table:table-cell>
          <table:table-cell table:style-name="Default" office:value-type="float" office:value="882208.590278276" calcext:value-type="float">
            <text:p>882208.590278276</text:p>
          </table:table-cell>
          <table:table-cell table:style-name="Default" office:value-type="float" office:value="86371.8631546696" calcext:value-type="float">
            <text:p>86371.8631546696</text:p>
          </table:table-cell>
          <table:table-cell table:style-name="Default" office:value-type="float" office:value="82109.1622586945" calcext:value-type="float">
            <text:p>82109.1622586945</text:p>
          </table:table-cell>
          <table:table-cell table:style-name="Default" office:value-type="float" office:value="192451.737302283" calcext:value-type="float">
            <text:p>192451.737302283</text:p>
          </table:table-cell>
          <table:table-cell table:style-name="Default" office:value-type="float" office:value="310080.495578912" calcext:value-type="float">
            <text:p>310080.495578912</text:p>
          </table:table-cell>
          <table:table-cell table:style-name="Default" office:value-type="float" office:value="441715.619089697" calcext:value-type="float">
            <text:p>441715.619089697</text:p>
          </table:table-cell>
          <table:table-cell table:style-name="Default" office:value-type="float" office:value="273683.345968064" calcext:value-type="float">
            <text:p>273683.345968064</text:p>
          </table:table-cell>
          <table:table-cell table:style-name="Default" office:value-type="float" office:value="217907.889302948" calcext:value-type="float">
            <text:p>217907.889302948</text:p>
          </table:table-cell>
          <table:table-cell table:style-name="Default" office:value-type="float" office:value="736267.38595501" calcext:value-type="float">
            <text:p>736267.38595501</text:p>
          </table:table-cell>
          <table:table-cell table:style-name="Default" office:value-type="float" office:value="81881.4269261671" calcext:value-type="float">
            <text:p>81881.4269261671</text:p>
          </table:table-cell>
          <table:table-cell table:style-name="Default" office:value-type="float" office:value="421504.231304437" calcext:value-type="float">
            <text:p>421504.231304437</text:p>
          </table:table-cell>
          <table:table-cell table:style-name="Default" office:value-type="float" office:value="10885.3408120918" calcext:value-type="float">
            <text:p>10885.3408120918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number-columns-repeated="2"/>
          <table:table-cell table:style-name="Default" office:value-type="float" office:value="12384.8404094488" calcext:value-type="float">
            <text:p>12384.8404094488</text:p>
          </table:table-cell>
          <table:table-cell table:style-name="Default" office:value-type="float" office:value="221601.052513222" calcext:value-type="float">
            <text:p>221601.052513222</text:p>
          </table:table-cell>
          <table:table-cell table:style-name="Default" office:value-type="float" office:value="177859.27709019" calcext:value-type="float">
            <text:p>177859.27709019</text:p>
          </table:table-cell>
          <table:table-cell table:style-name="Default" office:value-type="float" office:value="10792.076645919" calcext:value-type="float">
            <text:p>10792.076645919</text:p>
          </table:table-cell>
          <table:table-cell table:style-name="Default" office:value-type="float" office:value="99020.3210111137" calcext:value-type="float">
            <text:p>99020.3210111137</text:p>
          </table:table-cell>
          <table:table-cell table:style-name="Default" office:value-type="float" office:value="499098.017652925" calcext:value-type="float">
            <text:p>499098.017652925</text:p>
          </table:table-cell>
          <table:table-cell table:style-name="Default" office:value-type="float" office:value="1004971.09830991" calcext:value-type="float">
            <text:p>1004971.09830991</text:p>
          </table:table-cell>
          <table:table-cell table:style-name="Default" office:value-type="float" office:value="111231.090715641" calcext:value-type="float">
            <text:p>111231.090715641</text:p>
          </table:table-cell>
          <table:table-cell table:style-name="Default" office:value-type="float" office:value="107217.07201488" calcext:value-type="float">
            <text:p>107217.07201488</text:p>
          </table:table-cell>
          <table:table-cell table:style-name="Default" office:value-type="float" office:value="240083.075744966" calcext:value-type="float">
            <text:p>240083.075744966</text:p>
          </table:table-cell>
          <table:table-cell table:style-name="Default" office:value-type="float" office:value="371386.470770168" calcext:value-type="float">
            <text:p>371386.470770168</text:p>
          </table:table-cell>
          <table:table-cell table:style-name="Default" office:value-type="float" office:value="546925.431468915" calcext:value-type="float">
            <text:p>546925.431468915</text:p>
          </table:table-cell>
          <table:table-cell table:style-name="Default" office:value-type="float" office:value="346968.469993904" calcext:value-type="float">
            <text:p>346968.469993904</text:p>
          </table:table-cell>
          <table:table-cell table:style-name="Default" office:value-type="float" office:value="284185.999030868" calcext:value-type="float">
            <text:p>284185.999030868</text:p>
          </table:table-cell>
          <table:table-cell table:style-name="Default" office:value-type="float" office:value="860741.341551243" calcext:value-type="float">
            <text:p>860741.341551243</text:p>
          </table:table-cell>
          <table:table-cell table:style-name="Default" office:value-type="float" office:value="99010.2216390586" calcext:value-type="float">
            <text:p>99010.2216390586</text:p>
          </table:table-cell>
          <table:table-cell table:style-name="Default" office:value-type="float" office:value="558738.367526914" calcext:value-type="float">
            <text:p>558738.367526914</text:p>
          </table:table-cell>
          <table:table-cell table:style-name="Default" office:value-type="float" office:value="14561.1413814245" calcext:value-type="float">
            <text:p>14561.1413814245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MX SHIFT</text:p>
          </table:table-cell>
          <table:table-cell table:number-columns-repeated="2"/>
          <table:table-cell table:style-name="Default" office:value-type="float" office:value="5084.60466717781" calcext:value-type="float">
            <text:p>5084.60466717781</text:p>
          </table:table-cell>
          <table:table-cell table:style-name="Default" office:value-type="float" office:value="109159.556763998" calcext:value-type="float">
            <text:p>109159.556763998</text:p>
          </table:table-cell>
          <table:table-cell table:style-name="Default" office:value-type="float" office:value="68692.9190801914" calcext:value-type="float">
            <text:p>68692.9190801914</text:p>
          </table:table-cell>
          <table:table-cell table:style-name="Default" office:value-type="float" office:value="4279.08302213406" calcext:value-type="float">
            <text:p>4279.08302213406</text:p>
          </table:table-cell>
          <table:table-cell table:style-name="Default" office:value-type="float" office:value="51418.7851719576" calcext:value-type="float">
            <text:p>51418.7851719576</text:p>
          </table:table-cell>
          <table:table-cell table:style-name="Default" office:value-type="float" office:value="204304.076681014" calcext:value-type="float">
            <text:p>204304.076681014</text:p>
          </table:table-cell>
          <table:table-cell table:style-name="Default" office:value-type="float" office:value="463378.695536535" calcext:value-type="float">
            <text:p>463378.695536535</text:p>
          </table:table-cell>
          <table:table-cell table:style-name="Default" office:value-type="float" office:value="43970.4221860197" calcext:value-type="float">
            <text:p>43970.4221860197</text:p>
          </table:table-cell>
          <table:table-cell table:style-name="Default" office:value-type="float" office:value="46700.6926699218" calcext:value-type="float">
            <text:p>46700.6926699218</text:p>
          </table:table-cell>
          <table:table-cell table:style-name="Default" office:value-type="float" office:value="98618.0725421632" calcext:value-type="float">
            <text:p>98618.0725421632</text:p>
          </table:table-cell>
          <table:table-cell table:style-name="Default" office:value-type="float" office:value="171453.47190273" calcext:value-type="float">
            <text:p>171453.47190273</text:p>
          </table:table-cell>
          <table:table-cell table:style-name="Default" office:value-type="float" office:value="149390.354251681" calcext:value-type="float">
            <text:p>149390.354251681</text:p>
          </table:table-cell>
          <table:table-cell table:style-name="Default" office:value-type="float" office:value="116930.310236098" calcext:value-type="float">
            <text:p>116930.310236098</text:p>
          </table:table-cell>
          <table:table-cell table:style-name="Default" office:value-type="float" office:value="106486.758125085" calcext:value-type="float">
            <text:p>106486.758125085</text:p>
          </table:table-cell>
          <table:table-cell table:style-name="Default" office:value-type="float" office:value="397356.072427739" calcext:value-type="float">
            <text:p>397356.072427739</text:p>
          </table:table-cell>
          <table:table-cell table:style-name="Default" office:value-type="float" office:value="43105.9265952857" calcext:value-type="float">
            <text:p>43105.9265952857</text:p>
          </table:table-cell>
          <table:table-cell table:style-name="Default" office:value-type="float" office:value="207030.65929608" calcext:value-type="float">
            <text:p>207030.65929608</text:p>
          </table:table-cell>
          <table:table-cell table:style-name="Default" office:value-type="float" office:value="5729.23951440657" calcext:value-type="float">
            <text:p>5729.23951440657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OBX SHIFT</text:p>
          </table:table-cell>
          <table:table-cell table:number-columns-repeated="2"/>
          <table:table-cell table:style-name="Default" office:value-type="float" office:value="21104.7300393261" calcext:value-type="float">
            <text:p>21104.7300393261</text:p>
          </table:table-cell>
          <table:table-cell table:style-name="Default" office:value-type="float" office:value="333684.070833117" calcext:value-type="float">
            <text:p>333684.070833117</text:p>
          </table:table-cell>
          <table:table-cell table:style-name="Default" office:value-type="float" office:value="326990.188135708" calcext:value-type="float">
            <text:p>326990.188135708</text:p>
          </table:table-cell>
          <table:table-cell table:style-name="Default" office:value-type="float" office:value="16848.1649480305" calcext:value-type="float">
            <text:p>16848.1649480305</text:p>
          </table:table-cell>
          <table:table-cell table:style-name="Default" office:value-type="float" office:value="146598.903379315" calcext:value-type="float">
            <text:p>146598.903379315</text:p>
          </table:table-cell>
          <table:table-cell table:style-name="Default" office:value-type="float" office:value="736710.75355607" calcext:value-type="float">
            <text:p>736710.75355607</text:p>
          </table:table-cell>
          <table:table-cell table:style-name="Default" office:value-type="float" office:value="1664285.61559021" calcext:value-type="float">
            <text:p>1664285.61559021</text:p>
          </table:table-cell>
          <table:table-cell table:style-name="Default" office:value-type="float" office:value="162424.861353928" calcext:value-type="float">
            <text:p>162424.861353928</text:p>
          </table:table-cell>
          <table:table-cell table:style-name="Default" office:value-type="float" office:value="160948.345582374" calcext:value-type="float">
            <text:p>160948.345582374</text:p>
          </table:table-cell>
          <table:table-cell table:style-name="Default" office:value-type="float" office:value="384932.895884394" calcext:value-type="float">
            <text:p>384932.895884394</text:p>
          </table:table-cell>
          <table:table-cell table:style-name="Default" office:value-type="float" office:value="583368.444357986" calcext:value-type="float">
            <text:p>583368.444357986</text:p>
          </table:table-cell>
          <table:table-cell table:style-name="Default" office:value-type="float" office:value="844204.705020644" calcext:value-type="float">
            <text:p>844204.705020644</text:p>
          </table:table-cell>
          <table:table-cell table:style-name="Default" office:value-type="float" office:value="571588.673084194" calcext:value-type="float">
            <text:p>571588.673084194</text:p>
          </table:table-cell>
          <table:table-cell table:style-name="Default" office:value-type="float" office:value="461006.623286831" calcext:value-type="float">
            <text:p>461006.623286831</text:p>
          </table:table-cell>
          <table:table-cell table:style-name="Default" office:value-type="float" office:value="1335973.1955981" calcext:value-type="float">
            <text:p>1335973.1955981</text:p>
          </table:table-cell>
          <table:table-cell table:style-name="Default" office:value-type="float" office:value="154177.352410362" calcext:value-type="float">
            <text:p>154177.352410362</text:p>
          </table:table-cell>
          <table:table-cell table:style-name="Default" office:value-type="float" office:value="853624.07726636" calcext:value-type="float">
            <text:p>853624.07726636</text:p>
          </table:table-cell>
          <table:table-cell table:style-name="Default" office:value-type="float" office:value="22639.6945364222" calcext:value-type="float">
            <text:p>22639.6945364222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OX SHIFT</text:p>
          </table:table-cell>
          <table:table-cell table:number-columns-repeated="2"/>
          <table:table-cell table:style-name="Default" office:value-type="float" office:value="3794.61743407627" calcext:value-type="float">
            <text:p>3794.61743407627</text:p>
          </table:table-cell>
          <table:table-cell table:style-name="Default" office:value-type="float" office:value="107528.362948488" calcext:value-type="float">
            <text:p>107528.362948488</text:p>
          </table:table-cell>
          <table:table-cell table:style-name="Default" office:value-type="float" office:value="26591.2774885752" calcext:value-type="float">
            <text:p>26591.2774885752</text:p>
          </table:table-cell>
          <table:table-cell table:style-name="Default" office:value-type="float" office:value="3276.94380337946" calcext:value-type="float">
            <text:p>3276.94380337946</text:p>
          </table:table-cell>
          <table:table-cell table:style-name="Default" office:value-type="float" office:value="45582.8788118119" calcext:value-type="float">
            <text:p>45582.8788118119</text:p>
          </table:table-cell>
          <table:table-cell table:style-name="Default" office:value-type="float" office:value="165153.424842914" calcext:value-type="float">
            <text:p>165153.424842914</text:p>
          </table:table-cell>
          <table:table-cell table:style-name="Default" office:value-type="float" office:value="398791.889351064" calcext:value-type="float">
            <text:p>398791.889351064</text:p>
          </table:table-cell>
          <table:table-cell table:style-name="Default" office:value-type="float" office:value="33799.0843858873" calcext:value-type="float">
            <text:p>33799.0843858873</text:p>
          </table:table-cell>
          <table:table-cell table:style-name="Default" office:value-type="float" office:value="33865.9504865363" calcext:value-type="float">
            <text:p>33865.9504865363</text:p>
          </table:table-cell>
          <table:table-cell table:style-name="Default" office:value-type="float" office:value="73637.5858013038" calcext:value-type="float">
            <text:p>73637.5858013038</text:p>
          </table:table-cell>
          <table:table-cell table:style-name="Default" office:value-type="float" office:value="156882.373688401" calcext:value-type="float">
            <text:p>156882.373688401</text:p>
          </table:table-cell>
          <table:table-cell table:style-name="Default" office:value-type="float" office:value="107239.560409355" calcext:value-type="float">
            <text:p>107239.560409355</text:p>
          </table:table-cell>
          <table:table-cell table:style-name="Default" office:value-type="float" office:value="62762.7510382746" calcext:value-type="float">
            <text:p>62762.7510382746</text:p>
          </table:table-cell>
          <table:table-cell table:style-name="Default" office:value-type="float" office:value="74993.1245097157" calcext:value-type="float">
            <text:p>74993.1245097157</text:p>
          </table:table-cell>
          <table:table-cell table:style-name="Default" office:value-type="float" office:value="339288.066778132" calcext:value-type="float">
            <text:p>339288.066778132</text:p>
          </table:table-cell>
          <table:table-cell table:style-name="Default" office:value-type="float" office:value="39117.2206262829" calcext:value-type="float">
            <text:p>39117.2206262829</text:p>
          </table:table-cell>
          <table:table-cell table:style-name="Default" office:value-type="float" office:value="158024.883411522" calcext:value-type="float">
            <text:p>158024.883411522</text:p>
          </table:table-cell>
          <table:table-cell table:style-name="Default" office:value-type="float" office:value="4803.30559901654" calcext:value-type="float">
            <text:p>4803.30559901654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LOX SHIFT</text:p>
          </table:table-cell>
          <table:table-cell table:number-columns-repeated="2"/>
          <table:table-cell table:style-name="Default" office:value-type="float" office:value="5130.92277649658" calcext:value-type="float">
            <text:p>5130.92277649658</text:p>
          </table:table-cell>
          <table:table-cell table:style-name="Default" office:value-type="float" office:value="102939.887400742" calcext:value-type="float">
            <text:p>102939.887400742</text:p>
          </table:table-cell>
          <table:table-cell table:style-name="Default" office:value-type="float" office:value="63973.452128475" calcext:value-type="float">
            <text:p>63973.452128475</text:p>
          </table:table-cell>
          <table:table-cell table:style-name="Default" office:value-type="float" office:value="4255.03917572746" calcext:value-type="float">
            <text:p>4255.03917572746</text:p>
          </table:table-cell>
          <table:table-cell table:style-name="Default" office:value-type="float" office:value="52919.3575710507" calcext:value-type="float">
            <text:p>52919.3575710507</text:p>
          </table:table-cell>
          <table:table-cell table:style-name="Default" office:value-type="float" office:value="208585.129623048" calcext:value-type="float">
            <text:p>208585.129623048</text:p>
          </table:table-cell>
          <table:table-cell table:style-name="Default" office:value-type="float" office:value="439861.982990644" calcext:value-type="float">
            <text:p>439861.982990644</text:p>
          </table:table-cell>
          <table:table-cell table:style-name="Default" office:value-type="float" office:value="43362.3467816771" calcext:value-type="float">
            <text:p>43362.3467816771</text:p>
          </table:table-cell>
          <table:table-cell table:style-name="Default" office:value-type="float" office:value="47704.1027850918" calcext:value-type="float">
            <text:p>47704.1027850918</text:p>
          </table:table-cell>
          <table:table-cell table:style-name="Default" office:value-type="float" office:value="94867.8646517207" calcext:value-type="float">
            <text:p>94867.8646517207</text:p>
          </table:table-cell>
          <table:table-cell table:style-name="Default" office:value-type="float" office:value="155758.706567621" calcext:value-type="float">
            <text:p>155758.706567621</text:p>
          </table:table-cell>
          <table:table-cell table:style-name="Default" office:value-type="float" office:value="146602.15058105" calcext:value-type="float">
            <text:p>146602.15058105</text:p>
          </table:table-cell>
          <table:table-cell table:style-name="Default" office:value-type="float" office:value="133107.166589062" calcext:value-type="float">
            <text:p>133107.166589062</text:p>
          </table:table-cell>
          <table:table-cell table:style-name="Default" office:value-type="float" office:value="100417.969705951" calcext:value-type="float">
            <text:p>100417.969705951</text:p>
          </table:table-cell>
          <table:table-cell table:style-name="Default" office:value-type="float" office:value="379199.026141703" calcext:value-type="float">
            <text:p>379199.026141703</text:p>
          </table:table-cell>
          <table:table-cell table:style-name="Default" office:value-type="float" office:value="41762.3064824194" calcext:value-type="float">
            <text:p>41762.3064824194</text:p>
          </table:table-cell>
          <table:table-cell table:style-name="Default" office:value-type="float" office:value="204933.83133757" calcext:value-type="float">
            <text:p>204933.83133757</text:p>
          </table:table-cell>
          <table:table-cell table:style-name="Default" office:value-type="float" office:value="5752.35714278782" calcext:value-type="float">
            <text:p>5752.35714278782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PBX SHIFT</text:p>
          </table:table-cell>
          <table:table-cell table:number-columns-repeated="2"/>
          <table:table-cell table:style-name="Default" office:value-type="float" office:value="6966.48897084969" calcext:value-type="float">
            <text:p>6966.48897084969</text:p>
          </table:table-cell>
          <table:table-cell table:style-name="Default" office:value-type="float" office:value="182559.258662122" calcext:value-type="float">
            <text:p>182559.258662122</text:p>
          </table:table-cell>
          <table:table-cell table:style-name="Default" office:value-type="float" office:value="125384.707146174" calcext:value-type="float">
            <text:p>125384.707146174</text:p>
          </table:table-cell>
          <table:table-cell table:style-name="Default" office:value-type="float" office:value="5687.8077167813" calcext:value-type="float">
            <text:p>5687.8077167813</text:p>
          </table:table-cell>
          <table:table-cell table:style-name="Default" office:value-type="float" office:value="56824.9421377655" calcext:value-type="float">
            <text:p>56824.9421377655</text:p>
          </table:table-cell>
          <table:table-cell table:style-name="Default" office:value-type="float" office:value="256531.280586744" calcext:value-type="float">
            <text:p>256531.280586744</text:p>
          </table:table-cell>
          <table:table-cell table:style-name="Default" office:value-type="float" office:value="705860.018529584" calcext:value-type="float">
            <text:p>705860.018529584</text:p>
          </table:table-cell>
          <table:table-cell table:style-name="Default" office:value-type="float" office:value="65956.7035556944" calcext:value-type="float">
            <text:p>65956.7035556944</text:p>
          </table:table-cell>
          <table:table-cell table:style-name="Default" office:value-type="float" office:value="53749.7685077713" calcext:value-type="float">
            <text:p>53749.7685077713</text:p>
          </table:table-cell>
          <table:table-cell table:style-name="Default" office:value-type="float" office:value="148402.872983969" calcext:value-type="float">
            <text:p>148402.872983969</text:p>
          </table:table-cell>
          <table:table-cell table:style-name="Default" office:value-type="float" office:value="259529.075229613" calcext:value-type="float">
            <text:p>259529.075229613</text:p>
          </table:table-cell>
          <table:table-cell table:style-name="Default" office:value-type="float" office:value="259853.052610337" calcext:value-type="float">
            <text:p>259853.052610337</text:p>
          </table:table-cell>
          <table:table-cell table:style-name="Default" office:value-type="float" office:value="182480.330602673" calcext:value-type="float">
            <text:p>182480.330602673</text:p>
          </table:table-cell>
          <table:table-cell table:style-name="Default" office:value-type="float" office:value="184678.55267575" calcext:value-type="float">
            <text:p>184678.55267575</text:p>
          </table:table-cell>
          <table:table-cell table:style-name="Default" office:value-type="float" office:value="593367.404402393" calcext:value-type="float">
            <text:p>593367.404402393</text:p>
          </table:table-cell>
          <table:table-cell table:style-name="Default" office:value-type="float" office:value="66743.1187408396" calcext:value-type="float">
            <text:p>66743.1187408396</text:p>
          </table:table-cell>
          <table:table-cell table:style-name="Default" office:value-type="float" office:value="301557.316161321" calcext:value-type="float">
            <text:p>301557.316161321</text:p>
          </table:table-cell>
          <table:table-cell table:style-name="Default" office:value-type="float" office:value="9829.61608063443" calcext:value-type="float">
            <text:p>9829.61608063443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PMX SHIFT</text:p>
          </table:table-cell>
          <table:table-cell table:number-columns-repeated="2"/>
          <table:table-cell table:style-name="Default" office:value-type="float" office:value="5678.18715972111" calcext:value-type="float">
            <text:p>5678.18715972111</text:p>
          </table:table-cell>
          <table:table-cell table:style-name="Default" office:value-type="float" office:value="111086.901612588" calcext:value-type="float">
            <text:p>111086.901612588</text:p>
          </table:table-cell>
          <table:table-cell table:style-name="Default" office:value-type="float" office:value="86640.9696176814" calcext:value-type="float">
            <text:p>86640.9696176814</text:p>
          </table:table-cell>
          <table:table-cell table:style-name="Default" office:value-type="float" office:value="4483.79516110711" calcext:value-type="float">
            <text:p>4483.79516110711</text:p>
          </table:table-cell>
          <table:table-cell table:style-name="Default" office:value-type="float" office:value="53796.8786963124" calcext:value-type="float">
            <text:p>53796.8786963124</text:p>
          </table:table-cell>
          <table:table-cell table:style-name="Default" office:value-type="float" office:value="211676.954873188" calcext:value-type="float">
            <text:p>211676.954873188</text:p>
          </table:table-cell>
          <table:table-cell table:style-name="Default" office:value-type="float" office:value="487643.207203763" calcext:value-type="float">
            <text:p>487643.207203763</text:p>
          </table:table-cell>
          <table:table-cell table:style-name="Default" office:value-type="float" office:value="47698.8993508676" calcext:value-type="float">
            <text:p>47698.8993508676</text:p>
          </table:table-cell>
          <table:table-cell table:style-name="Default" office:value-type="float" office:value="47105.8585530913" calcext:value-type="float">
            <text:p>47105.8585530913</text:p>
          </table:table-cell>
          <table:table-cell table:style-name="Default" office:value-type="float" office:value="106398.202223987" calcext:value-type="float">
            <text:p>106398.202223987</text:p>
          </table:table-cell>
          <table:table-cell table:style-name="Default" office:value-type="float" office:value="175214.777665212" calcext:value-type="float">
            <text:p>175214.777665212</text:p>
          </table:table-cell>
          <table:table-cell table:style-name="Default" office:value-type="float" office:value="186211.06367778" calcext:value-type="float">
            <text:p>186211.06367778</text:p>
          </table:table-cell>
          <table:table-cell table:style-name="Default" office:value-type="float" office:value="153712.653188336" calcext:value-type="float">
            <text:p>153712.653188336</text:p>
          </table:table-cell>
          <table:table-cell table:style-name="Default" office:value-type="float" office:value="119721.008766386" calcext:value-type="float">
            <text:p>119721.008766386</text:p>
          </table:table-cell>
          <table:table-cell table:style-name="Default" office:value-type="float" office:value="416632.203658894" calcext:value-type="float">
            <text:p>416632.203658894</text:p>
          </table:table-cell>
          <table:table-cell table:style-name="Default" office:value-type="float" office:value="44167.139101943" calcext:value-type="float">
            <text:p>44167.139101943</text:p>
          </table:table-cell>
          <table:table-cell table:style-name="Default" office:value-type="float" office:value="222452.355368285" calcext:value-type="float">
            <text:p>222452.355368285</text:p>
          </table:table-cell>
          <table:table-cell table:style-name="Default" office:value-type="float" office:value="6239.63672515853" calcext:value-type="float">
            <text:p>6239.63672515853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CX SHIFT</text:p>
          </table:table-cell>
          <table:table-cell table:number-columns-repeated="2"/>
          <table:table-cell table:style-name="Default" office:value-type="float" office:value="5479.19708456955" calcext:value-type="float">
            <text:p>5479.19708456955</text:p>
          </table:table-cell>
          <table:table-cell table:style-name="Default" office:value-type="float" office:value="119115.120632873" calcext:value-type="float">
            <text:p>119115.120632873</text:p>
          </table:table-cell>
          <table:table-cell table:style-name="Default" office:value-type="float" office:value="79658.6826571066" calcext:value-type="float">
            <text:p>79658.6826571066</text:p>
          </table:table-cell>
          <table:table-cell table:style-name="Default" office:value-type="float" office:value="4466.04531284819" calcext:value-type="float">
            <text:p>4466.04531284819</text:p>
          </table:table-cell>
          <table:table-cell table:style-name="Default" office:value-type="float" office:value="53554.4206310989" calcext:value-type="float">
            <text:p>53554.4206310989</text:p>
          </table:table-cell>
          <table:table-cell table:style-name="Default" office:value-type="float" office:value="220577.091573764" calcext:value-type="float">
            <text:p>220577.091573764</text:p>
          </table:table-cell>
          <table:table-cell table:style-name="Default" office:value-type="float" office:value="539254.501640499" calcext:value-type="float">
            <text:p>539254.501640499</text:p>
          </table:table-cell>
          <table:table-cell table:style-name="Default" office:value-type="float" office:value="46730.8722133271" calcext:value-type="float">
            <text:p>46730.8722133271</text:p>
          </table:table-cell>
          <table:table-cell table:style-name="Default" office:value-type="float" office:value="47310.4862650184" calcext:value-type="float">
            <text:p>47310.4862650184</text:p>
          </table:table-cell>
          <table:table-cell table:style-name="Default" office:value-type="float" office:value="110159.347831713" calcext:value-type="float">
            <text:p>110159.347831713</text:p>
          </table:table-cell>
          <table:table-cell table:style-name="Default" office:value-type="float" office:value="202974.958559073" calcext:value-type="float">
            <text:p>202974.958559073</text:p>
          </table:table-cell>
          <table:table-cell table:style-name="Default" office:value-type="float" office:value="209469.06123221" calcext:value-type="float">
            <text:p>209469.06123221</text:p>
          </table:table-cell>
          <table:table-cell table:style-name="Default" office:value-type="float" office:value="148135.141170765" calcext:value-type="float">
            <text:p>148135.141170765</text:p>
          </table:table-cell>
          <table:table-cell table:style-name="Default" office:value-type="float" office:value="118012.986242849" calcext:value-type="float">
            <text:p>118012.986242849</text:p>
          </table:table-cell>
          <table:table-cell table:style-name="Default" office:value-type="float" office:value="443188.67936601" calcext:value-type="float">
            <text:p>443188.67936601</text:p>
          </table:table-cell>
          <table:table-cell table:style-name="Default" office:value-type="float" office:value="46898.3193746437" calcext:value-type="float">
            <text:p>46898.3193746437</text:p>
          </table:table-cell>
          <table:table-cell table:style-name="Default" office:value-type="float" office:value="228860.292335801" calcext:value-type="float">
            <text:p>228860.292335801</text:p>
          </table:table-cell>
          <table:table-cell table:style-name="Default" office:value-type="float" office:value="6299.07336302593" calcext:value-type="float">
            <text:p>6299.07336302593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MX INVERSION</text:p>
          </table:table-cell>
          <table:table-cell table:number-columns-repeated="2"/>
          <table:table-cell table:style-name="Default" office:value-type="float" office:value="3001.89669981797" calcext:value-type="float">
            <text:p>3001.89669981797</text:p>
          </table:table-cell>
          <table:table-cell table:style-name="Default" office:value-type="float" office:value="60751.7490102256" calcext:value-type="float">
            <text:p>60751.7490102256</text:p>
          </table:table-cell>
          <table:table-cell table:style-name="Default" office:value-type="float" office:value="16563.9113433773" calcext:value-type="float">
            <text:p>16563.9113433773</text:p>
          </table:table-cell>
          <table:table-cell table:style-name="Default" office:value-type="float" office:value="2654.61021100016" calcext:value-type="float">
            <text:p>2654.61021100016</text:p>
          </table:table-cell>
          <table:table-cell table:style-name="Default" office:value-type="float" office:value="42867.0170829091" calcext:value-type="float">
            <text:p>42867.0170829091</text:p>
          </table:table-cell>
          <table:table-cell table:style-name="Default" office:value-type="float" office:value="146052.609776649" calcext:value-type="float">
            <text:p>146052.609776649</text:p>
          </table:table-cell>
          <table:table-cell table:style-name="Default" office:value-type="float" office:value="248636.615375135" calcext:value-type="float">
            <text:p>248636.615375135</text:p>
          </table:table-cell>
          <table:table-cell table:style-name="Default" office:value-type="float" office:value="32039.895950385" calcext:value-type="float">
            <text:p>32039.895950385</text:p>
          </table:table-cell>
          <table:table-cell table:style-name="Default" office:value-type="float" office:value="32035.6234668584" calcext:value-type="float">
            <text:p>32035.6234668584</text:p>
          </table:table-cell>
          <table:table-cell table:style-name="Default" office:value-type="float" office:value="48739.7869866353" calcext:value-type="float">
            <text:p>48739.7869866353</text:p>
          </table:table-cell>
          <table:table-cell table:style-name="Default" office:value-type="float" office:value="82162.5131951273" calcext:value-type="float">
            <text:p>82162.5131951273</text:p>
          </table:table-cell>
          <table:table-cell table:style-name="Default" office:value-type="float" office:value="84773.5977041869" calcext:value-type="float">
            <text:p>84773.5977041869</text:p>
          </table:table-cell>
          <table:table-cell table:style-name="Default" office:value-type="float" office:value="53052.9497390951" calcext:value-type="float">
            <text:p>53052.9497390951</text:p>
          </table:table-cell>
          <table:table-cell table:style-name="Default" office:value-type="float" office:value="55086.9485688628" calcext:value-type="float">
            <text:p>55086.9485688628</text:p>
          </table:table-cell>
          <table:table-cell table:style-name="Default" office:value-type="float" office:value="194943.632882932" calcext:value-type="float">
            <text:p>194943.632882932</text:p>
          </table:table-cell>
          <table:table-cell table:style-name="Default" office:value-type="float" office:value="21937.8842457389" calcext:value-type="float">
            <text:p>21937.8842457389</text:p>
          </table:table-cell>
          <table:table-cell table:style-name="Default" office:value-type="float" office:value="138415.589086801" calcext:value-type="float">
            <text:p>138415.589086801</text:p>
          </table:table-cell>
          <table:table-cell table:style-name="Default" office:value-type="float" office:value="4211.29641534226" calcext:value-type="float">
            <text:p>4211.29641534226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INVERSION</text:p>
          </table:table-cell>
          <table:table-cell table:number-columns-repeated="2"/>
          <table:table-cell table:style-name="Default" office:value-type="float" office:value="21247.1229496102" calcext:value-type="float">
            <text:p>21247.1229496102</text:p>
          </table:table-cell>
          <table:table-cell table:style-name="Default" office:value-type="float" office:value="331373.279076168" calcext:value-type="float">
            <text:p>331373.279076168</text:p>
          </table:table-cell>
          <table:table-cell table:style-name="Default" office:value-type="float" office:value="322495.953317246" calcext:value-type="float">
            <text:p>322495.953317246</text:p>
          </table:table-cell>
          <table:table-cell table:style-name="Default" office:value-type="float" office:value="16653.4849793302" calcext:value-type="float">
            <text:p>16653.4849793302</text:p>
          </table:table-cell>
          <table:table-cell table:style-name="Default" office:value-type="float" office:value="143289.967191448" calcext:value-type="float">
            <text:p>143289.967191448</text:p>
          </table:table-cell>
          <table:table-cell table:style-name="Default" office:value-type="float" office:value="705033.412697334" calcext:value-type="float">
            <text:p>705033.412697334</text:p>
          </table:table-cell>
          <table:table-cell table:style-name="Default" office:value-type="float" office:value="1679708.04937167" calcext:value-type="float">
            <text:p>1679708.04937167</text:p>
          </table:table-cell>
          <table:table-cell table:style-name="Default" office:value-type="float" office:value="161401.38834256" calcext:value-type="float">
            <text:p>161401.38834256</text:p>
          </table:table-cell>
          <table:table-cell table:style-name="Default" office:value-type="float" office:value="168192.19801225" calcext:value-type="float">
            <text:p>168192.19801225</text:p>
          </table:table-cell>
          <table:table-cell table:style-name="Default" office:value-type="float" office:value="382598.191300248" calcext:value-type="float">
            <text:p>382598.191300248</text:p>
          </table:table-cell>
          <table:table-cell table:style-name="Default" office:value-type="float" office:value="565128.708608614" calcext:value-type="float">
            <text:p>565128.708608614</text:p>
          </table:table-cell>
          <table:table-cell table:style-name="Default" office:value-type="float" office:value="856769.868078138" calcext:value-type="float">
            <text:p>856769.868078138</text:p>
          </table:table-cell>
          <table:table-cell table:style-name="Default" office:value-type="float" office:value="582472.191575042" calcext:value-type="float">
            <text:p>582472.191575042</text:p>
          </table:table-cell>
          <table:table-cell table:style-name="Default" office:value-type="float" office:value="450007.699400172" calcext:value-type="float">
            <text:p>450007.699400172</text:p>
          </table:table-cell>
          <table:table-cell table:style-name="Default" office:value-type="float" office:value="1388273.92140252" calcext:value-type="float">
            <text:p>1388273.92140252</text:p>
          </table:table-cell>
          <table:table-cell table:style-name="Default" office:value-type="float" office:value="152568.741510029" calcext:value-type="float">
            <text:p>152568.741510029</text:p>
          </table:table-cell>
          <table:table-cell table:style-name="Default" office:value-type="float" office:value="882401.069704229" calcext:value-type="float">
            <text:p>882401.069704229</text:p>
          </table:table-cell>
          <table:table-cell table:style-name="Default" office:value-type="float" office:value="22249.3245795989" calcext:value-type="float">
            <text:p>22249.3245795989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X INVERSION</text:p>
          </table:table-cell>
          <table:table-cell table:number-columns-repeated="2"/>
          <table:table-cell table:style-name="Default" office:value-type="float" office:value="3484.87118701381" calcext:value-type="float">
            <text:p>3484.87118701381</text:p>
          </table:table-cell>
          <table:table-cell table:style-name="Default" office:value-type="float" office:value="116330.471069563" calcext:value-type="float">
            <text:p>116330.471069563</text:p>
          </table:table-cell>
          <table:table-cell table:style-name="Default" office:value-type="float" office:value="28867.7538764203" calcext:value-type="float">
            <text:p>28867.7538764203</text:p>
          </table:table-cell>
          <table:table-cell table:style-name="Default" office:value-type="float" office:value="3377.10302274847" calcext:value-type="float">
            <text:p>3377.10302274847</text:p>
          </table:table-cell>
          <table:table-cell table:style-name="Default" office:value-type="float" office:value="44528.3283988324" calcext:value-type="float">
            <text:p>44528.3283988324</text:p>
          </table:table-cell>
          <table:table-cell table:style-name="Default" office:value-type="float" office:value="161390.399263312" calcext:value-type="float">
            <text:p>161390.399263312</text:p>
          </table:table-cell>
          <table:table-cell table:style-name="Default" office:value-type="float" office:value="384701.963756165" calcext:value-type="float">
            <text:p>384701.963756165</text:p>
          </table:table-cell>
          <table:table-cell table:style-name="Default" office:value-type="float" office:value="33104.4767043287" calcext:value-type="float">
            <text:p>33104.4767043287</text:p>
          </table:table-cell>
          <table:table-cell table:style-name="Default" office:value-type="float" office:value="34395.6467963196" calcext:value-type="float">
            <text:p>34395.6467963196</text:p>
          </table:table-cell>
          <table:table-cell table:style-name="Default" office:value-type="float" office:value="72033.6775911803" calcext:value-type="float">
            <text:p>72033.6775911803</text:p>
          </table:table-cell>
          <table:table-cell table:style-name="Default" office:value-type="float" office:value="159155.184298414" calcext:value-type="float">
            <text:p>159155.184298414</text:p>
          </table:table-cell>
          <table:table-cell table:style-name="Default" office:value-type="float" office:value="91978.6996287377" calcext:value-type="float">
            <text:p>91978.6996287377</text:p>
          </table:table-cell>
          <table:table-cell table:style-name="Default" office:value-type="float" office:value="61917.5066557076" calcext:value-type="float">
            <text:p>61917.5066557076</text:p>
          </table:table-cell>
          <table:table-cell table:style-name="Default" office:value-type="float" office:value="73001.9170474464" calcext:value-type="float">
            <text:p>73001.9170474464</text:p>
          </table:table-cell>
          <table:table-cell table:style-name="Default" office:value-type="float" office:value="321597.454348353" calcext:value-type="float">
            <text:p>321597.454348353</text:p>
          </table:table-cell>
          <table:table-cell table:style-name="Default" office:value-type="float" office:value="39998.4455736993" calcext:value-type="float">
            <text:p>39998.4455736993</text:p>
          </table:table-cell>
          <table:table-cell table:style-name="Default" office:value-type="float" office:value="171148.250170592" calcext:value-type="float">
            <text:p>171148.250170592</text:p>
          </table:table-cell>
          <table:table-cell table:style-name="Default" office:value-type="float" office:value="4674.41194015645" calcext:value-type="float">
            <text:p>4674.41194015645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3" office:value-type="string" calcext:value-type="string">
            <text:p>LOX INVERSION</text:p>
          </table:table-cell>
          <table:table-cell table:number-columns-repeated="2"/>
          <table:table-cell table:style-name="Default" office:value-type="float" office:value="2976.21248609623" calcext:value-type="float">
            <text:p>2976.21248609623</text:p>
          </table:table-cell>
          <table:table-cell table:style-name="Default" office:value-type="float" office:value="59371.8360410522" calcext:value-type="float">
            <text:p>59371.8360410522</text:p>
          </table:table-cell>
          <table:table-cell table:style-name="Default" office:value-type="float" office:value="17194.3712960969" calcext:value-type="float">
            <text:p>17194.3712960969</text:p>
          </table:table-cell>
          <table:table-cell table:style-name="Default" office:value-type="float" office:value="2612.78367393694" calcext:value-type="float">
            <text:p>2612.78367393694</text:p>
          </table:table-cell>
          <table:table-cell table:style-name="Default" office:value-type="float" office:value="42276.7087737104" calcext:value-type="float">
            <text:p>42276.7087737104</text:p>
          </table:table-cell>
          <table:table-cell table:style-name="Default" office:value-type="float" office:value="146008.363016277" calcext:value-type="float">
            <text:p>146008.363016277</text:p>
          </table:table-cell>
          <table:table-cell table:style-name="Default" office:value-type="float" office:value="254205.079358989" calcext:value-type="float">
            <text:p>254205.079358989</text:p>
          </table:table-cell>
          <table:table-cell table:style-name="Default" office:value-type="float" office:value="31553.9017811828" calcext:value-type="float">
            <text:p>31553.9017811828</text:p>
          </table:table-cell>
          <table:table-cell table:style-name="Default" office:value-type="float" office:value="31699.6739873851" calcext:value-type="float">
            <text:p>31699.6739873851</text:p>
          </table:table-cell>
          <table:table-cell table:style-name="Default" office:value-type="float" office:value="47670.117242023" calcext:value-type="float">
            <text:p>47670.117242023</text:p>
          </table:table-cell>
          <table:table-cell table:style-name="Default" office:value-type="float" office:value="85716.280506686" calcext:value-type="float">
            <text:p>85716.280506686</text:p>
          </table:table-cell>
          <table:table-cell table:style-name="Default" office:value-type="float" office:value="87102.8132401785" calcext:value-type="float">
            <text:p>87102.8132401785</text:p>
          </table:table-cell>
          <table:table-cell table:style-name="Default" office:value-type="float" office:value="55071.303942379" calcext:value-type="float">
            <text:p>55071.303942379</text:p>
          </table:table-cell>
          <table:table-cell table:style-name="Default" office:value-type="float" office:value="53536.1072131513" calcext:value-type="float">
            <text:p>53536.1072131513</text:p>
          </table:table-cell>
          <table:table-cell table:style-name="Default" office:value-type="float" office:value="181094.171577486" calcext:value-type="float">
            <text:p>181094.171577486</text:p>
          </table:table-cell>
          <table:table-cell table:style-name="Default" office:value-type="float" office:value="22090.9869625825" calcext:value-type="float">
            <text:p>22090.9869625825</text:p>
          </table:table-cell>
          <table:table-cell table:style-name="Default" office:value-type="float" office:value="133214.310259073" calcext:value-type="float">
            <text:p>133214.310259073</text:p>
          </table:table-cell>
          <table:table-cell table:style-name="Default" office:value-type="float" office:value="4233.05212176136" calcext:value-type="float">
            <text:p>4233.05212176136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3" office:value-type="string" calcext:value-type="string">
            <text:p>PBX INVERSION</text:p>
          </table:table-cell>
          <table:table-cell table:number-columns-repeated="2"/>
          <table:table-cell table:style-name="Default" office:value-type="float" office:value="8629.1325465991" calcext:value-type="float">
            <text:p>8629.1325465991</text:p>
          </table:table-cell>
          <table:table-cell table:style-name="Default" office:value-type="float" office:value="182404.405811744" calcext:value-type="float">
            <text:p>182404.405811744</text:p>
          </table:table-cell>
          <table:table-cell table:style-name="Default" office:value-type="float" office:value="120731.53412428" calcext:value-type="float">
            <text:p>120731.53412428</text:p>
          </table:table-cell>
          <table:table-cell table:style-name="Default" office:value-type="float" office:value="6941.09894841767" calcext:value-type="float">
            <text:p>6941.09894841767</text:p>
          </table:table-cell>
          <table:table-cell table:style-name="Default" office:value-type="float" office:value="67026.129271602" calcext:value-type="float">
            <text:p>67026.129271602</text:p>
          </table:table-cell>
          <table:table-cell table:style-name="Default" office:value-type="float" office:value="290162.56634029" calcext:value-type="float">
            <text:p>290162.56634029</text:p>
          </table:table-cell>
          <table:table-cell table:style-name="Default" office:value-type="float" office:value="850582.536774315" calcext:value-type="float">
            <text:p>850582.536774315</text:p>
          </table:table-cell>
          <table:table-cell table:style-name="Default" office:value-type="float" office:value="51738.3301531519" calcext:value-type="float">
            <text:p>51738.3301531519</text:p>
          </table:table-cell>
          <table:table-cell table:style-name="Default" office:value-type="float" office:value="56526.3111463023" calcext:value-type="float">
            <text:p>56526.3111463023</text:p>
          </table:table-cell>
          <table:table-cell table:style-name="Default" office:value-type="float" office:value="180365.389605134" calcext:value-type="float">
            <text:p>180365.389605134</text:p>
          </table:table-cell>
          <table:table-cell table:style-name="Default" office:value-type="float" office:value="290084.543858341" calcext:value-type="float">
            <text:p>290084.543858341</text:p>
          </table:table-cell>
          <table:table-cell table:style-name="Default" office:value-type="float" office:value="225046.605734045" calcext:value-type="float">
            <text:p>225046.605734045</text:p>
          </table:table-cell>
          <table:table-cell table:style-name="Default" office:value-type="float" office:value="145812.357872299" calcext:value-type="float">
            <text:p>145812.357872299</text:p>
          </table:table-cell>
          <table:table-cell table:style-name="Default" office:value-type="float" office:value="166050.081523862" calcext:value-type="float">
            <text:p>166050.081523862</text:p>
          </table:table-cell>
          <table:table-cell table:style-name="Default" office:value-type="float" office:value="729948.508125579" calcext:value-type="float">
            <text:p>729948.508125579</text:p>
          </table:table-cell>
          <table:table-cell table:style-name="Default" office:value-type="float" office:value="83979.356826793" calcext:value-type="float">
            <text:p>83979.356826793</text:p>
          </table:table-cell>
          <table:table-cell table:style-name="Default" office:value-type="float" office:value="362264.777487546" calcext:value-type="float">
            <text:p>362264.777487546</text:p>
          </table:table-cell>
          <table:table-cell table:style-name="Default" office:value-type="float" office:value="8302.37329049822" calcext:value-type="float">
            <text:p>8302.37329049822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PMX INVERSION</text:p>
          </table:table-cell>
          <table:table-cell table:number-columns-repeated="2"/>
          <table:table-cell table:style-name="Default" office:value-type="float" office:value="3042.0725932804" calcext:value-type="float">
            <text:p>3042.0725932804</text:p>
          </table:table-cell>
          <table:table-cell table:style-name="Default" office:value-type="float" office:value="66389.9536700516" calcext:value-type="float">
            <text:p>66389.9536700516</text:p>
          </table:table-cell>
          <table:table-cell table:style-name="Default" office:value-type="float" office:value="20266.9867958319" calcext:value-type="float">
            <text:p>20266.9867958319</text:p>
          </table:table-cell>
          <table:table-cell table:style-name="Default" office:value-type="float" office:value="2753.33416757634" calcext:value-type="float">
            <text:p>2753.33416757634</text:p>
          </table:table-cell>
          <table:table-cell table:style-name="Default" office:value-type="float" office:value="42946.4928019471" calcext:value-type="float">
            <text:p>42946.4928019471</text:p>
          </table:table-cell>
          <table:table-cell table:style-name="Default" office:value-type="float" office:value="149591.428760613" calcext:value-type="float">
            <text:p>149591.428760613</text:p>
          </table:table-cell>
          <table:table-cell table:style-name="Default" office:value-type="float" office:value="254803.108237898" calcext:value-type="float">
            <text:p>254803.108237898</text:p>
          </table:table-cell>
          <table:table-cell table:style-name="Default" office:value-type="float" office:value="32890.3333176688" calcext:value-type="float">
            <text:p>32890.3333176688</text:p>
          </table:table-cell>
          <table:table-cell table:style-name="Default" office:value-type="float" office:value="32874.0488534566" calcext:value-type="float">
            <text:p>32874.0488534566</text:p>
          </table:table-cell>
          <table:table-cell table:style-name="Default" office:value-type="float" office:value="51273.424565649" calcext:value-type="float">
            <text:p>51273.424565649</text:p>
          </table:table-cell>
          <table:table-cell table:style-name="Default" office:value-type="float" office:value="92951.2491441437" calcext:value-type="float">
            <text:p>92951.2491441437</text:p>
          </table:table-cell>
          <table:table-cell table:style-name="Default" office:value-type="float" office:value="87395.3851944128" calcext:value-type="float">
            <text:p>87395.3851944128</text:p>
          </table:table-cell>
          <table:table-cell table:style-name="Default" office:value-type="float" office:value="57758.959180217" calcext:value-type="float">
            <text:p>57758.959180217</text:p>
          </table:table-cell>
          <table:table-cell table:style-name="Default" office:value-type="float" office:value="55148.4072700286" calcext:value-type="float">
            <text:p>55148.4072700286</text:p>
          </table:table-cell>
          <table:table-cell table:style-name="Default" office:value-type="float" office:value="191646.617700258" calcext:value-type="float">
            <text:p>191646.617700258</text:p>
          </table:table-cell>
          <table:table-cell table:style-name="Default" office:value-type="float" office:value="22529.7688443996" calcext:value-type="float">
            <text:p>22529.7688443996</text:p>
          </table:table-cell>
          <table:table-cell table:style-name="Default" office:value-type="float" office:value="137149.106812601" calcext:value-type="float">
            <text:p>137149.106812601</text:p>
          </table:table-cell>
          <table:table-cell table:style-name="Default" office:value-type="float" office:value="4354.64824256708" calcext:value-type="float">
            <text:p>4354.64824256708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CX INVERSION</text:p>
          </table:table-cell>
          <table:table-cell table:number-columns-repeated="2"/>
          <table:table-cell table:style-name="Default" office:value-type="float" office:value="3185.97034729615" calcext:value-type="float">
            <text:p>3185.97034729615</text:p>
          </table:table-cell>
          <table:table-cell table:style-name="Default" office:value-type="float" office:value="74042.6456779481" calcext:value-type="float">
            <text:p>74042.6456779481</text:p>
          </table:table-cell>
          <table:table-cell table:style-name="Default" office:value-type="float" office:value="26255.5628078343" calcext:value-type="float">
            <text:p>26255.5628078343</text:p>
          </table:table-cell>
          <table:table-cell table:style-name="Default" office:value-type="float" office:value="2837.52433881279" calcext:value-type="float">
            <text:p>2837.52433881279</text:p>
          </table:table-cell>
          <table:table-cell table:style-name="Default" office:value-type="float" office:value="43941.4565764193" calcext:value-type="float">
            <text:p>43941.4565764193</text:p>
          </table:table-cell>
          <table:table-cell table:style-name="Default" office:value-type="float" office:value="152206.434207179" calcext:value-type="float">
            <text:p>152206.434207179</text:p>
          </table:table-cell>
          <table:table-cell table:style-name="Default" office:value-type="float" office:value="296419.482659341" calcext:value-type="float">
            <text:p>296419.482659341</text:p>
          </table:table-cell>
          <table:table-cell table:style-name="Default" office:value-type="float" office:value="32713.6864213189" calcext:value-type="float">
            <text:p>32713.6864213189</text:p>
          </table:table-cell>
          <table:table-cell table:style-name="Default" office:value-type="float" office:value="33011.7995314891" calcext:value-type="float">
            <text:p>33011.7995314891</text:p>
          </table:table-cell>
          <table:table-cell table:style-name="Default" office:value-type="float" office:value="55768.8260803728" calcext:value-type="float">
            <text:p>55768.8260803728</text:p>
          </table:table-cell>
          <table:table-cell table:style-name="Default" office:value-type="float" office:value="116399.015053466" calcext:value-type="float">
            <text:p>116399.015053466</text:p>
          </table:table-cell>
          <table:table-cell table:style-name="Default" office:value-type="float" office:value="85822.1705540714" calcext:value-type="float">
            <text:p>85822.1705540714</text:p>
          </table:table-cell>
          <table:table-cell table:style-name="Default" office:value-type="float" office:value="58304.0338968954" calcext:value-type="float">
            <text:p>58304.0338968954</text:p>
          </table:table-cell>
          <table:table-cell table:style-name="Default" office:value-type="float" office:value="58858.9726451204" calcext:value-type="float">
            <text:p>58858.9726451204</text:p>
          </table:table-cell>
          <table:table-cell table:style-name="Default" office:value-type="float" office:value="232337.665215519" calcext:value-type="float">
            <text:p>232337.665215519</text:p>
          </table:table-cell>
          <table:table-cell table:style-name="Default" office:value-type="float" office:value="27256.3250371192" calcext:value-type="float">
            <text:p>27256.3250371192</text:p>
          </table:table-cell>
          <table:table-cell table:style-name="Default" office:value-type="float" office:value="139552.512879894" calcext:value-type="float">
            <text:p>139552.512879894</text:p>
          </table:table-cell>
          <table:table-cell table:style-name="Default" office:value-type="float" office:value="4337.45419086723" calcext:value-type="float">
            <text:p>4337.45419086723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MX INSERTION</text:p>
          </table:table-cell>
          <table:table-cell table:number-columns-repeated="2"/>
          <table:table-cell table:style-name="Default" office:value-type="float" office:value="6634.76634925424" calcext:value-type="float">
            <text:p>6634.76634925424</text:p>
          </table:table-cell>
          <table:table-cell table:style-name="Default" office:value-type="float" office:value="128368.312626075" calcext:value-type="float">
            <text:p>128368.312626075</text:p>
          </table:table-cell>
          <table:table-cell table:style-name="Default" office:value-type="float" office:value="87927.5851852414" calcext:value-type="float">
            <text:p>87927.5851852414</text:p>
          </table:table-cell>
          <table:table-cell table:style-name="Default" office:value-type="float" office:value="5456.83981483086" calcext:value-type="float">
            <text:p>5456.83981483086</text:p>
          </table:table-cell>
          <table:table-cell table:style-name="Default" office:value-type="float" office:value="61016.6801566364" calcext:value-type="float">
            <text:p>61016.6801566364</text:p>
          </table:table-cell>
          <table:table-cell table:style-name="Default" office:value-type="float" office:value="248584.227996175" calcext:value-type="float">
            <text:p>248584.227996175</text:p>
          </table:table-cell>
          <table:table-cell table:style-name="Default" office:value-type="float" office:value="567481.887688925" calcext:value-type="float">
            <text:p>567481.887688925</text:p>
          </table:table-cell>
          <table:table-cell table:style-name="Default" office:value-type="float" office:value="53887.1851856395" calcext:value-type="float">
            <text:p>53887.1851856395</text:p>
          </table:table-cell>
          <table:table-cell table:style-name="Default" office:value-type="float" office:value="57558.224107485" calcext:value-type="float">
            <text:p>57558.224107485</text:p>
          </table:table-cell>
          <table:table-cell table:style-name="Default" office:value-type="float" office:value="125910.150477507" calcext:value-type="float">
            <text:p>125910.150477507</text:p>
          </table:table-cell>
          <table:table-cell table:style-name="Default" office:value-type="float" office:value="204440.700085277" calcext:value-type="float">
            <text:p>204440.700085277</text:p>
          </table:table-cell>
          <table:table-cell table:style-name="Default" office:value-type="float" office:value="227896.118135015" calcext:value-type="float">
            <text:p>227896.118135015</text:p>
          </table:table-cell>
          <table:table-cell table:style-name="Default" office:value-type="float" office:value="167394.044361827" calcext:value-type="float">
            <text:p>167394.044361827</text:p>
          </table:table-cell>
          <table:table-cell table:style-name="Default" office:value-type="float" office:value="142329.353651374" calcext:value-type="float">
            <text:p>142329.353651374</text:p>
          </table:table-cell>
          <table:table-cell table:style-name="Default" office:value-type="float" office:value="477715.115259148" calcext:value-type="float">
            <text:p>477715.115259148</text:p>
          </table:table-cell>
          <table:table-cell table:style-name="Default" office:value-type="float" office:value="52359.0425673251" calcext:value-type="float">
            <text:p>52359.0425673251</text:p>
          </table:table-cell>
          <table:table-cell table:style-name="Default" office:value-type="float" office:value="256719.239691129" calcext:value-type="float">
            <text:p>256719.239691129</text:p>
          </table:table-cell>
          <table:table-cell table:style-name="Default" office:value-type="float" office:value="7410.10024434781" calcext:value-type="float">
            <text:p>7410.10024434781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BX INSERTION</text:p>
          </table:table-cell>
          <table:table-cell table:number-columns-repeated="2"/>
          <table:table-cell table:style-name="Default" office:value-type="float" office:value="21457.0427866081" calcext:value-type="float">
            <text:p>21457.0427866081</text:p>
          </table:table-cell>
          <table:table-cell table:style-name="Default" office:value-type="float" office:value="329144.32089808" calcext:value-type="float">
            <text:p>329144.32089808</text:p>
          </table:table-cell>
          <table:table-cell table:style-name="Default" office:value-type="float" office:value="316335.805428046" calcext:value-type="float">
            <text:p>316335.805428046</text:p>
          </table:table-cell>
          <table:table-cell table:style-name="Default" office:value-type="float" office:value="16736.8367758906" calcext:value-type="float">
            <text:p>16736.8367758906</text:p>
          </table:table-cell>
          <table:table-cell table:style-name="Default" office:value-type="float" office:value="140165.357067676" calcext:value-type="float">
            <text:p>140165.357067676</text:p>
          </table:table-cell>
          <table:table-cell table:style-name="Default" office:value-type="float" office:value="708571.130871174" calcext:value-type="float">
            <text:p>708571.130871174</text:p>
          </table:table-cell>
          <table:table-cell table:style-name="Default" office:value-type="float" office:value="1653915.40397856" calcext:value-type="float">
            <text:p>1653915.40397856</text:p>
          </table:table-cell>
          <table:table-cell table:style-name="Default" office:value-type="float" office:value="163456.349134405" calcext:value-type="float">
            <text:p>163456.349134405</text:p>
          </table:table-cell>
          <table:table-cell table:style-name="Default" office:value-type="float" office:value="165381.460125997" calcext:value-type="float">
            <text:p>165381.460125997</text:p>
          </table:table-cell>
          <table:table-cell table:style-name="Default" office:value-type="float" office:value="394149.461939952" calcext:value-type="float">
            <text:p>394149.461939952</text:p>
          </table:table-cell>
          <table:table-cell table:style-name="Default" office:value-type="float" office:value="571633.844418515" calcext:value-type="float">
            <text:p>571633.844418515</text:p>
          </table:table-cell>
          <table:table-cell table:style-name="Default" office:value-type="float" office:value="873569.606728584" calcext:value-type="float">
            <text:p>873569.606728584</text:p>
          </table:table-cell>
          <table:table-cell table:style-name="Default" office:value-type="float" office:value="569027.918348699" calcext:value-type="float">
            <text:p>569027.918348699</text:p>
          </table:table-cell>
          <table:table-cell table:style-name="Default" office:value-type="float" office:value="454018.827142726" calcext:value-type="float">
            <text:p>454018.827142726</text:p>
          </table:table-cell>
          <table:table-cell table:style-name="Default" office:value-type="float" office:value="1371473.64825483" calcext:value-type="float">
            <text:p>1371473.64825483</text:p>
          </table:table-cell>
          <table:table-cell table:style-name="Default" office:value-type="float" office:value="153639.628291477" calcext:value-type="float">
            <text:p>153639.628291477</text:p>
          </table:table-cell>
          <table:table-cell table:style-name="Default" office:value-type="float" office:value="874629.884242582" calcext:value-type="float">
            <text:p>874629.884242582</text:p>
          </table:table-cell>
          <table:table-cell table:style-name="Default" office:value-type="float" office:value="22669.8910482231" calcext:value-type="float">
            <text:p>22669.8910482231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X INSERTION</text:p>
          </table:table-cell>
          <table:table-cell table:number-columns-repeated="2"/>
          <table:table-cell table:style-name="Default" office:value-type="float" office:value="3735.66094550263" calcext:value-type="float">
            <text:p>3735.66094550263</text:p>
          </table:table-cell>
          <table:table-cell table:style-name="Default" office:value-type="float" office:value="109870.727238952" calcext:value-type="float">
            <text:p>109870.727238952</text:p>
          </table:table-cell>
          <table:table-cell table:style-name="Default" office:value-type="float" office:value="30911.1760083572" calcext:value-type="float">
            <text:p>30911.1760083572</text:p>
          </table:table-cell>
          <table:table-cell table:style-name="Default" office:value-type="float" office:value="3495.02709418457" calcext:value-type="float">
            <text:p>3495.02709418457</text:p>
          </table:table-cell>
          <table:table-cell table:style-name="Default" office:value-type="float" office:value="46298.1255030943" calcext:value-type="float">
            <text:p>46298.1255030943</text:p>
          </table:table-cell>
          <table:table-cell table:style-name="Default" office:value-type="float" office:value="168346.562538275" calcext:value-type="float">
            <text:p>168346.562538275</text:p>
          </table:table-cell>
          <table:table-cell table:style-name="Default" office:value-type="float" office:value="396767.133127302" calcext:value-type="float">
            <text:p>396767.133127302</text:p>
          </table:table-cell>
          <table:table-cell table:style-name="Default" office:value-type="float" office:value="33945.7261384558" calcext:value-type="float">
            <text:p>33945.7261384558</text:p>
          </table:table-cell>
          <table:table-cell table:style-name="Default" office:value-type="float" office:value="33683.8895393827" calcext:value-type="float">
            <text:p>33683.8895393827</text:p>
          </table:table-cell>
          <table:table-cell table:style-name="Default" office:value-type="float" office:value="67528.7618229187" calcext:value-type="float">
            <text:p>67528.7618229187</text:p>
          </table:table-cell>
          <table:table-cell table:style-name="Default" office:value-type="float" office:value="153957.764808591" calcext:value-type="float">
            <text:p>153957.764808591</text:p>
          </table:table-cell>
          <table:table-cell table:style-name="Default" office:value-type="float" office:value="92618.6214549233" calcext:value-type="float">
            <text:p>92618.6214549233</text:p>
          </table:table-cell>
          <table:table-cell table:style-name="Default" office:value-type="float" office:value="60464.276266399" calcext:value-type="float">
            <text:p>60464.276266399</text:p>
          </table:table-cell>
          <table:table-cell table:style-name="Default" office:value-type="float" office:value="77875.8774983994" calcext:value-type="float">
            <text:p>77875.8774983994</text:p>
          </table:table-cell>
          <table:table-cell table:style-name="Default" office:value-type="float" office:value="310959.844394188" calcext:value-type="float">
            <text:p>310959.844394188</text:p>
          </table:table-cell>
          <table:table-cell table:style-name="Default" office:value-type="float" office:value="35805.3813077632" calcext:value-type="float">
            <text:p>35805.3813077632</text:p>
          </table:table-cell>
          <table:table-cell table:style-name="Default" office:value-type="float" office:value="158384.236486914" calcext:value-type="float">
            <text:p>158384.236486914</text:p>
          </table:table-cell>
          <table:table-cell table:style-name="Default" office:value-type="float" office:value="4714.53609334211" calcext:value-type="float">
            <text:p>4714.53609334211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3" office:value-type="string" calcext:value-type="string">
            <text:p>LOX INSERTION</text:p>
          </table:table-cell>
          <table:table-cell table:number-columns-repeated="2"/>
          <table:table-cell table:style-name="Default" office:value-type="float" office:value="5275.75421533774" calcext:value-type="float">
            <text:p>5275.75421533774</text:p>
          </table:table-cell>
          <table:table-cell table:style-name="Default" office:value-type="float" office:value="106537.109203862" calcext:value-type="float">
            <text:p>106537.109203862</text:p>
          </table:table-cell>
          <table:table-cell table:style-name="Default" office:value-type="float" office:value="64888.0087451502" calcext:value-type="float">
            <text:p>64888.0087451502</text:p>
          </table:table-cell>
          <table:table-cell table:style-name="Default" office:value-type="float" office:value="4356.22804227596" calcext:value-type="float">
            <text:p>4356.22804227596</text:p>
          </table:table-cell>
          <table:table-cell table:style-name="Default" office:value-type="float" office:value="57357.4617417658" calcext:value-type="float">
            <text:p>57357.4617417658</text:p>
          </table:table-cell>
          <table:table-cell table:style-name="Default" office:value-type="float" office:value="204274.122599708" calcext:value-type="float">
            <text:p>204274.122599708</text:p>
          </table:table-cell>
          <table:table-cell table:style-name="Default" office:value-type="float" office:value="457523.995312411" calcext:value-type="float">
            <text:p>457523.995312411</text:p>
          </table:table-cell>
          <table:table-cell table:style-name="Default" office:value-type="float" office:value="46416.248272445" calcext:value-type="float">
            <text:p>46416.248272445</text:p>
          </table:table-cell>
          <table:table-cell table:style-name="Default" office:value-type="float" office:value="49311.1073332439" calcext:value-type="float">
            <text:p>49311.1073332439</text:p>
          </table:table-cell>
          <table:table-cell table:style-name="Default" office:value-type="float" office:value="98805.3210896396" calcext:value-type="float">
            <text:p>98805.3210896396</text:p>
          </table:table-cell>
          <table:table-cell table:style-name="Default" office:value-type="float" office:value="164443.367805864" calcext:value-type="float">
            <text:p>164443.367805864</text:p>
          </table:table-cell>
          <table:table-cell table:style-name="Default" office:value-type="float" office:value="163135.681788903" calcext:value-type="float">
            <text:p>163135.681788903</text:p>
          </table:table-cell>
          <table:table-cell table:style-name="Default" office:value-type="float" office:value="135452.440374972" calcext:value-type="float">
            <text:p>135452.440374972</text:p>
          </table:table-cell>
          <table:table-cell table:style-name="Default" office:value-type="float" office:value="98388.9342835717" calcext:value-type="float">
            <text:p>98388.9342835717</text:p>
          </table:table-cell>
          <table:table-cell table:style-name="Default" office:value-type="float" office:value="381727.617884349" calcext:value-type="float">
            <text:p>381727.617884349</text:p>
          </table:table-cell>
          <table:table-cell table:style-name="Default" office:value-type="float" office:value="42565.3977274923" calcext:value-type="float">
            <text:p>42565.3977274923</text:p>
          </table:table-cell>
          <table:table-cell table:style-name="Default" office:value-type="float" office:value="225529.195030008" calcext:value-type="float">
            <text:p>225529.195030008</text:p>
          </table:table-cell>
          <table:table-cell table:style-name="Default" office:value-type="float" office:value="6335.83509315197" calcext:value-type="float">
            <text:p>6335.83509315197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3" office:value-type="string" calcext:value-type="string">
            <text:p>PBX INSERTION</text:p>
          </table:table-cell>
          <table:table-cell table:number-columns-repeated="2"/>
          <table:table-cell table:style-name="Default" office:value-type="float" office:value="7114.49680574188" calcext:value-type="float">
            <text:p>7114.49680574188</text:p>
          </table:table-cell>
          <table:table-cell table:style-name="Default" office:value-type="float" office:value="165573.904057261" calcext:value-type="float">
            <text:p>165573.904057261</text:p>
          </table:table-cell>
          <table:table-cell table:style-name="Default" office:value-type="float" office:value="121668.66369919" calcext:value-type="float">
            <text:p>121668.66369919</text:p>
          </table:table-cell>
          <table:table-cell table:style-name="Default" office:value-type="float" office:value="5248.12002155675" calcext:value-type="float">
            <text:p>5248.12002155675</text:p>
          </table:table-cell>
          <table:table-cell table:style-name="Default" office:value-type="float" office:value="58316.4862212449" calcext:value-type="float">
            <text:p>58316.4862212449</text:p>
          </table:table-cell>
          <table:table-cell table:style-name="Default" office:value-type="float" office:value="236696.761300851" calcext:value-type="float">
            <text:p>236696.761300851</text:p>
          </table:table-cell>
          <table:table-cell table:style-name="Default" office:value-type="float" office:value="740015.185262539" calcext:value-type="float">
            <text:p>740015.185262539</text:p>
          </table:table-cell>
          <table:table-cell table:style-name="Default" office:value-type="float" office:value="54914.0808738815" calcext:value-type="float">
            <text:p>54914.0808738815</text:p>
          </table:table-cell>
          <table:table-cell table:style-name="Default" office:value-type="float" office:value="52128.3814224418" calcext:value-type="float">
            <text:p>52128.3814224418</text:p>
          </table:table-cell>
          <table:table-cell table:style-name="Default" office:value-type="float" office:value="149610.186303006" calcext:value-type="float">
            <text:p>149610.186303006</text:p>
          </table:table-cell>
          <table:table-cell table:style-name="Default" office:value-type="float" office:value="268611.650698309" calcext:value-type="float">
            <text:p>268611.650698309</text:p>
          </table:table-cell>
          <table:table-cell table:style-name="Default" office:value-type="float" office:value="236474.772042047" calcext:value-type="float">
            <text:p>236474.772042047</text:p>
          </table:table-cell>
          <table:table-cell table:style-name="Default" office:value-type="float" office:value="144902.286425527" calcext:value-type="float">
            <text:p>144902.286425527</text:p>
          </table:table-cell>
          <table:table-cell table:style-name="Default" office:value-type="float" office:value="158192.042302077" calcext:value-type="float">
            <text:p>158192.042302077</text:p>
          </table:table-cell>
          <table:table-cell table:style-name="Default" office:value-type="float" office:value="650485.443981786" calcext:value-type="float">
            <text:p>650485.443981786</text:p>
          </table:table-cell>
          <table:table-cell table:style-name="Default" office:value-type="float" office:value="66923.3583159164" calcext:value-type="float">
            <text:p>66923.3583159164</text:p>
          </table:table-cell>
          <table:table-cell table:style-name="Default" office:value-type="float" office:value="292953.40861634" calcext:value-type="float">
            <text:p>292953.40861634</text:p>
          </table:table-cell>
          <table:table-cell table:style-name="Default" office:value-type="float" office:value="7892.06810722428" calcext:value-type="float">
            <text:p>7892.06810722428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PMX INSERTION</text:p>
          </table:table-cell>
          <table:table-cell table:number-columns-repeated="2"/>
          <table:table-cell table:style-name="Default" office:value-type="float" office:value="5584.31402739613" calcext:value-type="float">
            <text:p>5584.31402739613</text:p>
          </table:table-cell>
          <table:table-cell table:style-name="Default" office:value-type="float" office:value="117849.137019417" calcext:value-type="float">
            <text:p>117849.137019417</text:p>
          </table:table-cell>
          <table:table-cell table:style-name="Default" office:value-type="float" office:value="82930.8168416716" calcext:value-type="float">
            <text:p>82930.8168416716</text:p>
          </table:table-cell>
          <table:table-cell table:style-name="Default" office:value-type="float" office:value="4664.97765978852" calcext:value-type="float">
            <text:p>4664.97765978852</text:p>
          </table:table-cell>
          <table:table-cell table:style-name="Default" office:value-type="float" office:value="56292.1391216231" calcext:value-type="float">
            <text:p>56292.1391216231</text:p>
          </table:table-cell>
          <table:table-cell table:style-name="Default" office:value-type="float" office:value="230365.873189506" calcext:value-type="float">
            <text:p>230365.873189506</text:p>
          </table:table-cell>
          <table:table-cell table:style-name="Default" office:value-type="float" office:value="516971.00894361" calcext:value-type="float">
            <text:p>516971.00894361</text:p>
          </table:table-cell>
          <table:table-cell table:style-name="Default" office:value-type="float" office:value="49904.6405964646" calcext:value-type="float">
            <text:p>49904.6405964646</text:p>
          </table:table-cell>
          <table:table-cell table:style-name="Default" office:value-type="float" office:value="49332.0123067119" calcext:value-type="float">
            <text:p>49332.0123067119</text:p>
          </table:table-cell>
          <table:table-cell table:style-name="Default" office:value-type="float" office:value="105401.19959868" calcext:value-type="float">
            <text:p>105401.19959868</text:p>
          </table:table-cell>
          <table:table-cell table:style-name="Default" office:value-type="float" office:value="181196.272740531" calcext:value-type="float">
            <text:p>181196.272740531</text:p>
          </table:table-cell>
          <table:table-cell table:style-name="Default" office:value-type="float" office:value="210656.791547658" calcext:value-type="float">
            <text:p>210656.791547658</text:p>
          </table:table-cell>
          <table:table-cell table:style-name="Default" office:value-type="float" office:value="168431.440559135" calcext:value-type="float">
            <text:p>168431.440559135</text:p>
          </table:table-cell>
          <table:table-cell table:style-name="Default" office:value-type="float" office:value="118747.998887494" calcext:value-type="float">
            <text:p>118747.998887494</text:p>
          </table:table-cell>
          <table:table-cell table:style-name="Default" office:value-type="float" office:value="423553.284288654" calcext:value-type="float">
            <text:p>423553.284288654</text:p>
          </table:table-cell>
          <table:table-cell table:style-name="Default" office:value-type="float" office:value="46693.244769863" calcext:value-type="float">
            <text:p>46693.244769863</text:p>
          </table:table-cell>
          <table:table-cell table:style-name="Default" office:value-type="float" office:value="242731.071635033" calcext:value-type="float">
            <text:p>242731.071635033</text:p>
          </table:table-cell>
          <table:table-cell table:style-name="Default" office:value-type="float" office:value="6847.13938674712" calcext:value-type="float">
            <text:p>6847.13938674712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CX INSERTION</text:p>
          </table:table-cell>
          <table:table-cell table:number-columns-repeated="2"/>
          <table:table-cell table:style-name="Default" office:value-type="float" office:value="5178.69936691069" calcext:value-type="float">
            <text:p>5178.69936691069</text:p>
          </table:table-cell>
          <table:table-cell table:style-name="Default" office:value-type="float" office:value="119193.840337659" calcext:value-type="float">
            <text:p>119193.840337659</text:p>
          </table:table-cell>
          <table:table-cell table:style-name="Default" office:value-type="float" office:value="79307.0971474396" calcext:value-type="float">
            <text:p>79307.0971474396</text:p>
          </table:table-cell>
          <table:table-cell table:style-name="Default" office:value-type="float" office:value="4492.65326504017" calcext:value-type="float">
            <text:p>4492.65326504017</text:p>
          </table:table-cell>
          <table:table-cell table:style-name="Default" office:value-type="float" office:value="56353.0966485842" calcext:value-type="float">
            <text:p>56353.0966485842</text:p>
          </table:table-cell>
          <table:table-cell table:style-name="Default" office:value-type="float" office:value="217245.174866652" calcext:value-type="float">
            <text:p>217245.174866652</text:p>
          </table:table-cell>
          <table:table-cell table:style-name="Default" office:value-type="float" office:value="556126.6061859" calcext:value-type="float">
            <text:p>556126.6061859</text:p>
          </table:table-cell>
          <table:table-cell table:style-name="Default" office:value-type="float" office:value="53769.184956011" calcext:value-type="float">
            <text:p>53769.184956011</text:p>
          </table:table-cell>
          <table:table-cell table:style-name="Default" office:value-type="float" office:value="52176.8980694468" calcext:value-type="float">
            <text:p>52176.8980694468</text:p>
          </table:table-cell>
          <table:table-cell table:style-name="Default" office:value-type="float" office:value="105248.82517275" calcext:value-type="float">
            <text:p>105248.82517275</text:p>
          </table:table-cell>
          <table:table-cell table:style-name="Default" office:value-type="float" office:value="196431.598002653" calcext:value-type="float">
            <text:p>196431.598002653</text:p>
          </table:table-cell>
          <table:table-cell table:style-name="Default" office:value-type="float" office:value="174285.484554827" calcext:value-type="float">
            <text:p>174285.484554827</text:p>
          </table:table-cell>
          <table:table-cell table:style-name="Default" office:value-type="float" office:value="120491.330800231" calcext:value-type="float">
            <text:p>120491.330800231</text:p>
          </table:table-cell>
          <table:table-cell table:style-name="Default" office:value-type="float" office:value="109724.540417575" calcext:value-type="float">
            <text:p>109724.540417575</text:p>
          </table:table-cell>
          <table:table-cell table:style-name="Default" office:value-type="float" office:value="447081.072672541" calcext:value-type="float">
            <text:p>447081.072672541</text:p>
          </table:table-cell>
          <table:table-cell table:style-name="Default" office:value-type="float" office:value="46848.8303829848" calcext:value-type="float">
            <text:p>46848.8303829848</text:p>
          </table:table-cell>
          <table:table-cell table:style-name="Default" office:value-type="float" office:value="204905.383655605" calcext:value-type="float">
            <text:p>204905.383655605</text:p>
          </table:table-cell>
          <table:table-cell table:style-name="Default" office:value-type="float" office:value="6249.08150399165" calcext:value-type="float">
            <text:p>6249.08150399165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<text:span text:style-name="T3">MX </text:span><text:span text:style-name="T4">DISPLACEMENT</text:span></text:p>
          </table:table-cell>
          <table:table-cell table:number-columns-repeated="2"/>
          <table:table-cell table:style-name="Default" office:value-type="float" office:value="4103.69283485802" calcext:value-type="float">
            <text:p>4103.69283485802</text:p>
          </table:table-cell>
          <table:table-cell table:style-name="Default" office:value-type="float" office:value="81612.8140913914" calcext:value-type="float">
            <text:p>81612.8140913914</text:p>
          </table:table-cell>
          <table:table-cell table:style-name="Default" office:value-type="float" office:value="26357.9830778193" calcext:value-type="float">
            <text:p>26357.9830778193</text:p>
          </table:table-cell>
          <table:table-cell table:style-name="Default" office:value-type="float" office:value="3583.84107025518" calcext:value-type="float">
            <text:p>3583.84107025518</text:p>
          </table:table-cell>
          <table:table-cell table:style-name="Default" office:value-type="float" office:value="45804.09671577" calcext:value-type="float">
            <text:p>45804.09671577</text:p>
          </table:table-cell>
          <table:table-cell table:style-name="Default" office:value-type="float" office:value="160962.606221325" calcext:value-type="float">
            <text:p>160962.606221325</text:p>
          </table:table-cell>
          <table:table-cell table:style-name="Default" office:value-type="float" office:value="346225.721906179" calcext:value-type="float">
            <text:p>346225.721906179</text:p>
          </table:table-cell>
          <table:table-cell table:style-name="Default" office:value-type="float" office:value="35958.0589747841" calcext:value-type="float">
            <text:p>35958.0589747841</text:p>
          </table:table-cell>
          <table:table-cell table:style-name="Default" office:value-type="float" office:value="37123.5371373482" calcext:value-type="float">
            <text:p>37123.5371373482</text:p>
          </table:table-cell>
          <table:table-cell table:style-name="Default" office:value-type="float" office:value="70689.1106339267" calcext:value-type="float">
            <text:p>70689.1106339267</text:p>
          </table:table-cell>
          <table:table-cell table:style-name="Default" office:value-type="float" office:value="123656.448174258" calcext:value-type="float">
            <text:p>123656.448174258</text:p>
          </table:table-cell>
          <table:table-cell table:style-name="Default" office:value-type="float" office:value="105414.663357633" calcext:value-type="float">
            <text:p>105414.663357633</text:p>
          </table:table-cell>
          <table:table-cell table:style-name="Default" office:value-type="float" office:value="69295.0742835441" calcext:value-type="float">
            <text:p>69295.0742835441</text:p>
          </table:table-cell>
          <table:table-cell table:style-name="Default" office:value-type="float" office:value="80199.8956630759" calcext:value-type="float">
            <text:p>80199.8956630759</text:p>
          </table:table-cell>
          <table:table-cell table:style-name="Default" office:value-type="float" office:value="257763.78959201" calcext:value-type="float">
            <text:p>257763.78959201</text:p>
          </table:table-cell>
          <table:table-cell table:style-name="Default" office:value-type="float" office:value="35027.2017888223" calcext:value-type="float">
            <text:p>35027.2017888223</text:p>
          </table:table-cell>
          <table:table-cell table:style-name="Default" office:value-type="float" office:value="191123.357943363" calcext:value-type="float">
            <text:p>191123.357943363</text:p>
          </table:table-cell>
          <table:table-cell table:style-name="Default" office:value-type="float" office:value="5106.44530722572" calcext:value-type="float">
            <text:p>5106.44530722572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BX DISPLACEMENT</text:p>
          </table:table-cell>
          <table:table-cell table:number-columns-repeated="2"/>
          <table:table-cell table:style-name="Default" office:value-type="float" office:value="21166.7899504491" calcext:value-type="float">
            <text:p>21166.7899504491</text:p>
          </table:table-cell>
          <table:table-cell table:style-name="Default" office:value-type="float" office:value="331472.433235354" calcext:value-type="float">
            <text:p>331472.433235354</text:p>
          </table:table-cell>
          <table:table-cell table:style-name="Default" office:value-type="float" office:value="317533.296355877" calcext:value-type="float">
            <text:p>317533.296355877</text:p>
          </table:table-cell>
          <table:table-cell table:style-name="Default" office:value-type="float" office:value="16630.8123555516" calcext:value-type="float">
            <text:p>16630.8123555516</text:p>
          </table:table-cell>
          <table:table-cell table:style-name="Default" office:value-type="float" office:value="150389.868405464" calcext:value-type="float">
            <text:p>150389.868405464</text:p>
          </table:table-cell>
          <table:table-cell table:style-name="Default" office:value-type="float" office:value="740033.606238543" calcext:value-type="float">
            <text:p>740033.606238543</text:p>
          </table:table-cell>
          <table:table-cell table:style-name="Default" office:value-type="float" office:value="1693653.15155636" calcext:value-type="float">
            <text:p>1693653.15155636</text:p>
          </table:table-cell>
          <table:table-cell table:style-name="Default" office:value-type="float" office:value="158362.262762568" calcext:value-type="float">
            <text:p>158362.262762568</text:p>
          </table:table-cell>
          <table:table-cell table:style-name="Default" office:value-type="float" office:value="162400.352537455" calcext:value-type="float">
            <text:p>162400.352537455</text:p>
          </table:table-cell>
          <table:table-cell table:style-name="Default" office:value-type="float" office:value="393586.318663877" calcext:value-type="float">
            <text:p>393586.318663877</text:p>
          </table:table-cell>
          <table:table-cell table:style-name="Default" office:value-type="float" office:value="568196.548673061" calcext:value-type="float">
            <text:p>568196.548673061</text:p>
          </table:table-cell>
          <table:table-cell table:style-name="Default" office:value-type="float" office:value="875626.125329935" calcext:value-type="float">
            <text:p>875626.125329935</text:p>
          </table:table-cell>
          <table:table-cell table:style-name="Default" office:value-type="float" office:value="559277.734538931" calcext:value-type="float">
            <text:p>559277.734538931</text:p>
          </table:table-cell>
          <table:table-cell table:style-name="Default" office:value-type="float" office:value="459259.572046107" calcext:value-type="float">
            <text:p>459259.572046107</text:p>
          </table:table-cell>
          <table:table-cell table:style-name="Default" office:value-type="float" office:value="1362681.72280348" calcext:value-type="float">
            <text:p>1362681.72280348</text:p>
          </table:table-cell>
          <table:table-cell table:style-name="Default" office:value-type="float" office:value="153455.434781791" calcext:value-type="float">
            <text:p>153455.434781791</text:p>
          </table:table-cell>
          <table:table-cell table:style-name="Default" office:value-type="float" office:value="866501.366915266" calcext:value-type="float">
            <text:p>866501.366915266</text:p>
          </table:table-cell>
          <table:table-cell table:style-name="Default" office:value-type="float" office:value="22981.0476740901" calcext:value-type="float">
            <text:p>22981.0476740901</text:p>
          </table:table-cell>
          <table:table-cell table:number-columns-repeated="39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DISPLACEMENT</text:p>
          </table:table-cell>
          <table:table-cell table:number-columns-repeated="2"/>
          <table:table-cell table:style-name="Default" office:value-type="float" office:value="3825.58103642527" calcext:value-type="float">
            <text:p>3825.58103642527</text:p>
          </table:table-cell>
          <table:table-cell table:style-name="Default" office:value-type="float" office:value="115665.183006877" calcext:value-type="float">
            <text:p>115665.183006877</text:p>
          </table:table-cell>
          <table:table-cell table:style-name="Default" office:value-type="float" office:value="27543.1631810966" calcext:value-type="float">
            <text:p>27543.1631810966</text:p>
          </table:table-cell>
          <table:table-cell table:style-name="Default" office:value-type="float" office:value="3408.47575602211" calcext:value-type="float">
            <text:p>3408.47575602211</text:p>
          </table:table-cell>
          <table:table-cell table:style-name="Default" office:value-type="float" office:value="46049.8604092999" calcext:value-type="float">
            <text:p>46049.8604092999</text:p>
          </table:table-cell>
          <table:table-cell table:style-name="Default" office:value-type="float" office:value="163069.854432091" calcext:value-type="float">
            <text:p>163069.854432091</text:p>
          </table:table-cell>
          <table:table-cell table:style-name="Default" office:value-type="float" office:value="436945.584567543" calcext:value-type="float">
            <text:p>436945.584567543</text:p>
          </table:table-cell>
          <table:table-cell table:style-name="Default" office:value-type="float" office:value="35869.4217356046" calcext:value-type="float">
            <text:p>35869.4217356046</text:p>
          </table:table-cell>
          <table:table-cell table:style-name="Default" office:value-type="float" office:value="35220.797108915" calcext:value-type="float">
            <text:p>35220.797108915</text:p>
          </table:table-cell>
          <table:table-cell table:style-name="Default" office:value-type="float" office:value="71073.7555116702" calcext:value-type="float">
            <text:p>71073.7555116702</text:p>
          </table:table-cell>
          <table:table-cell table:style-name="Default" office:value-type="float" office:value="151562.186057199" calcext:value-type="float">
            <text:p>151562.186057199</text:p>
          </table:table-cell>
          <table:table-cell table:style-name="Default" office:value-type="float" office:value="100017.327893729" calcext:value-type="float">
            <text:p>100017.327893729</text:p>
          </table:table-cell>
          <table:table-cell table:style-name="Default" office:value-type="float" office:value="64712.5516796949" calcext:value-type="float">
            <text:p>64712.5516796949</text:p>
          </table:table-cell>
          <table:table-cell table:style-name="Default" office:value-type="float" office:value="81421.2296011506" calcext:value-type="float">
            <text:p>81421.2296011506</text:p>
          </table:table-cell>
          <table:table-cell table:style-name="Default" office:value-type="float" office:value="366252.112443697" calcext:value-type="float">
            <text:p>366252.112443697</text:p>
          </table:table-cell>
          <table:table-cell table:style-name="Default" office:value-type="float" office:value="37212.9137909237" calcext:value-type="float">
            <text:p>37212.9137909237</text:p>
          </table:table-cell>
          <table:table-cell table:style-name="Default" office:value-type="float" office:value="177542.172180479" calcext:value-type="float">
            <text:p>177542.172180479</text:p>
          </table:table-cell>
          <table:table-cell table:style-name="Default" office:value-type="float" office:value="4868.27800645224" calcext:value-type="float">
            <text:p>4868.27800645224</text:p>
          </table:table-cell>
          <table:table-cell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LOX DISPLACEMENT</text:p>
          </table:table-cell>
          <table:table-cell table:number-columns-repeated="2"/>
          <table:table-cell table:style-name="Default" office:value-type="float" office:value="4001.12187379558" calcext:value-type="float">
            <text:p>4001.12187379558</text:p>
          </table:table-cell>
          <table:table-cell table:style-name="Default" office:value-type="float" office:value="84001.6163434802" calcext:value-type="float">
            <text:p>84001.6163434802</text:p>
          </table:table-cell>
          <table:table-cell table:style-name="Default" office:value-type="float" office:value="26446.9888527575" calcext:value-type="float">
            <text:p>26446.9888527575</text:p>
          </table:table-cell>
          <table:table-cell table:style-name="Default" office:value-type="float" office:value="3337.10000930787" calcext:value-type="float">
            <text:p>3337.10000930787</text:p>
          </table:table-cell>
          <table:table-cell table:style-name="Default" office:value-type="float" office:value="46012.3405130775" calcext:value-type="float">
            <text:p>46012.3405130775</text:p>
          </table:table-cell>
          <table:table-cell table:style-name="Default" office:value-type="float" office:value="167274.630411767" calcext:value-type="float">
            <text:p>167274.630411767</text:p>
          </table:table-cell>
          <table:table-cell table:style-name="Default" office:value-type="float" office:value="349658.176881592" calcext:value-type="float">
            <text:p>349658.176881592</text:p>
          </table:table-cell>
          <table:table-cell table:style-name="Default" office:value-type="float" office:value="36388.3155825416" calcext:value-type="float">
            <text:p>36388.3155825416</text:p>
          </table:table-cell>
          <table:table-cell table:style-name="Default" office:value-type="float" office:value="36011.5357453001" calcext:value-type="float">
            <text:p>36011.5357453001</text:p>
          </table:table-cell>
          <table:table-cell table:style-name="Default" office:value-type="float" office:value="68814.0186241785" calcext:value-type="float">
            <text:p>68814.0186241785</text:p>
          </table:table-cell>
          <table:table-cell table:style-name="Default" office:value-type="float" office:value="128415.234539024" calcext:value-type="float">
            <text:p>128415.234539024</text:p>
          </table:table-cell>
          <table:table-cell table:style-name="Default" office:value-type="float" office:value="96623.1166495305" calcext:value-type="float">
            <text:p>96623.1166495305</text:p>
          </table:table-cell>
          <table:table-cell table:style-name="Default" office:value-type="float" office:value="64733.0609770047" calcext:value-type="float">
            <text:p>64733.0609770047</text:p>
          </table:table-cell>
          <table:table-cell table:style-name="Default" office:value-type="float" office:value="75454.3939632025" calcext:value-type="float">
            <text:p>75454.3939632025</text:p>
          </table:table-cell>
          <table:table-cell table:style-name="Default" office:value-type="float" office:value="292096.563359825" calcext:value-type="float">
            <text:p>292096.563359825</text:p>
          </table:table-cell>
          <table:table-cell table:style-name="Default" office:value-type="float" office:value="31579.9598411799" calcext:value-type="float">
            <text:p>31579.9598411799</text:p>
          </table:table-cell>
          <table:table-cell table:style-name="Default" office:value-type="float" office:value="178416.776325508" calcext:value-type="float">
            <text:p>178416.776325508</text:p>
          </table:table-cell>
          <table:table-cell table:style-name="Default" office:value-type="float" office:value="4818.34938178769" calcext:value-type="float">
            <text:p>4818.34938178769</text:p>
          </table:table-cell>
          <table:table-cell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DISPLACEMENT</text:p>
          </table:table-cell>
          <table:table-cell table:number-columns-repeated="2"/>
          <table:table-cell table:style-name="Default" office:value-type="float" office:value="11094.2320822522" calcext:value-type="float">
            <text:p>11094.2320822522</text:p>
          </table:table-cell>
          <table:table-cell table:style-name="Default" office:value-type="float" office:value="188937.226715135" calcext:value-type="float">
            <text:p>188937.226715135</text:p>
          </table:table-cell>
          <table:table-cell table:style-name="Default" office:value-type="float" office:value="147226.729915095" calcext:value-type="float">
            <text:p>147226.729915095</text:p>
          </table:table-cell>
          <table:table-cell table:style-name="Default" office:value-type="float" office:value="7831.70644320293" calcext:value-type="float">
            <text:p>7831.70644320293</text:p>
          </table:table-cell>
          <table:table-cell table:style-name="Default" office:value-type="float" office:value="78382.1894633409" calcext:value-type="float">
            <text:p>78382.1894633409</text:p>
          </table:table-cell>
          <table:table-cell table:style-name="Default" office:value-type="float" office:value="337932.063179426" calcext:value-type="float">
            <text:p>337932.063179426</text:p>
          </table:table-cell>
          <table:table-cell table:style-name="Default" office:value-type="float" office:value="956602.458580411" calcext:value-type="float">
            <text:p>956602.458580411</text:p>
          </table:table-cell>
          <table:table-cell table:style-name="Default" office:value-type="float" office:value="62632.8503532212" calcext:value-type="float">
            <text:p>62632.8503532212</text:p>
          </table:table-cell>
          <table:table-cell table:style-name="Default" office:value-type="float" office:value="68814.0465209068" calcext:value-type="float">
            <text:p>68814.0465209068</text:p>
          </table:table-cell>
          <table:table-cell table:style-name="Default" office:value-type="float" office:value="205578.742678787" calcext:value-type="float">
            <text:p>205578.742678787</text:p>
          </table:table-cell>
          <table:table-cell table:style-name="Default" office:value-type="float" office:value="338228.33564706" calcext:value-type="float">
            <text:p>338228.33564706</text:p>
          </table:table-cell>
          <table:table-cell table:style-name="Default" office:value-type="float" office:value="337033.932595243" calcext:value-type="float">
            <text:p>337033.932595243</text:p>
          </table:table-cell>
          <table:table-cell table:style-name="Default" office:value-type="float" office:value="173421.03805867" calcext:value-type="float">
            <text:p>173421.03805867</text:p>
          </table:table-cell>
          <table:table-cell table:style-name="Default" office:value-type="float" office:value="190681.594488995" calcext:value-type="float">
            <text:p>190681.594488995</text:p>
          </table:table-cell>
          <table:table-cell table:style-name="Default" office:value-type="float" office:value="797872.525684933" calcext:value-type="float">
            <text:p>797872.525684933</text:p>
          </table:table-cell>
          <table:table-cell table:style-name="Default" office:value-type="float" office:value="88150.211024349" calcext:value-type="float">
            <text:p>88150.211024349</text:p>
          </table:table-cell>
          <table:table-cell table:style-name="Default" office:value-type="float" office:value="437993.496490435" calcext:value-type="float">
            <text:p>437993.496490435</text:p>
          </table:table-cell>
          <table:table-cell table:style-name="Default" office:value-type="float" office:value="9216.30116031761" calcext:value-type="float">
            <text:p>9216.30116031761</text:p>
          </table:table-cell>
          <table:table-cell table:number-columns-repeated="39"/>
        </table:table-row>
        <table:table-row table:style-name="ro4">
          <table:table-cell/>
          <table:table-cell table:style-name="ce3"/>
          <table:table-cell office:value-type="string" calcext:value-type="string">
            <text:p>PMX DISPLACEMENT</text:p>
          </table:table-cell>
          <table:table-cell table:number-columns-repeated="2"/>
          <table:table-cell table:style-name="Default" office:value-type="float" office:value="4099.58859767724" calcext:value-type="float">
            <text:p>4099.58859767724</text:p>
          </table:table-cell>
          <table:table-cell table:style-name="Default" office:value-type="float" office:value="91071.2510572365" calcext:value-type="float">
            <text:p>91071.2510572365</text:p>
          </table:table-cell>
          <table:table-cell table:style-name="Default" office:value-type="float" office:value="32591.3741365297" calcext:value-type="float">
            <text:p>32591.3741365297</text:p>
          </table:table-cell>
          <table:table-cell table:style-name="Default" office:value-type="float" office:value="3454.09538741328" calcext:value-type="float">
            <text:p>3454.09538741328</text:p>
          </table:table-cell>
          <table:table-cell table:style-name="Default" office:value-type="float" office:value="47945.015735083" calcext:value-type="float">
            <text:p>47945.015735083</text:p>
          </table:table-cell>
          <table:table-cell table:style-name="Default" office:value-type="float" office:value="169570.891333616" calcext:value-type="float">
            <text:p>169570.891333616</text:p>
          </table:table-cell>
          <table:table-cell table:style-name="Default" office:value-type="float" office:value="351021.594043238" calcext:value-type="float">
            <text:p>351021.594043238</text:p>
          </table:table-cell>
          <table:table-cell table:style-name="Default" office:value-type="float" office:value="36381.4865117971" calcext:value-type="float">
            <text:p>36381.4865117971</text:p>
          </table:table-cell>
          <table:table-cell table:style-name="Default" office:value-type="float" office:value="36346.5255277095" calcext:value-type="float">
            <text:p>36346.5255277095</text:p>
          </table:table-cell>
          <table:table-cell table:style-name="Default" office:value-type="float" office:value="74777.239876926" calcext:value-type="float">
            <text:p>74777.239876926</text:p>
          </table:table-cell>
          <table:table-cell table:style-name="Default" office:value-type="float" office:value="140144.6852634" calcext:value-type="float">
            <text:p>140144.6852634</text:p>
          </table:table-cell>
          <table:table-cell table:style-name="Default" office:value-type="float" office:value="103872.306844558" calcext:value-type="float">
            <text:p>103872.306844558</text:p>
          </table:table-cell>
          <table:table-cell table:style-name="Default" office:value-type="float" office:value="69251.8734407011" calcext:value-type="float">
            <text:p>69251.8734407011</text:p>
          </table:table-cell>
          <table:table-cell table:style-name="Default" office:value-type="float" office:value="82903.1618583517" calcext:value-type="float">
            <text:p>82903.1618583517</text:p>
          </table:table-cell>
          <table:table-cell table:style-name="Default" office:value-type="float" office:value="308011.80304628" calcext:value-type="float">
            <text:p>308011.80304628</text:p>
          </table:table-cell>
          <table:table-cell table:style-name="Default" office:value-type="float" office:value="37571.6173212787" calcext:value-type="float">
            <text:p>37571.6173212787</text:p>
          </table:table-cell>
          <table:table-cell table:style-name="Default" office:value-type="float" office:value="177388.346443388" calcext:value-type="float">
            <text:p>177388.346443388</text:p>
          </table:table-cell>
          <table:table-cell table:style-name="Default" office:value-type="float" office:value="5079.85008402283" calcext:value-type="float">
            <text:p>5079.85008402283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number-columns-repeated="2"/>
          <table:table-cell table:style-name="Default" office:value-type="float" office:value="6124.73412305771" calcext:value-type="float">
            <text:p>6124.73412305771</text:p>
          </table:table-cell>
          <table:table-cell table:style-name="Default" office:value-type="float" office:value="148419.572631999" calcext:value-type="float">
            <text:p>148419.572631999</text:p>
          </table:table-cell>
          <table:table-cell table:style-name="Default" office:value-type="float" office:value="80685.9369332697" calcext:value-type="float">
            <text:p>80685.9369332697</text:p>
          </table:table-cell>
          <table:table-cell table:style-name="Default" office:value-type="float" office:value="5233.27597239734" calcext:value-type="float">
            <text:p>5233.27597239734</text:p>
          </table:table-cell>
          <table:table-cell table:style-name="Default" office:value-type="float" office:value="57094.6566364967" calcext:value-type="float">
            <text:p>57094.6566364967</text:p>
          </table:table-cell>
          <table:table-cell table:style-name="Default" office:value-type="float" office:value="234438.64204238" calcext:value-type="float">
            <text:p>234438.64204238</text:p>
          </table:table-cell>
          <table:table-cell table:style-name="Default" office:value-type="float" office:value="640958.622518102" calcext:value-type="float">
            <text:p>640958.622518102</text:p>
          </table:table-cell>
          <table:table-cell table:style-name="Default" office:value-type="float" office:value="47534.5457608118" calcext:value-type="float">
            <text:p>47534.5457608118</text:p>
          </table:table-cell>
          <table:table-cell table:style-name="Default" office:value-type="float" office:value="47254.0141511716" calcext:value-type="float">
            <text:p>47254.0141511716</text:p>
          </table:table-cell>
          <table:table-cell table:style-name="Default" office:value-type="float" office:value="129854.878245336" calcext:value-type="float">
            <text:p>129854.878245336</text:p>
          </table:table-cell>
          <table:table-cell table:style-name="Default" office:value-type="float" office:value="261833.491012133" calcext:value-type="float">
            <text:p>261833.491012133</text:p>
          </table:table-cell>
          <table:table-cell table:style-name="Default" office:value-type="float" office:value="160354.585015379" calcext:value-type="float">
            <text:p>160354.585015379</text:p>
          </table:table-cell>
          <table:table-cell table:style-name="Default" office:value-type="float" office:value="102715.197121833" calcext:value-type="float">
            <text:p>102715.197121833</text:p>
          </table:table-cell>
          <table:table-cell table:style-name="Default" office:value-type="float" office:value="123760.91335066" calcext:value-type="float">
            <text:p>123760.91335066</text:p>
          </table:table-cell>
          <table:table-cell table:style-name="Default" office:value-type="float" office:value="561796.607685196" calcext:value-type="float">
            <text:p>561796.607685196</text:p>
          </table:table-cell>
          <table:table-cell table:style-name="Default" office:value-type="float" office:value="62291.9985315372" calcext:value-type="float">
            <text:p>62291.9985315372</text:p>
          </table:table-cell>
          <table:table-cell table:style-name="Default" office:value-type="float" office:value="269070.368728693" calcext:value-type="float">
            <text:p>269070.368728693</text:p>
          </table:table-cell>
          <table:table-cell table:style-name="Default" office:value-type="float" office:value="6484.87484070726" calcext:value-type="float">
            <text:p>6484.87484070726</text:p>
          </table:table-cell>
          <table:table-cell table:number-columns-repeated="39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2" table:style-name="ce16"/>
          <table:covered-table-cell/>
          <table:table-cell table:number-columns-repeated="12"/>
          <table:table-cell table:style-name="ce24" table:number-columns-repeated="7"/>
          <table:table-cell table:number-columns-repeated="3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MX SWAP</text:p>
          </table:table-cell>
          <table:table-cell table:formula="of:=SUM([.F49:.W49])/3" office:value-type="float" office:value="-1.55443674846188" calcext:value-type="float">
            <text:p>-1.55443674846188</text:p>
          </table:table-cell>
          <table:table-cell table:style-name="ce39" table:formula="of:=[.D49]*(-1)" office:value-type="percentage" office:value="1.55443674846188" calcext:value-type="percentage">
            <text:p>155.44%</text:p>
          </table:table-cell>
          <table:table-cell table:formula="of:=([.$F$3]-[.F6])/[.$F$3]" office:value-type="float" office:value="-1.28416167679115" calcext:value-type="float">
            <text:p>-1.28416167679115</text:p>
          </table:table-cell>
          <table:table-cell table:number-columns-repeated="3"/>
          <table:table-cell table:formula="of:=([.$J$3]-[.J6])/[.$J$3]" office:value-type="float" office:value="-0.354797195051792" calcext:value-type="float">
            <text:p>-0.354797195051792</text:p>
          </table:table-cell>
          <table:table-cell table:number-columns-repeated="5"/>
          <table:table-cell table:formula="of:=([.$P$3]-[.P6])/[.$P$3]" office:value-type="float" office:value="-3.02435137354269" calcext:value-type="float">
            <text:p>-3.02435137354269</text:p>
          </table:table-cell>
          <table:table-cell table:number-columns-repeated="46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SWAP</text:p>
          </table:table-cell>
          <table:table-cell table:formula="of:=SUM([.F50:.W50])/3" office:value-type="float" office:value="-6.6284459714392" calcext:value-type="float">
            <text:p>-6.6284459714392</text:p>
          </table:table-cell>
          <table:table-cell table:style-name="ce39" table:formula="of:=[.D50]*(-1)" office:value-type="percentage" office:value="6.6284459714392" calcext:value-type="percentage">
            <text:p>662.84%</text:p>
          </table:table-cell>
          <table:table-cell table:formula="of:=([.$F$3]-[.F7])/[.$F$3]" office:value-type="float" office:value="-6.93063461490716" calcext:value-type="float">
            <text:p>-6.93063461490716</text:p>
          </table:table-cell>
          <table:table-cell table:number-columns-repeated="3"/>
          <table:table-cell table:formula="of:=([.$J$3]-[.J7])/[.$J$3]" office:value-type="float" office:value="-2.64613320034475" calcext:value-type="float">
            <text:p>-2.64613320034475</text:p>
          </table:table-cell>
          <table:table-cell table:number-columns-repeated="5"/>
          <table:table-cell table:formula="of:=([.$P$3]-[.P7])/[.$P$3]" office:value-type="float" office:value="-10.3085700990657" calcext:value-type="float">
            <text:p>-10.3085700990657</text:p>
          </table:table-cell>
          <table:table-cell table:number-columns-repeated="46"/>
        </table:table-row>
        <table:table-row table:style-name="ro4">
          <table:table-cell table:style-name="ce3"/>
          <table:table-cell/>
          <table:table-cell office:value-type="string" calcext:value-type="string">
            <text:p>OX SWAP</text:p>
          </table:table-cell>
          <table:table-cell table:formula="of:=SUM([.F51:.W51])/3" office:value-type="float" office:value="-0.895571555006641" calcext:value-type="float">
            <text:p>-0.895571555006641</text:p>
          </table:table-cell>
          <table:table-cell table:style-name="ce39" table:formula="of:=[.D51]*(-1)" office:value-type="percentage" office:value="0.895571555006641" calcext:value-type="percentage">
            <text:p>89.56%</text:p>
          </table:table-cell>
          <table:table-cell table:formula="of:=([.$F$3]-[.F8])/[.$F$3]" office:value-type="float" office:value="-0.463835508074576" calcext:value-type="float">
            <text:p>-0.463835508074576</text:p>
          </table:table-cell>
          <table:table-cell table:number-columns-repeated="3"/>
          <table:table-cell table:formula="of:=([.$J$3]-[.J8])/[.$J$3]" office:value-type="float" office:value="-0.136978364833271" calcext:value-type="float">
            <text:p>-0.136978364833271</text:p>
          </table:table-cell>
          <table:table-cell table:number-columns-repeated="5"/>
          <table:table-cell table:formula="of:=([.$P$3]-[.P8])/[.$P$3]" office:value-type="float" office:value="-2.08590079211208" calcext:value-type="float">
            <text:p>-2.08590079211208</text:p>
          </table:table-cell>
          <table:table-cell table:number-columns-repeated="46"/>
        </table:table-row>
        <table:table-row table:style-name="ro4">
          <table:table-cell table:style-name="ce7"/>
          <table:table-cell table:style-name="ce3"/>
          <table:table-cell table:style-name="ce23" office:value-type="string" calcext:value-type="string">
            <text:p>LOX SWAP</text:p>
          </table:table-cell>
          <table:table-cell table:formula="of:=SUM([.F52:.W52])/3" office:value-type="float" office:value="-1.26362083889549" calcext:value-type="float">
            <text:p>-1.26362083889549</text:p>
          </table:table-cell>
          <table:table-cell table:style-name="ce39" table:formula="of:=[.D52]*(-1)" office:value-type="percentage" office:value="1.26362083889549" calcext:value-type="percentage">
            <text:p>126.36%</text:p>
          </table:table-cell>
          <table:table-cell table:formula="of:=([.$F$3]-[.F9])/[.$F$3]" office:value-type="float" office:value="-1.1018161508278" calcext:value-type="float">
            <text:p>-1.1018161508278</text:p>
          </table:table-cell>
          <table:table-cell table:number-columns-repeated="3"/>
          <table:table-cell table:formula="of:=([.$J$3]-[.J9])/[.$J$3]" office:value-type="float" office:value="-0.388424172576012" calcext:value-type="float">
            <text:p>-0.388424172576012</text:p>
          </table:table-cell>
          <table:table-cell table:number-columns-repeated="5"/>
          <table:table-cell table:formula="of:=([.$P$3]-[.P9])/[.$P$3]" office:value-type="float" office:value="-2.30062219328266" calcext:value-type="float">
            <text:p>-2.30062219328266</text:p>
          </table:table-cell>
          <table:table-cell table:number-columns-repeated="46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SWAP</text:p>
          </table:table-cell>
          <table:table-cell table:formula="of:=SUM([.F53:.W53])/3" office:value-type="float" office:value="-2.54667605626751" calcext:value-type="float">
            <text:p>-2.54667605626751</text:p>
          </table:table-cell>
          <table:table-cell table:style-name="ce39" table:formula="of:=[.D53]*(-1)" office:value-type="percentage" office:value="2.54667605626751" calcext:value-type="percentage">
            <text:p>254.67%</text:p>
          </table:table-cell>
          <table:table-cell table:formula="of:=([.$F$3]-[.F10])/[.$F$3]" office:value-type="float" office:value="-2.16560747454141" calcext:value-type="float">
            <text:p>-2.16560747454141</text:p>
          </table:table-cell>
          <table:table-cell table:number-columns-repeated="3"/>
          <table:table-cell table:formula="of:=([.$J$3]-[.J10])/[.$J$3]" office:value-type="float" office:value="-0.760924098802234" calcext:value-type="float">
            <text:p>-0.760924098802234</text:p>
          </table:table-cell>
          <table:table-cell table:number-columns-repeated="5"/>
          <table:table-cell table:formula="of:=([.$P$3]-[.P10])/[.$P$3]" office:value-type="float" office:value="-4.71349659545888" calcext:value-type="float">
            <text:p>-4.71349659545888</text:p>
          </table:table-cell>
          <table:table-cell table:number-columns-repeated="46"/>
        </table:table-row>
        <table:table-row table:style-name="ro4">
          <table:table-cell table:style-name="ce7"/>
          <table:table-cell/>
          <table:table-cell office:value-type="string" calcext:value-type="string">
            <text:p>PMX SWAP</text:p>
          </table:table-cell>
          <table:table-cell table:formula="of:=SUM([.F54:.W54])/3" office:value-type="float" office:value="-1.84914799087278" calcext:value-type="float">
            <text:p>-1.84914799087278</text:p>
          </table:table-cell>
          <table:table-cell table:style-name="ce39" table:formula="of:=[.D54]*(-1)" office:value-type="percentage" office:value="1.84914799087278" calcext:value-type="percentage">
            <text:p>184.91%</text:p>
          </table:table-cell>
          <table:table-cell table:formula="of:=([.$F$3]-[.F11])/[.$F$3]" office:value-type="float" office:value="-1.81646815953975" calcext:value-type="float">
            <text:p>-1.81646815953975</text:p>
          </table:table-cell>
          <table:table-cell table:number-columns-repeated="3"/>
          <table:table-cell table:formula="of:=([.$J$3]-[.J11])/[.$J$3]" office:value-type="float" office:value="-0.646735008582471" calcext:value-type="float">
            <text:p>-0.646735008582471</text:p>
          </table:table-cell>
          <table:table-cell table:number-columns-repeated="5"/>
          <table:table-cell table:formula="of:=([.$P$3]-[.P11])/[.$P$3]" office:value-type="float" office:value="-3.08424080449614" calcext:value-type="float">
            <text:p>-3.08424080449614</text:p>
          </table:table-cell>
          <table:table-cell table:number-columns-repeated="46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55:.W55])/3" office:value-type="float" office:value="-1.87004267046538" calcext:value-type="float">
            <text:p>-1.87004267046538</text:p>
          </table:table-cell>
          <table:table-cell table:style-name="ce39" table:formula="of:=[.D55]*(-1)" office:value-type="percentage" office:value="1.87004267046538" calcext:value-type="percentage">
            <text:p>187.00%</text:p>
          </table:table-cell>
          <table:table-cell table:formula="of:=([.$F$3]-[.F12])/[.$F$3]" office:value-type="float" office:value="-1.68988962153696" calcext:value-type="float">
            <text:p>-1.68988962153696</text:p>
          </table:table-cell>
          <table:table-cell table:number-columns-repeated="3"/>
          <table:table-cell table:formula="of:=([.$J$3]-[.J12])/[.$J$3]" office:value-type="float" office:value="-0.679447836844411" calcext:value-type="float">
            <text:p>-0.679447836844411</text:p>
          </table:table-cell>
          <table:table-cell table:number-columns-repeated="5"/>
          <table:table-cell table:formula="of:=([.$P$3]-[.P12])/[.$P$3]" office:value-type="float" office:value="-3.24079055301476" calcext:value-type="float">
            <text:p>-3.24079055301476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1" office:value-type="string" calcext:value-type="string">
            <text:p><text:span text:style-name="T3">MX</text:span> SCRAMBLE</text:p>
          </table:table-cell>
          <table:table-cell table:formula="of:=SUM([.F56:.W56])/3" office:value-type="float" office:value="-3.68956814475168" calcext:value-type="float">
            <text:p>-3.68956814475168</text:p>
          </table:table-cell>
          <table:table-cell table:style-name="ce39" table:formula="of:=[.D56]*(-1)" office:value-type="percentage" office:value="3.68956814475168" calcext:value-type="percentage">
            <text:p>368.96%</text:p>
          </table:table-cell>
          <table:table-cell table:formula="of:=([.$F$3]-[.F13])/[.$F$3]" office:value-type="float" office:value="-3.31743983294156" calcext:value-type="float">
            <text:p>-3.31743983294156</text:p>
          </table:table-cell>
          <table:table-cell table:number-columns-repeated="3"/>
          <table:table-cell table:formula="of:=([.$J$3]-[.J13])/[.$J$3]" office:value-type="float" office:value="-1.47389630262985" calcext:value-type="float">
            <text:p>-1.47389630262985</text:p>
          </table:table-cell>
          <table:table-cell table:number-columns-repeated="5"/>
          <table:table-cell table:formula="of:=([.$P$3]-[.P13])/[.$P$3]" office:value-type="float" office:value="-6.27736829868363" calcext:value-type="float">
            <text:p>-6.27736829868363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1" office:value-type="string" calcext:value-type="string">
            <text:p>OBX SCRAMBLE</text:p>
          </table:table-cell>
          <table:table-cell table:formula="of:=SUM([.F57:.W57])/3" office:value-type="float" office:value="-6.68629308367385" calcext:value-type="float">
            <text:p>-6.68629308367385</text:p>
          </table:table-cell>
          <table:table-cell table:style-name="ce39" table:formula="of:=[.D57]*(-1)" office:value-type="percentage" office:value="6.68629308367385" calcext:value-type="percentage">
            <text:p>668.63%</text:p>
          </table:table-cell>
          <table:table-cell table:formula="of:=([.$F$3]-[.F14])/[.$F$3]" office:value-type="float" office:value="-7.05353632146886" calcext:value-type="float">
            <text:p>-7.05353632146886</text:p>
          </table:table-cell>
          <table:table-cell table:number-columns-repeated="3"/>
          <table:table-cell table:formula="of:=([.$J$3]-[.J14])/[.$J$3]" office:value-type="float" office:value="-2.74901985213891" calcext:value-type="float">
            <text:p>-2.74901985213891</text:p>
          </table:table-cell>
          <table:table-cell table:number-columns-repeated="5"/>
          <table:table-cell table:formula="of:=([.$P$3]-[.P14])/[.$P$3]" office:value-type="float" office:value="-10.2563230774138" calcext:value-type="float">
            <text:p>-10.2563230774138</text:p>
          </table:table-cell>
          <table:table-cell table:number-columns-repeated="46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58:.W58])/3" office:value-type="float" office:value="-0.931897497623273" calcext:value-type="float">
            <text:p>-0.931897497623273</text:p>
          </table:table-cell>
          <table:table-cell table:style-name="ce39" table:formula="of:=[.D58]*(-1)" office:value-type="percentage" office:value="0.931897497623273" calcext:value-type="percentage">
            <text:p>93.19%</text:p>
          </table:table-cell>
          <table:table-cell table:formula="of:=([.$F$3]-[.F15])/[.$F$3]" office:value-type="float" office:value="-0.550584000099002" calcext:value-type="float">
            <text:p>-0.550584000099002</text:p>
          </table:table-cell>
          <table:table-cell table:number-columns-repeated="3"/>
          <table:table-cell table:formula="of:=([.$J$3]-[.J15])/[.$J$3]" office:value-type="float" office:value="-0.131520699454863" calcext:value-type="float">
            <text:p>-0.131520699454863</text:p>
          </table:table-cell>
          <table:table-cell table:number-columns-repeated="5"/>
          <table:table-cell table:formula="of:=([.$P$3]-[.P15])/[.$P$3]" office:value-type="float" office:value="-2.11358779331595" calcext:value-type="float">
            <text:p>-2.11358779331595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3" office:value-type="string" calcext:value-type="string">
            <text:p>LOX SCRAMBLE</text:p>
          </table:table-cell>
          <table:table-cell table:formula="of:=SUM([.F59:.W59])/3" office:value-type="float" office:value="-2.24330307511647" calcext:value-type="float">
            <text:p>-2.24330307511647</text:p>
          </table:table-cell>
          <table:table-cell table:style-name="ce39" table:formula="of:=[.D59]*(-1)" office:value-type="percentage" office:value="2.24330307511647" calcext:value-type="percentage">
            <text:p>224.33%</text:p>
          </table:table-cell>
          <table:table-cell table:formula="of:=([.$F$3]-[.F16])/[.$F$3]" office:value-type="float" office:value="-2.21923819738498" calcext:value-type="float">
            <text:p>-2.21923819738498</text:p>
          </table:table-cell>
          <table:table-cell table:number-columns-repeated="3"/>
          <table:table-cell table:formula="of:=([.$J$3]-[.J16])/[.$J$3]" office:value-type="float" office:value="-0.856075303564375" calcext:value-type="float">
            <text:p>-0.856075303564375</text:p>
          </table:table-cell>
          <table:table-cell table:number-columns-repeated="5"/>
          <table:table-cell table:formula="of:=([.$P$3]-[.P16])/[.$P$3]" office:value-type="float" office:value="-3.65459572440005" calcext:value-type="float">
            <text:p>-3.65459572440005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3" office:value-type="string" calcext:value-type="string">
            <text:p>PBX SCRAMBLE</text:p>
          </table:table-cell>
          <table:table-cell table:formula="of:=SUM([.F60:.W60])/3" office:value-type="float" office:value="-3.32972460802531" calcext:value-type="float">
            <text:p>-3.32972460802531</text:p>
          </table:table-cell>
          <table:table-cell table:style-name="ce39" table:formula="of:=[.D60]*(-1)" office:value-type="percentage" office:value="3.32972460802531" calcext:value-type="percentage">
            <text:p>332.97%</text:p>
          </table:table-cell>
          <table:table-cell table:formula="of:=([.$F$3]-[.F17])/[.$F$3]" office:value-type="float" office:value="-2.94085236822023" calcext:value-type="float">
            <text:p>-2.94085236822023</text:p>
          </table:table-cell>
          <table:table-cell table:number-columns-repeated="3"/>
          <table:table-cell table:formula="of:=([.$J$3]-[.J17])/[.$J$3]" office:value-type="float" office:value="-1.54642329739748" calcext:value-type="float">
            <text:p>-1.54642329739748</text:p>
          </table:table-cell>
          <table:table-cell table:number-columns-repeated="5"/>
          <table:table-cell table:formula="of:=([.$P$3]-[.P17])/[.$P$3]" office:value-type="float" office:value="-5.50189815845822" calcext:value-type="float">
            <text:p>-5.50189815845822</text:p>
          </table:table-cell>
          <table:table-cell table:number-columns-repeated="46"/>
        </table:table-row>
        <table:table-row table:style-name="ro4">
          <table:table-cell/>
          <table:table-cell table:style-name="ce5"/>
          <table:table-cell office:value-type="string" calcext:value-type="string">
            <text:p>PMX SCRAMBLE</text:p>
          </table:table-cell>
          <table:table-cell table:formula="of:=SUM([.F61:.W61])/3" office:value-type="float" office:value="-2.96332491542541" calcext:value-type="float">
            <text:p>-2.96332491542541</text:p>
          </table:table-cell>
          <table:table-cell table:style-name="ce39" table:formula="of:=[.D61]*(-1)" office:value-type="percentage" office:value="2.96332491542541" calcext:value-type="percentage">
            <text:p>296.33%</text:p>
          </table:table-cell>
          <table:table-cell table:formula="of:=([.$F$3]-[.F18])/[.$F$3]" office:value-type="float" office:value="-2.72256868543506" calcext:value-type="float">
            <text:p>-2.72256868543506</text:p>
          </table:table-cell>
          <table:table-cell table:number-columns-repeated="3"/>
          <table:table-cell table:formula="of:=([.$J$3]-[.J18])/[.$J$3]" office:value-type="float" office:value="-1.0614817849712" calcext:value-type="float">
            <text:p>-1.0614817849712</text:p>
          </table:table-cell>
          <table:table-cell table:number-columns-repeated="5"/>
          <table:table-cell table:formula="of:=([.$P$3]-[.P18])/[.$P$3]" office:value-type="float" office:value="-5.10592427586996" calcext:value-type="float">
            <text:p>-5.10592427586996</text:p>
          </table:table-cell>
          <table:table-cell table:number-columns-repeated="46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62:.W62])/3" office:value-type="float" office:value="-3.85659617321371" calcext:value-type="float">
            <text:p>-3.85659617321371</text:p>
          </table:table-cell>
          <table:table-cell table:style-name="ce39" table:formula="of:=[.D62]*(-1)" office:value-type="percentage" office:value="3.85659617321371" calcext:value-type="percentage">
            <text:p>385.66%</text:p>
          </table:table-cell>
          <table:table-cell table:formula="of:=([.$F$3]-[.F19])/[.$F$3]" office:value-type="float" office:value="-3.78776315514441" calcext:value-type="float">
            <text:p>-3.78776315514441</text:p>
          </table:table-cell>
          <table:table-cell table:number-columns-repeated="3"/>
          <table:table-cell table:formula="of:=([.$J$3]-[.J19])/[.$J$3]" office:value-type="float" office:value="-1.46889957962082" calcext:value-type="float">
            <text:p>-1.46889957962082</text:p>
          </table:table-cell>
          <table:table-cell table:number-columns-repeated="5"/>
          <table:table-cell table:formula="of:=([.$P$3]-[.P19])/[.$P$3]" office:value-type="float" office:value="-6.3131257848759" calcext:value-type="float">
            <text:p>-6.3131257848759</text:p>
          </table:table-cell>
          <table:table-cell table:number-columns-repeated="46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MX SHIFT</text:p>
          </table:table-cell>
          <table:table-cell table:formula="of:=SUM([.F63:.W63])/3" office:value-type="float" office:value="-1.20793974262757" calcext:value-type="float">
            <text:p>-1.20793974262757</text:p>
          </table:table-cell>
          <table:table-cell table:style-name="ce39" table:formula="of:=[.D63]*(-1)" office:value-type="percentage" office:value="1.20793974262757" calcext:value-type="percentage">
            <text:p>120.79%</text:p>
          </table:table-cell>
          <table:table-cell table:formula="of:=([.$F$3]-[.F20])/[.$F$3]" office:value-type="float" office:value="-0.96561942497188" calcext:value-type="float">
            <text:p>-0.96561942497188</text:p>
          </table:table-cell>
          <table:table-cell table:number-columns-repeated="3"/>
          <table:table-cell table:formula="of:=([.$J$3]-[.J20])/[.$J$3]" office:value-type="float" office:value="-0.282038028147891" calcext:value-type="float">
            <text:p>-0.282038028147891</text:p>
          </table:table-cell>
          <table:table-cell table:number-columns-repeated="5"/>
          <table:table-cell table:formula="of:=([.$P$3]-[.P20])/[.$P$3]" office:value-type="float" office:value="-2.37616177476293" calcext:value-type="float">
            <text:p>-2.37616177476293</text:p>
          </table:table-cell>
          <table:table-cell table:number-columns-repeated="46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SHIFT</text:p>
          </table:table-cell>
          <table:table-cell table:formula="of:=SUM([.F64:.W64])/3" office:value-type="float" office:value="-6.76708676864288" calcext:value-type="float">
            <text:p>-6.76708676864288</text:p>
          </table:table-cell>
          <table:table-cell table:style-name="ce39" table:formula="of:=[.D64]*(-1)" office:value-type="percentage" office:value="6.76708676864288" calcext:value-type="percentage">
            <text:p>676.71%</text:p>
          </table:table-cell>
          <table:table-cell table:formula="of:=([.$F$3]-[.F21])/[.$F$3]" office:value-type="float" office:value="-7.1587203016734" calcext:value-type="float">
            <text:p>-7.1587203016734</text:p>
          </table:table-cell>
          <table:table-cell table:number-columns-repeated="3"/>
          <table:table-cell table:formula="of:=([.$J$3]-[.J21])/[.$J$3]" office:value-type="float" office:value="-2.65518882619499" calcext:value-type="float">
            <text:p>-2.65518882619499</text:p>
          </table:table-cell>
          <table:table-cell table:number-columns-repeated="5"/>
          <table:table-cell table:formula="of:=([.$P$3]-[.P21])/[.$P$3]" office:value-type="float" office:value="-10.4873511780603" calcext:value-type="float">
            <text:p>-10.4873511780603</text:p>
          </table:table-cell>
          <table:table-cell table:number-columns-repeated="46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65:.W65])/3" office:value-type="float" office:value="-0.897566309499635" calcext:value-type="float">
            <text:p>-0.897566309499635</text:p>
          </table:table-cell>
          <table:table-cell table:style-name="ce39" table:formula="of:=[.D65]*(-1)" office:value-type="percentage" office:value="0.897566309499635" calcext:value-type="percentage">
            <text:p>89.76%</text:p>
          </table:table-cell>
          <table:table-cell table:formula="of:=([.$F$3]-[.F22])/[.$F$3]" office:value-type="float" office:value="-0.466932874232134" calcext:value-type="float">
            <text:p>-0.466932874232134</text:p>
          </table:table-cell>
          <table:table-cell table:number-columns-repeated="3"/>
          <table:table-cell table:formula="of:=([.$J$3]-[.J22])/[.$J$3]" office:value-type="float" office:value="-0.136529847482096" calcext:value-type="float">
            <text:p>-0.136529847482096</text:p>
          </table:table-cell>
          <table:table-cell table:number-columns-repeated="5"/>
          <table:table-cell table:formula="of:=([.$P$3]-[.P22])/[.$P$3]" office:value-type="float" office:value="-2.08923620678468" calcext:value-type="float">
            <text:p>-2.08923620678468</text:p>
          </table:table-cell>
          <table:table-cell table:number-columns-repeated="46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LOX SHIFT</text:p>
          </table:table-cell>
          <table:table-cell table:formula="of:=SUM([.F66:.W66])/3" office:value-type="float" office:value="-1.12336233311767" calcext:value-type="float">
            <text:p>-1.12336233311767</text:p>
          </table:table-cell>
          <table:table-cell table:style-name="ce39" table:formula="of:=[.D66]*(-1)" office:value-type="percentage" office:value="1.12336233311767" calcext:value-type="percentage">
            <text:p>112.34%</text:p>
          </table:table-cell>
          <table:table-cell table:formula="of:=([.$F$3]-[.F23])/[.$F$3]" office:value-type="float" office:value="-0.983525197665016" calcext:value-type="float">
            <text:p>-0.983525197665016</text:p>
          </table:table-cell>
          <table:table-cell table:number-columns-repeated="3"/>
          <table:table-cell table:formula="of:=([.$J$3]-[.J23])/[.$J$3]" office:value-type="float" office:value="-0.319452192508111" calcext:value-type="float">
            <text:p>-0.319452192508111</text:p>
          </table:table-cell>
          <table:table-cell table:number-columns-repeated="5"/>
          <table:table-cell table:formula="of:=([.$P$3]-[.P23])/[.$P$3]" office:value-type="float" office:value="-2.06710960917989" calcext:value-type="float">
            <text:p>-2.06710960917989</text:p>
          </table:table-cell>
          <table:table-cell table:number-columns-repeated="46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SHIFT</text:p>
          </table:table-cell>
          <table:table-cell table:formula="of:=SUM([.F67:.W67])/3" office:value-type="float" office:value="-2.07348313212599" calcext:value-type="float">
            <text:p>-2.07348313212599</text:p>
          </table:table-cell>
          <table:table-cell table:style-name="ce39" table:formula="of:=[.D67]*(-1)" office:value-type="percentage" office:value="2.07348313212599" calcext:value-type="percentage">
            <text:p>207.35%</text:p>
          </table:table-cell>
          <table:table-cell table:formula="of:=([.$F$3]-[.F24])/[.$F$3]" office:value-type="float" office:value="-1.69312305307602" calcext:value-type="float">
            <text:p>-1.69312305307602</text:p>
          </table:table-cell>
          <table:table-cell table:number-columns-repeated="3"/>
          <table:table-cell table:formula="of:=([.$J$3]-[.J24])/[.$J$3]" office:value-type="float" office:value="-0.416831154689556" calcext:value-type="float">
            <text:p>-0.416831154689556</text:p>
          </table:table-cell>
          <table:table-cell table:number-columns-repeated="5"/>
          <table:table-cell table:formula="of:=([.$P$3]-[.P24])/[.$P$3]" office:value-type="float" office:value="-4.11049518861239" calcext:value-type="float">
            <text:p>-4.11049518861239</text:p>
          </table:table-cell>
          <table:table-cell table:number-columns-repeated="46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68:.W68])/3" office:value-type="float" office:value="-1.32888230921386" calcext:value-type="float">
            <text:p>-1.32888230921386</text:p>
          </table:table-cell>
          <table:table-cell table:style-name="ce39" table:formula="of:=[.D68]*(-1)" office:value-type="percentage" office:value="1.32888230921386" calcext:value-type="percentage">
            <text:p>132.89%</text:p>
          </table:table-cell>
          <table:table-cell table:formula="of:=([.$F$3]-[.F25])/[.$F$3]" office:value-type="float" office:value="-1.1950880570561" calcext:value-type="float">
            <text:p>-1.1950880570561</text:p>
          </table:table-cell>
          <table:table-cell table:number-columns-repeated="3"/>
          <table:table-cell table:formula="of:=([.$J$3]-[.J25])/[.$J$3]" office:value-type="float" office:value="-0.341331656391326" calcext:value-type="float">
            <text:p>-0.341331656391326</text:p>
          </table:table-cell>
          <table:table-cell table:number-columns-repeated="5"/>
          <table:table-cell table:formula="of:=([.$P$3]-[.P25])/[.$P$3]" office:value-type="float" office:value="-2.45022721419417" calcext:value-type="float">
            <text:p>-2.45022721419417</text:p>
          </table:table-cell>
          <table:table-cell table:number-columns-repeated="46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 table:formula="of:=SUM([.F69:.W69])/3" office:value-type="float" office:value="-1.48343761971076" calcext:value-type="float">
            <text:p>-1.48343761971076</text:p>
          </table:table-cell>
          <table:table-cell table:style-name="ce39" table:formula="of:=[.D69]*(-1)" office:value-type="percentage" office:value="1.48343761971076" calcext:value-type="percentage">
            <text:p>148.34%</text:p>
          </table:table-cell>
          <table:table-cell table:formula="of:=([.$F$3]-[.F26])/[.$F$3]" office:value-type="float" office:value="-1.11816196688838" calcext:value-type="float">
            <text:p>-1.11816196688838</text:p>
          </table:table-cell>
          <table:table-cell table:number-columns-repeated="3"/>
          <table:table-cell table:formula="of:=([.$J$3]-[.J26])/[.$J$3]" office:value-type="float" office:value="-0.335286385994615" calcext:value-type="float">
            <text:p>-0.335286385994615</text:p>
          </table:table-cell>
          <table:table-cell table:number-columns-repeated="5"/>
          <table:table-cell table:formula="of:=([.$P$3]-[.P26])/[.$P$3]" office:value-type="float" office:value="-2.99686450624929" calcext:value-type="float">
            <text:p>-2.99686450624929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1" office:value-type="string" calcext:value-type="string">
            <text:p>MX INVERSION</text:p>
          </table:table-cell>
          <table:table-cell table:formula="of:=SUM([.F70:.W70])/3" office:value-type="float" office:value="-0.282397240377841" calcext:value-type="float">
            <text:p>-0.282397240377841</text:p>
          </table:table-cell>
          <table:table-cell table:style-name="ce39" table:formula="of:=[.D70]*(-1)" office:value-type="percentage" office:value="0.282397240377841" calcext:value-type="percentage">
            <text:p>28.24%</text:p>
          </table:table-cell>
          <table:table-cell table:formula="of:=([.$F$3]-[.F27])/[.$F$3]" office:value-type="float" office:value="-0.160480873372655" calcext:value-type="float">
            <text:p>-0.160480873372655</text:p>
          </table:table-cell>
          <table:table-cell table:number-columns-repeated="3"/>
          <table:table-cell table:formula="of:=([.$J$3]-[.J27])/[.$J$3]" office:value-type="float" office:value="-0.0688145561931104" calcext:value-type="float">
            <text:p>-0.068814556193111</text:p>
          </table:table-cell>
          <table:table-cell table:number-columns-repeated="5"/>
          <table:table-cell table:formula="of:=([.$P$3]-[.P27])/[.$P$3]" office:value-type="float" office:value="-0.617896291567757" calcext:value-type="float">
            <text:p>-0.617896291567757</text:p>
          </table:table-cell>
          <table:table-cell table:number-columns-repeated="46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INVERSION</text:p>
          </table:table-cell>
          <table:table-cell table:formula="of:=SUM([.F71:.W71])/3" office:value-type="float" office:value="-6.63821270306951" calcext:value-type="float">
            <text:p>-6.63821270306951</text:p>
          </table:table-cell>
          <table:table-cell table:style-name="ce39" table:formula="of:=[.D71]*(-1)" office:value-type="percentage" office:value="6.63821270306951" calcext:value-type="percentage">
            <text:p>663.82%</text:p>
          </table:table-cell>
          <table:table-cell table:formula="of:=([.$F$3]-[.F28])/[.$F$3]" office:value-type="float" office:value="-7.21376691566867" calcext:value-type="float">
            <text:p>-7.21376691566867</text:p>
          </table:table-cell>
          <table:table-cell table:number-columns-repeated="3"/>
          <table:table-cell table:formula="of:=([.$J$3]-[.J28])/[.$J$3]" office:value-type="float" office:value="-2.57268625419969" calcext:value-type="float">
            <text:p>-2.57268625419969</text:p>
          </table:table-cell>
          <table:table-cell table:number-columns-repeated="5"/>
          <table:table-cell table:formula="of:=([.$P$3]-[.P28])/[.$P$3]" office:value-type="float" office:value="-10.1281849393402" calcext:value-type="float">
            <text:p>-10.1281849393402</text:p>
          </table:table-cell>
          <table:table-cell table:number-columns-repeated="46"/>
        </table:table-row>
        <table:table-row table:style-name="ro4">
          <table:table-cell table:number-columns-repeated="2"/>
          <table:table-cell office:value-type="string" calcext:value-type="string">
            <text:p>OX INVERSION</text:p>
          </table:table-cell>
          <table:table-cell table:formula="of:=SUM([.F72:.W72])/3" office:value-type="float" office:value="-0.863805971600509" calcext:value-type="float">
            <text:p>-0.863805971600509</text:p>
          </table:table-cell>
          <table:table-cell table:style-name="ce39" table:formula="of:=[.D72]*(-1)" office:value-type="percentage" office:value="0.863805971600509" calcext:value-type="percentage">
            <text:p>86.38%</text:p>
          </table:table-cell>
          <table:table-cell table:formula="of:=([.$F$3]-[.F29])/[.$F$3]" office:value-type="float" office:value="-0.347190380982202" calcext:value-type="float">
            <text:p>-0.347190380982202</text:p>
          </table:table-cell>
          <table:table-cell table:number-columns-repeated="3"/>
          <table:table-cell table:formula="of:=([.$J$3]-[.J29])/[.$J$3]" office:value-type="float" office:value="-0.110236466035657" calcext:value-type="float">
            <text:p>-0.110236466035657</text:p>
          </table:table-cell>
          <table:table-cell table:number-columns-repeated="5"/>
          <table:table-cell table:formula="of:=([.$P$3]-[.P29])/[.$P$3]" office:value-type="float" office:value="-2.13399106778367" calcext:value-type="float">
            <text:p>-2.13399106778367</text:p>
          </table:table-cell>
          <table:table-cell table:number-columns-repeated="46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INVERSION</text:p>
          </table:table-cell>
          <table:table-cell table:formula="of:=SUM([.F73:.W73])/3" office:value-type="float" office:value="-0.297507684696176" calcext:value-type="float">
            <text:p>-0.297507684696176</text:p>
          </table:table-cell>
          <table:table-cell table:style-name="ce39" table:formula="of:=[.D73]*(-1)" office:value-type="percentage" office:value="0.297507684696176" calcext:value-type="percentage">
            <text:p>29.75%</text:p>
          </table:table-cell>
          <table:table-cell table:formula="of:=([.$F$3]-[.F30])/[.$F$3]" office:value-type="float" office:value="-0.150551804603066" calcext:value-type="float">
            <text:p>-0.150551804603066</text:p>
          </table:table-cell>
          <table:table-cell table:number-columns-repeated="3"/>
          <table:table-cell table:formula="of:=([.$J$3]-[.J30])/[.$J$3]" office:value-type="float" office:value="-0.0540962446228645" calcext:value-type="float">
            <text:p>-0.054096244622865</text:p>
          </table:table-cell>
          <table:table-cell table:number-columns-repeated="5"/>
          <table:table-cell table:formula="of:=([.$P$3]-[.P30])/[.$P$3]" office:value-type="float" office:value="-0.687875004862599" calcext:value-type="float">
            <text:p>-0.687875004862599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INVERSION</text:p>
          </table:table-cell>
          <table:table-cell table:formula="of:=SUM([.F74:.W74])/3" office:value-type="float" office:value="-2.57307590731621" calcext:value-type="float">
            <text:p>-2.57307590731621</text:p>
          </table:table-cell>
          <table:table-cell table:style-name="ce39" table:formula="of:=[.D74]*(-1)" office:value-type="percentage" office:value="2.57307590731621" calcext:value-type="percentage">
            <text:p>257.31%</text:p>
          </table:table-cell>
          <table:table-cell table:formula="of:=([.$F$3]-[.F31])/[.$F$3]" office:value-type="float" office:value="-2.33587204207691" calcext:value-type="float">
            <text:p>-2.33587204207691</text:p>
          </table:table-cell>
          <table:table-cell table:number-columns-repeated="3"/>
          <table:table-cell table:formula="of:=([.$J$3]-[.J31])/[.$J$3]" office:value-type="float" office:value="-0.671180023378191" calcext:value-type="float">
            <text:p>-0.671180023378191</text:p>
          </table:table-cell>
          <table:table-cell table:number-columns-repeated="5"/>
          <table:table-cell table:formula="of:=([.$P$3]-[.P31])/[.$P$3]" office:value-type="float" office:value="-4.71217565649352" calcext:value-type="float">
            <text:p>-4.71217565649352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INVERSION</text:p>
          </table:table-cell>
          <table:table-cell table:formula="of:=SUM([.F75:.W75])/3" office:value-type="float" office:value="-0.359050035150348" calcext:value-type="float">
            <text:p>-0.359050035150348</text:p>
          </table:table-cell>
          <table:table-cell table:style-name="ce39" table:formula="of:=[.D75]*(-1)" office:value-type="percentage" office:value="0.359050035150348" calcext:value-type="percentage">
            <text:p>35.91%</text:p>
          </table:table-cell>
          <table:table-cell table:formula="of:=([.$F$3]-[.F32])/[.$F$3]" office:value-type="float" office:value="-0.17601217261311" calcext:value-type="float">
            <text:p>-0.17601217261311</text:p>
          </table:table-cell>
          <table:table-cell table:number-columns-repeated="3"/>
          <table:table-cell table:formula="of:=([.$J$3]-[.J32])/[.$J$3]" office:value-type="float" office:value="-0.0707961450964725" calcext:value-type="float">
            <text:p>-0.070796145096473</text:p>
          </table:table-cell>
          <table:table-cell table:number-columns-repeated="5"/>
          <table:table-cell table:formula="of:=([.$P$3]-[.P32])/[.$P$3]" office:value-type="float" office:value="-0.830341787741461" calcext:value-type="float">
            <text:p>-0.830341787741461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INVERSION</text:p>
          </table:table-cell>
          <table:table-cell table:formula="of:=SUM([.F76:.W76])/3" office:value-type="float" office:value="-0.539768629733448" calcext:value-type="float">
            <text:p>-0.539768629733448</text:p>
          </table:table-cell>
          <table:table-cell table:style-name="ce39" table:formula="of:=[.D76]*(-1)" office:value-type="percentage" office:value="0.539768629733448" calcext:value-type="percentage">
            <text:p>53.98%</text:p>
          </table:table-cell>
          <table:table-cell table:formula="of:=([.$F$3]-[.F33])/[.$F$3]" office:value-type="float" office:value="-0.231640532931667" calcext:value-type="float">
            <text:p>-0.231640532931667</text:p>
          </table:table-cell>
          <table:table-cell table:number-columns-repeated="3"/>
          <table:table-cell table:formula="of:=([.$J$3]-[.J33])/[.$J$3]" office:value-type="float" office:value="-0.0956038372898423" calcext:value-type="float">
            <text:p>-0.095603837289842</text:p>
          </table:table-cell>
          <table:table-cell table:number-columns-repeated="5"/>
          <table:table-cell table:formula="of:=([.$P$3]-[.P33])/[.$P$3]" office:value-type="float" office:value="-1.29206151897884" calcext:value-type="float">
            <text:p>-1.29206151897884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1" office:value-type="string" calcext:value-type="string">
            <text:p>MX INSERTION</text:p>
          </table:table-cell>
          <table:table-cell table:formula="of:=SUM([.F77:.W77])/3" office:value-type="float" office:value="-1.70398558876845" calcext:value-type="float">
            <text:p>-1.70398558876845</text:p>
          </table:table-cell>
          <table:table-cell table:style-name="ce39" table:formula="of:=[.D77]*(-1)" office:value-type="percentage" office:value="1.70398558876845" calcext:value-type="percentage">
            <text:p>170.40%</text:p>
          </table:table-cell>
          <table:table-cell table:formula="of:=([.$F$3]-[.F34])/[.$F$3]" office:value-type="float" office:value="-1.5648848769756" calcext:value-type="float">
            <text:p>-1.5648848769756</text:p>
          </table:table-cell>
          <table:table-cell table:number-columns-repeated="3"/>
          <table:table-cell table:formula="of:=([.$J$3]-[.J34])/[.$J$3]" office:value-type="float" office:value="-0.521344855786419" calcext:value-type="float">
            <text:p>-0.521344855786419</text:p>
          </table:table-cell>
          <table:table-cell table:number-columns-repeated="5"/>
          <table:table-cell table:formula="of:=([.$P$3]-[.P34])/[.$P$3]" office:value-type="float" office:value="-3.02572703354334" calcext:value-type="float">
            <text:p>-3.02572703354334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BX INSERTION</text:p>
          </table:table-cell>
          <table:table-cell table:formula="of:=SUM([.F78:.W78])/3" office:value-type="float" office:value="-6.68199269101454" calcext:value-type="float">
            <text:p>-6.68199269101454</text:p>
          </table:table-cell>
          <table:table-cell table:style-name="ce39" table:formula="of:=[.D78]*(-1)" office:value-type="percentage" office:value="6.68199269101454" calcext:value-type="percentage">
            <text:p>668.20%</text:p>
          </table:table-cell>
          <table:table-cell table:formula="of:=([.$F$3]-[.F35])/[.$F$3]" office:value-type="float" office:value="-7.29491826101388" calcext:value-type="float">
            <text:p>-7.29491826101388</text:p>
          </table:table-cell>
          <table:table-cell table:number-columns-repeated="3"/>
          <table:table-cell table:formula="of:=([.$J$3]-[.J35])/[.$J$3]" office:value-type="float" office:value="-2.49477953220276" calcext:value-type="float">
            <text:p>-2.49477953220276</text:p>
          </table:table-cell>
          <table:table-cell table:number-columns-repeated="5"/>
          <table:table-cell table:formula="of:=([.$P$3]-[.P35])/[.$P$3]" office:value-type="float" office:value="-10.256280279827" calcext:value-type="float">
            <text:p>-10.256280279827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X INSERTION</text:p>
          </table:table-cell>
          <table:table-cell table:formula="of:=SUM([.F79:.W79])/3" office:value-type="float" office:value="-0.876717039839134" calcext:value-type="float">
            <text:p>-0.876717039839134</text:p>
          </table:table-cell>
          <table:table-cell table:style-name="ce39" table:formula="of:=[.D79]*(-1)" office:value-type="percentage" office:value="0.876717039839134" calcext:value-type="percentage">
            <text:p>87.67%</text:p>
          </table:table-cell>
          <table:table-cell table:formula="of:=([.$F$3]-[.F36])/[.$F$3]" office:value-type="float" office:value="-0.444141324691115" calcext:value-type="float">
            <text:p>-0.444141324691115</text:p>
          </table:table-cell>
          <table:table-cell table:number-columns-repeated="3"/>
          <table:table-cell table:formula="of:=([.$J$3]-[.J36])/[.$J$3]" office:value-type="float" office:value="-0.154363280432026" calcext:value-type="float">
            <text:p>-0.154363280432026</text:p>
          </table:table-cell>
          <table:table-cell table:number-columns-repeated="5"/>
          <table:table-cell table:formula="of:=([.$P$3]-[.P36])/[.$P$3]" office:value-type="float" office:value="-2.03164651439426" calcext:value-type="float">
            <text:p>-2.03164651439426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INSERTION</text:p>
          </table:table-cell>
          <table:table-cell table:formula="of:=SUM([.F80:.W80])/3" office:value-type="float" office:value="-1.23591533428793" calcext:value-type="float">
            <text:p>-1.23591533428793</text:p>
          </table:table-cell>
          <table:table-cell table:style-name="ce39" table:formula="of:=[.D80]*(-1)" office:value-type="percentage" office:value="1.23591533428793" calcext:value-type="percentage">
            <text:p>123.59%</text:p>
          </table:table-cell>
          <table:table-cell table:formula="of:=([.$F$3]-[.F37])/[.$F$3]" office:value-type="float" office:value="-1.03951450424189" calcext:value-type="float">
            <text:p>-1.03951450424189</text:p>
          </table:table-cell>
          <table:table-cell table:number-columns-repeated="3"/>
          <table:table-cell table:formula="of:=([.$J$3]-[.J37])/[.$J$3]" office:value-type="float" office:value="-0.430108605348483" calcext:value-type="float">
            <text:p>-0.430108605348483</text:p>
          </table:table-cell>
          <table:table-cell table:number-columns-repeated="5"/>
          <table:table-cell table:formula="of:=([.$P$3]-[.P37])/[.$P$3]" office:value-type="float" office:value="-2.23812289327341" calcext:value-type="float">
            <text:p>-2.23812289327341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INSERTION</text:p>
          </table:table-cell>
          <table:table-cell table:formula="of:=SUM([.F81:.W81])/3" office:value-type="float" office:value="-2.16456816009559" calcext:value-type="float">
            <text:p>-2.16456816009559</text:p>
          </table:table-cell>
          <table:table-cell table:style-name="ce39" table:formula="of:=[.D81]*(-1)" office:value-type="percentage" office:value="2.16456816009559" calcext:value-type="percentage">
            <text:p>216.46%</text:p>
          </table:table-cell>
          <table:table-cell table:formula="of:=([.$F$3]-[.F38])/[.$F$3]" office:value-type="float" office:value="-1.75034029892999" calcext:value-type="float">
            <text:p>-1.75034029892999</text:p>
          </table:table-cell>
          <table:table-cell table:number-columns-repeated="3"/>
          <table:table-cell table:formula="of:=([.$J$3]-[.J38])/[.$J$3]" office:value-type="float" office:value="-0.454020213693666" calcext:value-type="float">
            <text:p>-0.454020213693666</text:p>
          </table:table-cell>
          <table:table-cell table:number-columns-repeated="5"/>
          <table:table-cell table:formula="of:=([.$P$3]-[.P38])/[.$P$3]" office:value-type="float" office:value="-4.28934396766312" calcext:value-type="float">
            <text:p>-4.28934396766312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INSERTION</text:p>
          </table:table-cell>
          <table:table-cell table:formula="of:=SUM([.F82:.W82])/3" office:value-type="float" office:value="-1.37678543559898" calcext:value-type="float">
            <text:p>-1.37678543559898</text:p>
          </table:table-cell>
          <table:table-cell table:style-name="ce39" table:formula="of:=[.D82]*(-1)" office:value-type="percentage" office:value="1.37678543559898" calcext:value-type="percentage">
            <text:p>137.68%</text:p>
          </table:table-cell>
          <table:table-cell table:formula="of:=([.$F$3]-[.F39])/[.$F$3]" office:value-type="float" office:value="-1.15879834242557" calcext:value-type="float">
            <text:p>-1.15879834242557</text:p>
          </table:table-cell>
          <table:table-cell table:number-columns-repeated="3"/>
          <table:table-cell table:formula="of:=([.$J$3]-[.J39])/[.$J$3]" office:value-type="float" office:value="-0.403546637641514" calcext:value-type="float">
            <text:p>-0.403546637641514</text:p>
          </table:table-cell>
          <table:table-cell table:number-columns-repeated="5"/>
          <table:table-cell table:formula="of:=([.$P$3]-[.P39])/[.$P$3]" office:value-type="float" office:value="-2.56801132672985" calcext:value-type="float">
            <text:p>-2.56801132672985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INSERTION</text:p>
          </table:table-cell>
          <table:table-cell table:formula="of:=SUM([.F83:.W83])/3" office:value-type="float" office:value="-1.42502592255259" calcext:value-type="float">
            <text:p>-1.42502592255259</text:p>
          </table:table-cell>
          <table:table-cell table:style-name="ce39" table:formula="of:=[.D83]*(-1)" office:value-type="percentage" office:value="1.42502592255259" calcext:value-type="percentage">
            <text:p>142.50%</text:p>
          </table:table-cell>
          <table:table-cell table:formula="of:=([.$F$3]-[.F40])/[.$F$3]" office:value-type="float" office:value="-1.00199479369538" calcext:value-type="float">
            <text:p>-1.00199479369538</text:p>
          </table:table-cell>
          <table:table-cell table:number-columns-repeated="3"/>
          <table:table-cell table:formula="of:=([.$J$3]-[.J40])/[.$J$3]" office:value-type="float" office:value="-0.405066507615195" calcext:value-type="float">
            <text:p>-0.405066507615195</text:p>
          </table:table-cell>
          <table:table-cell table:number-columns-repeated="5"/>
          <table:table-cell table:formula="of:=([.$P$3]-[.P40])/[.$P$3]" office:value-type="float" office:value="-2.86801646634719" calcext:value-type="float">
            <text:p>-2.86801646634719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1" office:value-type="string" calcext:value-type="string">
            <text:p><text:span text:style-name="T3">MX </text:span><text:span text:style-name="T4">DISPLACEMENT</text:span></text:p>
          </table:table-cell>
          <table:table-cell table:formula="of:=SUM([.F84:.W84])/3" office:value-type="float" office:value="-0.721144073586351" calcext:value-type="float">
            <text:p>-0.721144073586351</text:p>
          </table:table-cell>
          <table:table-cell table:style-name="ce39" table:formula="of:=[.D84]*(-1)" office:value-type="percentage" office:value="0.721144073586351" calcext:value-type="percentage">
            <text:p>72.11%</text:p>
          </table:table-cell>
          <table:table-cell table:formula="of:=([.$F$3]-[.F41])/[.$F$3]" office:value-type="float" office:value="-0.586416030017927" calcext:value-type="float">
            <text:p>-0.586416030017927</text:p>
          </table:table-cell>
          <table:table-cell table:number-columns-repeated="3"/>
          <table:table-cell table:formula="of:=([.$J$3]-[.J41])/[.$J$3]" office:value-type="float" office:value="-0.142045531379197" calcext:value-type="float">
            <text:p>-0.142045531379197</text:p>
          </table:table-cell>
          <table:table-cell table:number-columns-repeated="5"/>
          <table:table-cell table:formula="of:=([.$P$3]-[.P41])/[.$P$3]" office:value-type="float" office:value="-1.43497065936193" calcext:value-type="float">
            <text:p>-1.43497065936193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85:.W85])/3" office:value-type="float" office:value="-6.70700552875548" calcext:value-type="float">
            <text:p>-6.70700552875548</text:p>
          </table:table-cell>
          <table:table-cell table:style-name="ce39" table:formula="of:=[.D85]*(-1)" office:value-type="percentage" office:value="6.70700552875548" calcext:value-type="percentage">
            <text:p>670.70%</text:p>
          </table:table-cell>
          <table:table-cell table:formula="of:=([.$F$3]-[.F42])/[.$F$3]" office:value-type="float" office:value="-7.18271158020934" calcext:value-type="float">
            <text:p>-7.18271158020934</text:p>
          </table:table-cell>
          <table:table-cell table:number-columns-repeated="3"/>
          <table:table-cell table:formula="of:=([.$J$3]-[.J42])/[.$J$3]" office:value-type="float" office:value="-2.74970994937299" calcext:value-type="float">
            <text:p>-2.74970994937299</text:p>
          </table:table-cell>
          <table:table-cell table:number-columns-repeated="5"/>
          <table:table-cell table:formula="of:=([.$P$3]-[.P42])/[.$P$3]" office:value-type="float" office:value="-10.1885950566841" calcext:value-type="float">
            <text:p>-10.1885950566841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X DISPLACEMENT</text:p>
          </table:table-cell>
          <table:table-cell table:formula="of:=SUM([.F86:.W86])/3" office:value-type="float" office:value="-0.870516753044436" calcext:value-type="float">
            <text:p>-0.870516753044436</text:p>
          </table:table-cell>
          <table:table-cell table:style-name="ce39" table:formula="of:=[.D86]*(-1)" office:value-type="percentage" office:value="0.870516753044436" calcext:value-type="percentage">
            <text:p>87.05%</text:p>
          </table:table-cell>
          <table:table-cell table:formula="of:=([.$F$3]-[.F43])/[.$F$3]" office:value-type="float" office:value="-0.478902862506184" calcext:value-type="float">
            <text:p>-0.478902862506184</text:p>
          </table:table-cell>
          <table:table-cell table:number-columns-repeated="3"/>
          <table:table-cell table:formula="of:=([.$J$3]-[.J43])/[.$J$3]" office:value-type="float" office:value="-0.148173221871878" calcext:value-type="float">
            <text:p>-0.148173221871878</text:p>
          </table:table-cell>
          <table:table-cell table:number-columns-repeated="5"/>
          <table:table-cell table:formula="of:=([.$P$3]-[.P43])/[.$P$3]" office:value-type="float" office:value="-1.98447417475525" calcext:value-type="float">
            <text:p>-1.98447417475525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DISPLACEMENT</text:p>
          </table:table-cell>
          <table:table-cell table:formula="of:=SUM([.F87:.W87])/3" office:value-type="float" office:value="-0.740893173381937" calcext:value-type="float">
            <text:p>-0.740893173381937</text:p>
          </table:table-cell>
          <table:table-cell table:style-name="ce39" table:formula="of:=[.D87]*(-1)" office:value-type="percentage" office:value="0.740893173381937" calcext:value-type="percentage">
            <text:p>74.09%</text:p>
          </table:table-cell>
          <table:table-cell table:formula="of:=([.$F$3]-[.F44])/[.$F$3]" office:value-type="float" office:value="-0.546763886596859" calcext:value-type="float">
            <text:p>-0.546763886596859</text:p>
          </table:table-cell>
          <table:table-cell table:number-columns-repeated="3"/>
          <table:table-cell table:formula="of:=([.$J$3]-[.J44])/[.$J$3]" office:value-type="float" office:value="-0.147237728479562" calcext:value-type="float">
            <text:p>-0.147237728479562</text:p>
          </table:table-cell>
          <table:table-cell table:number-columns-repeated="5"/>
          <table:table-cell table:formula="of:=([.$P$3]-[.P44])/[.$P$3]" office:value-type="float" office:value="-1.52867790506939" calcext:value-type="float">
            <text:p>-1.52867790506939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DISPLACEMENT</text:p>
          </table:table-cell>
          <table:table-cell table:formula="of:=SUM([.F88:.W88])/3" office:value-type="float" office:value="-3.30111842361339" calcext:value-type="float">
            <text:p>-3.30111842361339</text:p>
          </table:table-cell>
          <table:table-cell table:style-name="ce39" table:formula="of:=[.D88]*(-1)" office:value-type="percentage" office:value="3.30111842361339" calcext:value-type="percentage">
            <text:p>330.11%</text:p>
          </table:table-cell>
          <table:table-cell table:formula="of:=([.$F$3]-[.F45])/[.$F$3]" office:value-type="float" office:value="-3.2888365002672" calcext:value-type="float">
            <text:p>-3.2888365002672</text:p>
          </table:table-cell>
          <table:table-cell table:number-columns-repeated="3"/>
          <table:table-cell table:formula="of:=([.$J$3]-[.J45])/[.$J$3]" office:value-type="float" office:value="-0.954323644275826" calcext:value-type="float">
            <text:p>-0.954323644275826</text:p>
          </table:table-cell>
          <table:table-cell table:number-columns-repeated="5"/>
          <table:table-cell table:formula="of:=([.$P$3]-[.P45])/[.$P$3]" office:value-type="float" office:value="-5.66019512629716" calcext:value-type="float">
            <text:p>-5.66019512629716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DISPLACEMENT</text:p>
          </table:table-cell>
          <table:table-cell table:formula="of:=SUM([.F89:.W89])/3" office:value-type="float" office:value="-0.846634145709963" calcext:value-type="float">
            <text:p>-0.846634145709963</text:p>
          </table:table-cell>
          <table:table-cell table:style-name="ce39" table:formula="of:=[.D89]*(-1)" office:value-type="percentage" office:value="0.846634145709963" calcext:value-type="percentage">
            <text:p>84.66%</text:p>
          </table:table-cell>
          <table:table-cell table:formula="of:=([.$F$3]-[.F46])/[.$F$3]" office:value-type="float" office:value="-0.584829403553275" calcext:value-type="float">
            <text:p>-0.584829403553275</text:p>
          </table:table-cell>
          <table:table-cell table:number-columns-repeated="3"/>
          <table:table-cell table:formula="of:=([.$J$3]-[.J46])/[.$J$3]" office:value-type="float" office:value="-0.195425625614508" calcext:value-type="float">
            <text:p>-0.195425625614508</text:p>
          </table:table-cell>
          <table:table-cell table:number-columns-repeated="5"/>
          <table:table-cell table:formula="of:=([.$P$3]-[.P46])/[.$P$3]" office:value-type="float" office:value="-1.7596474079621" calcext:value-type="float">
            <text:p>-1.7596474079621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DISPLACEMENT</text:p>
          </table:table-cell>
          <table:table-cell table:formula="of:=SUM([.F90:.W90])/3" office:value-type="float" office:value="-1.98238124560259" calcext:value-type="float">
            <text:p>-1.98238124560259</text:p>
          </table:table-cell>
          <table:table-cell table:style-name="ce39" table:formula="of:=[.D90]*(-1)" office:value-type="percentage" office:value="1.98238124560259" calcext:value-type="percentage">
            <text:p>198.24%</text:p>
          </table:table-cell>
          <table:table-cell table:formula="of:=([.$F$3]-[.F47])/[.$F$3]" office:value-type="float" office:value="-1.36771531969515" calcext:value-type="float">
            <text:p>-1.36771531969515</text:p>
          </table:table-cell>
          <table:table-cell table:number-columns-repeated="3"/>
          <table:table-cell table:formula="of:=([.$J$3]-[.J47])/[.$J$3]" office:value-type="float" office:value="-0.423556016876787" calcext:value-type="float">
            <text:p>-0.423556016876787</text:p>
          </table:table-cell>
          <table:table-cell table:number-columns-repeated="5"/>
          <table:table-cell table:formula="of:=([.$P$3]-[.P47])/[.$P$3]" office:value-type="float" office:value="-4.15587240023584" calcext:value-type="float">
            <text:p>-4.15587240023584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 table:style-name="ce13" office:value-type="string" calcext:value-type="string" table:number-columns-spanned="4" table:number-rows-spanned="1">
            <text:p>Relative error with respect to the best result of heuristics</text:p>
          </table:table-cell>
          <table:covered-table-cell table:number-columns-repeated="2" table:style-name="Default"/>
          <table:covered-table-cell table:formula="of:=SUM([.F91:.W91])/3" office:value-type="float" office:value="0" calcext:value-type="float">
            <text:p>0</text:p>
          </table:covered-table-cell>
          <table:table-cell table:style-name="ce30"/>
          <table:table-cell table:style-name="Default" table:number-columns-repeated="5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MX SWAP</text:p>
          </table:table-cell>
          <table:table-cell table:formula="of:=SUM([.F92:.W92])/15" office:value-type="float" office:value="-3.42782777796238" calcext:value-type="float">
            <text:p>-3.42782777796238</text:p>
          </table:table-cell>
          <table:table-cell table:style-name="ce44" table:formula="of:=[.D92]*(-1)" office:value-type="percentage" office:value="3.42782777796238" calcext:value-type="percentage">
            <text:p>342.78%</text:p>
          </table:table-cell>
          <table:table-cell/>
          <table:table-cell table:formula="of:=([.$G$4]-[.G6])/[.$G$4]" office:value-type="float" office:value="-2.4499121327224" calcext:value-type="float">
            <text:p>-2.4499121327224</text:p>
          </table:table-cell>
          <table:table-cell table:formula="of:=([.$G$4]-[.H6])/[.$G$4]" office:value-type="float" office:value="-1.24777151654519" calcext:value-type="float">
            <text:p>-1.24777151654519</text:p>
          </table:table-cell>
          <table:table-cell table:formula="of:=([.$G$4]-[.I6])/[.$G$4]" office:value-type="float" office:value="0.861815303560907" calcext:value-type="float">
            <text:p>0.861815303560907</text:p>
          </table:table-cell>
          <table:table-cell/>
          <table:table-cell table:formula="of:=([.$G$4]-[.K6])/[.$G$4]" office:value-type="float" office:value="-5.29336193628168" calcext:value-type="float">
            <text:p>-5.29336193628168</text:p>
          </table:table-cell>
          <table:table-cell table:formula="of:=([.$G$4]-[.L6])/[.$G$4]" office:value-type="float" office:value="-13.7739520596355" calcext:value-type="float">
            <text:p>-13.7739520596355</text:p>
          </table:table-cell>
          <table:table-cell table:formula="of:=([.$G$4]-[.M6])/[.$G$4]" office:value-type="float" office:value="-0.432934684294349" calcext:value-type="float">
            <text:p>-0.432934684294349</text:p>
          </table:table-cell>
          <table:table-cell table:formula="of:=([.$G$4]-[.N6])/[.$G$4]" office:value-type="float" office:value="-0.39661866256782" calcext:value-type="float">
            <text:p>-0.39661866256782</text:p>
          </table:table-cell>
          <table:table-cell table:formula="of:=([.$G$4]-[.O6])/[.$G$4]" office:value-type="float" office:value="-2.01267262942038" calcext:value-type="float">
            <text:p>-2.01267262942038</text:p>
          </table:table-cell>
          <table:table-cell/>
          <table:table-cell table:formula="of:=([.$G$4]-[.Q6])/[.$G$4]" office:value-type="float" office:value="-4.40963395757113" calcext:value-type="float">
            <text:p>-4.40963395757113</text:p>
          </table:table-cell>
          <table:table-cell table:formula="of:=([.$G$4]-[.R6])/[.$G$4]" office:value-type="float" office:value="-3.21837895752824" calcext:value-type="float">
            <text:p>-3.21837895752824</text:p>
          </table:table-cell>
          <table:table-cell table:formula="of:=([.$G$4]-[.S6])/[.$G$4]" office:value-type="float" office:value="-2.44164110303978" calcext:value-type="float">
            <text:p>-2.44164110303978</text:p>
          </table:table-cell>
          <table:table-cell table:formula="of:=([.$G$4]-[.T6])/[.$G$4]" office:value-type="float" office:value="-11.5952356495535" calcext:value-type="float">
            <text:p>-11.5952356495535</text:p>
          </table:table-cell>
          <table:table-cell table:formula="of:=([.$G$4]-[.U6])/[.$G$4]" office:value-type="float" office:value="-0.375180849247941" calcext:value-type="float">
            <text:p>-0.375180849247941</text:p>
          </table:table-cell>
          <table:table-cell table:formula="of:=([.$G$4]-[.V6])/[.$G$4]" office:value-type="float" office:value="-5.46040338065395" calcext:value-type="float">
            <text:p>-5.46040338065395</text:p>
          </table:table-cell>
          <table:table-cell table:formula="of:=([.$G$4]-[.W6])/[.$G$4]" office:value-type="float" office:value="0.828465546065204" calcext:value-type="float">
            <text:p>0.828465546065204</text:p>
          </table:table-cell>
          <table:table-cell table:style-name="Default"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SWAP</text:p>
          </table:table-cell>
          <table:table-cell table:formula="of:=SUM([.F93:.W93])/15" office:value-type="float" office:value="-13.4987822064556" calcext:value-type="float">
            <text:p>-13.4987822064556</text:p>
          </table:table-cell>
          <table:table-cell table:style-name="ce44" table:formula="of:=[.D93]*(-1)" office:value-type="percentage" office:value="13.4987822064556" calcext:value-type="percentage">
            <text:p>1349.88%</text:p>
          </table:table-cell>
          <table:table-cell/>
          <table:table-cell table:formula="of:=([.$G$4]-[.G7])/[.$G$4]" office:value-type="float" office:value="-7.89975475193816" calcext:value-type="float">
            <text:p>-7.89975475193816</text:p>
          </table:table-cell>
          <table:table-cell table:formula="of:=([.$G$4]-[.H7])/[.$G$4]" office:value-type="float" office:value="-7.58006336794654" calcext:value-type="float">
            <text:p>-7.58006336794654</text:p>
          </table:table-cell>
          <table:table-cell table:formula="of:=([.$G$4]-[.I7])/[.$G$4]" office:value-type="float" office:value="0.550289892648508" calcext:value-type="float">
            <text:p>0.550289892648508</text:p>
          </table:table-cell>
          <table:table-cell/>
          <table:table-cell table:formula="of:=([.$G$4]-[.K7])/[.$G$4]" office:value-type="float" office:value="-18.863137757081" calcext:value-type="float">
            <text:p>-18.863137757081</text:p>
          </table:table-cell>
          <table:table-cell table:formula="of:=([.$G$4]-[.L7])/[.$G$4]" office:value-type="float" office:value="-43.1343424306826" calcext:value-type="float">
            <text:p>-43.1343424306826</text:p>
          </table:table-cell>
          <table:table-cell table:formula="of:=([.$G$4]-[.M7])/[.$G$4]" office:value-type="float" office:value="-3.40061769994268" calcext:value-type="float">
            <text:p>-3.40061769994268</text:p>
          </table:table-cell>
          <table:table-cell table:formula="of:=([.$G$4]-[.N7])/[.$G$4]" office:value-type="float" office:value="-3.52154710104297" calcext:value-type="float">
            <text:p>-3.52154710104297</text:p>
          </table:table-cell>
          <table:table-cell table:formula="of:=([.$G$4]-[.O7])/[.$G$4]" office:value-type="float" office:value="-9.53517146899722" calcext:value-type="float">
            <text:p>-9.53517146899722</text:p>
          </table:table-cell>
          <table:table-cell/>
          <table:table-cell table:formula="of:=([.$G$4]-[.Q7])/[.$G$4]" office:value-type="float" office:value="-21.7675460285532" calcext:value-type="float">
            <text:p>-21.7675460285532</text:p>
          </table:table-cell>
          <table:table-cell table:formula="of:=([.$G$4]-[.R7])/[.$G$4]" office:value-type="float" office:value="-14.9246049030006" calcext:value-type="float">
            <text:p>-14.9246049030006</text:p>
          </table:table-cell>
          <table:table-cell table:formula="of:=([.$G$4]-[.S7])/[.$G$4]" office:value-type="float" office:value="-11.185809582719" calcext:value-type="float">
            <text:p>-11.185809582719</text:p>
          </table:table-cell>
          <table:table-cell table:formula="of:=([.$G$4]-[.T7])/[.$G$4]" office:value-type="float" office:value="-36.0218320718702" calcext:value-type="float">
            <text:p>-36.0218320718702</text:p>
          </table:table-cell>
          <table:table-cell table:formula="of:=([.$G$4]-[.U7])/[.$G$4]" office:value-type="float" office:value="-3.13777614561479" calcext:value-type="float">
            <text:p>-3.13777614561479</text:p>
          </table:table-cell>
          <table:table-cell table:formula="of:=([.$G$4]-[.V7])/[.$G$4]" office:value-type="float" office:value="-22.4523364498437" calcext:value-type="float">
            <text:p>-22.4523364498437</text:p>
          </table:table-cell>
          <table:table-cell table:formula="of:=([.$G$4]-[.W7])/[.$G$4]" office:value-type="float" office:value="0.392516769749783" calcext:value-type="float">
            <text:p>0.392516769749783</text:p>
          </table:table-cell>
          <table:table-cell table:style-name="Default"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X SWAP</text:p>
          </table:table-cell>
          <table:table-cell table:formula="of:=SUM([.F94:.W94])/15" office:value-type="float" office:value="-1.88380831773358" calcext:value-type="float">
            <text:p>-1.88380831773358</text:p>
          </table:table-cell>
          <table:table-cell table:style-name="ce44" table:formula="of:=[.D94]*(-1)" office:value-type="percentage" office:value="1.88380831773358" calcext:value-type="percentage">
            <text:p>188.38%</text:p>
          </table:table-cell>
          <table:table-cell/>
          <table:table-cell table:formula="of:=([.$G$4]-[.G8])/[.$G$4]" office:value-type="float" office:value="-2.04647989785243" calcext:value-type="float">
            <text:p>-2.04647989785243</text:p>
          </table:table-cell>
          <table:table-cell table:formula="of:=([.$G$4]-[.H8])/[.$G$4]" office:value-type="float" office:value="0.208671559884092" calcext:value-type="float">
            <text:p>0.208671559884092</text:p>
          </table:table-cell>
          <table:table-cell table:formula="of:=([.$G$4]-[.I8])/[.$G$4]" office:value-type="float" office:value="0.912734239348133" calcext:value-type="float">
            <text:p>0.912734239348133</text:p>
          </table:table-cell>
          <table:table-cell/>
          <table:table-cell table:formula="of:=([.$G$4]-[.K8])/[.$G$4]" office:value-type="float" office:value="-3.47205843448633" calcext:value-type="float">
            <text:p>-3.47205843448633</text:p>
          </table:table-cell>
          <table:table-cell table:formula="of:=([.$G$4]-[.L8])/[.$G$4]" office:value-type="float" office:value="-9.46114650802383" calcext:value-type="float">
            <text:p>-9.46114650802383</text:p>
          </table:table-cell>
          <table:table-cell table:formula="of:=([.$G$4]-[.M8])/[.$G$4]" office:value-type="float" office:value="0.0852338856801219" calcext:value-type="float">
            <text:p>0.085233885680122</text:p>
          </table:table-cell>
          <table:table-cell table:formula="of:=([.$G$4]-[.N8])/[.$G$4]" office:value-type="float" office:value="0.0448665354597289" calcext:value-type="float">
            <text:p>0.044866535459729</text:p>
          </table:table-cell>
          <table:table-cell table:formula="of:=([.$G$4]-[.O8])/[.$G$4]" office:value-type="float" office:value="-0.92489352907986" calcext:value-type="float">
            <text:p>-0.92489352907986</text:p>
          </table:table-cell>
          <table:table-cell/>
          <table:table-cell table:formula="of:=([.$G$4]-[.Q8])/[.$G$4]" office:value-type="float" office:value="-1.62861758591471" calcext:value-type="float">
            <text:p>-1.62861758591471</text:p>
          </table:table-cell>
          <table:table-cell table:formula="of:=([.$G$4]-[.R8])/[.$G$4]" office:value-type="float" office:value="-0.757228783971618" calcext:value-type="float">
            <text:p>-0.757228783971618</text:p>
          </table:table-cell>
          <table:table-cell table:formula="of:=([.$G$4]-[.S8])/[.$G$4]" office:value-type="float" office:value="-1.00663819692863" calcext:value-type="float">
            <text:p>-1.00663819692863</text:p>
          </table:table-cell>
          <table:table-cell table:formula="of:=([.$G$4]-[.T8])/[.$G$4]" office:value-type="float" office:value="-7.58437622231109" calcext:value-type="float">
            <text:p>-7.58437622231109</text:p>
          </table:table-cell>
          <table:table-cell table:formula="of:=([.$G$4]-[.U8])/[.$G$4]" office:value-type="float" office:value="0.0220180997448709" calcext:value-type="float">
            <text:p>0.022018099744871</text:p>
          </table:table-cell>
          <table:table-cell table:formula="of:=([.$G$4]-[.V8])/[.$G$4]" office:value-type="float" office:value="-3.52011360204193" calcext:value-type="float">
            <text:p>-3.52011360204193</text:p>
          </table:table-cell>
          <table:table-cell table:formula="of:=([.$G$4]-[.W8])/[.$G$4]" office:value-type="float" office:value="0.870903674489817" calcext:value-type="float">
            <text:p>0.870903674489817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 table:style-name="ce3"/>
          <table:table-cell table:style-name="ce23" office:value-type="string" calcext:value-type="string">
            <text:p>LOX SWAP</text:p>
          </table:table-cell>
          <table:table-cell table:formula="of:=SUM([.F95:.W95])/15" office:value-type="float" office:value="-3.05369963828159" calcext:value-type="float">
            <text:p>-3.05369963828159</text:p>
          </table:table-cell>
          <table:table-cell table:style-name="ce44" table:formula="of:=[.D95]*(-1)" office:value-type="percentage" office:value="3.05369963828159" calcext:value-type="percentage">
            <text:p>305.37%</text:p>
          </table:table-cell>
          <table:table-cell/>
          <table:table-cell table:formula="of:=([.$G$4]-[.G9])/[.$G$4]" office:value-type="float" office:value="-1.95825226475335" calcext:value-type="float">
            <text:p>-1.95825226475335</text:p>
          </table:table-cell>
          <table:table-cell table:formula="of:=([.$G$4]-[.H9])/[.$G$4]" office:value-type="float" office:value="-1.05617740484479" calcext:value-type="float">
            <text:p>-1.05617740484479</text:p>
          </table:table-cell>
          <table:table-cell table:formula="of:=([.$G$4]-[.I9])/[.$G$4]" office:value-type="float" office:value="0.87569606848719" calcext:value-type="float">
            <text:p>0.87569606848719</text:p>
          </table:table-cell>
          <table:table-cell/>
          <table:table-cell table:formula="of:=([.$G$4]-[.K9])/[.$G$4]" office:value-type="float" office:value="-5.06602284959343" calcext:value-type="float">
            <text:p>-5.06602284959343</text:p>
          </table:table-cell>
          <table:table-cell table:formula="of:=([.$G$4]-[.L9])/[.$G$4]" office:value-type="float" office:value="-11.7761642149174" calcext:value-type="float">
            <text:p>-11.7761642149174</text:p>
          </table:table-cell>
          <table:table-cell table:formula="of:=([.$G$4]-[.M9])/[.$G$4]" office:value-type="float" office:value="-0.330213997041062" calcext:value-type="float">
            <text:p>-0.330213997041062</text:p>
          </table:table-cell>
          <table:table-cell table:formula="of:=([.$G$4]-[.N9])/[.$G$4]" office:value-type="float" office:value="-0.407652904204749" calcext:value-type="float">
            <text:p>-0.407652904204749</text:p>
          </table:table-cell>
          <table:table-cell table:formula="of:=([.$G$4]-[.O9])/[.$G$4]" office:value-type="float" office:value="-1.64602380769253" calcext:value-type="float">
            <text:p>-1.64602380769253</text:p>
          </table:table-cell>
          <table:table-cell/>
          <table:table-cell table:formula="of:=([.$G$4]-[.Q9])/[.$G$4]" office:value-type="float" office:value="-4.39088935435159" calcext:value-type="float">
            <text:p>-4.39088935435159</text:p>
          </table:table-cell>
          <table:table-cell table:formula="of:=([.$G$4]-[.R9])/[.$G$4]" office:value-type="float" office:value="-3.151738650888" calcext:value-type="float">
            <text:p>-3.151738650888</text:p>
          </table:table-cell>
          <table:table-cell table:formula="of:=([.$G$4]-[.S9])/[.$G$4]" office:value-type="float" office:value="-2.00842789696321" calcext:value-type="float">
            <text:p>-2.00842789696321</text:p>
          </table:table-cell>
          <table:table-cell table:formula="of:=([.$G$4]-[.T9])/[.$G$4]" office:value-type="float" office:value="-9.94026275524849" calcext:value-type="float">
            <text:p>-9.94026275524849</text:p>
          </table:table-cell>
          <table:table-cell table:formula="of:=([.$G$4]-[.U9])/[.$G$4]" office:value-type="float" office:value="-0.271979970740329" calcext:value-type="float">
            <text:p>-0.271979970740329</text:p>
          </table:table-cell>
          <table:table-cell table:formula="of:=([.$G$4]-[.V9])/[.$G$4]" office:value-type="float" office:value="-5.50289536962821" calcext:value-type="float">
            <text:p>-5.50289536962821</text:p>
          </table:table-cell>
          <table:table-cell table:formula="of:=([.$G$4]-[.W9])/[.$G$4]" office:value-type="float" office:value="0.825510798156098" calcext:value-type="float">
            <text:p>0.825510798156098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SWAP</text:p>
          </table:table-cell>
          <table:table-cell table:formula="of:=SUM([.F96:.W96])/15" office:value-type="float" office:value="-5.47566096164982" calcext:value-type="float">
            <text:p>-5.47566096164982</text:p>
          </table:table-cell>
          <table:table-cell table:style-name="ce44" table:formula="of:=[.D96]*(-1)" office:value-type="percentage" office:value="5.47566096164982" calcext:value-type="percentage">
            <text:p>547.57%</text:p>
          </table:table-cell>
          <table:table-cell/>
          <table:table-cell table:formula="of:=([.$G$4]-[.G10])/[.$G$4]" office:value-type="float" office:value="-3.47129461308997" calcext:value-type="float">
            <text:p>-3.47129461308997</text:p>
          </table:table-cell>
          <table:table-cell table:formula="of:=([.$G$4]-[.H10])/[.$G$4]" office:value-type="float" office:value="-2.75455697107559" calcext:value-type="float">
            <text:p>-2.75455697107559</text:p>
          </table:table-cell>
          <table:table-cell table:formula="of:=([.$G$4]-[.I10])/[.$G$4]" office:value-type="float" office:value="0.824968783970535" calcext:value-type="float">
            <text:p>0.824968783970535</text:p>
          </table:table-cell>
          <table:table-cell/>
          <table:table-cell table:formula="of:=([.$G$4]-[.K10])/[.$G$4]" office:value-type="float" office:value="-7.74022778846884" calcext:value-type="float">
            <text:p>-7.74022778846884</text:p>
          </table:table-cell>
          <table:table-cell table:formula="of:=([.$G$4]-[.L10])/[.$G$4]" office:value-type="float" office:value="-19.6011881538286" calcext:value-type="float">
            <text:p>-19.6011881538286</text:p>
          </table:table-cell>
          <table:table-cell table:formula="of:=([.$G$4]-[.M10])/[.$G$4]" office:value-type="float" office:value="-0.746062258992353" calcext:value-type="float">
            <text:p>-0.746062258992353</text:p>
          </table:table-cell>
          <table:table-cell table:formula="of:=([.$G$4]-[.N10])/[.$G$4]" office:value-type="float" office:value="-0.970585046258461" calcext:value-type="float">
            <text:p>-0.970585046258461</text:p>
          </table:table-cell>
          <table:table-cell table:formula="of:=([.$G$4]-[.O10])/[.$G$4]" office:value-type="float" office:value="-3.48546452411551" calcext:value-type="float">
            <text:p>-3.48546452411551</text:p>
          </table:table-cell>
          <table:table-cell/>
          <table:table-cell table:formula="of:=([.$G$4]-[.Q10])/[.$G$4]" office:value-type="float" office:value="-9.42957926598161" calcext:value-type="float">
            <text:p>-9.42957926598161</text:p>
          </table:table-cell>
          <table:table-cell table:formula="of:=([.$G$4]-[.R10])/[.$G$4]" office:value-type="float" office:value="-5.92076445621575" calcext:value-type="float">
            <text:p>-5.92076445621575</text:p>
          </table:table-cell>
          <table:table-cell table:formula="of:=([.$G$4]-[.S10])/[.$G$4]" office:value-type="float" office:value="-3.38882761871414" calcext:value-type="float">
            <text:p>-3.38882761871414</text:p>
          </table:table-cell>
          <table:table-cell table:formula="of:=([.$G$4]-[.T10])/[.$G$4]" office:value-type="float" office:value="-16.3019308468359" calcext:value-type="float">
            <text:p>-16.3019308468359</text:p>
          </table:table-cell>
          <table:table-cell table:formula="of:=([.$G$4]-[.U10])/[.$G$4]" office:value-type="float" office:value="-0.94564229654493" calcext:value-type="float">
            <text:p>-0.94564229654493</text:p>
          </table:table-cell>
          <table:table-cell table:formula="of:=([.$G$4]-[.V10])/[.$G$4]" office:value-type="float" office:value="-8.9653724609184" calcext:value-type="float">
            <text:p>-8.9653724609184</text:p>
          </table:table-cell>
          <table:table-cell table:formula="of:=([.$G$4]-[.W10])/[.$G$4]" office:value-type="float" office:value="0.76161309232225" calcext:value-type="float">
            <text:p>0.76161309232225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/>
          <table:table-cell office:value-type="string" calcext:value-type="string">
            <text:p>PMX SWAP</text:p>
          </table:table-cell>
          <table:table-cell table:formula="of:=SUM([.F97:.W97])/15" office:value-type="float" office:value="-4.38695736492999" calcext:value-type="float">
            <text:p>-4.38695736492999</text:p>
          </table:table-cell>
          <table:table-cell table:style-name="ce44" table:formula="of:=[.D97]*(-1)" office:value-type="percentage" office:value="4.38695736492999" calcext:value-type="percentage">
            <text:p>438.70%</text:p>
          </table:table-cell>
          <table:table-cell/>
          <table:table-cell table:formula="of:=([.$G$4]-[.G11])/[.$G$4]" office:value-type="float" office:value="-2.59344576350181" calcext:value-type="float">
            <text:p>-2.59344576350181</text:p>
          </table:table-cell>
          <table:table-cell table:formula="of:=([.$G$4]-[.H11])/[.$G$4]" office:value-type="float" office:value="-2.01666685379984" calcext:value-type="float">
            <text:p>-2.01666685379984</text:p>
          </table:table-cell>
          <table:table-cell table:formula="of:=([.$G$4]-[.I11])/[.$G$4]" office:value-type="float" office:value="0.839620785136332" calcext:value-type="float">
            <text:p>0.839620785136332</text:p>
          </table:table-cell>
          <table:table-cell/>
          <table:table-cell table:formula="of:=([.$G$4]-[.K11])/[.$G$4]" office:value-type="float" office:value="-6.7717611555714" calcext:value-type="float">
            <text:p>-6.7717611555714</text:p>
          </table:table-cell>
          <table:table-cell table:formula="of:=([.$G$4]-[.L11])/[.$G$4]" office:value-type="float" office:value="-14.4798063095047" calcext:value-type="float">
            <text:p>-14.4798063095047</text:p>
          </table:table-cell>
          <table:table-cell table:formula="of:=([.$G$4]-[.M11])/[.$G$4]" office:value-type="float" office:value="-0.881641453399361" calcext:value-type="float">
            <text:p>-0.881641453399361</text:p>
          </table:table-cell>
          <table:table-cell table:formula="of:=([.$G$4]-[.N11])/[.$G$4]" office:value-type="float" office:value="-0.781167080687998" calcext:value-type="float">
            <text:p>-0.781167080687998</text:p>
          </table:table-cell>
          <table:table-cell table:formula="of:=([.$G$4]-[.O11])/[.$G$4]" office:value-type="float" office:value="-2.64495503490575" calcext:value-type="float">
            <text:p>-2.64495503490575</text:p>
          </table:table-cell>
          <table:table-cell/>
          <table:table-cell table:formula="of:=([.$G$4]-[.Q11])/[.$G$4]" office:value-type="float" office:value="-8.24819834152323" calcext:value-type="float">
            <text:p>-8.24819834152323</text:p>
          </table:table-cell>
          <table:table-cell table:formula="of:=([.$G$4]-[.R11])/[.$G$4]" office:value-type="float" office:value="-5.50836547454103" calcext:value-type="float">
            <text:p>-5.50836547454103</text:p>
          </table:table-cell>
          <table:table-cell table:formula="of:=([.$G$4]-[.S11])/[.$G$4]" office:value-type="float" office:value="-2.90618078317036" calcext:value-type="float">
            <text:p>-2.90618078317036</text:p>
          </table:table-cell>
          <table:table-cell table:formula="of:=([.$G$4]-[.T11])/[.$G$4]" office:value-type="float" office:value="-12.7057279579194" calcext:value-type="float">
            <text:p>-12.7057279579194</text:p>
          </table:table-cell>
          <table:table-cell table:formula="of:=([.$G$4]-[.U11])/[.$G$4]" office:value-type="float" office:value="-0.493984550457968" calcext:value-type="float">
            <text:p>-0.493984550457968</text:p>
          </table:table-cell>
          <table:table-cell table:formula="of:=([.$G$4]-[.V11])/[.$G$4]" office:value-type="float" office:value="-7.38640180961747" calcext:value-type="float">
            <text:p>-7.38640180961747</text:p>
          </table:table-cell>
          <table:table-cell table:formula="of:=([.$G$4]-[.W11])/[.$G$4]" office:value-type="float" office:value="0.774321309514193" calcext:value-type="float">
            <text:p>0.774321309514193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98:.W98])/15" office:value-type="float" office:value="-4.4721603799734" calcext:value-type="float">
            <text:p>-4.4721603799734</text:p>
          </table:table-cell>
          <table:table-cell table:style-name="ce44" table:formula="of:=[.D98]*(-1)" office:value-type="percentage" office:value="4.4721603799734" calcext:value-type="percentage">
            <text:p>447.22%</text:p>
          </table:table-cell>
          <table:table-cell/>
          <table:table-cell table:formula="of:=([.$G$4]-[.G12])/[.$G$4]" office:value-type="float" office:value="-2.52111839866284" calcext:value-type="float">
            <text:p>-2.52111839866284</text:p>
          </table:table-cell>
          <table:table-cell table:formula="of:=([.$G$4]-[.H12])/[.$G$4]" office:value-type="float" office:value="-2.16030387628276" calcext:value-type="float">
            <text:p>-2.16030387628276</text:p>
          </table:table-cell>
          <table:table-cell table:formula="of:=([.$G$4]-[.I12])/[.$G$4]" office:value-type="float" office:value="0.840394298553714" calcext:value-type="float">
            <text:p>0.840394298553714</text:p>
          </table:table-cell>
          <table:table-cell/>
          <table:table-cell table:formula="of:=([.$G$4]-[.K12])/[.$G$4]" office:value-type="float" office:value="-6.79128124604369" calcext:value-type="float">
            <text:p>-6.79128124604369</text:p>
          </table:table-cell>
          <table:table-cell table:formula="of:=([.$G$4]-[.L12])/[.$G$4]" office:value-type="float" office:value="-14.8126386540899" calcext:value-type="float">
            <text:p>-14.8126386540899</text:p>
          </table:table-cell>
          <table:table-cell table:formula="of:=([.$G$4]-[.M12])/[.$G$4]" office:value-type="float" office:value="-0.75463443138154" calcext:value-type="float">
            <text:p>-0.75463443138154</text:p>
          </table:table-cell>
          <table:table-cell table:formula="of:=([.$G$4]-[.N12])/[.$G$4]" office:value-type="float" office:value="-0.883985138887918" calcext:value-type="float">
            <text:p>-0.883985138887918</text:p>
          </table:table-cell>
          <table:table-cell table:formula="of:=([.$G$4]-[.O12])/[.$G$4]" office:value-type="float" office:value="-2.76521841769727" calcext:value-type="float">
            <text:p>-2.76521841769727</text:p>
          </table:table-cell>
          <table:table-cell/>
          <table:table-cell table:formula="of:=([.$G$4]-[.Q12])/[.$G$4]" office:value-type="float" office:value="-8.12725337155126" calcext:value-type="float">
            <text:p>-8.12725337155126</text:p>
          </table:table-cell>
          <table:table-cell table:formula="of:=([.$G$4]-[.R12])/[.$G$4]" office:value-type="float" office:value="-5.51669566047738" calcext:value-type="float">
            <text:p>-5.51669566047738</text:p>
          </table:table-cell>
          <table:table-cell table:formula="of:=([.$G$4]-[.S12])/[.$G$4]" office:value-type="float" office:value="-3.11806276193289" calcext:value-type="float">
            <text:p>-3.11806276193289</text:p>
          </table:table-cell>
          <table:table-cell table:formula="of:=([.$G$4]-[.T12])/[.$G$4]" office:value-type="float" office:value="-12.6291822318911" calcext:value-type="float">
            <text:p>-12.6291822318911</text:p>
          </table:table-cell>
          <table:table-cell table:formula="of:=([.$G$4]-[.U12])/[.$G$4]" office:value-type="float" office:value="-0.530548040615818" calcext:value-type="float">
            <text:p>-0.530548040615818</text:p>
          </table:table-cell>
          <table:table-cell table:formula="of:=([.$G$4]-[.V12])/[.$G$4]" office:value-type="float" office:value="-8.08608625189617" calcext:value-type="float">
            <text:p>-8.08608625189617</text:p>
          </table:table-cell>
          <table:table-cell table:formula="of:=([.$G$4]-[.W12])/[.$G$4]" office:value-type="float" office:value="0.774208483255847" calcext:value-type="float">
            <text:p>0.774208483255847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1" office:value-type="string" calcext:value-type="string">
            <text:p><text:span text:style-name="T3">MX</text:span> SCRAMBLE</text:p>
          </table:table-cell>
          <table:table-cell table:formula="of:=SUM([.F99:.W99])/15" office:value-type="float" office:value="-7.60519581447978" calcext:value-type="float">
            <text:p>-7.60519581447978</text:p>
          </table:table-cell>
          <table:table-cell table:style-name="ce44" table:formula="of:=[.D99]*(-1)" office:value-type="percentage" office:value="7.60519581447978" calcext:value-type="percentage">
            <text:p>760.52%</text:p>
          </table:table-cell>
          <table:table-cell/>
          <table:table-cell table:formula="of:=([.$G$4]-[.G13])/[.$G$4]" office:value-type="float" office:value="-4.80530079219961" calcext:value-type="float">
            <text:p>-4.80530079219961</text:p>
          </table:table-cell>
          <table:table-cell table:formula="of:=([.$G$4]-[.H13])/[.$G$4]" office:value-type="float" office:value="-3.91441438069376" calcext:value-type="float">
            <text:p>-3.91441438069376</text:p>
          </table:table-cell>
          <table:table-cell table:formula="of:=([.$G$4]-[.I13])/[.$G$4]" office:value-type="float" office:value="0.735132665212405" calcext:value-type="float">
            <text:p>0.735132665212405</text:p>
          </table:table-cell>
          <table:table-cell/>
          <table:table-cell table:formula="of:=([.$G$4]-[.K13])/[.$G$4]" office:value-type="float" office:value="-10.652958657688" calcext:value-type="float">
            <text:p>-10.652958657688</text:p>
          </table:table-cell>
          <table:table-cell table:formula="of:=([.$G$4]-[.L13])/[.$G$4]" office:value-type="float" office:value="-26.6553012360282" calcext:value-type="float">
            <text:p>-26.6553012360282</text:p>
          </table:table-cell>
          <table:table-cell table:formula="of:=([.$G$4]-[.M13])/[.$G$4]" office:value-type="float" office:value="-1.56287899745877" calcext:value-type="float">
            <text:p>-1.56287899745877</text:p>
          </table:table-cell>
          <table:table-cell table:formula="of:=([.$G$4]-[.N13])/[.$G$4]" office:value-type="float" office:value="-1.6203804554984" calcext:value-type="float">
            <text:p>-1.6203804554984</text:p>
          </table:table-cell>
          <table:table-cell table:formula="of:=([.$G$4]-[.O13])/[.$G$4]" office:value-type="float" office:value="-5.1222491287647" calcext:value-type="float">
            <text:p>-5.1222491287647</text:p>
          </table:table-cell>
          <table:table-cell/>
          <table:table-cell table:formula="of:=([.$G$4]-[.Q13])/[.$G$4]" office:value-type="float" office:value="-11.3012454260778" calcext:value-type="float">
            <text:p>-11.3012454260778</text:p>
          </table:table-cell>
          <table:table-cell table:formula="of:=([.$G$4]-[.R13])/[.$G$4]" office:value-type="float" office:value="-6.83194874278361" calcext:value-type="float">
            <text:p>-6.83194874278361</text:p>
          </table:table-cell>
          <table:table-cell table:formula="of:=([.$G$4]-[.S13])/[.$G$4]" office:value-type="float" office:value="-5.92740258674535" calcext:value-type="float">
            <text:p>-5.92740258674535</text:p>
          </table:table-cell>
          <table:table-cell table:formula="of:=([.$G$4]-[.T13])/[.$G$4]" office:value-type="float" office:value="-22.0380192097268" calcext:value-type="float">
            <text:p>-22.0380192097268</text:p>
          </table:table-cell>
          <table:table-cell table:formula="of:=([.$G$4]-[.U13])/[.$G$4]" office:value-type="float" office:value="-1.52359259159035" calcext:value-type="float">
            <text:p>-1.52359259159035</text:p>
          </table:table-cell>
          <table:table-cell table:formula="of:=([.$G$4]-[.V13])/[.$G$4]" office:value-type="float" office:value="-13.5050621205581" calcext:value-type="float">
            <text:p>-13.5050621205581</text:p>
          </table:table-cell>
          <table:table-cell table:formula="of:=([.$G$4]-[.W13])/[.$G$4]" office:value-type="float" office:value="0.647684443404318" calcext:value-type="float">
            <text:p>0.647684443404318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1" office:value-type="string" calcext:value-type="string">
            <text:p>OBX SCRAMBLE</text:p>
          </table:table-cell>
          <table:table-cell table:formula="of:=SUM([.F100:.W100])/15" office:value-type="float" office:value="-13.5799699707106" calcext:value-type="float">
            <text:p>-13.5799699707106</text:p>
          </table:table-cell>
          <table:table-cell table:style-name="ce44" table:formula="of:=[.D100]*(-1)" office:value-type="percentage" office:value="13.5799699707106" calcext:value-type="percentage">
            <text:p>1358.00%</text:p>
          </table:table-cell>
          <table:table-cell/>
          <table:table-cell table:formula="of:=([.$G$4]-[.G14])/[.$G$4]" office:value-type="float" office:value="-8.03996143235449" calcext:value-type="float">
            <text:p>-8.03996143235449</text:p>
          </table:table-cell>
          <table:table-cell table:formula="of:=([.$G$4]-[.H14])/[.$G$4]" office:value-type="float" office:value="-7.52445070629692" calcext:value-type="float">
            <text:p>-7.52445070629692</text:p>
          </table:table-cell>
          <table:table-cell table:formula="of:=([.$G$4]-[.I14])/[.$G$4]" office:value-type="float" office:value="0.548768292005864" calcext:value-type="float">
            <text:p>0.548768292005864</text:p>
          </table:table-cell>
          <table:table-cell/>
          <table:table-cell table:formula="of:=([.$G$4]-[.K14])/[.$G$4]" office:value-type="float" office:value="-18.7169074173847" calcext:value-type="float">
            <text:p>-18.7169074173847</text:p>
          </table:table-cell>
          <table:table-cell table:formula="of:=([.$G$4]-[.L14])/[.$G$4]" office:value-type="float" office:value="-44.1905070568227" calcext:value-type="float">
            <text:p>-44.1905070568227</text:p>
          </table:table-cell>
          <table:table-cell table:formula="of:=([.$G$4]-[.M14])/[.$G$4]" office:value-type="float" office:value="-3.21749319314958" calcext:value-type="float">
            <text:p>-3.21749319314958</text:p>
          </table:table-cell>
          <table:table-cell table:formula="of:=([.$G$4]-[.N14])/[.$G$4]" office:value-type="float" office:value="-3.47196254015148" calcext:value-type="float">
            <text:p>-3.47196254015148</text:p>
          </table:table-cell>
          <table:table-cell table:formula="of:=([.$G$4]-[.O14])/[.$G$4]" office:value-type="float" office:value="-9.28991434014179" calcext:value-type="float">
            <text:p>-9.28991434014179</text:p>
          </table:table-cell>
          <table:table-cell/>
          <table:table-cell table:formula="of:=([.$G$4]-[.Q14])/[.$G$4]" office:value-type="float" office:value="-22.1724955572546" calcext:value-type="float">
            <text:p>-22.1724955572546</text:p>
          </table:table-cell>
          <table:table-cell table:formula="of:=([.$G$4]-[.R14])/[.$G$4]" office:value-type="float" office:value="-14.8309781963935" calcext:value-type="float">
            <text:p>-14.8309781963935</text:p>
          </table:table-cell>
          <table:table-cell table:formula="of:=([.$G$4]-[.S14])/[.$G$4]" office:value-type="float" office:value="-11.1921329162532" calcext:value-type="float">
            <text:p>-11.1921329162532</text:p>
          </table:table-cell>
          <table:table-cell table:formula="of:=([.$G$4]-[.T14])/[.$G$4]" office:value-type="float" office:value="-36.0800212353866" calcext:value-type="float">
            <text:p>-36.0800212353866</text:p>
          </table:table-cell>
          <table:table-cell table:formula="of:=([.$G$4]-[.U14])/[.$G$4]" office:value-type="float" office:value="-3.11245907337782" calcext:value-type="float">
            <text:p>-3.11245907337782</text:p>
          </table:table-cell>
          <table:table-cell table:formula="of:=([.$G$4]-[.V14])/[.$G$4]" office:value-type="float" office:value="-22.7910177616721" calcext:value-type="float">
            <text:p>-22.7910177616721</text:p>
          </table:table-cell>
          <table:table-cell table:formula="of:=([.$G$4]-[.W14])/[.$G$4]" office:value-type="float" office:value="0.381983573974595" calcext:value-type="float">
            <text:p>0.381983573974595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101:.W101])/15" office:value-type="float" office:value="-1.93243719743579" calcext:value-type="float">
            <text:p>-1.93243719743579</text:p>
          </table:table-cell>
          <table:table-cell table:style-name="ce44" table:formula="of:=[.D101]*(-1)" office:value-type="percentage" office:value="1.93243719743579" calcext:value-type="percentage">
            <text:p>193.24%</text:p>
          </table:table-cell>
          <table:table-cell/>
          <table:table-cell table:formula="of:=([.$G$4]-[.G15])/[.$G$4]" office:value-type="float" office:value="-1.97613599308122" calcext:value-type="float">
            <text:p>-1.97613599308122</text:p>
          </table:table-cell>
          <table:table-cell table:formula="of:=([.$G$4]-[.H15])/[.$G$4]" office:value-type="float" office:value="0.174933050016044" calcext:value-type="float">
            <text:p>0.174933050016044</text:p>
          </table:table-cell>
          <table:table-cell table:formula="of:=([.$G$4]-[.I15])/[.$G$4]" office:value-type="float" office:value="0.906723340300747" calcext:value-type="float">
            <text:p>0.906723340300747</text:p>
          </table:table-cell>
          <table:table-cell/>
          <table:table-cell table:formula="of:=([.$G$4]-[.K15])/[.$G$4]" office:value-type="float" office:value="-3.36131669402685" calcext:value-type="float">
            <text:p>-3.36131669402685</text:p>
          </table:table-cell>
          <table:table-cell table:formula="of:=([.$G$4]-[.L15])/[.$G$4]" office:value-type="float" office:value="-10.2838142751217" calcext:value-type="float">
            <text:p>-10.2838142751217</text:p>
          </table:table-cell>
          <table:table-cell table:formula="of:=([.$G$4]-[.M15])/[.$G$4]" office:value-type="float" office:value="0.0641112154135241" calcext:value-type="float">
            <text:p>0.064111215413524</text:p>
          </table:table-cell>
          <table:table-cell table:formula="of:=([.$G$4]-[.N15])/[.$G$4]" office:value-type="float" office:value="0.0692158669435318" calcext:value-type="float">
            <text:p>0.069215866943532</text:p>
          </table:table-cell>
          <table:table-cell table:formula="of:=([.$G$4]-[.O15])/[.$G$4]" office:value-type="float" office:value="-0.984175691847653" calcext:value-type="float">
            <text:p>-0.984175691847653</text:p>
          </table:table-cell>
          <table:table-cell/>
          <table:table-cell table:formula="of:=([.$G$4]-[.Q15])/[.$G$4]" office:value-type="float" office:value="-1.58945596337023" calcext:value-type="float">
            <text:p>-1.58945596337023</text:p>
          </table:table-cell>
          <table:table-cell table:formula="of:=([.$G$4]-[.R15])/[.$G$4]" office:value-type="float" office:value="-0.75579787538486" calcext:value-type="float">
            <text:p>-0.75579787538486</text:p>
          </table:table-cell>
          <table:table-cell table:formula="of:=([.$G$4]-[.S15])/[.$G$4]" office:value-type="float" office:value="-1.12455822356835" calcext:value-type="float">
            <text:p>-1.12455822356835</text:p>
          </table:table-cell>
          <table:table-cell table:formula="of:=([.$G$4]-[.T15])/[.$G$4]" office:value-type="float" office:value="-7.35239611944278" calcext:value-type="float">
            <text:p>-7.35239611944278</text:p>
          </table:table-cell>
          <table:table-cell table:formula="of:=([.$G$4]-[.U15])/[.$G$4]" office:value-type="float" office:value="-0.0612768655252743" calcext:value-type="float">
            <text:p>-0.061276865525274</text:p>
          </table:table-cell>
          <table:table-cell table:formula="of:=([.$G$4]-[.V15])/[.$G$4]" office:value-type="float" office:value="-3.58826418116884" calcext:value-type="float">
            <text:p>-3.58826418116884</text:p>
          </table:table-cell>
          <table:table-cell table:formula="of:=([.$G$4]-[.W15])/[.$G$4]" office:value-type="float" office:value="0.875650448327069" calcext:value-type="float">
            <text:p>0.875650448327069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LOX SCRAMBLE</text:p>
          </table:table-cell>
          <table:table-cell table:formula="of:=SUM([.F102:.W102])/15" office:value-type="float" office:value="-4.87056100592819" calcext:value-type="float">
            <text:p>-4.87056100592819</text:p>
          </table:table-cell>
          <table:table-cell table:style-name="ce44" table:formula="of:=[.D102]*(-1)" office:value-type="percentage" office:value="4.87056100592819" calcext:value-type="percentage">
            <text:p>487.06%</text:p>
          </table:table-cell>
          <table:table-cell/>
          <table:table-cell table:formula="of:=([.$G$4]-[.G16])/[.$G$4]" office:value-type="float" office:value="-3.22505749090828" calcext:value-type="float">
            <text:p>-3.22505749090828</text:p>
          </table:table-cell>
          <table:table-cell table:formula="of:=([.$G$4]-[.H16])/[.$G$4]" office:value-type="float" office:value="-1.62657918924917" calcext:value-type="float">
            <text:p>-1.62657918924917</text:p>
          </table:table-cell>
          <table:table-cell table:formula="of:=([.$G$4]-[.I16])/[.$G$4]" office:value-type="float" office:value="0.817181783479581" calcext:value-type="float">
            <text:p>0.817181783479581</text:p>
          </table:table-cell>
          <table:table-cell/>
          <table:table-cell table:formula="of:=([.$G$4]-[.K16])/[.$G$4]" office:value-type="float" office:value="-7.41839956339622" calcext:value-type="float">
            <text:p>-7.41839956339622</text:p>
          </table:table-cell>
          <table:table-cell table:formula="of:=([.$G$4]-[.L16])/[.$G$4]" office:value-type="float" office:value="-17.8656889207969" calcext:value-type="float">
            <text:p>-17.8656889207969</text:p>
          </table:table-cell>
          <table:table-cell table:formula="of:=([.$G$4]-[.M16])/[.$G$4]" office:value-type="float" office:value="-0.79002401985281" calcext:value-type="float">
            <text:p>-0.79002401985281</text:p>
          </table:table-cell>
          <table:table-cell table:formula="of:=([.$G$4]-[.N16])/[.$G$4]" office:value-type="float" office:value="-0.810969451384729" calcext:value-type="float">
            <text:p>-0.810969451384729</text:p>
          </table:table-cell>
          <table:table-cell table:formula="of:=([.$G$4]-[.O16])/[.$G$4]" office:value-type="float" office:value="-3.17850032801007" calcext:value-type="float">
            <text:p>-3.17850032801007</text:p>
          </table:table-cell>
          <table:table-cell/>
          <table:table-cell table:formula="of:=([.$G$4]-[.Q16])/[.$G$4]" office:value-type="float" office:value="-7.34556936038205" calcext:value-type="float">
            <text:p>-7.34556936038205</text:p>
          </table:table-cell>
          <table:table-cell table:formula="of:=([.$G$4]-[.R16])/[.$G$4]" office:value-type="float" office:value="-4.14229384822553" calcext:value-type="float">
            <text:p>-4.14229384822553</text:p>
          </table:table-cell>
          <table:table-cell table:formula="of:=([.$G$4]-[.S16])/[.$G$4]" office:value-type="float" office:value="-3.2359178783295" calcext:value-type="float">
            <text:p>-3.2359178783295</text:p>
          </table:table-cell>
          <table:table-cell table:formula="of:=([.$G$4]-[.T16])/[.$G$4]" office:value-type="float" office:value="-15.4025739850873" calcext:value-type="float">
            <text:p>-15.4025739850873</text:p>
          </table:table-cell>
          <table:table-cell table:formula="of:=([.$G$4]-[.U16])/[.$G$4]" office:value-type="float" office:value="-0.693606844480809" calcext:value-type="float">
            <text:p>-0.693606844480809</text:p>
          </table:table-cell>
          <table:table-cell table:formula="of:=([.$G$4]-[.V16])/[.$G$4]" office:value-type="float" office:value="-8.88634361036563" calcext:value-type="float">
            <text:p>-8.88634361036563</text:p>
          </table:table-cell>
          <table:table-cell table:formula="of:=([.$G$4]-[.W16])/[.$G$4]" office:value-type="float" office:value="0.745927618066474" calcext:value-type="float">
            <text:p>0.745927618066474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CRAMBLE</text:p>
          </table:table-cell>
          <table:table-cell table:formula="of:=SUM([.F103:.W103])/15" office:value-type="float" office:value="-7.26311133786904" calcext:value-type="float">
            <text:p>-7.26311133786904</text:p>
          </table:table-cell>
          <table:table-cell table:style-name="ce44" table:formula="of:=[.D103]*(-1)" office:value-type="percentage" office:value="7.26311133786904" calcext:value-type="percentage">
            <text:p>726.31%</text:p>
          </table:table-cell>
          <table:table-cell/>
          <table:table-cell table:formula="of:=([.$G$4]-[.G17])/[.$G$4]" office:value-type="float" office:value="-3.77653141248129" calcext:value-type="float">
            <text:p>-3.77653141248129</text:p>
          </table:table-cell>
          <table:table-cell table:formula="of:=([.$G$4]-[.H17])/[.$G$4]" office:value-type="float" office:value="-3.36491794456637" calcext:value-type="float">
            <text:p>-3.36491794456637</text:p>
          </table:table-cell>
          <table:table-cell table:formula="of:=([.$G$4]-[.I17])/[.$G$4]" office:value-type="float" office:value="0.749272957455637" calcext:value-type="float">
            <text:p>0.749272957455637</text:p>
          </table:table-cell>
          <table:table-cell/>
          <table:table-cell table:formula="of:=([.$G$4]-[.K17])/[.$G$4]" office:value-type="float" office:value="-11.6073993081121" calcext:value-type="float">
            <text:p>-11.6073993081121</text:p>
          </table:table-cell>
          <table:table-cell table:formula="of:=([.$G$4]-[.L17])/[.$G$4]" office:value-type="float" office:value="-24.9938197712583" calcext:value-type="float">
            <text:p>-24.9938197712583</text:p>
          </table:table-cell>
          <table:table-cell table:formula="of:=([.$G$4]-[.M17])/[.$G$4]" office:value-type="float" office:value="-1.31983244452379" calcext:value-type="float">
            <text:p>-1.31983244452379</text:p>
          </table:table-cell>
          <table:table-cell table:formula="of:=([.$G$4]-[.N17])/[.$G$4]" office:value-type="float" office:value="-1.4178888931089" calcext:value-type="float">
            <text:p>-1.4178888931089</text:p>
          </table:table-cell>
          <table:table-cell table:formula="of:=([.$G$4]-[.O17])/[.$G$4]" office:value-type="float" office:value="-4.90020563183708" calcext:value-type="float">
            <text:p>-4.90020563183708</text:p>
          </table:table-cell>
          <table:table-cell/>
          <table:table-cell table:formula="of:=([.$G$4]-[.Q17])/[.$G$4]" office:value-type="float" office:value="-11.1141955026448" calcext:value-type="float">
            <text:p>-11.1141955026448</text:p>
          </table:table-cell>
          <table:table-cell table:formula="of:=([.$G$4]-[.R17])/[.$G$4]" office:value-type="float" office:value="-7.28816368093698" calcext:value-type="float">
            <text:p>-7.28816368093698</text:p>
          </table:table-cell>
          <table:table-cell table:formula="of:=([.$G$4]-[.S17])/[.$G$4]" office:value-type="float" office:value="-5.12032811274692" calcext:value-type="float">
            <text:p>-5.12032811274692</text:p>
          </table:table-cell>
          <table:table-cell table:formula="of:=([.$G$4]-[.T17])/[.$G$4]" office:value-type="float" office:value="-20.3909671100681" calcext:value-type="float">
            <text:p>-20.3909671100681</text:p>
          </table:table-cell>
          <table:table-cell table:formula="of:=([.$G$4]-[.U17])/[.$G$4]" office:value-type="float" office:value="-1.39410725713253" calcext:value-type="float">
            <text:p>-1.39410725713253</text:p>
          </table:table-cell>
          <table:table-cell table:formula="of:=([.$G$4]-[.V17])/[.$G$4]" office:value-type="float" office:value="-13.6789051223217" calcext:value-type="float">
            <text:p>-13.6789051223217</text:p>
          </table:table-cell>
          <table:table-cell table:formula="of:=([.$G$4]-[.W17])/[.$G$4]" office:value-type="float" office:value="0.671319166247625" calcext:value-type="float">
            <text:p>0.671319166247625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SCRAMBLE</text:p>
          </table:table-cell>
          <table:table-cell table:formula="of:=SUM([.F104:.W104])/15" office:value-type="float" office:value="-6.4341748933917" calcext:value-type="float">
            <text:p>-6.4341748933917</text:p>
          </table:table-cell>
          <table:table-cell table:style-name="ce44" table:formula="of:=[.D104]*(-1)" office:value-type="percentage" office:value="6.4341748933917" calcext:value-type="percentage">
            <text:p>643.42%</text:p>
          </table:table-cell>
          <table:table-cell/>
          <table:table-cell table:formula="of:=([.$G$4]-[.G18])/[.$G$4]" office:value-type="float" office:value="-4.03654298350902" calcext:value-type="float">
            <text:p>-4.03654298350902</text:p>
          </table:table-cell>
          <table:table-cell table:formula="of:=([.$G$4]-[.H18])/[.$G$4]" office:value-type="float" office:value="-3.01080386279019" calcext:value-type="float">
            <text:p>-3.01080386279019</text:p>
          </table:table-cell>
          <table:table-cell table:formula="of:=([.$G$4]-[.I18])/[.$G$4]" office:value-type="float" office:value="0.782523685296228" calcext:value-type="float">
            <text:p>0.782523685296228</text:p>
          </table:table-cell>
          <table:table-cell/>
          <table:table-cell table:formula="of:=([.$G$4]-[.K18])/[.$G$4]" office:value-type="float" office:value="-9.04581592977773" calcext:value-type="float">
            <text:p>-9.04581592977773</text:p>
          </table:table-cell>
          <table:table-cell table:formula="of:=([.$G$4]-[.L18])/[.$G$4]" office:value-type="float" office:value="-22.7355415339499" calcext:value-type="float">
            <text:p>-22.7355415339499</text:p>
          </table:table-cell>
          <table:table-cell table:formula="of:=([.$G$4]-[.M18])/[.$G$4]" office:value-type="float" office:value="-1.323807507503" calcext:value-type="float">
            <text:p>-1.323807507503</text:p>
          </table:table-cell>
          <table:table-cell table:formula="of:=([.$G$4]-[.N18])/[.$G$4]" office:value-type="float" office:value="-1.20912089565386" calcext:value-type="float">
            <text:p>-1.20912089565386</text:p>
          </table:table-cell>
          <table:table-cell table:formula="of:=([.$G$4]-[.O18])/[.$G$4]" office:value-type="float" office:value="-4.17785278261492" calcext:value-type="float">
            <text:p>-4.17785278261492</text:p>
          </table:table-cell>
          <table:table-cell/>
          <table:table-cell table:formula="of:=([.$G$4]-[.Q18])/[.$G$4]" office:value-type="float" office:value="-10.8842182434324" calcext:value-type="float">
            <text:p>-10.8842182434324</text:p>
          </table:table-cell>
          <table:table-cell table:formula="of:=([.$G$4]-[.R18])/[.$G$4]" office:value-type="float" office:value="-6.3633633779584" calcext:value-type="float">
            <text:p>-6.3633633779584</text:p>
          </table:table-cell>
          <table:table-cell table:formula="of:=([.$G$4]-[.S18])/[.$G$4]" office:value-type="float" office:value="-4.86274245583351" calcext:value-type="float">
            <text:p>-4.86274245583351</text:p>
          </table:table-cell>
          <table:table-cell table:formula="of:=([.$G$4]-[.T18])/[.$G$4]" office:value-type="float" office:value="-18.8090398484053" calcext:value-type="float">
            <text:p>-18.8090398484053</text:p>
          </table:table-cell>
          <table:table-cell table:formula="of:=([.$G$4]-[.U18])/[.$G$4]" office:value-type="float" office:value="-1.2029937489637" calcext:value-type="float">
            <text:p>-1.2029937489637</text:p>
          </table:table-cell>
          <table:table-cell table:formula="of:=([.$G$4]-[.V18])/[.$G$4]" office:value-type="float" office:value="-10.3404372833258" calcext:value-type="float">
            <text:p>-10.3404372833258</text:p>
          </table:table-cell>
          <table:table-cell table:formula="of:=([.$G$4]-[.W18])/[.$G$4]" office:value-type="float" office:value="0.707133367546209" calcext:value-type="float">
            <text:p>0.707133367546209</text:p>
          </table:table-cell>
          <table:table-cell table:style-name="Default"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105:.W105])/15" office:value-type="float" office:value="-8.11886435845664" calcext:value-type="float">
            <text:p>-8.11886435845664</text:p>
          </table:table-cell>
          <table:table-cell table:style-name="ce44" table:formula="of:=[.D105]*(-1)" office:value-type="percentage" office:value="8.11886435845664" calcext:value-type="percentage">
            <text:p>811.89%</text:p>
          </table:table-cell>
          <table:table-cell/>
          <table:table-cell table:formula="of:=([.$G$4]-[.G19])/[.$G$4]" office:value-type="float" office:value="-4.962105837391" calcext:value-type="float">
            <text:p>-4.962105837391</text:p>
          </table:table-cell>
          <table:table-cell table:formula="of:=([.$G$4]-[.H19])/[.$G$4]" office:value-type="float" office:value="-3.78524728175781" calcext:value-type="float">
            <text:p>-3.78524728175781</text:p>
          </table:table-cell>
          <table:table-cell table:formula="of:=([.$G$4]-[.I19])/[.$G$4]" office:value-type="float" office:value="0.70964261027431" calcext:value-type="float">
            <text:p>0.70964261027431</text:p>
          </table:table-cell>
          <table:table-cell/>
          <table:table-cell table:formula="of:=([.$G$4]-[.K19])/[.$G$4]" office:value-type="float" office:value="-12.4280734262363" calcext:value-type="float">
            <text:p>-12.4280734262363</text:p>
          </table:table-cell>
          <table:table-cell table:formula="of:=([.$G$4]-[.L19])/[.$G$4]" office:value-type="float" office:value="-26.0384277677799" calcext:value-type="float">
            <text:p>-26.0384277677799</text:p>
          </table:table-cell>
          <table:table-cell table:formula="of:=([.$G$4]-[.M19])/[.$G$4]" office:value-type="float" office:value="-1.99263711852417" calcext:value-type="float">
            <text:p>-1.99263711852417</text:p>
          </table:table-cell>
          <table:table-cell table:formula="of:=([.$G$4]-[.N19])/[.$G$4]" office:value-type="float" office:value="-1.8846412220436" calcext:value-type="float">
            <text:p>-1.8846412220436</text:p>
          </table:table-cell>
          <table:table-cell table:formula="of:=([.$G$4]-[.O19])/[.$G$4]" office:value-type="float" office:value="-5.45935879421169" calcext:value-type="float">
            <text:p>-5.45935879421169</text:p>
          </table:table-cell>
          <table:table-cell/>
          <table:table-cell table:formula="of:=([.$G$4]-[.Q19])/[.$G$4]" office:value-type="float" office:value="-13.7148547833899" calcext:value-type="float">
            <text:p>-13.7148547833899</text:p>
          </table:table-cell>
          <table:table-cell table:formula="of:=([.$G$4]-[.R19])/[.$G$4]" office:value-type="float" office:value="-8.33507633145313" calcext:value-type="float">
            <text:p>-8.33507633145313</text:p>
          </table:table-cell>
          <table:table-cell table:formula="of:=([.$G$4]-[.S19])/[.$G$4]" office:value-type="float" office:value="-6.6459339182319" calcext:value-type="float">
            <text:p>-6.6459339182319</text:p>
          </table:table-cell>
          <table:table-cell table:formula="of:=([.$G$4]-[.T19])/[.$G$4]" office:value-type="float" office:value="-22.157972034633" calcext:value-type="float">
            <text:p>-22.157972034633</text:p>
          </table:table-cell>
          <table:table-cell table:formula="of:=([.$G$4]-[.U19])/[.$G$4]" office:value-type="float" office:value="-1.6638385228806" calcext:value-type="float">
            <text:p>-1.6638385228806</text:p>
          </table:table-cell>
          <table:table-cell table:formula="of:=([.$G$4]-[.V19])/[.$G$4]" office:value-type="float" office:value="-14.032678070912" calcext:value-type="float">
            <text:p>-14.032678070912</text:p>
          </table:table-cell>
          <table:table-cell table:formula="of:=([.$G$4]-[.W19])/[.$G$4]" office:value-type="float" office:value="0.608237122321038" calcext:value-type="float">
            <text:p>0.608237122321038</text:p>
          </table:table-cell>
          <table:table-cell table:style-name="Default"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MX SHIFT</text:p>
          </table:table-cell>
          <table:table-cell table:formula="of:=SUM([.F106:.W106])/15" office:value-type="float" office:value="-2.70411614756145" calcext:value-type="float">
            <text:p>-2.70411614756145</text:p>
          </table:table-cell>
          <table:table-cell table:style-name="ce44" table:formula="of:=[.D106]*(-1)" office:value-type="percentage" office:value="2.70411614756145" calcext:value-type="percentage">
            <text:p>270.41%</text:p>
          </table:table-cell>
          <table:table-cell/>
          <table:table-cell table:formula="of:=([.$G$4]-[.G20])/[.$G$4]" office:value-type="float" office:value="-1.93690315640904" calcext:value-type="float">
            <text:p>-1.93690315640904</text:p>
          </table:table-cell>
          <table:table-cell table:formula="of:=([.$G$4]-[.H20])/[.$G$4]" office:value-type="float" office:value="-0.84816113998827" calcext:value-type="float">
            <text:p>-0.84816113998827</text:p>
          </table:table-cell>
          <table:table-cell table:formula="of:=([.$G$4]-[.I20])/[.$G$4]" office:value-type="float" office:value="0.884872632256907" calcext:value-type="float">
            <text:p>0.884872632256907</text:p>
          </table:table-cell>
          <table:table-cell/>
          <table:table-cell table:formula="of:=([.$G$4]-[.K20])/[.$G$4]" office:value-type="float" office:value="-4.4967362039491" calcext:value-type="float">
            <text:p>-4.4967362039491</text:p>
          </table:table-cell>
          <table:table-cell table:formula="of:=([.$G$4]-[.L20])/[.$G$4]" office:value-type="float" office:value="-11.4670564252675" calcext:value-type="float">
            <text:p>-11.4670564252675</text:p>
          </table:table-cell>
          <table:table-cell table:formula="of:=([.$G$4]-[.M20])/[.$G$4]" office:value-type="float" office:value="-0.183010224070001" calcext:value-type="float">
            <text:p>-0.183010224070001</text:p>
          </table:table-cell>
          <table:table-cell table:formula="of:=([.$G$4]-[.N20])/[.$G$4]" office:value-type="float" office:value="-0.256467283073626" calcext:value-type="float">
            <text:p>-0.256467283073626</text:p>
          </table:table-cell>
          <table:table-cell table:formula="of:=([.$G$4]-[.O20])/[.$G$4]" office:value-type="float" office:value="-1.65328787615212" calcext:value-type="float">
            <text:p>-1.65328787615212</text:p>
          </table:table-cell>
          <table:table-cell/>
          <table:table-cell table:formula="of:=([.$G$4]-[.Q20])/[.$G$4]" office:value-type="float" office:value="-3.01929996736236" calcext:value-type="float">
            <text:p>-3.01929996736236</text:p>
          </table:table-cell>
          <table:table-cell table:formula="of:=([.$G$4]-[.R20])/[.$G$4]" office:value-type="float" office:value="-2.14597280707854" calcext:value-type="float">
            <text:p>-2.14597280707854</text:p>
          </table:table-cell>
          <table:table-cell table:formula="of:=([.$G$4]-[.S20])/[.$G$4]" office:value-type="float" office:value="-1.86499235911586" calcext:value-type="float">
            <text:p>-1.86499235911586</text:p>
          </table:table-cell>
          <table:table-cell table:formula="of:=([.$G$4]-[.T20])/[.$G$4]" office:value-type="float" office:value="-9.69073874909882" calcext:value-type="float">
            <text:p>-9.69073874909882</text:p>
          </table:table-cell>
          <table:table-cell table:formula="of:=([.$G$4]-[.U20])/[.$G$4]" office:value-type="float" office:value="-0.15975124515515" calcext:value-type="float">
            <text:p>-0.15975124515515</text:p>
          </table:table-cell>
          <table:table-cell table:formula="of:=([.$G$4]-[.V20])/[.$G$4]" office:value-type="float" office:value="-4.57009404201462" calcext:value-type="float">
            <text:p>-4.57009404201462</text:p>
          </table:table-cell>
          <table:table-cell table:formula="of:=([.$G$4]-[.W20])/[.$G$4]" office:value-type="float" office:value="0.845856633056305" calcext:value-type="float">
            <text:p>0.845856633056305</text:p>
          </table:table-cell>
          <table:table-cell table:style-name="Default"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SHIFT</text:p>
          </table:table-cell>
          <table:table-cell table:formula="of:=SUM([.F107:.W107])/15" office:value-type="float" office:value="-13.4030434114823" calcext:value-type="float">
            <text:p>-13.4030434114823</text:p>
          </table:table-cell>
          <table:table-cell table:style-name="ce44" table:formula="of:=[.D107]*(-1)" office:value-type="percentage" office:value="13.4030434114823" calcext:value-type="percentage">
            <text:p>1340.30%</text:p>
          </table:table-cell>
          <table:table-cell/>
          <table:table-cell table:formula="of:=([.$G$4]-[.G21])/[.$G$4]" office:value-type="float" office:value="-7.97766379715104" calcext:value-type="float">
            <text:p>-7.97766379715104</text:p>
          </table:table-cell>
          <table:table-cell table:formula="of:=([.$G$4]-[.H21])/[.$G$4]" office:value-type="float" office:value="-7.79756701217457" calcext:value-type="float">
            <text:p>-7.79756701217457</text:p>
          </table:table-cell>
          <table:table-cell table:formula="of:=([.$G$4]-[.I21])/[.$G$4]" office:value-type="float" office:value="0.546705480652058" calcext:value-type="float">
            <text:p>0.546705480652058</text:p>
          </table:table-cell>
          <table:table-cell/>
          <table:table-cell table:formula="of:=([.$G$4]-[.K21])/[.$G$4]" office:value-type="float" office:value="-18.8209685126983" calcext:value-type="float">
            <text:p>-18.8209685126983</text:p>
          </table:table-cell>
          <table:table-cell table:formula="of:=([.$G$4]-[.L21])/[.$G$4]" office:value-type="float" office:value="-43.7770751594432" calcext:value-type="float">
            <text:p>-43.7770751594432</text:p>
          </table:table-cell>
          <table:table-cell table:formula="of:=([.$G$4]-[.M21])/[.$G$4]" office:value-type="float" office:value="-3.36998923530789" calcext:value-type="float">
            <text:p>-3.36998923530789</text:p>
          </table:table-cell>
          <table:table-cell table:formula="of:=([.$G$4]-[.N21])/[.$G$4]" office:value-type="float" office:value="-3.33026404808182" calcext:value-type="float">
            <text:p>-3.33026404808182</text:p>
          </table:table-cell>
          <table:table-cell table:formula="of:=([.$G$4]-[.O21])/[.$G$4]" office:value-type="float" office:value="-9.35649713540614" calcext:value-type="float">
            <text:p>-9.35649713540614</text:p>
          </table:table-cell>
          <table:table-cell/>
          <table:table-cell table:formula="of:=([.$G$4]-[.Q21])/[.$G$4]" office:value-type="float" office:value="-21.713059088274" calcext:value-type="float">
            <text:p>-21.713059088274</text:p>
          </table:table-cell>
          <table:table-cell table:formula="of:=([.$G$4]-[.R21])/[.$G$4]" office:value-type="float" office:value="-14.3784114548757" calcext:value-type="float">
            <text:p>-14.3784114548757</text:p>
          </table:table-cell>
          <table:table-cell table:formula="of:=([.$G$4]-[.S21])/[.$G$4]" office:value-type="float" office:value="-11.4032365758296" calcext:value-type="float">
            <text:p>-11.4032365758296</text:p>
          </table:table-cell>
          <table:table-cell table:formula="of:=([.$G$4]-[.T21])/[.$G$4]" office:value-type="float" office:value="-34.9439339197096" calcext:value-type="float">
            <text:p>-34.9439339197096</text:p>
          </table:table-cell>
          <table:table-cell table:formula="of:=([.$G$4]-[.U21])/[.$G$4]" office:value-type="float" office:value="-3.14809263031123" calcext:value-type="float">
            <text:p>-3.14809263031123</text:p>
          </table:table-cell>
          <table:table-cell table:formula="of:=([.$G$4]-[.V21])/[.$G$4]" office:value-type="float" office:value="-21.9664843027025" calcext:value-type="float">
            <text:p>-21.9664843027025</text:p>
          </table:table-cell>
          <table:table-cell table:formula="of:=([.$G$4]-[.W21])/[.$G$4]" office:value-type="float" office:value="0.390886219079224" calcext:value-type="float">
            <text:p>0.390886219079224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108:.W108])/15" office:value-type="float" office:value="-1.92162144059048" calcext:value-type="float">
            <text:p>-1.92162144059048</text:p>
          </table:table-cell>
          <table:table-cell table:style-name="ce44" table:formula="of:=[.D108]*(-1)" office:value-type="percentage" office:value="1.92162144059048" calcext:value-type="percentage">
            <text:p>192.16%</text:p>
          </table:table-cell>
          <table:table-cell/>
          <table:table-cell table:formula="of:=([.$G$4]-[.G22])/[.$G$4]" office:value-type="float" office:value="-1.89301640560587" calcext:value-type="float">
            <text:p>-1.89301640560587</text:p>
          </table:table-cell>
          <table:table-cell table:formula="of:=([.$G$4]-[.H22])/[.$G$4]" office:value-type="float" office:value="0.284570136557186" calcext:value-type="float">
            <text:p>0.284570136557186</text:p>
          </table:table-cell>
          <table:table-cell table:formula="of:=([.$G$4]-[.I22])/[.$G$4]" office:value-type="float" office:value="0.911834869205934" calcext:value-type="float">
            <text:p>0.911834869205934</text:p>
          </table:table-cell>
          <table:table-cell/>
          <table:table-cell table:formula="of:=([.$G$4]-[.K22])/[.$G$4]" office:value-type="float" office:value="-3.44340036815621" calcext:value-type="float">
            <text:p>-3.44340036815621</text:p>
          </table:table-cell>
          <table:table-cell table:formula="of:=([.$G$4]-[.L22])/[.$G$4]" office:value-type="float" office:value="-9.72936894675761" calcext:value-type="float">
            <text:p>-9.72936894675761</text:p>
          </table:table-cell>
          <table:table-cell table:formula="of:=([.$G$4]-[.M22])/[.$G$4]" office:value-type="float" office:value="0.0906463844365258" calcext:value-type="float">
            <text:p>0.090646384436526</text:p>
          </table:table-cell>
          <table:table-cell table:formula="of:=([.$G$4]-[.N22])/[.$G$4]" office:value-type="float" office:value="0.0888473732654069" calcext:value-type="float">
            <text:p>0.088847373265407</text:p>
          </table:table-cell>
          <table:table-cell table:formula="of:=([.$G$4]-[.O22])/[.$G$4]" office:value-type="float" office:value="-0.981195825462692" calcext:value-type="float">
            <text:p>-0.981195825462692</text:p>
          </table:table-cell>
          <table:table-cell/>
          <table:table-cell table:formula="of:=([.$G$4]-[.Q22])/[.$G$4]" office:value-type="float" office:value="-1.88524626514448" calcext:value-type="float">
            <text:p>-1.88524626514448</text:p>
          </table:table-cell>
          <table:table-cell table:formula="of:=([.$G$4]-[.R22])/[.$G$4]" office:value-type="float" office:value="-0.688611854917469" calcext:value-type="float">
            <text:p>-0.688611854917469</text:p>
          </table:table-cell>
          <table:table-cell table:formula="of:=([.$G$4]-[.S22])/[.$G$4]" office:value-type="float" office:value="-1.01766616328182" calcext:value-type="float">
            <text:p>-1.01766616328182</text:p>
          </table:table-cell>
          <table:table-cell table:formula="of:=([.$G$4]-[.T22])/[.$G$4]" office:value-type="float" office:value="-8.12843752569412" calcext:value-type="float">
            <text:p>-8.12843752569412</text:p>
          </table:table-cell>
          <table:table-cell table:formula="of:=([.$G$4]-[.U22])/[.$G$4]" office:value-type="float" office:value="-0.0524363796717873" calcext:value-type="float">
            <text:p>-0.052436379671787</text:p>
          </table:table-cell>
          <table:table-cell table:formula="of:=([.$G$4]-[.V22])/[.$G$4]" office:value-type="float" office:value="-3.25160922818565" calcext:value-type="float">
            <text:p>-3.25160922818565</text:p>
          </table:table-cell>
          <table:table-cell table:formula="of:=([.$G$4]-[.W22])/[.$G$4]" office:value-type="float" office:value="0.870768590555495" calcext:value-type="float">
            <text:p>0.870768590555495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LOX SHIFT</text:p>
          </table:table-cell>
          <table:table-cell table:formula="of:=SUM([.F109:.W109])/15" office:value-type="float" office:value="-2.61836514094734" calcext:value-type="float">
            <text:p>-2.61836514094734</text:p>
          </table:table-cell>
          <table:table-cell table:style-name="ce44" table:formula="of:=[.D109]*(-1)" office:value-type="percentage" office:value="2.61836514094734" calcext:value-type="percentage">
            <text:p>261.84%</text:p>
          </table:table-cell>
          <table:table-cell/>
          <table:table-cell table:formula="of:=([.$G$4]-[.G23])/[.$G$4]" office:value-type="float" office:value="-1.76956493036384" calcext:value-type="float">
            <text:p>-1.76956493036384</text:p>
          </table:table-cell>
          <table:table-cell table:formula="of:=([.$G$4]-[.H23])/[.$G$4]" office:value-type="float" office:value="-0.721185382684395" calcext:value-type="float">
            <text:p>-0.721185382684395</text:p>
          </table:table-cell>
          <table:table-cell table:formula="of:=([.$G$4]-[.I23])/[.$G$4]" office:value-type="float" office:value="0.885519524297303" calcext:value-type="float">
            <text:p>0.885519524297303</text:p>
          </table:table-cell>
          <table:table-cell/>
          <table:table-cell table:formula="of:=([.$G$4]-[.K23])/[.$G$4]" office:value-type="float" office:value="-4.61191657176056" calcext:value-type="float">
            <text:p>-4.61191657176056</text:p>
          </table:table-cell>
          <table:table-cell table:formula="of:=([.$G$4]-[.L23])/[.$G$4]" office:value-type="float" office:value="-10.8343467537386" calcext:value-type="float">
            <text:p>-10.8343467537386</text:p>
          </table:table-cell>
          <table:table-cell table:formula="of:=([.$G$4]-[.M23])/[.$G$4]" office:value-type="float" office:value="-0.166650148715266" calcext:value-type="float">
            <text:p>-0.166650148715266</text:p>
          </table:table-cell>
          <table:table-cell table:formula="of:=([.$G$4]-[.N23])/[.$G$4]" office:value-type="float" office:value="-0.283463713086499" calcext:value-type="float">
            <text:p>-0.283463713086499</text:p>
          </table:table-cell>
          <table:table-cell table:formula="of:=([.$G$4]-[.O23])/[.$G$4]" office:value-type="float" office:value="-1.55238972561782" calcext:value-type="float">
            <text:p>-1.55238972561782</text:p>
          </table:table-cell>
          <table:table-cell/>
          <table:table-cell table:formula="of:=([.$G$4]-[.Q23])/[.$G$4]" office:value-type="float" office:value="-2.94428423439551" calcext:value-type="float">
            <text:p>-2.94428423439551</text:p>
          </table:table-cell>
          <table:table-cell table:formula="of:=([.$G$4]-[.R23])/[.$G$4]" office:value-type="float" office:value="-2.58120598218672" calcext:value-type="float">
            <text:p>-2.58120598218672</text:p>
          </table:table-cell>
          <table:table-cell table:formula="of:=([.$G$4]-[.S23])/[.$G$4]" office:value-type="float" office:value="-1.7017135368844" calcext:value-type="float">
            <text:p>-1.7017135368844</text:p>
          </table:table-cell>
          <table:table-cell table:formula="of:=([.$G$4]-[.T23])/[.$G$4]" office:value-type="float" office:value="-9.2022291936431" calcext:value-type="float">
            <text:p>-9.2022291936431</text:p>
          </table:table-cell>
          <table:table-cell table:formula="of:=([.$G$4]-[.U23])/[.$G$4]" office:value-type="float" office:value="-0.12360157335845" calcext:value-type="float">
            <text:p>-0.12360157335845</text:p>
          </table:table-cell>
          <table:table-cell table:formula="of:=([.$G$4]-[.V23])/[.$G$4]" office:value-type="float" office:value="-4.51367955268952" calcext:value-type="float">
            <text:p>-4.51367955268952</text:p>
          </table:table-cell>
          <table:table-cell table:formula="of:=([.$G$4]-[.W23])/[.$G$4]" office:value-type="float" office:value="0.845234660617296" calcext:value-type="float">
            <text:p>0.845234660617296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SHIFT</text:p>
          </table:table-cell>
          <table:table-cell table:formula="of:=SUM([.F110:.W110])/15" office:value-type="float" office:value="-4.6367852232796" calcext:value-type="float">
            <text:p>-4.6367852232796</text:p>
          </table:table-cell>
          <table:table-cell table:style-name="ce44" table:formula="of:=[.D110]*(-1)" office:value-type="percentage" office:value="4.6367852232796" calcext:value-type="percentage">
            <text:p>463.68%</text:p>
          </table:table-cell>
          <table:table-cell/>
          <table:table-cell table:formula="of:=([.$G$4]-[.G24])/[.$G$4]" office:value-type="float" office:value="-3.91169879111594" calcext:value-type="float">
            <text:p>-3.91169879111594</text:p>
          </table:table-cell>
          <table:table-cell table:formula="of:=([.$G$4]-[.H24])/[.$G$4]" office:value-type="float" office:value="-2.37343566701319" calcext:value-type="float">
            <text:p>-2.37343566701319</text:p>
          </table:table-cell>
          <table:table-cell table:formula="of:=([.$G$4]-[.I24])/[.$G$4]" office:value-type="float" office:value="0.846971342393981" calcext:value-type="float">
            <text:p>0.846971342393981</text:p>
          </table:table-cell>
          <table:table-cell/>
          <table:table-cell table:formula="of:=([.$G$4]-[.K24])/[.$G$4]" office:value-type="float" office:value="-5.9018925141087" calcext:value-type="float">
            <text:p>-5.9018925141087</text:p>
          </table:table-cell>
          <table:table-cell table:formula="of:=([.$G$4]-[.L24])/[.$G$4]" office:value-type="float" office:value="-17.9909392989235" calcext:value-type="float">
            <text:p>-17.9909392989235</text:p>
          </table:table-cell>
          <table:table-cell table:formula="of:=([.$G$4]-[.M24])/[.$G$4]" office:value-type="float" office:value="-0.774544131558267" calcext:value-type="float">
            <text:p>-0.774544131558267</text:p>
          </table:table-cell>
          <table:table-cell table:formula="of:=([.$G$4]-[.N24])/[.$G$4]" office:value-type="float" office:value="-0.446120426524047" calcext:value-type="float">
            <text:p>-0.446120426524047</text:p>
          </table:table-cell>
          <table:table-cell table:formula="of:=([.$G$4]-[.O24])/[.$G$4]" office:value-type="float" office:value="-2.99273209792415" calcext:value-type="float">
            <text:p>-2.99273209792415</text:p>
          </table:table-cell>
          <table:table-cell/>
          <table:table-cell table:formula="of:=([.$G$4]-[.Q24])/[.$G$4]" office:value-type="float" office:value="-5.99126373390994" calcext:value-type="float">
            <text:p>-5.99126373390994</text:p>
          </table:table-cell>
          <table:table-cell table:formula="of:=([.$G$4]-[.R24])/[.$G$4]" office:value-type="float" office:value="-3.90957525677962" calcext:value-type="float">
            <text:p>-3.90957525677962</text:p>
          </table:table-cell>
          <table:table-cell table:formula="of:=([.$G$4]-[.S24])/[.$G$4]" office:value-type="float" office:value="-3.96871772250863" calcext:value-type="float">
            <text:p>-3.96871772250863</text:p>
          </table:table-cell>
          <table:table-cell table:formula="of:=([.$G$4]-[.T24])/[.$G$4]" office:value-type="float" office:value="-14.9643612942406" calcext:value-type="float">
            <text:p>-14.9643612942406</text:p>
          </table:table-cell>
          <table:table-cell table:formula="of:=([.$G$4]-[.U24])/[.$G$4]" office:value-type="float" office:value="-0.795702381994318" calcext:value-type="float">
            <text:p>-0.795702381994318</text:p>
          </table:table-cell>
          <table:table-cell table:formula="of:=([.$G$4]-[.V24])/[.$G$4]" office:value-type="float" office:value="-7.11330368065875" calcext:value-type="float">
            <text:p>-7.11330368065875</text:p>
          </table:table-cell>
          <table:table-cell table:formula="of:=([.$G$4]-[.W24])/[.$G$4]" office:value-type="float" office:value="0.735537305671568" calcext:value-type="float">
            <text:p>0.735537305671568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111:.W111])/15" office:value-type="float" office:value="-3.03905793229258" calcext:value-type="float">
            <text:p>-3.03905793229258</text:p>
          </table:table-cell>
          <table:table-cell table:style-name="ce44" table:formula="of:=[.D111]*(-1)" office:value-type="percentage" office:value="3.03905793229258" calcext:value-type="percentage">
            <text:p>303.91%</text:p>
          </table:table-cell>
          <table:table-cell/>
          <table:table-cell table:formula="of:=([.$G$4]-[.G25])/[.$G$4]" office:value-type="float" office:value="-1.98875775656604" calcext:value-type="float">
            <text:p>-1.98875775656604</text:p>
          </table:table-cell>
          <table:table-cell table:formula="of:=([.$G$4]-[.H25])/[.$G$4]" office:value-type="float" office:value="-1.33104773130071" calcext:value-type="float">
            <text:p>-1.33104773130071</text:p>
          </table:table-cell>
          <table:table-cell table:formula="of:=([.$G$4]-[.I25])/[.$G$4]" office:value-type="float" office:value="0.879364917266775" calcext:value-type="float">
            <text:p>0.879364917266775</text:p>
          </table:table-cell>
          <table:table-cell/>
          <table:table-cell table:formula="of:=([.$G$4]-[.K25])/[.$G$4]" office:value-type="float" office:value="-4.6951011467569" calcext:value-type="float">
            <text:p>-4.6951011467569</text:p>
          </table:table-cell>
          <table:table-cell table:formula="of:=([.$G$4]-[.L25])/[.$G$4]" office:value-type="float" office:value="-12.1198853943176" calcext:value-type="float">
            <text:p>-12.1198853943176</text:p>
          </table:table-cell>
          <table:table-cell table:formula="of:=([.$G$4]-[.M25])/[.$G$4]" office:value-type="float" office:value="-0.283323716343655" calcext:value-type="float">
            <text:p>-0.283323716343655</text:p>
          </table:table-cell>
          <table:table-cell table:formula="of:=([.$G$4]-[.N25])/[.$G$4]" office:value-type="float" office:value="-0.267368142296812" calcext:value-type="float">
            <text:p>-0.267368142296812</text:p>
          </table:table-cell>
          <table:table-cell table:formula="of:=([.$G$4]-[.O25])/[.$G$4]" office:value-type="float" office:value="-1.86260979076213" calcext:value-type="float">
            <text:p>-1.86260979076213</text:p>
          </table:table-cell>
          <table:table-cell/>
          <table:table-cell table:formula="of:=([.$G$4]-[.Q25])/[.$G$4]" office:value-type="float" office:value="-4.0099494436013" calcext:value-type="float">
            <text:p>-4.0099494436013</text:p>
          </table:table-cell>
          <table:table-cell table:formula="of:=([.$G$4]-[.R25])/[.$G$4]" office:value-type="float" office:value="-3.13559004554076" calcext:value-type="float">
            <text:p>-3.13559004554076</text:p>
          </table:table-cell>
          <table:table-cell table:formula="of:=([.$G$4]-[.S25])/[.$G$4]" office:value-type="float" office:value="-2.22105566345097" calcext:value-type="float">
            <text:p>-2.22105566345097</text:p>
          </table:table-cell>
          <table:table-cell table:formula="of:=([.$G$4]-[.T25])/[.$G$4]" office:value-type="float" office:value="-10.2093569290767" calcext:value-type="float">
            <text:p>-10.2093569290767</text:p>
          </table:table-cell>
          <table:table-cell table:formula="of:=([.$G$4]-[.U25])/[.$G$4]" office:value-type="float" office:value="-0.18830283012687" calcext:value-type="float">
            <text:p>-0.18830283012687</text:p>
          </table:table-cell>
          <table:table-cell table:formula="of:=([.$G$4]-[.V25])/[.$G$4]" office:value-type="float" office:value="-4.98500986994859" calcext:value-type="float">
            <text:p>-4.98500986994859</text:p>
          </table:table-cell>
          <table:table-cell table:formula="of:=([.$G$4]-[.W25])/[.$G$4]" office:value-type="float" office:value="0.832124558433461" calcext:value-type="float">
            <text:p>0.832124558433461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 table:formula="of:=SUM([.F112:.W112])/15" office:value-type="float" office:value="-3.24759585685042" calcext:value-type="float">
            <text:p>-3.24759585685042</text:p>
          </table:table-cell>
          <table:table-cell table:style-name="ce44" table:formula="of:=[.D112]*(-1)" office:value-type="percentage" office:value="3.24759585685042" calcext:value-type="percentage">
            <text:p>324.76%</text:p>
          </table:table-cell>
          <table:table-cell/>
          <table:table-cell table:formula="of:=([.$G$4]-[.G26])/[.$G$4]" office:value-type="float" office:value="-2.20475443592224" calcext:value-type="float">
            <text:p>-2.20475443592224</text:p>
          </table:table-cell>
          <table:table-cell table:formula="of:=([.$G$4]-[.H26])/[.$G$4]" office:value-type="float" office:value="-1.14319152135108" calcext:value-type="float">
            <text:p>-1.14319152135108</text:p>
          </table:table-cell>
          <table:table-cell table:formula="of:=([.$G$4]-[.I26])/[.$G$4]" office:value-type="float" office:value="0.879842471288821" calcext:value-type="float">
            <text:p>0.879842471288821</text:p>
          </table:table-cell>
          <table:table-cell/>
          <table:table-cell table:formula="of:=([.$G$4]-[.K26])/[.$G$4]" office:value-type="float" office:value="-4.93455649398687" calcext:value-type="float">
            <text:p>-4.93455649398687</text:p>
          </table:table-cell>
          <table:table-cell table:formula="of:=([.$G$4]-[.L26])/[.$G$4]" office:value-type="float" office:value="-13.5084708561046" calcext:value-type="float">
            <text:p>-13.5084708561046</text:p>
          </table:table-cell>
          <table:table-cell table:formula="of:=([.$G$4]-[.M26])/[.$G$4]" office:value-type="float" office:value="-0.257279254090306" calcext:value-type="float">
            <text:p>-0.257279254090306</text:p>
          </table:table-cell>
          <table:table-cell table:formula="of:=([.$G$4]-[.N26])/[.$G$4]" office:value-type="float" office:value="-0.272873585804125" calcext:value-type="float">
            <text:p>-0.272873585804125</text:p>
          </table:table-cell>
          <table:table-cell table:formula="of:=([.$G$4]-[.O26])/[.$G$4]" office:value-type="float" office:value="-1.96380221710118" calcext:value-type="float">
            <text:p>-1.96380221710118</text:p>
          </table:table-cell>
          <table:table-cell/>
          <table:table-cell table:formula="of:=([.$G$4]-[.Q26])/[.$G$4]" office:value-type="float" office:value="-4.63569847056957" calcext:value-type="float">
            <text:p>-4.63569847056957</text:p>
          </table:table-cell>
          <table:table-cell table:formula="of:=([.$G$4]-[.R26])/[.$G$4]" office:value-type="float" office:value="-2.98552885864232" calcext:value-type="float">
            <text:p>-2.98552885864232</text:p>
          </table:table-cell>
          <table:table-cell table:formula="of:=([.$G$4]-[.S26])/[.$G$4]" office:value-type="float" office:value="-2.17510186069379" calcext:value-type="float">
            <text:p>-2.17510186069379</text:p>
          </table:table-cell>
          <table:table-cell table:formula="of:=([.$G$4]-[.T26])/[.$G$4]" office:value-type="float" office:value="-10.9238504616581" calcext:value-type="float">
            <text:p>-10.9238504616581</text:p>
          </table:table-cell>
          <table:table-cell table:formula="of:=([.$G$4]-[.U26])/[.$G$4]" office:value-type="float" office:value="-0.261784366708761" calcext:value-type="float">
            <text:p>-0.261784366708761</text:p>
          </table:table-cell>
          <table:table-cell table:formula="of:=([.$G$4]-[.V26])/[.$G$4]" office:value-type="float" office:value="-5.15741337600767" calcext:value-type="float">
            <text:p>-5.15741337600767</text:p>
          </table:table-cell>
          <table:table-cell table:formula="of:=([.$G$4]-[.W26])/[.$G$4]" office:value-type="float" office:value="0.830525434595532" calcext:value-type="float">
            <text:p>0.830525434595532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1" office:value-type="string" calcext:value-type="string">
            <text:p>MX INVERSION</text:p>
          </table:table-cell>
          <table:table-cell table:formula="of:=SUM([.F113:.W113])/15" office:value-type="float" office:value="-1.04457054590258" calcext:value-type="float">
            <text:p>-1.04457054590258</text:p>
          </table:table-cell>
          <table:table-cell table:style-name="ce44" table:formula="of:=[.D113]*(-1)" office:value-type="percentage" office:value="1.04457054590258" calcext:value-type="percentage">
            <text:p>104.46%</text:p>
          </table:table-cell>
          <table:table-cell/>
          <table:table-cell table:formula="of:=([.$G$4]-[.G27])/[.$G$4]" office:value-type="float" office:value="-0.634506484954387" calcext:value-type="float">
            <text:p>-0.634506484954387</text:p>
          </table:table-cell>
          <table:table-cell table:formula="of:=([.$G$4]-[.H27])/[.$G$4]" office:value-type="float" office:value="0.554353233478056" calcext:value-type="float">
            <text:p>0.554353233478056</text:p>
          </table:table-cell>
          <table:table-cell table:formula="of:=([.$G$4]-[.I27])/[.$G$4]" office:value-type="float" office:value="0.928578556574963" calcext:value-type="float">
            <text:p>0.928578556574963</text:p>
          </table:table-cell>
          <table:table-cell/>
          <table:table-cell table:formula="of:=([.$G$4]-[.K27])/[.$G$4]" office:value-type="float" office:value="-2.9294990138352" calcext:value-type="float">
            <text:p>-2.9294990138352</text:p>
          </table:table-cell>
          <table:table-cell table:formula="of:=([.$G$4]-[.L27])/[.$G$4]" office:value-type="float" office:value="-5.68948905749798" calcext:value-type="float">
            <text:p>-5.68948905749798</text:p>
          </table:table-cell>
          <table:table-cell table:formula="of:=([.$G$4]-[.M27])/[.$G$4]" office:value-type="float" office:value="0.13797678978175" calcext:value-type="float">
            <text:p>0.13797678978175</text:p>
          </table:table-cell>
          <table:table-cell table:formula="of:=([.$G$4]-[.N27])/[.$G$4]" office:value-type="float" office:value="0.138091739592164" calcext:value-type="float">
            <text:p>0.138091739592164</text:p>
          </table:table-cell>
          <table:table-cell table:formula="of:=([.$G$4]-[.O27])/[.$G$4]" office:value-type="float" office:value="-0.31132846712844" calcext:value-type="float">
            <text:p>-0.31132846712844</text:p>
          </table:table-cell>
          <table:table-cell/>
          <table:table-cell table:formula="of:=([.$G$4]-[.Q27])/[.$G$4]" office:value-type="float" office:value="-1.28080668388799" calcext:value-type="float">
            <text:p>-1.28080668388799</text:p>
          </table:table-cell>
          <table:table-cell table:formula="of:=([.$G$4]-[.R27])/[.$G$4]" office:value-type="float" office:value="-0.427372739176849" calcext:value-type="float">
            <text:p>-0.427372739176849</text:p>
          </table:table-cell>
          <table:table-cell table:formula="of:=([.$G$4]-[.S27])/[.$G$4]" office:value-type="float" office:value="-0.482096830776011" calcext:value-type="float">
            <text:p>-0.482096830776011</text:p>
          </table:table-cell>
          <table:table-cell table:formula="of:=([.$G$4]-[.T27])/[.$G$4]" office:value-type="float" office:value="-4.24489644066194" calcext:value-type="float">
            <text:p>-4.24489644066194</text:p>
          </table:table-cell>
          <table:table-cell table:formula="of:=([.$G$4]-[.U27])/[.$G$4]" office:value-type="float" office:value="0.409768201738464" calcext:value-type="float">
            <text:p>0.409768201738464</text:p>
          </table:table-cell>
          <table:table-cell table:formula="of:=([.$G$4]-[.V27])/[.$G$4]" office:value-type="float" office:value="-2.72402740113832" calcext:value-type="float">
            <text:p>-2.72402740113832</text:p>
          </table:table-cell>
          <table:table-cell table:formula="of:=([.$G$4]-[.W27])/[.$G$4]" office:value-type="float" office:value="0.88669640935303" calcext:value-type="float">
            <text:p>0.88669640935303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INVERSION</text:p>
          </table:table-cell>
          <table:table-cell table:formula="of:=SUM([.F114:.W114])/15" office:value-type="float" office:value="-13.5324720721981" calcext:value-type="float">
            <text:p>-13.5324720721981</text:p>
          </table:table-cell>
          <table:table-cell table:style-name="ce44" table:formula="of:=[.D114]*(-1)" office:value-type="percentage" office:value="13.5324720721981" calcext:value-type="percentage">
            <text:p>1353.25%</text:p>
          </table:table-cell>
          <table:table-cell/>
          <table:table-cell table:formula="of:=([.$G$4]-[.G28])/[.$G$4]" office:value-type="float" office:value="-7.91549267988038" calcext:value-type="float">
            <text:p>-7.91549267988038</text:p>
          </table:table-cell>
          <table:table-cell table:formula="of:=([.$G$4]-[.H28])/[.$G$4]" office:value-type="float" office:value="-7.67665105378056" calcext:value-type="float">
            <text:p>-7.67665105378056</text:p>
          </table:table-cell>
          <table:table-cell table:formula="of:=([.$G$4]-[.I28])/[.$G$4]" office:value-type="float" office:value="0.551943283291745" calcext:value-type="float">
            <text:p>0.551943283291745</text:p>
          </table:table-cell>
          <table:table-cell/>
          <table:table-cell table:formula="of:=([.$G$4]-[.K28])/[.$G$4]" office:value-type="float" office:value="-17.9686997319098" calcext:value-type="float">
            <text:p>-17.9686997319098</text:p>
          </table:table-cell>
          <table:table-cell table:formula="of:=([.$G$4]-[.L28])/[.$G$4]" office:value-type="float" office:value="-44.1920108352101" calcext:value-type="float">
            <text:p>-44.1920108352101</text:p>
          </table:table-cell>
          <table:table-cell table:formula="of:=([.$G$4]-[.M28])/[.$G$4]" office:value-type="float" office:value="-3.34245301945384" calcext:value-type="float">
            <text:p>-3.34245301945384</text:p>
          </table:table-cell>
          <table:table-cell table:formula="of:=([.$G$4]-[.N28])/[.$G$4]" office:value-type="float" office:value="-3.52515759379179" calcext:value-type="float">
            <text:p>-3.52515759379179</text:p>
          </table:table-cell>
          <table:table-cell table:formula="of:=([.$G$4]-[.O28])/[.$G$4]" office:value-type="float" office:value="-9.29368265112525" calcext:value-type="float">
            <text:p>-9.29368265112525</text:p>
          </table:table-cell>
          <table:table-cell/>
          <table:table-cell table:formula="of:=([.$G$4]-[.Q28])/[.$G$4]" office:value-type="float" office:value="-22.0511208039709" calcext:value-type="float">
            <text:p>-22.0511208039709</text:p>
          </table:table-cell>
          <table:table-cell table:formula="of:=([.$G$4]-[.R28])/[.$G$4]" office:value-type="float" office:value="-14.671229058356" calcext:value-type="float">
            <text:p>-14.671229058356</text:p>
          </table:table-cell>
          <table:table-cell table:formula="of:=([.$G$4]-[.S28])/[.$G$4]" office:value-type="float" office:value="-11.1073140268798" calcext:value-type="float">
            <text:p>-11.1073140268798</text:p>
          </table:table-cell>
          <table:table-cell table:formula="of:=([.$G$4]-[.T28])/[.$G$4]" office:value-type="float" office:value="-36.3510683131697" calcext:value-type="float">
            <text:p>-36.3510683131697</text:p>
          </table:table-cell>
          <table:table-cell table:formula="of:=([.$G$4]-[.U28])/[.$G$4]" office:value-type="float" office:value="-3.10481346565838" calcext:value-type="float">
            <text:p>-3.10481346565838</text:p>
          </table:table-cell>
          <table:table-cell table:formula="of:=([.$G$4]-[.V28])/[.$G$4]" office:value-type="float" office:value="-22.7407201316869" calcext:value-type="float">
            <text:p>-22.7407201316869</text:p>
          </table:table-cell>
          <table:table-cell table:formula="of:=([.$G$4]-[.W28])/[.$G$4]" office:value-type="float" office:value="0.401388998609928" calcext:value-type="float">
            <text:p>0.401388998609928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OX INVERSION</text:p>
          </table:table-cell>
          <table:table-cell table:formula="of:=SUM([.F115:.W115])/15" office:value-type="float" office:value="-1.86717487690338" calcext:value-type="float">
            <text:p>-1.86717487690338</text:p>
          </table:table-cell>
          <table:table-cell table:style-name="ce44" table:formula="of:=[.D115]*(-1)" office:value-type="percentage" office:value="1.86717487690338" calcext:value-type="percentage">
            <text:p>186.72%</text:p>
          </table:table-cell>
          <table:table-cell/>
          <table:table-cell table:formula="of:=([.$G$4]-[.G29])/[.$G$4]" office:value-type="float" office:value="-2.12983432508248" calcext:value-type="float">
            <text:p>-2.12983432508248</text:p>
          </table:table-cell>
          <table:table-cell table:formula="of:=([.$G$4]-[.H29])/[.$G$4]" office:value-type="float" office:value="0.223322263378226" calcext:value-type="float">
            <text:p>0.223322263378226</text:p>
          </table:table-cell>
          <table:table-cell table:formula="of:=([.$G$4]-[.I29])/[.$G$4]" office:value-type="float" office:value="0.909140117264569" calcext:value-type="float">
            <text:p>0.909140117264569</text:p>
          </table:table-cell>
          <table:table-cell/>
          <table:table-cell table:formula="of:=([.$G$4]-[.K29])/[.$G$4]" office:value-type="float" office:value="-3.34215736177176" calcext:value-type="float">
            <text:p>-3.34215736177176</text:p>
          </table:table-cell>
          <table:table-cell table:formula="of:=([.$G$4]-[.L29])/[.$G$4]" office:value-type="float" office:value="-9.35028397994437" calcext:value-type="float">
            <text:p>-9.35028397994437</text:p>
          </table:table-cell>
          <table:table-cell table:formula="of:=([.$G$4]-[.M29])/[.$G$4]" office:value-type="float" office:value="0.109334583188064" calcext:value-type="float">
            <text:p>0.109334583188064</text:p>
          </table:table-cell>
          <table:table-cell table:formula="of:=([.$G$4]-[.N29])/[.$G$4]" office:value-type="float" office:value="0.074596062521226" calcext:value-type="float">
            <text:p>0.074596062521226</text:p>
          </table:table-cell>
          <table:table-cell table:formula="of:=([.$G$4]-[.O29])/[.$G$4]" office:value-type="float" office:value="-0.938043185194225" calcext:value-type="float">
            <text:p>-0.938043185194225</text:p>
          </table:table-cell>
          <table:table-cell/>
          <table:table-cell table:formula="of:=([.$G$4]-[.Q29])/[.$G$4]" office:value-type="float" office:value="-1.47465765957682" calcext:value-type="float">
            <text:p>-1.47465765957682</text:p>
          </table:table-cell>
          <table:table-cell table:formula="of:=([.$G$4]-[.R29])/[.$G$4]" office:value-type="float" office:value="-0.665870823635481" calcext:value-type="float">
            <text:p>-0.665870823635481</text:p>
          </table:table-cell>
          <table:table-cell table:formula="of:=([.$G$4]-[.S29])/[.$G$4]" office:value-type="float" office:value="-0.964093359815359" calcext:value-type="float">
            <text:p>-0.964093359815359</text:p>
          </table:table-cell>
          <table:table-cell table:formula="of:=([.$G$4]-[.T29])/[.$G$4]" office:value-type="float" office:value="-7.65247722479116" calcext:value-type="float">
            <text:p>-7.65247722479116</text:p>
          </table:table-cell>
          <table:table-cell table:formula="of:=([.$G$4]-[.U29])/[.$G$4]" office:value-type="float" office:value="-0.0761454566073872" calcext:value-type="float">
            <text:p>-0.076145456607387</text:p>
          </table:table-cell>
          <table:table-cell table:formula="of:=([.$G$4]-[.V29])/[.$G$4]" office:value-type="float" office:value="-3.60468923693609" calcext:value-type="float">
            <text:p>-3.60468923693609</text:p>
          </table:table-cell>
          <table:table-cell table:formula="of:=([.$G$4]-[.W29])/[.$G$4]" office:value-type="float" office:value="0.874236433452345" calcext:value-type="float">
            <text:p>0.874236433452345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INVERSION</text:p>
          </table:table-cell>
          <table:table-cell table:formula="of:=SUM([.F116:.W116])/15" office:value-type="float" office:value="-1.0208265738843" calcext:value-type="float">
            <text:p>-1.0208265738843</text:p>
          </table:table-cell>
          <table:table-cell table:style-name="ce44" table:formula="of:=[.D116]*(-1)" office:value-type="percentage" office:value="1.0208265738843" calcext:value-type="percentage">
            <text:p>102.08%</text:p>
          </table:table-cell>
          <table:table-cell table:style-name="Default"/>
          <table:table-cell table:formula="of:=([.$G$4]-[.G30])/[.$G$4]" office:value-type="float" office:value="-0.597380365401731" calcext:value-type="float">
            <text:p>-0.597380365401731</text:p>
          </table:table-cell>
          <table:table-cell table:formula="of:=([.$G$4]-[.H30])/[.$G$4]" office:value-type="float" office:value="0.53739090896867" calcext:value-type="float">
            <text:p>0.53739090896867</text:p>
          </table:table-cell>
          <table:table-cell table:formula="of:=([.$G$4]-[.I30])/[.$G$4]" office:value-type="float" office:value="0.929703886251669" calcext:value-type="float">
            <text:p>0.929703886251669</text:p>
          </table:table-cell>
          <table:table-cell/>
          <table:table-cell table:formula="of:=([.$G$4]-[.K30])/[.$G$4]" office:value-type="float" office:value="-2.92830856882013" calcext:value-type="float">
            <text:p>-2.92830856882013</text:p>
          </table:table-cell>
          <table:table-cell table:formula="of:=([.$G$4]-[.L30])/[.$G$4]" office:value-type="float" office:value="-5.83930680992701" calcext:value-type="float">
            <text:p>-5.83930680992701</text:p>
          </table:table-cell>
          <table:table-cell table:formula="of:=([.$G$4]-[.M30])/[.$G$4]" office:value-type="float" office:value="0.151052308333113" calcext:value-type="float">
            <text:p>0.151052308333113</text:p>
          </table:table-cell>
          <table:table-cell table:formula="of:=([.$G$4]-[.N30])/[.$G$4]" office:value-type="float" office:value="0.147130353488263" calcext:value-type="float">
            <text:p>0.147130353488263</text:p>
          </table:table-cell>
          <table:table-cell table:formula="of:=([.$G$4]-[.O30])/[.$G$4]" office:value-type="float" office:value="-0.282549342859375" calcext:value-type="float">
            <text:p>-0.282549342859375</text:p>
          </table:table-cell>
          <table:table-cell/>
          <table:table-cell table:formula="of:=([.$G$4]-[.Q30])/[.$G$4]" office:value-type="float" office:value="-1.34347348707408" calcext:value-type="float">
            <text:p>-1.34347348707408</text:p>
          </table:table-cell>
          <table:table-cell table:formula="of:=([.$G$4]-[.R30])/[.$G$4]" office:value-type="float" office:value="-0.481675917076257" calcext:value-type="float">
            <text:p>-0.481675917076257</text:p>
          </table:table-cell>
          <table:table-cell table:formula="of:=([.$G$4]-[.S30])/[.$G$4]" office:value-type="float" office:value="-0.440371937347524" calcext:value-type="float">
            <text:p>-0.440371937347524</text:p>
          </table:table-cell>
          <table:table-cell table:formula="of:=([.$G$4]-[.T30])/[.$G$4]" office:value-type="float" office:value="-3.87228108907649" calcext:value-type="float">
            <text:p>-3.87228108907649</text:p>
          </table:table-cell>
          <table:table-cell table:formula="of:=([.$G$4]-[.U30])/[.$G$4]" office:value-type="float" office:value="0.405649021836288" calcext:value-type="float">
            <text:p>0.405649021836288</text:p>
          </table:table-cell>
          <table:table-cell table:formula="of:=([.$G$4]-[.V30])/[.$G$4]" office:value-type="float" office:value="-2.58408864855119" calcext:value-type="float">
            <text:p>-2.58408864855119</text:p>
          </table:table-cell>
          <table:table-cell table:formula="of:=([.$G$4]-[.W30])/[.$G$4]" office:value-type="float" office:value="0.886111078991252" calcext:value-type="float">
            <text:p>0.886111078991252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INVERSION</text:p>
          </table:table-cell>
          <table:table-cell table:formula="of:=SUM([.F117:.W117])/15" office:value-type="float" office:value="-5.20754908266686" calcext:value-type="float">
            <text:p>-5.20754908266686</text:p>
          </table:table-cell>
          <table:table-cell table:style-name="ce44" table:formula="of:=[.D117]*(-1)" office:value-type="percentage" office:value="5.20754908266686" calcext:value-type="percentage">
            <text:p>520.75%</text:p>
          </table:table-cell>
          <table:table-cell table:style-name="Default"/>
          <table:table-cell table:formula="of:=([.$G$4]-[.G31])/[.$G$4]" office:value-type="float" office:value="-3.90753252442765" calcext:value-type="float">
            <text:p>-3.90753252442765</text:p>
          </table:table-cell>
          <table:table-cell table:formula="of:=([.$G$4]-[.H31])/[.$G$4]" office:value-type="float" office:value="-2.24824352680632" calcext:value-type="float">
            <text:p>-2.24824352680632</text:p>
          </table:table-cell>
          <table:table-cell table:formula="of:=([.$G$4]-[.I31])/[.$G$4]" office:value-type="float" office:value="0.813251940417565" calcext:value-type="float">
            <text:p>0.813251940417565</text:p>
          </table:table-cell>
          <table:table-cell/>
          <table:table-cell table:formula="of:=([.$G$4]-[.K31])/[.$G$4]" office:value-type="float" office:value="-6.80673156083758" calcext:value-type="float">
            <text:p>-6.80673156083758</text:p>
          </table:table-cell>
          <table:table-cell table:formula="of:=([.$G$4]-[.L31])/[.$G$4]" office:value-type="float" office:value="-21.8846526231296" calcext:value-type="float">
            <text:p>-21.8846526231296</text:p>
          </table:table-cell>
          <table:table-cell table:formula="of:=([.$G$4]-[.M31])/[.$G$4]" office:value-type="float" office:value="-0.392003317333363" calcext:value-type="float">
            <text:p>-0.392003317333363</text:p>
          </table:table-cell>
          <table:table-cell table:formula="of:=([.$G$4]-[.N31])/[.$G$4]" office:value-type="float" office:value="-0.520822423131049" calcext:value-type="float">
            <text:p>-0.520822423131049</text:p>
          </table:table-cell>
          <table:table-cell table:formula="of:=([.$G$4]-[.O31])/[.$G$4]" office:value-type="float" office:value="-3.85267344190033" calcext:value-type="float">
            <text:p>-3.85267344190033</text:p>
          </table:table-cell>
          <table:table-cell/>
          <table:table-cell table:formula="of:=([.$G$4]-[.Q31])/[.$G$4]" office:value-type="float" office:value="-5.05480735093496" calcext:value-type="float">
            <text:p>-5.05480735093496</text:p>
          </table:table-cell>
          <table:table-cell table:formula="of:=([.$G$4]-[.R31])/[.$G$4]" office:value-type="float" office:value="-2.92303511276107" calcext:value-type="float">
            <text:p>-2.92303511276107</text:p>
          </table:table-cell>
          <table:table-cell table:formula="of:=([.$G$4]-[.S31])/[.$G$4]" office:value-type="float" office:value="-3.46752463097439" calcext:value-type="float">
            <text:p>-3.46752463097439</text:p>
          </table:table-cell>
          <table:table-cell table:formula="of:=([.$G$4]-[.T31])/[.$G$4]" office:value-type="float" office:value="-18.6390324501311" calcext:value-type="float">
            <text:p>-18.6390324501311</text:p>
          </table:table-cell>
          <table:table-cell table:formula="of:=([.$G$4]-[.U31])/[.$G$4]" office:value-type="float" office:value="-1.25943788569095" calcext:value-type="float">
            <text:p>-1.25943788569095</text:p>
          </table:table-cell>
          <table:table-cell table:formula="of:=([.$G$4]-[.V31])/[.$G$4]" office:value-type="float" office:value="-8.74661861956085" calcext:value-type="float">
            <text:p>-8.74661861956085</text:p>
          </table:table-cell>
          <table:table-cell table:formula="of:=([.$G$4]-[.W31])/[.$G$4]" office:value-type="float" office:value="0.776627287198804" calcext:value-type="float">
            <text:p>0.776627287198804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INVERSION</text:p>
          </table:table-cell>
          <table:table-cell table:formula="of:=SUM([.F118:.W118])/15" office:value-type="float" office:value="-1.09287128531453" calcext:value-type="float">
            <text:p>-1.09287128531453</text:p>
          </table:table-cell>
          <table:table-cell table:style-name="ce44" table:formula="of:=[.D118]*(-1)" office:value-type="percentage" office:value="1.09287128531453" calcext:value-type="percentage">
            <text:p>109.29%</text:p>
          </table:table-cell>
          <table:table-cell table:style-name="Default"/>
          <table:table-cell table:formula="of:=([.$G$4]-[.G32])/[.$G$4]" office:value-type="float" office:value="-0.786200588089336" calcext:value-type="float">
            <text:p>-0.786200588089336</text:p>
          </table:table-cell>
          <table:table-cell table:formula="of:=([.$G$4]-[.H32])/[.$G$4]" office:value-type="float" office:value="0.454723166197299" calcext:value-type="float">
            <text:p>0.454723166197299</text:p>
          </table:table-cell>
          <table:table-cell table:formula="of:=([.$G$4]-[.I32])/[.$G$4]" office:value-type="float" office:value="0.925922419922552" calcext:value-type="float">
            <text:p>0.925922419922552</text:p>
          </table:table-cell>
          <table:table-cell/>
          <table:table-cell table:formula="of:=([.$G$4]-[.K32])/[.$G$4]" office:value-type="float" office:value="-3.02470981307319" calcext:value-type="float">
            <text:p>-3.02470981307319</text:p>
          </table:table-cell>
          <table:table-cell table:formula="of:=([.$G$4]-[.L32])/[.$G$4]" office:value-type="float" office:value="-5.85539658671026" calcext:value-type="float">
            <text:p>-5.85539658671026</text:p>
          </table:table-cell>
          <table:table-cell table:formula="of:=([.$G$4]-[.M32])/[.$G$4]" office:value-type="float" office:value="0.115096042897591" calcext:value-type="float">
            <text:p>0.115096042897591</text:p>
          </table:table-cell>
          <table:table-cell table:formula="of:=([.$G$4]-[.N32])/[.$G$4]" office:value-type="float" office:value="0.115534171227927" calcext:value-type="float">
            <text:p>0.115534171227927</text:p>
          </table:table-cell>
          <table:table-cell table:formula="of:=([.$G$4]-[.O32])/[.$G$4]" office:value-type="float" office:value="-0.379495180365371" calcext:value-type="float">
            <text:p>-0.379495180365371</text:p>
          </table:table-cell>
          <table:table-cell/>
          <table:table-cell table:formula="of:=([.$G$4]-[.Q32])/[.$G$4]" office:value-type="float" office:value="-1.3513450424499" calcext:value-type="float">
            <text:p>-1.3513450424499</text:p>
          </table:table-cell>
          <table:table-cell table:formula="of:=([.$G$4]-[.R32])/[.$G$4]" office:value-type="float" office:value="-0.553986426438356" calcext:value-type="float">
            <text:p>-0.553986426438356</text:p>
          </table:table-cell>
          <table:table-cell table:formula="of:=([.$G$4]-[.S32])/[.$G$4]" office:value-type="float" office:value="-0.483750357583865" calcext:value-type="float">
            <text:p>-0.483750357583865</text:p>
          </table:table-cell>
          <table:table-cell table:formula="of:=([.$G$4]-[.T32])/[.$G$4]" office:value-type="float" office:value="-4.15619129579168" calcext:value-type="float">
            <text:p>-4.15619129579168</text:p>
          </table:table-cell>
          <table:table-cell table:formula="of:=([.$G$4]-[.U32])/[.$G$4]" office:value-type="float" office:value="0.393843734861096" calcext:value-type="float">
            <text:p>0.393843734861096</text:p>
          </table:table-cell>
          <table:table-cell table:formula="of:=([.$G$4]-[.V32])/[.$G$4]" office:value-type="float" office:value="-2.68995309835716" calcext:value-type="float">
            <text:p>-2.68995309835716</text:p>
          </table:table-cell>
          <table:table-cell table:formula="of:=([.$G$4]-[.W32])/[.$G$4]" office:value-type="float" office:value="0.882839574034764" calcext:value-type="float">
            <text:p>0.882839574034764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INVERSION</text:p>
          </table:table-cell>
          <table:table-cell table:formula="of:=SUM([.F119:.W119])/15" office:value-type="float" office:value="-1.29537311291106" calcext:value-type="float">
            <text:p>-1.29537311291106</text:p>
          </table:table-cell>
          <table:table-cell table:style-name="ce44" table:formula="of:=[.D119]*(-1)" office:value-type="percentage" office:value="1.29537311291106" calcext:value-type="percentage">
            <text:p>129.54%</text:p>
          </table:table-cell>
          <table:table-cell table:style-name="Default"/>
          <table:table-cell table:formula="of:=([.$G$4]-[.G33])/[.$G$4]" office:value-type="float" office:value="-0.992093832614033" calcext:value-type="float">
            <text:p>-0.992093832614033</text:p>
          </table:table-cell>
          <table:table-cell table:formula="of:=([.$G$4]-[.H33])/[.$G$4]" office:value-type="float" office:value="0.293602433268069" calcext:value-type="float">
            <text:p>0.293602433268069</text:p>
          </table:table-cell>
          <table:table-cell table:formula="of:=([.$G$4]-[.I33])/[.$G$4]" office:value-type="float" office:value="0.923657310142219" calcext:value-type="float">
            <text:p>0.923657310142219</text:p>
          </table:table-cell>
          <table:table-cell/>
          <table:table-cell table:formula="of:=([.$G$4]-[.K33])/[.$G$4]" office:value-type="float" office:value="-3.09506570290746" calcext:value-type="float">
            <text:p>-3.09506570290746</text:p>
          </table:table-cell>
          <table:table-cell table:formula="of:=([.$G$4]-[.L33])/[.$G$4]" office:value-type="float" office:value="-6.975071904382" calcext:value-type="float">
            <text:p>-6.975071904382</text:p>
          </table:table-cell>
          <table:table-cell table:formula="of:=([.$G$4]-[.M33])/[.$G$4]" office:value-type="float" office:value="0.11984867146113" calcext:value-type="float">
            <text:p>0.11984867146113</text:p>
          </table:table-cell>
          <table:table-cell table:formula="of:=([.$G$4]-[.N33])/[.$G$4]" office:value-type="float" office:value="0.111828033047229" calcext:value-type="float">
            <text:p>0.111828033047229</text:p>
          </table:table-cell>
          <table:table-cell table:formula="of:=([.$G$4]-[.O33])/[.$G$4]" office:value-type="float" office:value="-0.500442528351238" calcext:value-type="float">
            <text:p>-0.500442528351238</text:p>
          </table:table-cell>
          <table:table-cell/>
          <table:table-cell table:formula="of:=([.$G$4]-[.Q33])/[.$G$4]" office:value-type="float" office:value="-1.30901820291429" calcext:value-type="float">
            <text:p>-1.30901820291429</text:p>
          </table:table-cell>
          <table:table-cell table:formula="of:=([.$G$4]-[.R33])/[.$G$4]" office:value-type="float" office:value="-0.568651488328929" calcext:value-type="float">
            <text:p>-0.568651488328929</text:p>
          </table:table-cell>
          <table:table-cell table:formula="of:=([.$G$4]-[.S33])/[.$G$4]" office:value-type="float" office:value="-0.583581938850997" calcext:value-type="float">
            <text:p>-0.583581938850997</text:p>
          </table:table-cell>
          <table:table-cell table:formula="of:=([.$G$4]-[.T33])/[.$G$4]" office:value-type="float" office:value="-5.25097098735392" calcext:value-type="float">
            <text:p>-5.25097098735392</text:p>
          </table:table-cell>
          <table:table-cell table:formula="of:=([.$G$4]-[.U33])/[.$G$4]" office:value-type="float" office:value="0.266677243782771" calcext:value-type="float">
            <text:p>0.266677243782771</text:p>
          </table:table-cell>
          <table:table-cell table:formula="of:=([.$G$4]-[.V33])/[.$G$4]" office:value-type="float" office:value="-2.75461597419153" calcext:value-type="float">
            <text:p>-2.75461597419153</text:p>
          </table:table-cell>
          <table:table-cell table:formula="of:=([.$G$4]-[.W33])/[.$G$4]" office:value-type="float" office:value="0.88330217452716" calcext:value-type="float">
            <text:p>0.88330217452716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1" office:value-type="string" calcext:value-type="string">
            <text:p>MX INSERTION</text:p>
          </table:table-cell>
          <table:table-cell table:formula="of:=SUM([.F120:.W120])/15" office:value-type="float" office:value="-3.67602910764009" calcext:value-type="float">
            <text:p>-3.67602910764009</text:p>
          </table:table-cell>
          <table:table-cell table:style-name="ce44" table:formula="of:=[.D120]*(-1)" office:value-type="percentage" office:value="3.67602910764009" calcext:value-type="percentage">
            <text:p>367.60%</text:p>
          </table:table-cell>
          <table:table-cell table:style-name="Default"/>
          <table:table-cell table:formula="of:=([.$G$4]-[.G34])/[.$G$4]" office:value-type="float" office:value="-2.45370862351067" calcext:value-type="float">
            <text:p>-2.45370862351067</text:p>
          </table:table-cell>
          <table:table-cell table:formula="of:=([.$G$4]-[.H34])/[.$G$4]" office:value-type="float" office:value="-1.3656637139363" calcext:value-type="float">
            <text:p>-1.3656637139363</text:p>
          </table:table-cell>
          <table:table-cell table:formula="of:=([.$G$4]-[.I34])/[.$G$4]" office:value-type="float" office:value="0.853185460336342" calcext:value-type="float">
            <text:p>0.853185460336342</text:p>
          </table:table-cell>
          <table:table-cell/>
          <table:table-cell table:formula="of:=([.$G$4]-[.K34])/[.$G$4]" office:value-type="float" office:value="-5.68807959172893" calcext:value-type="float">
            <text:p>-5.68807959172893</text:p>
          </table:table-cell>
          <table:table-cell table:formula="of:=([.$G$4]-[.L34])/[.$G$4]" office:value-type="float" office:value="-14.267919699984" calcext:value-type="float">
            <text:p>-14.267919699984</text:p>
          </table:table-cell>
          <table:table-cell table:formula="of:=([.$G$4]-[.M34])/[.$G$4]" office:value-type="float" office:value="-0.449817578536554" calcext:value-type="float">
            <text:p>-0.449817578536554</text:p>
          </table:table-cell>
          <table:table-cell table:formula="of:=([.$G$4]-[.N34])/[.$G$4]" office:value-type="float" office:value="-0.54858571315053" calcext:value-type="float">
            <text:p>-0.54858571315053</text:p>
          </table:table-cell>
          <table:table-cell table:formula="of:=([.$G$4]-[.O34])/[.$G$4]" office:value-type="float" office:value="-2.38757255272483" calcext:value-type="float">
            <text:p>-2.38757255272483</text:p>
          </table:table-cell>
          <table:table-cell/>
          <table:table-cell table:formula="of:=([.$G$4]-[.Q34])/[.$G$4]" office:value-type="float" office:value="-5.13147257579227" calcext:value-type="float">
            <text:p>-5.13147257579227</text:p>
          </table:table-cell>
          <table:table-cell table:formula="of:=([.$G$4]-[.R34])/[.$G$4]" office:value-type="float" office:value="-3.50368352368087" calcext:value-type="float">
            <text:p>-3.50368352368087</text:p>
          </table:table-cell>
          <table:table-cell table:formula="of:=([.$G$4]-[.S34])/[.$G$4]" office:value-type="float" office:value="-2.8293259919707" calcext:value-type="float">
            <text:p>-2.8293259919707</text:p>
          </table:table-cell>
          <table:table-cell table:formula="of:=([.$G$4]-[.T34])/[.$G$4]" office:value-type="float" office:value="-11.8527732381891" calcext:value-type="float">
            <text:p>-11.8527732381891</text:p>
          </table:table-cell>
          <table:table-cell table:formula="of:=([.$G$4]-[.U34])/[.$G$4]" office:value-type="float" office:value="-0.408703387418375" calcext:value-type="float">
            <text:p>-0.408703387418375</text:p>
          </table:table-cell>
          <table:table-cell table:formula="of:=([.$G$4]-[.V34])/[.$G$4]" office:value-type="float" office:value="-5.90694949403156" calcext:value-type="float">
            <text:p>-5.90694949403156</text:p>
          </table:table-cell>
          <table:table-cell table:formula="of:=([.$G$4]-[.W34])/[.$G$4]" office:value-type="float" office:value="0.800633609716982" calcext:value-type="float">
            <text:p>0.800633609716982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BX INSERTION</text:p>
          </table:table-cell>
          <table:table-cell table:formula="of:=SUM([.F121:.W121])/15" office:value-type="float" office:value="-13.4688360420192" calcext:value-type="float">
            <text:p>-13.4688360420192</text:p>
          </table:table-cell>
          <table:table-cell table:style-name="ce44" table:formula="of:=[.D121]*(-1)" office:value-type="percentage" office:value="13.4688360420192" calcext:value-type="percentage">
            <text:p>1346.88%</text:p>
          </table:table-cell>
          <table:table-cell table:style-name="Default"/>
          <table:table-cell table:formula="of:=([.$G$4]-[.G35])/[.$G$4]" office:value-type="float" office:value="-7.85552326902171" calcext:value-type="float">
            <text:p>-7.85552326902171</text:p>
          </table:table-cell>
          <table:table-cell table:formula="of:=([.$G$4]-[.H35])/[.$G$4]" office:value-type="float" office:value="-7.51091423406397" calcext:value-type="float">
            <text:p>-7.51091423406397</text:p>
          </table:table-cell>
          <table:table-cell table:formula="of:=([.$G$4]-[.I35])/[.$G$4]" office:value-type="float" office:value="0.549700729715425" calcext:value-type="float">
            <text:p>0.549700729715425</text:p>
          </table:table-cell>
          <table:table-cell/>
          <table:table-cell table:formula="of:=([.$G$4]-[.K35])/[.$G$4]" office:value-type="float" office:value="-18.0638809142015" calcext:value-type="float">
            <text:p>-18.0638809142015</text:p>
          </table:table-cell>
          <table:table-cell table:formula="of:=([.$G$4]-[.L35])/[.$G$4]" office:value-type="float" office:value="-43.4980679142899" calcext:value-type="float">
            <text:p>-43.4980679142899</text:p>
          </table:table-cell>
          <table:table-cell table:formula="of:=([.$G$4]-[.M35])/[.$G$4]" office:value-type="float" office:value="-3.39774108597571" calcext:value-type="float">
            <text:p>-3.39774108597571</text:p>
          </table:table-cell>
          <table:table-cell table:formula="of:=([.$G$4]-[.N35])/[.$G$4]" office:value-type="float" office:value="-3.44953558492066" calcext:value-type="float">
            <text:p>-3.44953558492066</text:p>
          </table:table-cell>
          <table:table-cell table:formula="of:=([.$G$4]-[.O35])/[.$G$4]" office:value-type="float" office:value="-9.60446591379117" calcext:value-type="float">
            <text:p>-9.60446591379117</text:p>
          </table:table-cell>
          <table:table-cell/>
          <table:table-cell table:formula="of:=([.$G$4]-[.Q35])/[.$G$4]" office:value-type="float" office:value="-22.5031124291844" calcext:value-type="float">
            <text:p>-22.5031124291844</text:p>
          </table:table-cell>
          <table:table-cell table:formula="of:=([.$G$4]-[.R35])/[.$G$4]" office:value-type="float" office:value="-14.3095151631683" calcext:value-type="float">
            <text:p>-14.3095151631683</text:p>
          </table:table-cell>
          <table:table-cell table:formula="of:=([.$G$4]-[.S35])/[.$G$4]" office:value-type="float" office:value="-11.2152321430493" calcext:value-type="float">
            <text:p>-11.2152321430493</text:p>
          </table:table-cell>
          <table:table-cell table:formula="of:=([.$G$4]-[.T35])/[.$G$4]" office:value-type="float" office:value="-35.8990623074779" calcext:value-type="float">
            <text:p>-35.8990623074779</text:p>
          </table:table-cell>
          <table:table-cell table:formula="of:=([.$G$4]-[.U35])/[.$G$4]" office:value-type="float" office:value="-3.13362533391643" calcext:value-type="float">
            <text:p>-3.13362533391643</text:p>
          </table:table-cell>
          <table:table-cell table:formula="of:=([.$G$4]-[.V35])/[.$G$4]" office:value-type="float" office:value="-22.531638858476" calcext:value-type="float">
            <text:p>-22.531638858476</text:p>
          </table:table-cell>
          <table:table-cell table:formula="of:=([.$G$4]-[.W35])/[.$G$4]" office:value-type="float" office:value="0.390073791533258" calcext:value-type="float">
            <text:p>0.390073791533258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X INSERTION</text:p>
          </table:table-cell>
          <table:table-cell table:formula="of:=SUM([.F122:.W122])/15" office:value-type="float" office:value="-1.84359489540507" calcext:value-type="float">
            <text:p>-1.84359489540507</text:p>
          </table:table-cell>
          <table:table-cell table:style-name="ce44" table:formula="of:=[.D122]*(-1)" office:value-type="percentage" office:value="1.84359489540507" calcext:value-type="percentage">
            <text:p>184.36%</text:p>
          </table:table-cell>
          <table:table-cell/>
          <table:table-cell table:formula="of:=([.$G$4]-[.G36])/[.$G$4]" office:value-type="float" office:value="-1.95603697184906" calcext:value-type="float">
            <text:p>-1.95603697184906</text:p>
          </table:table-cell>
          <table:table-cell table:formula="of:=([.$G$4]-[.H36])/[.$G$4]" office:value-type="float" office:value="0.168344640831293" calcext:value-type="float">
            <text:p>0.168344640831293</text:p>
          </table:table-cell>
          <table:table-cell table:formula="of:=([.$G$4]-[.I36])/[.$G$4]" office:value-type="float" office:value="0.905967407628471" calcext:value-type="float">
            <text:p>0.905967407628471</text:p>
          </table:table-cell>
          <table:table-cell/>
          <table:table-cell table:formula="of:=([.$G$4]-[.K36])/[.$G$4]" office:value-type="float" office:value="-3.52931072226867" calcext:value-type="float">
            <text:p>-3.52931072226867</text:p>
          </table:table-cell>
          <table:table-cell table:formula="of:=([.$G$4]-[.L36])/[.$G$4]" office:value-type="float" office:value="-9.6748935245334" calcext:value-type="float">
            <text:p>-9.6748935245334</text:p>
          </table:table-cell>
          <table:table-cell table:formula="of:=([.$G$4]-[.M36])/[.$G$4]" office:value-type="float" office:value="0.0867010347232533" calcext:value-type="float">
            <text:p>0.086701034723253</text:p>
          </table:table-cell>
          <table:table-cell table:formula="of:=([.$G$4]-[.N36])/[.$G$4]" office:value-type="float" office:value="0.0937456651438747" calcext:value-type="float">
            <text:p>0.093745665143875</text:p>
          </table:table-cell>
          <table:table-cell table:formula="of:=([.$G$4]-[.O36])/[.$G$4]" office:value-type="float" office:value="-0.816839859242943" calcext:value-type="float">
            <text:p>-0.816839859242943</text:p>
          </table:table-cell>
          <table:table-cell/>
          <table:table-cell table:formula="of:=([.$G$4]-[.Q36])/[.$G$4]" office:value-type="float" office:value="-1.49187455278245" calcext:value-type="float">
            <text:p>-1.49187455278245</text:p>
          </table:table-cell>
          <table:table-cell table:formula="of:=([.$G$4]-[.R36])/[.$G$4]" office:value-type="float" office:value="-0.626772122212779" calcext:value-type="float">
            <text:p>-0.626772122212779</text:p>
          </table:table-cell>
          <table:table-cell table:formula="of:=([.$G$4]-[.S36])/[.$G$4]" office:value-type="float" office:value="-1.09522571557935" calcext:value-type="float">
            <text:p>-1.09522571557935</text:p>
          </table:table-cell>
          <table:table-cell table:formula="of:=([.$G$4]-[.T36])/[.$G$4]" office:value-type="float" office:value="-7.36627571227879" calcext:value-type="float">
            <text:p>-7.36627571227879</text:p>
          </table:table-cell>
          <table:table-cell table:formula="of:=([.$G$4]-[.U36])/[.$G$4]" office:value-type="float" office:value="0.0366676038585671" calcext:value-type="float">
            <text:p>0.036667603858567</text:p>
          </table:table-cell>
          <table:table-cell table:formula="of:=([.$G$4]-[.V36])/[.$G$4]" office:value-type="float" office:value="-3.2612775083864" calcext:value-type="float">
            <text:p>-3.2612775083864</text:p>
          </table:table-cell>
          <table:table-cell table:formula="of:=([.$G$4]-[.W36])/[.$G$4]" office:value-type="float" office:value="0.873156905872419" calcext:value-type="float">
            <text:p>0.873156905872419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INSERTION</text:p>
          </table:table-cell>
          <table:table-cell table:formula="of:=SUM([.F123:.W123])/15" office:value-type="float" office:value="-2.74019425677815" calcext:value-type="float">
            <text:p>-2.74019425677815</text:p>
          </table:table-cell>
          <table:table-cell table:style-name="ce44" table:formula="of:=[.D123]*(-1)" office:value-type="percentage" office:value="2.74019425677815" calcext:value-type="percentage">
            <text:p>274.02%</text:p>
          </table:table-cell>
          <table:table-cell/>
          <table:table-cell table:formula="of:=([.$G$4]-[.G37])/[.$G$4]" office:value-type="float" office:value="-1.86634703887613" calcext:value-type="float">
            <text:p>-1.86634703887613</text:p>
          </table:table-cell>
          <table:table-cell table:formula="of:=([.$G$4]-[.H37])/[.$G$4]" office:value-type="float" office:value="-0.745791237580226" calcext:value-type="float">
            <text:p>-0.745791237580226</text:p>
          </table:table-cell>
          <table:table-cell table:formula="of:=([.$G$4]-[.I37])/[.$G$4]" office:value-type="float" office:value="0.882797070026054" calcext:value-type="float">
            <text:p>0.882797070026054</text:p>
          </table:table-cell>
          <table:table-cell/>
          <table:table-cell table:formula="of:=([.$G$4]-[.K37])/[.$G$4]" office:value-type="float" office:value="-4.49593029891849" calcext:value-type="float">
            <text:p>-4.49593029891849</text:p>
          </table:table-cell>
          <table:table-cell table:formula="of:=([.$G$4]-[.L37])/[.$G$4]" office:value-type="float" office:value="-11.3095375778318" calcext:value-type="float">
            <text:p>-11.3095375778318</text:p>
          </table:table-cell>
          <table:table-cell table:formula="of:=([.$G$4]-[.M37])/[.$G$4]" office:value-type="float" office:value="-0.24881439702739" calcext:value-type="float">
            <text:p>-0.24881439702739</text:p>
          </table:table-cell>
          <table:table-cell table:formula="of:=([.$G$4]-[.N37])/[.$G$4]" office:value-type="float" office:value="-0.326699659344831" calcext:value-type="float">
            <text:p>-0.326699659344831</text:p>
          </table:table-cell>
          <table:table-cell table:formula="of:=([.$G$4]-[.O37])/[.$G$4]" office:value-type="float" office:value="-1.65832573876735" calcext:value-type="float">
            <text:p>-1.65832573876735</text:p>
          </table:table-cell>
          <table:table-cell/>
          <table:table-cell table:formula="of:=([.$G$4]-[.Q37])/[.$G$4]" office:value-type="float" office:value="-3.38911363303361" calcext:value-type="float">
            <text:p>-3.38911363303361</text:p>
          </table:table-cell>
          <table:table-cell table:formula="of:=([.$G$4]-[.R37])/[.$G$4]" office:value-type="float" office:value="-2.64430482747952" calcext:value-type="float">
            <text:p>-2.64430482747952</text:p>
          </table:table-cell>
          <table:table-cell table:formula="of:=([.$G$4]-[.S37])/[.$G$4]" office:value-type="float" office:value="-1.64712298418241" calcext:value-type="float">
            <text:p>-1.64712298418241</text:p>
          </table:table-cell>
          <table:table-cell table:formula="of:=([.$G$4]-[.T37])/[.$G$4]" office:value-type="float" office:value="-9.27026015025739" calcext:value-type="float">
            <text:p>-9.27026015025739</text:p>
          </table:table-cell>
          <table:table-cell table:formula="of:=([.$G$4]-[.U37])/[.$G$4]" office:value-type="float" office:value="-0.145208487883015" calcext:value-type="float">
            <text:p>-0.145208487883015</text:p>
          </table:table-cell>
          <table:table-cell table:formula="of:=([.$G$4]-[.V37])/[.$G$4]" office:value-type="float" office:value="-5.06779126245475" calcext:value-type="float">
            <text:p>-5.06779126245475</text:p>
          </table:table-cell>
          <table:table-cell table:formula="of:=([.$G$4]-[.W37])/[.$G$4]" office:value-type="float" office:value="0.829536371938602" calcext:value-type="float">
            <text:p>0.829536371938602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INSERTION</text:p>
          </table:table-cell>
          <table:table-cell table:formula="of:=SUM([.F124:.W124])/15" office:value-type="float" office:value="-4.53102624354291" calcext:value-type="float">
            <text:p>-4.53102624354291</text:p>
          </table:table-cell>
          <table:table-cell table:style-name="ce44" table:formula="of:=[.D124]*(-1)" office:value-type="percentage" office:value="4.53102624354291" calcext:value-type="percentage">
            <text:p>453.10%</text:p>
          </table:table-cell>
          <table:table-cell/>
          <table:table-cell table:formula="of:=([.$G$4]-[.G38])/[.$G$4]" office:value-type="float" office:value="-3.4547132276843" calcext:value-type="float">
            <text:p>-3.4547132276843</text:p>
          </table:table-cell>
          <table:table-cell table:formula="of:=([.$G$4]-[.H38])/[.$G$4]" office:value-type="float" office:value="-2.2734566999641" calcext:value-type="float">
            <text:p>-2.2734566999641</text:p>
          </table:table-cell>
          <table:table-cell table:formula="of:=([.$G$4]-[.I38])/[.$G$4]" office:value-type="float" office:value="0.858800999990805" calcext:value-type="float">
            <text:p>0.858800999990805</text:p>
          </table:table-cell>
          <table:table-cell/>
          <table:table-cell table:formula="of:=([.$G$4]-[.K38])/[.$G$4]" office:value-type="float" office:value="-5.3682510811141" calcext:value-type="float">
            <text:p>-5.3682510811141</text:p>
          </table:table-cell>
          <table:table-cell table:formula="of:=([.$G$4]-[.L38])/[.$G$4]" office:value-type="float" office:value="-18.9098731967824" calcext:value-type="float">
            <text:p>-18.9098731967824</text:p>
          </table:table-cell>
          <table:table-cell table:formula="of:=([.$G$4]-[.M38])/[.$G$4]" office:value-type="float" office:value="-0.477445880423315" calcext:value-type="float">
            <text:p>-0.477445880423315</text:p>
          </table:table-cell>
          <table:table-cell table:formula="of:=([.$G$4]-[.N38])/[.$G$4]" office:value-type="float" office:value="-0.40249752267734" calcext:value-type="float">
            <text:p>-0.40249752267734</text:p>
          </table:table-cell>
          <table:table-cell table:formula="of:=([.$G$4]-[.O38])/[.$G$4]" office:value-type="float" office:value="-3.02521447878541" calcext:value-type="float">
            <text:p>-3.02521447878541</text:p>
          </table:table-cell>
          <table:table-cell/>
          <table:table-cell table:formula="of:=([.$G$4]-[.Q38])/[.$G$4]" office:value-type="float" office:value="-5.36227853070993" calcext:value-type="float">
            <text:p>-5.36227853070993</text:p>
          </table:table-cell>
          <table:table-cell table:formula="of:=([.$G$4]-[.R38])/[.$G$4]" office:value-type="float" office:value="-2.89854992993497" calcext:value-type="float">
            <text:p>-2.89854992993497</text:p>
          </table:table-cell>
          <table:table-cell table:formula="of:=([.$G$4]-[.S38])/[.$G$4]" office:value-type="float" office:value="-3.25610658497095" calcext:value-type="float">
            <text:p>-3.25610658497095</text:p>
          </table:table-cell>
          <table:table-cell table:formula="of:=([.$G$4]-[.T38])/[.$G$4]" office:value-type="float" office:value="-16.501103982664" calcext:value-type="float">
            <text:p>-16.501103982664</text:p>
          </table:table-cell>
          <table:table-cell table:formula="of:=([.$G$4]-[.U38])/[.$G$4]" office:value-type="float" office:value="-0.800551670436348" calcext:value-type="float">
            <text:p>-0.800551670436348</text:p>
          </table:table-cell>
          <table:table-cell table:formula="of:=([.$G$4]-[.V38])/[.$G$4]" office:value-type="float" office:value="-6.88181828464402" calcext:value-type="float">
            <text:p>-6.88181828464402</text:p>
          </table:table-cell>
          <table:table-cell table:formula="of:=([.$G$4]-[.W38])/[.$G$4]" office:value-type="float" office:value="0.78766641765674" calcext:value-type="float">
            <text:p>0.78766641765674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INSERTION</text:p>
          </table:table-cell>
          <table:table-cell table:formula="of:=SUM([.F125:.W125])/15" office:value-type="float" office:value="-3.26005260983166" calcext:value-type="float">
            <text:p>-3.26005260983166</text:p>
          </table:table-cell>
          <table:table-cell table:style-name="ce44" table:formula="of:=[.D125]*(-1)" office:value-type="percentage" office:value="3.26005260983166" calcext:value-type="percentage">
            <text:p>326.01%</text:p>
          </table:table-cell>
          <table:table-cell/>
          <table:table-cell table:formula="of:=([.$G$4]-[.G39])/[.$G$4]" office:value-type="float" office:value="-2.17069354944979" calcext:value-type="float">
            <text:p>-2.17069354944979</text:p>
          </table:table-cell>
          <table:table-cell table:formula="of:=([.$G$4]-[.H39])/[.$G$4]" office:value-type="float" office:value="-1.23122725088065" calcext:value-type="float">
            <text:p>-1.23122725088065</text:p>
          </table:table-cell>
          <table:table-cell table:formula="of:=([.$G$4]-[.I39])/[.$G$4]" office:value-type="float" office:value="0.87449025976506" calcext:value-type="float">
            <text:p>0.87449025976506</text:p>
          </table:table-cell>
          <table:table-cell/>
          <table:table-cell table:formula="of:=([.$G$4]-[.K39])/[.$G$4]" office:value-type="float" office:value="-5.19792055002483" calcext:value-type="float">
            <text:p>-5.19792055002483</text:p>
          </table:table-cell>
          <table:table-cell table:formula="of:=([.$G$4]-[.L39])/[.$G$4]" office:value-type="float" office:value="-12.9089405723861" calcext:value-type="float">
            <text:p>-12.9089405723861</text:p>
          </table:table-cell>
          <table:table-cell table:formula="of:=([.$G$4]-[.M39])/[.$G$4]" office:value-type="float" office:value="-0.342668483017827" calcext:value-type="float">
            <text:p>-0.342668483017827</text:p>
          </table:table-cell>
          <table:table-cell table:formula="of:=([.$G$4]-[.N39])/[.$G$4]" office:value-type="float" office:value="-0.327262101007136" calcext:value-type="float">
            <text:p>-0.327262101007136</text:p>
          </table:table-cell>
          <table:table-cell table:formula="of:=([.$G$4]-[.O39])/[.$G$4]" office:value-type="float" office:value="-1.83578575222611" calcext:value-type="float">
            <text:p>-1.83578575222611</text:p>
          </table:table-cell>
          <table:table-cell/>
          <table:table-cell table:formula="of:=([.$G$4]-[.Q39])/[.$G$4]" office:value-type="float" office:value="-4.66765397694767" calcext:value-type="float">
            <text:p>-4.66765397694767</text:p>
          </table:table-cell>
          <table:table-cell table:formula="of:=([.$G$4]-[.R39])/[.$G$4]" office:value-type="float" office:value="-3.53159433842435" calcext:value-type="float">
            <text:p>-3.53159433842435</text:p>
          </table:table-cell>
          <table:table-cell table:formula="of:=([.$G$4]-[.S39])/[.$G$4]" office:value-type="float" office:value="-2.19487714212632" calcext:value-type="float">
            <text:p>-2.19487714212632</text:p>
          </table:table-cell>
          <table:table-cell table:formula="of:=([.$G$4]-[.T39])/[.$G$4]" office:value-type="float" office:value="-10.3955664021625" calcext:value-type="float">
            <text:p>-10.3955664021625</text:p>
          </table:table-cell>
          <table:table-cell table:formula="of:=([.$G$4]-[.U39])/[.$G$4]" office:value-type="float" office:value="-0.256266899691357" calcext:value-type="float">
            <text:p>-0.256266899691357</text:p>
          </table:table-cell>
          <table:table-cell table:formula="of:=([.$G$4]-[.V39])/[.$G$4]" office:value-type="float" office:value="-5.53060228143572" calcext:value-type="float">
            <text:p>-5.53060228143572</text:p>
          </table:table-cell>
          <table:table-cell table:formula="of:=([.$G$4]-[.W39])/[.$G$4]" office:value-type="float" office:value="0.815779892540361" calcext:value-type="float">
            <text:p>0.815779892540361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INSERTION</text:p>
          </table:table-cell>
          <table:table-cell table:formula="of:=SUM([.F126:.W126])/15" office:value-type="float" office:value="-3.12026550848715" calcext:value-type="float">
            <text:p>-3.12026550848715</text:p>
          </table:table-cell>
          <table:table-cell table:style-name="ce44" table:formula="of:=[.D126]*(-1)" office:value-type="percentage" office:value="3.12026550848715" calcext:value-type="percentage">
            <text:p>312.03%</text:p>
          </table:table-cell>
          <table:table-cell/>
          <table:table-cell table:formula="of:=([.$G$4]-[.G40])/[.$G$4]" office:value-type="float" office:value="-2.20687236454261" calcext:value-type="float">
            <text:p>-2.20687236454261</text:p>
          </table:table-cell>
          <table:table-cell table:formula="of:=([.$G$4]-[.H40])/[.$G$4]" office:value-type="float" office:value="-1.13373222503568" calcext:value-type="float">
            <text:p>-1.13373222503568</text:p>
          </table:table-cell>
          <table:table-cell table:formula="of:=([.$G$4]-[.I40])/[.$G$4]" office:value-type="float" office:value="0.879126592797787" calcext:value-type="float">
            <text:p>0.879126592797787</text:p>
          </table:table-cell>
          <table:table-cell/>
          <table:table-cell table:formula="of:=([.$G$4]-[.K40])/[.$G$4]" office:value-type="float" office:value="-4.84491233470208" calcext:value-type="float">
            <text:p>-4.84491233470208</text:p>
          </table:table-cell>
          <table:table-cell table:formula="of:=([.$G$4]-[.L40])/[.$G$4]" office:value-type="float" office:value="-13.9624094627058" calcext:value-type="float">
            <text:p>-13.9624094627058</text:p>
          </table:table-cell>
          <table:table-cell table:formula="of:=([.$G$4]-[.M40])/[.$G$4]" office:value-type="float" office:value="-0.446642819888512" calcext:value-type="float">
            <text:p>-0.446642819888512</text:p>
          </table:table-cell>
          <table:table-cell table:formula="of:=([.$G$4]-[.N40])/[.$G$4]" office:value-type="float" office:value="-0.403802847634232" calcext:value-type="float">
            <text:p>-0.403802847634232</text:p>
          </table:table-cell>
          <table:table-cell table:formula="of:=([.$G$4]-[.O40])/[.$G$4]" office:value-type="float" office:value="-1.83168616675933" calcext:value-type="float">
            <text:p>-1.83168616675933</text:p>
          </table:table-cell>
          <table:table-cell/>
          <table:table-cell table:formula="of:=([.$G$4]-[.Q40])/[.$G$4]" office:value-type="float" office:value="-3.68909553024282" calcext:value-type="float">
            <text:p>-3.68909553024282</text:p>
          </table:table-cell>
          <table:table-cell table:formula="of:=([.$G$4]-[.R40])/[.$G$4]" office:value-type="float" office:value="-2.24178093276973" calcext:value-type="float">
            <text:p>-2.24178093276973</text:p>
          </table:table-cell>
          <table:table-cell table:formula="of:=([.$G$4]-[.S40])/[.$G$4]" office:value-type="float" office:value="-1.95210386191481" calcext:value-type="float">
            <text:p>-1.95210386191481</text:p>
          </table:table-cell>
          <table:table-cell table:formula="of:=([.$G$4]-[.T40])/[.$G$4]" office:value-type="float" office:value="-11.02857406559" calcext:value-type="float">
            <text:p>-11.02857406559</text:p>
          </table:table-cell>
          <table:table-cell table:formula="of:=([.$G$4]-[.U40])/[.$G$4]" office:value-type="float" office:value="-0.260452881128211" calcext:value-type="float">
            <text:p>-0.260452881128211</text:p>
          </table:table-cell>
          <table:table-cell table:formula="of:=([.$G$4]-[.V40])/[.$G$4]" office:value-type="float" office:value="-4.51291417685407" calcext:value-type="float">
            <text:p>-4.51291417685407</text:p>
          </table:table-cell>
          <table:table-cell table:formula="of:=([.$G$4]-[.W40])/[.$G$4]" office:value-type="float" office:value="0.831870449662879" calcext:value-type="float">
            <text:p>0.831870449662879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1" office:value-type="string" calcext:value-type="string">
            <text:p><text:span text:style-name="T3">MX </text:span><text:span text:style-name="T4">DISPLACEMENT</text:span></text:p>
          </table:table-cell>
          <table:table-cell table:formula="of:=SUM([.F127:.W127])/15" office:value-type="float" office:value="-1.70202662749231" calcext:value-type="float">
            <text:p>-1.70202662749231</text:p>
          </table:table-cell>
          <table:table-cell table:style-name="ce44" table:formula="of:=[.D127]*(-1)" office:value-type="percentage" office:value="1.70202662749231" calcext:value-type="percentage">
            <text:p>170.20%</text:p>
          </table:table-cell>
          <table:table-cell/>
          <table:table-cell table:formula="of:=([.$G$4]-[.G41])/[.$G$4]" office:value-type="float" office:value="-1.19576680607669" calcext:value-type="float">
            <text:p>-1.19576680607669</text:p>
          </table:table-cell>
          <table:table-cell table:formula="of:=([.$G$4]-[.H41])/[.$G$4]" office:value-type="float" office:value="0.29084684847901" calcext:value-type="float">
            <text:p>0.29084684847901</text:p>
          </table:table-cell>
          <table:table-cell table:formula="of:=([.$G$4]-[.I41])/[.$G$4]" office:value-type="float" office:value="0.903577895849682" calcext:value-type="float">
            <text:p>0.903577895849682</text:p>
          </table:table-cell>
          <table:table-cell/>
          <table:table-cell table:formula="of:=([.$G$4]-[.K41])/[.$G$4]" office:value-type="float" office:value="-3.33064772603718" calcext:value-type="float">
            <text:p>-3.33064772603718</text:p>
          </table:table-cell>
          <table:table-cell table:formula="of:=([.$G$4]-[.L41])/[.$G$4]" office:value-type="float" office:value="-8.31509293038479" calcext:value-type="float">
            <text:p>-8.31509293038479</text:p>
          </table:table-cell>
          <table:table-cell table:formula="of:=([.$G$4]-[.M41])/[.$G$4]" office:value-type="float" office:value="0.0325598597866826" calcext:value-type="float">
            <text:p>0.032559859786683</text:p>
          </table:table-cell>
          <table:table-cell table:formula="of:=([.$G$4]-[.N41])/[.$G$4]" office:value-type="float" office:value="0.00120304050460565" calcext:value-type="float">
            <text:p>0.001203040504606</text:p>
          </table:table-cell>
          <table:table-cell table:formula="of:=([.$G$4]-[.O41])/[.$G$4]" office:value-type="float" office:value="-0.90186803885043" calcext:value-type="float">
            <text:p>-0.90186803885043</text:p>
          </table:table-cell>
          <table:table-cell/>
          <table:table-cell table:formula="of:=([.$G$4]-[.Q41])/[.$G$4]" office:value-type="float" office:value="-1.83614799037857" calcext:value-type="float">
            <text:p>-1.83614799037857</text:p>
          </table:table-cell>
          <table:table-cell table:formula="of:=([.$G$4]-[.R41])/[.$G$4]" office:value-type="float" office:value="-0.864361934218299" calcext:value-type="float">
            <text:p>-0.864361934218299</text:p>
          </table:table-cell>
          <table:table-cell table:formula="of:=([.$G$4]-[.S41])/[.$G$4]" office:value-type="float" office:value="-1.15775268514325" calcext:value-type="float">
            <text:p>-1.15775268514325</text:p>
          </table:table-cell>
          <table:table-cell table:formula="of:=([.$G$4]-[.T41])/[.$G$4]" office:value-type="float" office:value="-5.93505277689443" calcext:value-type="float">
            <text:p>-5.93505277689443</text:p>
          </table:table-cell>
          <table:table-cell table:formula="of:=([.$G$4]-[.U41])/[.$G$4]" office:value-type="float" office:value="0.0576042763147543" calcext:value-type="float">
            <text:p>0.057604276314754</text:p>
          </table:table-cell>
          <table:table-cell table:formula="of:=([.$G$4]-[.V41])/[.$G$4]" office:value-type="float" office:value="-4.1421131584558" calcext:value-type="float">
            <text:p>-4.1421131584558</text:p>
          </table:table-cell>
          <table:table-cell table:formula="of:=([.$G$4]-[.W41])/[.$G$4]" office:value-type="float" office:value="0.86261271312007" calcext:value-type="float">
            <text:p>0.86261271312007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128:.W128])/15" office:value-type="float" office:value="-13.5526621785887" calcext:value-type="float">
            <text:p>-13.5526621785887</text:p>
          </table:table-cell>
          <table:table-cell table:style-name="ce44" table:formula="of:=[.D128]*(-1)" office:value-type="percentage" office:value="13.5526621785887" calcext:value-type="percentage">
            <text:p>1355.27%</text:p>
          </table:table-cell>
          <table:table-cell/>
          <table:table-cell table:formula="of:=([.$G$4]-[.G42])/[.$G$4]" office:value-type="float" office:value="-7.91816039099719" calcext:value-type="float">
            <text:p>-7.91816039099719</text:p>
          </table:table-cell>
          <table:table-cell table:formula="of:=([.$G$4]-[.H42])/[.$G$4]" office:value-type="float" office:value="-7.54313234661385" calcext:value-type="float">
            <text:p>-7.54313234661385</text:p>
          </table:table-cell>
          <table:table-cell table:formula="of:=([.$G$4]-[.I42])/[.$G$4]" office:value-type="float" office:value="0.552553283023453" calcext:value-type="float">
            <text:p>0.552553283023453</text:p>
          </table:table-cell>
          <table:table-cell/>
          <table:table-cell table:formula="of:=([.$G$4]-[.K42])/[.$G$4]" office:value-type="float" office:value="-18.910368807283" calcext:value-type="float">
            <text:p>-18.910368807283</text:p>
          </table:table-cell>
          <table:table-cell table:formula="of:=([.$G$4]-[.L42])/[.$G$4]" office:value-type="float" office:value="-44.5671993742329" calcext:value-type="float">
            <text:p>-44.5671993742329</text:p>
          </table:table-cell>
          <table:table-cell table:formula="of:=([.$G$4]-[.M42])/[.$G$4]" office:value-type="float" office:value="-3.26068631232164" calcext:value-type="float">
            <text:p>-3.26068631232164</text:p>
          </table:table-cell>
          <table:table-cell table:formula="of:=([.$G$4]-[.N42])/[.$G$4]" office:value-type="float" office:value="-3.36932983339574" calcext:value-type="float">
            <text:p>-3.36932983339574</text:p>
          </table:table-cell>
          <table:table-cell table:formula="of:=([.$G$4]-[.O42])/[.$G$4]" office:value-type="float" office:value="-9.58931472305676" calcext:value-type="float">
            <text:p>-9.58931472305676</text:p>
          </table:table-cell>
          <table:table-cell/>
          <table:table-cell table:formula="of:=([.$G$4]-[.Q42])/[.$G$4]" office:value-type="float" office:value="-22.5584424080756" calcext:value-type="float">
            <text:p>-22.5584424080756</text:p>
          </table:table-cell>
          <table:table-cell table:formula="of:=([.$G$4]-[.R42])/[.$G$4]" office:value-type="float" office:value="-14.047189568824" calcext:value-type="float">
            <text:p>-14.047189568824</text:p>
          </table:table-cell>
          <table:table-cell table:formula="of:=([.$G$4]-[.S42])/[.$G$4]" office:value-type="float" office:value="-11.3562327178496" calcext:value-type="float">
            <text:p>-11.3562327178496</text:p>
          </table:table-cell>
          <table:table-cell table:formula="of:=([.$G$4]-[.T42])/[.$G$4]" office:value-type="float" office:value="-35.6625183494916" calcext:value-type="float">
            <text:p>-35.6625183494916</text:p>
          </table:table-cell>
          <table:table-cell table:formula="of:=([.$G$4]-[.U42])/[.$G$4]" office:value-type="float" office:value="-3.12866966612129" calcext:value-type="float">
            <text:p>-3.12866966612129</text:p>
          </table:table-cell>
          <table:table-cell table:formula="of:=([.$G$4]-[.V42])/[.$G$4]" office:value-type="float" office:value="-22.3129436850691" calcext:value-type="float">
            <text:p>-22.3129436850691</text:p>
          </table:table-cell>
          <table:table-cell table:formula="of:=([.$G$4]-[.W42])/[.$G$4]" office:value-type="float" office:value="0.381702221478039" calcext:value-type="float">
            <text:p>0.381702221478039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X DISPLACEMENT</text:p>
          </table:table-cell>
          <table:table-cell table:formula="of:=SUM([.F129:.W129])/15" office:value-type="float" office:value="-2.0865460457646" calcext:value-type="float">
            <text:p>-2.0865460457646</text:p>
          </table:table-cell>
          <table:table-cell table:style-name="ce44" table:formula="of:=[.D129]*(-1)" office:value-type="percentage" office:value="2.0865460457646" calcext:value-type="percentage">
            <text:p>208.65%</text:p>
          </table:table-cell>
          <table:table-cell/>
          <table:table-cell table:formula="of:=([.$G$4]-[.G43])/[.$G$4]" office:value-type="float" office:value="-2.11193496135157" calcext:value-type="float">
            <text:p>-2.11193496135157</text:p>
          </table:table-cell>
          <table:table-cell table:formula="of:=([.$G$4]-[.H43])/[.$G$4]" office:value-type="float" office:value="0.25895995474827" calcext:value-type="float">
            <text:p>0.25895995474827</text:p>
          </table:table-cell>
          <table:table-cell table:formula="of:=([.$G$4]-[.I43])/[.$G$4]" office:value-type="float" office:value="0.908296043853976" calcext:value-type="float">
            <text:p>0.908296043853976</text:p>
          </table:table-cell>
          <table:table-cell/>
          <table:table-cell table:formula="of:=([.$G$4]-[.K43])/[.$G$4]" office:value-type="float" office:value="-3.38734256893505" calcext:value-type="float">
            <text:p>-3.38734256893505</text:p>
          </table:table-cell>
          <table:table-cell table:formula="of:=([.$G$4]-[.L43])/[.$G$4]" office:value-type="float" office:value="-10.755881981729" calcext:value-type="float">
            <text:p>-10.755881981729</text:p>
          </table:table-cell>
          <table:table-cell table:formula="of:=([.$G$4]-[.M43])/[.$G$4]" office:value-type="float" office:value="0.0349446165156282" calcext:value-type="float">
            <text:p>0.034944616515628</text:p>
          </table:table-cell>
          <table:table-cell table:formula="of:=([.$G$4]-[.N43])/[.$G$4]" office:value-type="float" office:value="0.052395655800881" calcext:value-type="float">
            <text:p>0.052395655800881</text:p>
          </table:table-cell>
          <table:table-cell table:formula="of:=([.$G$4]-[.O43])/[.$G$4]" office:value-type="float" office:value="-0.91221678694936" calcext:value-type="float">
            <text:p>-0.91221678694936</text:p>
          </table:table-cell>
          <table:table-cell/>
          <table:table-cell table:formula="of:=([.$G$4]-[.Q43])/[.$G$4]" office:value-type="float" office:value="-1.69093439635117" calcext:value-type="float">
            <text:p>-1.69093439635117</text:p>
          </table:table-cell>
          <table:table-cell table:formula="of:=([.$G$4]-[.R43])/[.$G$4]" office:value-type="float" office:value="-0.741070621038478" calcext:value-type="float">
            <text:p>-0.741070621038478</text:p>
          </table:table-cell>
          <table:table-cell table:formula="of:=([.$G$4]-[.S43])/[.$G$4]" office:value-type="float" office:value="-1.19061228630044" calcext:value-type="float">
            <text:p>-1.19061228630044</text:p>
          </table:table-cell>
          <table:table-cell table:formula="of:=([.$G$4]-[.T43])/[.$G$4]" office:value-type="float" office:value="-8.85389659837949" calcext:value-type="float">
            <text:p>-8.85389659837949</text:p>
          </table:table-cell>
          <table:table-cell table:formula="of:=([.$G$4]-[.U43])/[.$G$4]" office:value-type="float" office:value="-0.0012016099334928" calcext:value-type="float">
            <text:p>-0.001201609933493</text:p>
          </table:table-cell>
          <table:table-cell table:formula="of:=([.$G$4]-[.V43])/[.$G$4]" office:value-type="float" office:value="-3.77671567501763" calcext:value-type="float">
            <text:p>-3.77671567501763</text:p>
          </table:table-cell>
          <table:table-cell table:formula="of:=([.$G$4]-[.W43])/[.$G$4]" office:value-type="float" office:value="0.869020528597989" calcext:value-type="float">
            <text:p>0.869020528597989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DISPLACEMENT</text:p>
          </table:table-cell>
          <table:table-cell table:formula="of:=SUM([.F130:.W130])/15" office:value-type="float" office:value="-1.71854700244001" calcext:value-type="float">
            <text:p>-1.71854700244001</text:p>
          </table:table-cell>
          <table:table-cell table:style-name="ce44" table:formula="of:=[.D130]*(-1)" office:value-type="percentage" office:value="1.71854700244001" calcext:value-type="percentage">
            <text:p>171.85%</text:p>
          </table:table-cell>
          <table:table-cell/>
          <table:table-cell table:formula="of:=([.$G$4]-[.G44])/[.$G$4]" office:value-type="float" office:value="-1.26003677090776" calcext:value-type="float">
            <text:p>-1.26003677090776</text:p>
          </table:table-cell>
          <table:table-cell table:formula="of:=([.$G$4]-[.H44])/[.$G$4]" office:value-type="float" office:value="0.28845217641269" calcext:value-type="float">
            <text:p>0.28845217641269</text:p>
          </table:table-cell>
          <table:table-cell table:formula="of:=([.$G$4]-[.I44])/[.$G$4]" office:value-type="float" office:value="0.910216385618183" calcext:value-type="float">
            <text:p>0.910216385618183</text:p>
          </table:table-cell>
          <table:table-cell/>
          <table:table-cell table:formula="of:=([.$G$4]-[.K44])/[.$G$4]" office:value-type="float" office:value="-3.50047072933425" calcext:value-type="float">
            <text:p>-3.50047072933425</text:p>
          </table:table-cell>
          <table:table-cell table:formula="of:=([.$G$4]-[.L44])/[.$G$4]" office:value-type="float" office:value="-8.40744203980191" calcext:value-type="float">
            <text:p>-8.40744203980191</text:p>
          </table:table-cell>
          <table:table-cell table:formula="of:=([.$G$4]-[.M44])/[.$G$4]" office:value-type="float" office:value="0.0209839425985907" calcext:value-type="float">
            <text:p>0.020983942598591</text:p>
          </table:table-cell>
          <table:table-cell table:formula="of:=([.$G$4]-[.N44])/[.$G$4]" office:value-type="float" office:value="0.0311210842842999" calcext:value-type="float">
            <text:p>0.0311210842843</text:p>
          </table:table-cell>
          <table:table-cell table:formula="of:=([.$G$4]-[.O44])/[.$G$4]" office:value-type="float" office:value="-0.85141928470339" calcext:value-type="float">
            <text:p>-0.85141928470339</text:p>
          </table:table-cell>
          <table:table-cell/>
          <table:table-cell table:formula="of:=([.$G$4]-[.Q44])/[.$G$4]" office:value-type="float" office:value="-1.59961422235892" calcext:value-type="float">
            <text:p>-1.59961422235892</text:p>
          </table:table-cell>
          <table:table-cell table:formula="of:=([.$G$4]-[.R44])/[.$G$4]" office:value-type="float" office:value="-0.741622417159592" calcext:value-type="float">
            <text:p>-0.741622417159592</text:p>
          </table:table-cell>
          <table:table-cell table:formula="of:=([.$G$4]-[.S44])/[.$G$4]" office:value-type="float" office:value="-1.03007647122059" calcext:value-type="float">
            <text:p>-1.03007647122059</text:p>
          </table:table-cell>
          <table:table-cell table:formula="of:=([.$G$4]-[.T44])/[.$G$4]" office:value-type="float" office:value="-6.85876513553813" calcext:value-type="float">
            <text:p>-6.85876513553813</text:p>
          </table:table-cell>
          <table:table-cell table:formula="of:=([.$G$4]-[.U44])/[.$G$4]" office:value-type="float" office:value="0.150351224516688" calcext:value-type="float">
            <text:p>0.150351224516688</text:p>
          </table:table-cell>
          <table:table-cell table:formula="of:=([.$G$4]-[.V44])/[.$G$4]" office:value-type="float" office:value="-3.80024662137075" calcext:value-type="float">
            <text:p>-3.80024662137075</text:p>
          </table:table-cell>
          <table:table-cell table:formula="of:=([.$G$4]-[.W44])/[.$G$4]" office:value-type="float" office:value="0.87036384236473" calcext:value-type="float">
            <text:p>0.87036384236473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DISPLACEMENT</text:p>
          </table:table-cell>
          <table:table-cell table:formula="of:=SUM([.F131:.W131])/15" office:value-type="float" office:value="-6.19238364772435" calcext:value-type="float">
            <text:p>-6.19238364772435</text:p>
          </table:table-cell>
          <table:table-cell table:style-name="ce44" table:formula="of:=[.D131]*(-1)" office:value-type="percentage" office:value="6.19238364772435" calcext:value-type="percentage">
            <text:p>619.24%</text:p>
          </table:table-cell>
          <table:table-cell/>
          <table:table-cell table:formula="of:=([.$G$4]-[.G45])/[.$G$4]" office:value-type="float" office:value="-4.08329599306196" calcext:value-type="float">
            <text:p>-4.08329599306196</text:p>
          </table:table-cell>
          <table:table-cell table:formula="of:=([.$G$4]-[.H45])/[.$G$4]" office:value-type="float" office:value="-2.96108834272979" calcext:value-type="float">
            <text:p>-2.96108834272979</text:p>
          </table:table-cell>
          <table:table-cell table:formula="of:=([.$G$4]-[.I45])/[.$G$4]" office:value-type="float" office:value="0.789290429029136" calcext:value-type="float">
            <text:p>0.789290429029136</text:p>
          </table:table-cell>
          <table:table-cell/>
          <table:table-cell table:formula="of:=([.$G$4]-[.K45])/[.$G$4]" office:value-type="float" office:value="-8.09195468014949" calcext:value-type="float">
            <text:p>-8.09195468014949</text:p>
          </table:table-cell>
          <table:table-cell table:formula="of:=([.$G$4]-[.L45])/[.$G$4]" office:value-type="float" office:value="-24.7370848995609" calcext:value-type="float">
            <text:p>-24.7370848995609</text:p>
          </table:table-cell>
          <table:table-cell table:formula="of:=([.$G$4]-[.M45])/[.$G$4]" office:value-type="float" office:value="-0.685116918301174" calcext:value-type="float">
            <text:p>-0.685116918301174</text:p>
          </table:table-cell>
          <table:table-cell table:formula="of:=([.$G$4]-[.N45])/[.$G$4]" office:value-type="float" office:value="-0.851420035255992" calcext:value-type="float">
            <text:p>-0.851420035255992</text:p>
          </table:table-cell>
          <table:table-cell table:formula="of:=([.$G$4]-[.O45])/[.$G$4]" office:value-type="float" office:value="-4.53103068721015" calcext:value-type="float">
            <text:p>-4.53103068721015</text:p>
          </table:table-cell>
          <table:table-cell/>
          <table:table-cell table:formula="of:=([.$G$4]-[.Q45])/[.$G$4]" office:value-type="float" office:value="-8.06779076243354" calcext:value-type="float">
            <text:p>-8.06779076243354</text:p>
          </table:table-cell>
          <table:table-cell table:formula="of:=([.$G$4]-[.R45])/[.$G$4]" office:value-type="float" office:value="-3.66583787220195" calcext:value-type="float">
            <text:p>-3.66583787220195</text:p>
          </table:table-cell>
          <table:table-cell table:formula="of:=([.$G$4]-[.S45])/[.$G$4]" office:value-type="float" office:value="-4.13022765321942" calcext:value-type="float">
            <text:p>-4.13022765321942</text:p>
          </table:table-cell>
          <table:table-cell table:formula="of:=([.$G$4]-[.T45])/[.$G$4]" office:value-type="float" office:value="-20.4665065392513" calcext:value-type="float">
            <text:p>-20.4665065392513</text:p>
          </table:table-cell>
          <table:table-cell table:formula="of:=([.$G$4]-[.U45])/[.$G$4]" office:value-type="float" office:value="-1.37165339133108" calcext:value-type="float">
            <text:p>-1.37165339133108</text:p>
          </table:table-cell>
          <table:table-cell table:formula="of:=([.$G$4]-[.V45])/[.$G$4]" office:value-type="float" office:value="-10.7840757187248" calcext:value-type="float">
            <text:p>-10.7840757187248</text:p>
          </table:table-cell>
          <table:table-cell table:formula="of:=([.$G$4]-[.W45])/[.$G$4]" office:value-type="float" office:value="0.752038348537155" calcext:value-type="float">
            <text:p>0.752038348537155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DISPLACEMENT</text:p>
          </table:table-cell>
          <table:table-cell table:formula="of:=SUM([.F132:.W132])/15" office:value-type="float" office:value="-1.83269247239357" calcext:value-type="float">
            <text:p>-1.83269247239357</text:p>
          </table:table-cell>
          <table:table-cell table:style-name="ce44" table:formula="of:=[.D132]*(-1)" office:value-type="percentage" office:value="1.83269247239357" calcext:value-type="percentage">
            <text:p>183.27%</text:p>
          </table:table-cell>
          <table:table-cell/>
          <table:table-cell table:formula="of:=([.$G$4]-[.G46])/[.$G$4]" office:value-type="float" office:value="-1.45024304437568" calcext:value-type="float">
            <text:p>-1.45024304437568</text:p>
          </table:table-cell>
          <table:table-cell table:formula="of:=([.$G$4]-[.H46])/[.$G$4]" office:value-type="float" office:value="0.123139444581817" calcext:value-type="float">
            <text:p>0.123139444581817</text:p>
          </table:table-cell>
          <table:table-cell table:formula="of:=([.$G$4]-[.I46])/[.$G$4]" office:value-type="float" office:value="0.907068662180775" calcext:value-type="float">
            <text:p>0.907068662180775</text:p>
          </table:table-cell>
          <table:table-cell/>
          <table:table-cell table:formula="of:=([.$G$4]-[.K46])/[.$G$4]" office:value-type="float" office:value="-3.56225089910809" calcext:value-type="float">
            <text:p>-3.56225089910809</text:p>
          </table:table-cell>
          <table:table-cell table:formula="of:=([.$G$4]-[.L46])/[.$G$4]" office:value-type="float" office:value="-8.44412434489955" calcext:value-type="float">
            <text:p>-8.44412434489955</text:p>
          </table:table-cell>
          <table:table-cell table:formula="of:=([.$G$4]-[.M46])/[.$G$4]" office:value-type="float" office:value="0.0211676765749776" calcext:value-type="float">
            <text:p>0.021167676574978</text:p>
          </table:table-cell>
          <table:table-cell table:formula="of:=([.$G$4]-[.N46])/[.$G$4]" office:value-type="float" office:value="0.022108290732472" calcext:value-type="float">
            <text:p>0.022108290732472</text:p>
          </table:table-cell>
          <table:table-cell table:formula="of:=([.$G$4]-[.O46])/[.$G$4]" office:value-type="float" office:value="-1.01185785589898" calcext:value-type="float">
            <text:p>-1.01185785589898</text:p>
          </table:table-cell>
          <table:table-cell/>
          <table:table-cell table:formula="of:=([.$G$4]-[.Q46])/[.$G$4]" office:value-type="float" office:value="-1.79465137894261" calcext:value-type="float">
            <text:p>-1.79465137894261</text:p>
          </table:table-cell>
          <table:table-cell table:formula="of:=([.$G$4]-[.R46])/[.$G$4]" office:value-type="float" office:value="-0.863199629281687" calcext:value-type="float">
            <text:p>-0.863199629281687</text:p>
          </table:table-cell>
          <table:table-cell table:formula="of:=([.$G$4]-[.S46])/[.$G$4]" office:value-type="float" office:value="-1.23048320235013" calcext:value-type="float">
            <text:p>-1.23048320235013</text:p>
          </table:table-cell>
          <table:table-cell table:formula="of:=([.$G$4]-[.T46])/[.$G$4]" office:value-type="float" office:value="-7.28695959744137" calcext:value-type="float">
            <text:p>-7.28695959744137</text:p>
          </table:table-cell>
          <table:table-cell table:formula="of:=([.$G$4]-[.U46])/[.$G$4]" office:value-type="float" office:value="-0.0108524143316114" calcext:value-type="float">
            <text:p>-0.010852414331611</text:p>
          </table:table-cell>
          <table:table-cell table:formula="of:=([.$G$4]-[.V46])/[.$G$4]" office:value-type="float" office:value="-3.77257704248565" calcext:value-type="float">
            <text:p>-3.77257704248565</text:p>
          </table:table-cell>
          <table:table-cell table:formula="of:=([.$G$4]-[.W46])/[.$G$4]" office:value-type="float" office:value="0.863328249141702" calcext:value-type="float">
            <text:p>0.863328249141702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DISPLACEMENT</text:p>
          </table:table-cell>
          <table:table-cell table:formula="of:=SUM([.F133:.W133])/15" office:value-type="float" office:value="-3.70088294709205" calcext:value-type="float">
            <text:p>-3.70088294709205</text:p>
          </table:table-cell>
          <table:table-cell table:style-name="ce44" table:formula="of:=[.D133]*(-1)" office:value-type="percentage" office:value="3.70088294709205" calcext:value-type="percentage">
            <text:p>370.09%</text:p>
          </table:table-cell>
          <table:table-cell/>
          <table:table-cell table:formula="of:=([.$G$4]-[.G47])/[.$G$4]" office:value-type="float" office:value="-2.99318139664306" calcext:value-type="float">
            <text:p>-2.99318139664306</text:p>
          </table:table-cell>
          <table:table-cell table:formula="of:=([.$G$4]-[.H47])/[.$G$4]" office:value-type="float" office:value="-1.17082947093181" calcext:value-type="float">
            <text:p>-1.17082947093181</text:p>
          </table:table-cell>
          <table:table-cell table:formula="of:=([.$G$4]-[.I47])/[.$G$4]" office:value-type="float" office:value="0.859200374412271" calcext:value-type="float">
            <text:p>0.859200374412271</text:p>
          </table:table-cell>
          <table:table-cell/>
          <table:table-cell table:formula="of:=([.$G$4]-[.K47])/[.$G$4]" office:value-type="float" office:value="-5.30749710066244" calcext:value-type="float">
            <text:p>-5.30749710066244</text:p>
          </table:table-cell>
          <table:table-cell table:formula="of:=([.$G$4]-[.L47])/[.$G$4]" office:value-type="float" office:value="-16.2447878812004" calcext:value-type="float">
            <text:p>-16.2447878812004</text:p>
          </table:table-cell>
          <table:table-cell table:formula="of:=([.$G$4]-[.M47])/[.$G$4]" office:value-type="float" office:value="-0.278901835276058" calcext:value-type="float">
            <text:p>-0.278901835276058</text:p>
          </table:table-cell>
          <table:table-cell table:formula="of:=([.$G$4]-[.N47])/[.$G$4]" office:value-type="float" office:value="-0.271354221542099" calcext:value-type="float">
            <text:p>-0.271354221542099</text:p>
          </table:table-cell>
          <table:table-cell table:formula="of:=([.$G$4]-[.O47])/[.$G$4]" office:value-type="float" office:value="-2.49370419869293" calcext:value-type="float">
            <text:p>-2.49370419869293</text:p>
          </table:table-cell>
          <table:table-cell/>
          <table:table-cell table:formula="of:=([.$G$4]-[.Q47])/[.$G$4]" office:value-type="float" office:value="-3.31428910887307" calcext:value-type="float">
            <text:p>-3.31428910887307</text:p>
          </table:table-cell>
          <table:table-cell table:formula="of:=([.$G$4]-[.R47])/[.$G$4]" office:value-type="float" office:value="-1.76351970987281" calcext:value-type="float">
            <text:p>-1.76351970987281</text:p>
          </table:table-cell>
          <table:table-cell table:formula="of:=([.$G$4]-[.S47])/[.$G$4]" office:value-type="float" office:value="-2.32974801139442" calcext:value-type="float">
            <text:p>-2.32974801139442</text:p>
          </table:table-cell>
          <table:table-cell table:formula="of:=([.$G$4]-[.T47])/[.$G$4]" office:value-type="float" office:value="-14.1149590496937" calcext:value-type="float">
            <text:p>-14.1149590496937</text:p>
          </table:table-cell>
          <table:table-cell table:formula="of:=([.$G$4]-[.U47])/[.$G$4]" office:value-type="float" office:value="-0.675946408447091" calcext:value-type="float">
            <text:p>-0.675946408447091</text:p>
          </table:table-cell>
          <table:table-cell table:formula="of:=([.$G$4]-[.V47])/[.$G$4]" office:value-type="float" office:value="-6.239252692496" calcext:value-type="float">
            <text:p>-6.239252692496</text:p>
          </table:table-cell>
          <table:table-cell table:formula="of:=([.$G$4]-[.W47])/[.$G$4]" office:value-type="float" office:value="0.825526504932896" calcext:value-type="float">
            <text:p>0.825526504932896</text:p>
          </table:table-cell>
          <table:table-cell table:style-name="Default" table:number-columns-repeated="39"/>
        </table:table-row>
        <calcext:conditional-formats>
          <calcext:conditional-format calcext:target-range-address="RESULTS_2.E49:RESULTS_2.E9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2.E92:RESULTS_2.E133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0:23:56.64851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0T10:32:08.057074938</dc:date>
    <meta:editing-duration>P2DT4H18M9S</meta:editing-duration>
    <meta:editing-cycles>105</meta:editing-cycles>
    <meta:generator>LibreOffice/6.4.2.2$MacOSX_X86_64 LibreOffice_project/4e471d8c02c9c90f512f7f9ead8875b57fcb1ec3</meta:generator>
    <meta:document-statistic meta:table-count="2" meta:cell-count="3852" meta:object-count="1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9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afd095"/>
    </style:style>
    <style:style style:name="ch15" style:family="chart">
      <style:chart-properties chart:solid-type="cuboid"/>
      <style:graphic-properties draw:fill-color="#ffe99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789cm" svg:height="17.584cm" xlink:href=".." xlink:type="simple" chart:class="chart:bar" chart:style-name="ch1">
        <chart:plot-area chart:style-name="ch2" table:cell-range-address="RESULTS.C49:RESULTS.C90 RESULTS.E49:RESULTS.E90" chart:data-source-has-labels="column" svg:x="2.49cm" svg:y="0.351cm" svg:width="38.464cm" svg:height="15.257cm">
          <chartooo:coordinate-region svg:x="4.741cm" svg:y="0.351cm" svg:width="36.213cm" svg:height="10.698cm"/>
          <chart:axis chart:dimension="x" chart:name="primary-x" chart:style-name="ch3" chartooo:axis-type="auto">
            <chartooo:date-scale/>
            <chart:title svg:x="19.535cm" svg:y="15.959cm" chart:style-name="ch4">
              <text:p>Configuration</text:p>
            </chart:title>
            <chart:categories table:cell-range-address="RESULTS.C49:RESULTS.C90"/>
          </chart:axis>
          <chart:axis chart:dimension="y" chart:name="primary-y" chart:style-name="ch5">
            <chart:title svg:x="0.605cm" svg:y="7.245cm" chart:style-name="ch6">
              <text:p>E(opt)</text:p>
            </chart:title>
            <chart:grid chart:style-name="ch7" chart:class="major"/>
          </chart:axis>
          <chart:series chart:style-name="ch8" chart:values-cell-range-address="RESULTS.E49:RESULTS.E90" chart:class="chart:bar">
            <chart:data-point chart:style-name="ch9" chart:repeated="6"/>
            <chart:data-point chart:style-name="ch10" chart:repeated="6"/>
            <chart:data-point chart:style-name="ch11" chart:repeated="6"/>
            <chart:data-point chart:style-name="ch12" chart:repeated="6"/>
            <chart:data-point chart:style-name="ch13" chart:repeated="6"/>
            <chart:data-point chart:style-name="ch14" chart:repeated="6"/>
            <chart:data-point chart:style-name="ch15"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.C49:RESULTS.C90</svg:desc>
                </draw:g>
              </table:table-cell>
              <table:table-cell office:value-type="float" office:value="1.55443674846187">
                <text:p>1.55443674846187</text:p>
                <draw:g>
                  <svg:desc>RESULTS.E49:RESULTS.E90</svg:desc>
                </draw:g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3.68956814475168">
                <text:p>3.68956814475168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1.20793974262756">
                <text:p>1.20793974262756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282397240377841">
                <text:p>0.282397240377841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1.70398558876846">
                <text:p>1.70398558876846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721144073586349">
                <text:p>0.721144073586349</text:p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6.6284459714392">
                <text:p>6.6284459714392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6.68629308367385">
                <text:p>6.68629308367385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6.76708676864287">
                <text:p>6.76708676864287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6.63821270306951">
                <text:p>6.63821270306951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6.68199269101454">
                <text:p>6.68199269101454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6.70700552875548">
                <text:p>6.70700552875548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895571555006641">
                <text:p>0.895571555006641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931897497623273">
                <text:p>0.931897497623273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897566309499637">
                <text:p>0.89756630949963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863805971600509">
                <text:p>0.863805971600509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876717039839133">
                <text:p>0.876717039839133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870516753044438">
                <text:p>0.870516753044438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1.26362083889549">
                <text:p>1.2636208388954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2.24330307511647">
                <text:p>2.24330307511647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1.12336233311767">
                <text:p>1.12336233311767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297507684696176">
                <text:p>0.297507684696176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1.23591533428793">
                <text:p>1.23591533428793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740893173381935">
                <text:p>0.740893173381935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2.54667605626751">
                <text:p>2.54667605626751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3.32972460802531">
                <text:p>3.32972460802531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2.07348313212599">
                <text:p>2.0734831321259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2.57307590731621">
                <text:p>2.57307590731621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2.16456816009559">
                <text:p>2.16456816009559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3.30111842361339">
                <text:p>3.30111842361339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1.84914799087279">
                <text:p>1.84914799087279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2.96332491542541">
                <text:p>2.96332491542541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1.32888230921386">
                <text:p>1.32888230921386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359050035150348">
                <text:p>0.359050035150348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1.37678543559898">
                <text:p>1.37678543559898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846634145709966">
                <text:p>0.846634145709966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1.87004267046538">
                <text:p>1.87004267046538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3.85659617321372">
                <text:p>3.85659617321372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1.48343761971076">
                <text:p>1.48343761971076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539768629733449">
                <text:p>0.53976862973344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1.42502592255259">
                <text:p>1.4250259225525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1.98238124560259">
                <text:p>1.98238124560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9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afd095"/>
    </style:style>
    <style:style style:name="ch15" style:family="chart">
      <style:chart-properties chart:solid-type="cuboid"/>
      <style:graphic-properties draw:fill-color="#ffe99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789cm" svg:height="17.584cm" xlink:href=".." xlink:type="simple" chart:class="chart:bar" chart:style-name="ch1">
        <chart:plot-area chart:style-name="ch2" table:cell-range-address="RESULTS.C92:RESULTS.C133 RESULTS.E92:RESULTS.E133" chart:data-source-has-labels="column" svg:x="2.49cm" svg:y="0.351cm" svg:width="38.464cm" svg:height="15.257cm">
          <chartooo:coordinate-region svg:x="4.741cm" svg:y="0.351cm" svg:width="36.213cm" svg:height="10.698cm"/>
          <chart:axis chart:dimension="x" chart:name="primary-x" chart:style-name="ch3" chartooo:axis-type="auto">
            <chartooo:date-scale/>
            <chart:title svg:x="19.535cm" svg:y="15.959cm" chart:style-name="ch4">
              <text:p>Configuration</text:p>
            </chart:title>
            <chart:categories table:cell-range-address="RESULTS.C92:RESULTS.C133"/>
          </chart:axis>
          <chart:axis chart:dimension="y" chart:name="primary-y" chart:style-name="ch5">
            <chart:title svg:x="0.605cm" svg:y="7.247cm" chart:style-name="ch6">
              <text:p>E(h)</text:p>
            </chart:title>
            <chart:grid chart:style-name="ch7" chart:class="major"/>
          </chart:axis>
          <chart:series chart:style-name="ch8" chart:values-cell-range-address="RESULTS.E92:RESULTS.E133" chart:class="chart:bar">
            <chart:data-point chart:style-name="ch9" chart:repeated="6"/>
            <chart:data-point chart:style-name="ch10" chart:repeated="6"/>
            <chart:data-point chart:style-name="ch11" chart:repeated="6"/>
            <chart:data-point chart:style-name="ch12" chart:repeated="6"/>
            <chart:data-point chart:style-name="ch13" chart:repeated="6"/>
            <chart:data-point chart:style-name="ch14" chart:repeated="6"/>
            <chart:data-point chart:style-name="ch15"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.C92:RESULTS.C133</svg:desc>
                </draw:g>
              </table:table-cell>
              <table:table-cell office:value-type="float" office:value="1.77762041465304">
                <text:p>1.77762041465304</text:p>
                <draw:g>
                  <svg:desc>RESULTS.E92:RESULTS.E133</svg:desc>
                </draw:g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4.45288342227145">
                <text:p>4.4528834222714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1.31933330681241">
                <text:p>1.31933330681241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197055417747611">
                <text:p>0.197055417747611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1.94902982362391">
                <text:p>1.94902982362391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610961785830692">
                <text:p>0.610961785830692</text:p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8.33804890006553">
                <text:p>8.33804890006553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8.33519009322241">
                <text:p>8.33519009322241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8.3246753337447">
                <text:p>8.3246753337447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8.33318803619174">
                <text:p>8.33318803619174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8.30538757806491">
                <text:p>8.30538757806491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8.31588349388725">
                <text:p>8.31588349388725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693491696792548">
                <text:p>0.693491696792548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724568519637628">
                <text:p>0.724568519637628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69468065547517">
                <text:p>0.6946806554751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697218270275578">
                <text:p>0.697218270275578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677072637147863">
                <text:p>0.677072637147863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758559003334893">
                <text:p>0.758559003334893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1.55821672200727">
                <text:p>1.55821672200727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2.58976021150697">
                <text:p>2.58976021150697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1.26313354435182">
                <text:p>1.26313354435182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188137244211374">
                <text:p>0.18813724421137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1.33636503048754">
                <text:p>1.33636503048754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585042746570675">
                <text:p>0.585042746570675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3.08824914674546">
                <text:p>3.08824914674546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4.11254983424193">
                <text:p>4.1125498342419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2.65474437365949">
                <text:p>2.6547443736594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2.81320664763539">
                <text:p>2.81320664763539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2.4673241696063">
                <text:p>2.4673241696063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3.41352949242002">
                <text:p>3.41352949242002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2.4620923962528">
                <text:p>2.4620923962528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3.68150230833851">
                <text:p>3.68150230833851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1.58511462011837">
                <text:p>1.58511462011837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251852109570039">
                <text:p>0.251852109570039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1.68134208008073">
                <text:p>1.68134208008073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705028581252318">
                <text:p>0.705028581252318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2.51940593677979">
                <text:p>2.51940593677979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4.79685636761929">
                <text:p>4.79685636761929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1.6291646177184">
                <text:p>1.6291646177184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372655534569757">
                <text:p>0.372655534569757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1.56652789339824">
                <text:p>1.56652789339824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1.85047463609001">
                <text:p>1.85047463609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14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789cm" svg:height="17.584cm" xlink:href=".." xlink:type="simple" chart:class="chart:bar" chart:style-name="ch1">
        <chart:plot-area chart:style-name="ch2" table:cell-range-address="RESULTS_2.C49:RESULTS_2.C90 RESULTS_2.E49:RESULTS_2.E90" chart:data-source-has-labels="column" svg:x="2.49cm" svg:y="0.351cm" svg:width="38.464cm" svg:height="15.257cm">
          <chartooo:coordinate-region svg:x="5.021cm" svg:y="0.351cm" svg:width="35.933cm" svg:height="10.697cm"/>
          <chart:axis chart:dimension="x" chart:name="primary-x" chart:style-name="ch3" chartooo:axis-type="auto">
            <chartooo:date-scale/>
            <chart:title svg:x="19.535cm" svg:y="15.959cm" chart:style-name="ch4">
              <text:p>Configuration</text:p>
            </chart:title>
            <chart:categories table:cell-range-address="RESULTS_2.C49:RESULTS_2.C90"/>
          </chart:axis>
          <chart:axis chart:dimension="y" chart:name="primary-y" chart:style-name="ch5">
            <chart:title svg:x="0.605cm" svg:y="7.245cm" chart:style-name="ch6">
              <text:p>E(opt)</text:p>
            </chart:title>
            <chart:grid chart:style-name="ch7" chart:class="major"/>
          </chart:axis>
          <chart:series chart:style-name="ch8" chart:values-cell-range-address="RESULTS_2.E49:RESULTS_2.E90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2.C49:RESULTS_2.C90</svg:desc>
                </draw:g>
              </table:table-cell>
              <table:table-cell office:value-type="float" office:value="1.55443674846188">
                <text:p>1.55443674846188</text:p>
                <draw:g>
                  <svg:desc>RESULTS_2.E49:RESULTS_2.E90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6.6284459714392">
                <text:p>6.6284459714392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895571555006641">
                <text:p>0.895571555006641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1.26362083889549">
                <text:p>1.26362083889549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2.54667605626751">
                <text:p>2.54667605626751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1.84914799087278">
                <text:p>1.84914799087278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1.87004267046538">
                <text:p>1.87004267046538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3.68956814475168">
                <text:p>3.68956814475168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6.68629308367385">
                <text:p>6.68629308367385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931897497623273">
                <text:p>0.931897497623273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2.24330307511647">
                <text:p>2.24330307511647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3.32972460802531">
                <text:p>3.32972460802531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2.96332491542541">
                <text:p>2.96332491542541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3.85659617321371">
                <text:p>3.85659617321371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1.20793974262757">
                <text:p>1.20793974262757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6.76708676864288">
                <text:p>6.76708676864288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897566309499635">
                <text:p>0.897566309499635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1.12336233311767">
                <text:p>1.12336233311767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2.07348313212599">
                <text:p>2.0734831321259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1.32888230921386">
                <text:p>1.32888230921386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1.48343761971076">
                <text:p>1.48343761971076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282397240377841">
                <text:p>0.282397240377841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6.63821270306951">
                <text:p>6.63821270306951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863805971600509">
                <text:p>0.863805971600509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297507684696176">
                <text:p>0.297507684696176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2.57307590731621">
                <text:p>2.57307590731621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359050035150348">
                <text:p>0.359050035150348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539768629733448">
                <text:p>0.539768629733448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1.70398558876845">
                <text:p>1.70398558876845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6.68199269101454">
                <text:p>6.68199269101454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876717039839134">
                <text:p>0.87671703983913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1.23591533428793">
                <text:p>1.23591533428793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2.16456816009559">
                <text:p>2.16456816009559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1.37678543559898">
                <text:p>1.37678543559898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1.42502592255259">
                <text:p>1.42502592255259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721144073586351">
                <text:p>0.721144073586351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6.70700552875548">
                <text:p>6.70700552875548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870516753044436">
                <text:p>0.870516753044436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740893173381937">
                <text:p>0.74089317338193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3.30111842361339">
                <text:p>3.30111842361339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846634145709963">
                <text:p>0.846634145709963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1.98238124560259">
                <text:p>1.982381245602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14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789cm" svg:height="17.584cm" xlink:href=".." xlink:type="simple" chart:class="chart:bar" chart:style-name="ch1">
        <chart:plot-area chart:style-name="ch2" table:cell-range-address="RESULTS_2.C92:RESULTS_2.C133 RESULTS_2.E92:RESULTS_2.E133" chart:data-source-has-labels="column" svg:x="2.49cm" svg:y="0.351cm" svg:width="38.464cm" svg:height="15.257cm">
          <chartooo:coordinate-region svg:x="5.021cm" svg:y="0.351cm" svg:width="35.933cm" svg:height="10.697cm"/>
          <chart:axis chart:dimension="x" chart:name="primary-x" chart:style-name="ch3" chartooo:axis-type="auto">
            <chartooo:date-scale/>
            <chart:title svg:x="19.535cm" svg:y="15.959cm" chart:style-name="ch4">
              <text:p>Configuration</text:p>
            </chart:title>
            <chart:categories table:cell-range-address="RESULTS_2.C92:RESULTS_2.C133"/>
          </chart:axis>
          <chart:axis chart:dimension="y" chart:name="primary-y" chart:style-name="ch5">
            <chart:title svg:x="0.605cm" svg:y="7.243cm" chart:style-name="ch6">
              <text:p>E(h)</text:p>
            </chart:title>
            <chart:grid chart:style-name="ch7" chart:class="major"/>
          </chart:axis>
          <chart:series chart:style-name="ch8" chart:values-cell-range-address="RESULTS_2.E92:RESULTS_2.E133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2.C92:RESULTS_2.C133</svg:desc>
                </draw:g>
              </table:table-cell>
              <table:table-cell office:value-type="float" office:value="3.42782777796238">
                <text:p>3.42782777796238</text:p>
                <draw:g>
                  <svg:desc>RESULTS_2.E92:RESULTS_2.E133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13.4987822064556">
                <text:p>13.4987822064556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1.88380831773358">
                <text:p>1.88380831773358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3.05369963828159">
                <text:p>3.05369963828159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5.47566096164982">
                <text:p>5.47566096164982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4.38695736492999">
                <text:p>4.38695736492999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4.4721603799734">
                <text:p>4.4721603799734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7.60519581447978">
                <text:p>7.60519581447978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13.5799699707106">
                <text:p>13.5799699707106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1.93243719743579">
                <text:p>1.9324371974357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4.87056100592819">
                <text:p>4.87056100592819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7.26311133786904">
                <text:p>7.26311133786904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6.4341748933917">
                <text:p>6.4341748933917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8.11886435845664">
                <text:p>8.11886435845664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2.70411614756145">
                <text:p>2.70411614756145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13.4030434114823">
                <text:p>13.4030434114823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1.92162144059048">
                <text:p>1.92162144059048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2.61836514094734">
                <text:p>2.61836514094734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4.6367852232796">
                <text:p>4.6367852232796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3.03905793229258">
                <text:p>3.03905793229258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3.24759585685042">
                <text:p>3.24759585685042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1.04457054590258">
                <text:p>1.04457054590258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13.5324720721981">
                <text:p>13.5324720721981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1.86717487690338">
                <text:p>1.86717487690338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1.0208265738843">
                <text:p>1.0208265738843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5.20754908266686">
                <text:p>5.20754908266686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1.09287128531453">
                <text:p>1.09287128531453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1.29537311291106">
                <text:p>1.29537311291106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3.67602910764009">
                <text:p>3.67602910764009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13.4688360420192">
                <text:p>13.4688360420192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1.84359489540507">
                <text:p>1.84359489540507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2.74019425677815">
                <text:p>2.74019425677815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4.53102624354291">
                <text:p>4.53102624354291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3.26005260983166">
                <text:p>3.26005260983166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3.12026550848715">
                <text:p>3.12026550848715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1.70202662749231">
                <text:p>1.70202662749231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13.5526621785887">
                <text:p>13.5526621785887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2.0865460457646">
                <text:p>2.0865460457646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1.71854700244001">
                <text:p>1.71854700244001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6.19238364772435">
                <text:p>6.19238364772435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1.83269247239357">
                <text:p>1.83269247239357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3.70088294709205">
                <text:p>3.70088294709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5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maximum="9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  <style:graphic-properties draw:fill-color="#ffd7d7"/>
    </style:style>
    <style:style style:name="ch12" style:family="chart">
      <style:chart-properties chart:solid-type="cuboid"/>
      <style:graphic-properties draw:fill-color="#b7b3ca"/>
    </style:style>
    <style:style style:name="ch13" style:family="chart">
      <style:chart-properties chart:solid-type="cuboid"/>
      <style:graphic-properties draw:fill-color="#81aca6"/>
    </style:style>
    <style:style style:name="ch14" style:family="chart">
      <style:chart-properties chart:solid-type="cuboid"/>
      <style:graphic-properties draw:fill-color="#ec9ba4"/>
    </style:style>
    <style:style style:name="ch15" style:family="chart">
      <style:chart-properties chart:solid-type="cuboid"/>
      <style:graphic-properties draw:fill-color="#afd095"/>
    </style:style>
    <style:style style:name="ch16" style:family="chart">
      <style:chart-properties chart:solid-type="cuboid"/>
      <style:graphic-properties draw:fill-color="#ffe994"/>
    </style:style>
    <style:style style:name="ch17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9.89cm" svg:height="17.593cm" xlink:href=".." xlink:type="simple" chart:class="chart:bar" chart:column-mapping="0 1" chart:style-name="ch1">
        <chart:legend chart:legend-position="end" svg:x="16.743cm" svg:y="1.472cm" style:legend-expansion="custom" chartooo:width="4.032cm" chartooo:height="2.025cm" style:legend-expansion-aspect-ratio="1.99111111111111" chart:style-name="ch2"/>
        <chart:plot-area chart:style-name="ch3" table:cell-range-address="RESULTS.C137:RESULTS.C178 RESULTS.E136:RESULTS.F178" chart:data-source-has-labels="both" svg:x="2.452cm" svg:y="0.351cm" svg:width="32.399cm" svg:height="15.266cm">
          <chartooo:coordinate-region svg:x="4.703cm" svg:y="0.351cm" svg:width="30.148cm" svg:height="10.707cm"/>
          <chart:axis chart:dimension="x" chart:name="primary-x" chart:style-name="ch4" chartooo:axis-type="auto">
            <chartooo:date-scale/>
            <chart:title svg:x="16.464cm" svg:y="15.968cm" chart:style-name="ch5">
              <text:p>Configuration</text:p>
            </chart:title>
            <chart:categories table:cell-range-address="RESULTS.C137:RESULTS.C178"/>
          </chart:axis>
          <chart:axis chart:dimension="y" chart:name="primary-y" chart:style-name="ch6">
            <chart:title svg:x="0.577cm" svg:y="7.246cm" chart:style-name="ch7">
              <text:p>E    , E</text:p>
            </chart:title>
            <chart:grid chart:style-name="ch8" chart:class="major"/>
          </chart:axis>
          <chart:series chart:style-name="ch9" chart:values-cell-range-address="RESULTS.E137:RESULTS.E178" chart:label-cell-address="RESULTS.E136:RESULTS.E136" chart:class="chart:bar">
            <chart:data-point chart:style-name="ch10" chart:repeated="6"/>
            <chart:data-point chart:style-name="ch11" chart:repeated="6"/>
            <chart:data-point chart:style-name="ch12" chart:repeated="6"/>
            <chart:data-point chart:style-name="ch13" chart:repeated="6"/>
            <chart:data-point chart:style-name="ch14" chart:repeated="6"/>
            <chart:data-point chart:style-name="ch15" chart:repeated="6"/>
            <chart:data-point chart:style-name="ch16" chart:repeated="6"/>
            <loext:propertry-mapping loext:property="BorderColor" loext:cell-range-address="RESULTS.E136:RESULTS.E136"/>
          </chart:series>
          <chart:series chart:style-name="ch17" chart:values-cell-range-address="RESULTS.F137:RESULTS.F178" chart:label-cell-address="RESULTS.F136:RESULTS.F136" chart:class="chart:bar">
            <chart:data-point chart:repeated="4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E136:RESULTS.E136</svg:desc>
                </draw:g>
              </table:table-cell>
              <table:table-cell office:value-type="string">
                <text:p/>
              </table:table-cell>
              <table:table-cell office:value-type="string">
                <text:p>E</text:p>
                <draw:g>
                  <svg:desc>RESULTS.F136:RESULTS.F1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.C137:RESULTS.C178</svg:desc>
                </draw:g>
              </table:table-cell>
              <table:table-cell office:value-type="float" office:value="1.55443674846187">
                <text:p>1.55443674846187</text:p>
                <draw:g>
                  <svg:desc>RESULTS.E137:RESULTS.E178</svg:desc>
                </draw:g>
              </table:table-cell>
              <table:table-cell office:value-type="float" office:value="NaN">
                <text:p>NaN</text:p>
                <draw:g>
                  <svg:desc>RESULTS.E136:RESULTS.E136</svg:desc>
                </draw:g>
              </table:table-cell>
              <table:table-cell office:value-type="float" office:value="1.77762041465304">
                <text:p>1.77762041465304</text:p>
                <draw:g>
                  <svg:desc>RESULTS.F137:RESULTS.F178</svg:desc>
                </draw:g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3.68956814475168">
                <text:p>3.68956814475168</text:p>
              </table:table-cell>
              <table:table-cell office:value-type="float" office:value="NaN">
                <text:p>NaN</text:p>
              </table:table-cell>
              <table:table-cell office:value-type="float" office:value="4.45288342227145">
                <text:p>4.4528834222714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1.20793974262756">
                <text:p>1.20793974262756</text:p>
              </table:table-cell>
              <table:table-cell office:value-type="float" office:value="NaN">
                <text:p>NaN</text:p>
              </table:table-cell>
              <table:table-cell office:value-type="float" office:value="1.31933330681241">
                <text:p>1.31933330681241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282397240377841">
                <text:p>0.282397240377841</text:p>
              </table:table-cell>
              <table:table-cell office:value-type="float" office:value="NaN">
                <text:p>NaN</text:p>
              </table:table-cell>
              <table:table-cell office:value-type="float" office:value="0.197055417747611">
                <text:p>0.197055417747611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1.70398558876846">
                <text:p>1.70398558876846</text:p>
              </table:table-cell>
              <table:table-cell office:value-type="float" office:value="NaN">
                <text:p>NaN</text:p>
              </table:table-cell>
              <table:table-cell office:value-type="float" office:value="1.94902982362391">
                <text:p>1.94902982362391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721144073586349">
                <text:p>0.721144073586349</text:p>
              </table:table-cell>
              <table:table-cell office:value-type="float" office:value="NaN">
                <text:p>NaN</text:p>
              </table:table-cell>
              <table:table-cell office:value-type="float" office:value="0.610961785830692">
                <text:p>0.610961785830692</text:p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6.6284459714392">
                <text:p>6.6284459714392</text:p>
              </table:table-cell>
              <table:table-cell office:value-type="float" office:value="NaN">
                <text:p>NaN</text:p>
              </table:table-cell>
              <table:table-cell office:value-type="float" office:value="8.33804890006553">
                <text:p>8.33804890006553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6.68629308367385">
                <text:p>6.68629308367385</text:p>
              </table:table-cell>
              <table:table-cell office:value-type="float" office:value="NaN">
                <text:p>NaN</text:p>
              </table:table-cell>
              <table:table-cell office:value-type="float" office:value="8.33519009322241">
                <text:p>8.33519009322241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6.76708676864287">
                <text:p>6.76708676864287</text:p>
              </table:table-cell>
              <table:table-cell office:value-type="float" office:value="NaN">
                <text:p>NaN</text:p>
              </table:table-cell>
              <table:table-cell office:value-type="float" office:value="8.3246753337447">
                <text:p>8.3246753337447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6.63821270306951">
                <text:p>6.63821270306951</text:p>
              </table:table-cell>
              <table:table-cell office:value-type="float" office:value="NaN">
                <text:p>NaN</text:p>
              </table:table-cell>
              <table:table-cell office:value-type="float" office:value="8.33318803619174">
                <text:p>8.33318803619174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6.68199269101454">
                <text:p>6.68199269101454</text:p>
              </table:table-cell>
              <table:table-cell office:value-type="float" office:value="NaN">
                <text:p>NaN</text:p>
              </table:table-cell>
              <table:table-cell office:value-type="float" office:value="8.30538757806491">
                <text:p>8.30538757806491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6.70700552875548">
                <text:p>6.70700552875548</text:p>
              </table:table-cell>
              <table:table-cell office:value-type="float" office:value="NaN">
                <text:p>NaN</text:p>
              </table:table-cell>
              <table:table-cell office:value-type="float" office:value="8.31588349388725">
                <text:p>8.31588349388725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895571555006641">
                <text:p>0.895571555006641</text:p>
              </table:table-cell>
              <table:table-cell office:value-type="float" office:value="NaN">
                <text:p>NaN</text:p>
              </table:table-cell>
              <table:table-cell office:value-type="float" office:value="0.693491696792548">
                <text:p>0.693491696792548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931897497623273">
                <text:p>0.931897497623273</text:p>
              </table:table-cell>
              <table:table-cell office:value-type="float" office:value="NaN">
                <text:p>NaN</text:p>
              </table:table-cell>
              <table:table-cell office:value-type="float" office:value="0.724568519637628">
                <text:p>0.724568519637628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897566309499637">
                <text:p>0.897566309499637</text:p>
              </table:table-cell>
              <table:table-cell office:value-type="float" office:value="NaN">
                <text:p>NaN</text:p>
              </table:table-cell>
              <table:table-cell office:value-type="float" office:value="0.69468065547517">
                <text:p>0.6946806554751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863805971600509">
                <text:p>0.863805971600509</text:p>
              </table:table-cell>
              <table:table-cell office:value-type="float" office:value="NaN">
                <text:p>NaN</text:p>
              </table:table-cell>
              <table:table-cell office:value-type="float" office:value="0.697218270275578">
                <text:p>0.697218270275578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876717039839133">
                <text:p>0.876717039839133</text:p>
              </table:table-cell>
              <table:table-cell office:value-type="float" office:value="NaN">
                <text:p>NaN</text:p>
              </table:table-cell>
              <table:table-cell office:value-type="float" office:value="0.677072637147863">
                <text:p>0.677072637147863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870516753044438">
                <text:p>0.870516753044438</text:p>
              </table:table-cell>
              <table:table-cell office:value-type="float" office:value="NaN">
                <text:p>NaN</text:p>
              </table:table-cell>
              <table:table-cell office:value-type="float" office:value="0.758559003334893">
                <text:p>0.758559003334893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1.26362083889549">
                <text:p>1.26362083889549</text:p>
              </table:table-cell>
              <table:table-cell office:value-type="float" office:value="NaN">
                <text:p>NaN</text:p>
              </table:table-cell>
              <table:table-cell office:value-type="float" office:value="1.55821672200727">
                <text:p>1.55821672200727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2.24330307511647">
                <text:p>2.24330307511647</text:p>
              </table:table-cell>
              <table:table-cell office:value-type="float" office:value="NaN">
                <text:p>NaN</text:p>
              </table:table-cell>
              <table:table-cell office:value-type="float" office:value="2.58976021150697">
                <text:p>2.58976021150697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1.12336233311767">
                <text:p>1.12336233311767</text:p>
              </table:table-cell>
              <table:table-cell office:value-type="float" office:value="NaN">
                <text:p>NaN</text:p>
              </table:table-cell>
              <table:table-cell office:value-type="float" office:value="1.26313354435182">
                <text:p>1.26313354435182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297507684696176">
                <text:p>0.297507684696176</text:p>
              </table:table-cell>
              <table:table-cell office:value-type="float" office:value="NaN">
                <text:p>NaN</text:p>
              </table:table-cell>
              <table:table-cell office:value-type="float" office:value="0.188137244211374">
                <text:p>0.18813724421137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1.23591533428793">
                <text:p>1.23591533428793</text:p>
              </table:table-cell>
              <table:table-cell office:value-type="float" office:value="NaN">
                <text:p>NaN</text:p>
              </table:table-cell>
              <table:table-cell office:value-type="float" office:value="1.33636503048754">
                <text:p>1.33636503048754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740893173381935">
                <text:p>0.740893173381935</text:p>
              </table:table-cell>
              <table:table-cell office:value-type="float" office:value="NaN">
                <text:p>NaN</text:p>
              </table:table-cell>
              <table:table-cell office:value-type="float" office:value="0.585042746570675">
                <text:p>0.585042746570675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2.54667605626751">
                <text:p>2.54667605626751</text:p>
              </table:table-cell>
              <table:table-cell office:value-type="float" office:value="NaN">
                <text:p>NaN</text:p>
              </table:table-cell>
              <table:table-cell office:value-type="float" office:value="3.08824914674546">
                <text:p>3.08824914674546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3.32972460802531">
                <text:p>3.32972460802531</text:p>
              </table:table-cell>
              <table:table-cell office:value-type="float" office:value="NaN">
                <text:p>NaN</text:p>
              </table:table-cell>
              <table:table-cell office:value-type="float" office:value="4.11254983424193">
                <text:p>4.1125498342419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2.07348313212599">
                <text:p>2.07348313212599</text:p>
              </table:table-cell>
              <table:table-cell office:value-type="float" office:value="NaN">
                <text:p>NaN</text:p>
              </table:table-cell>
              <table:table-cell office:value-type="float" office:value="2.65474437365949">
                <text:p>2.6547443736594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2.57307590731621">
                <text:p>2.57307590731621</text:p>
              </table:table-cell>
              <table:table-cell office:value-type="float" office:value="NaN">
                <text:p>NaN</text:p>
              </table:table-cell>
              <table:table-cell office:value-type="float" office:value="2.81320664763539">
                <text:p>2.81320664763539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2.16456816009559">
                <text:p>2.16456816009559</text:p>
              </table:table-cell>
              <table:table-cell office:value-type="float" office:value="NaN">
                <text:p>NaN</text:p>
              </table:table-cell>
              <table:table-cell office:value-type="float" office:value="2.4673241696063">
                <text:p>2.4673241696063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3.30111842361339">
                <text:p>3.30111842361339</text:p>
              </table:table-cell>
              <table:table-cell office:value-type="float" office:value="NaN">
                <text:p>NaN</text:p>
              </table:table-cell>
              <table:table-cell office:value-type="float" office:value="3.41352949242002">
                <text:p>3.41352949242002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1.84914799087279">
                <text:p>1.84914799087279</text:p>
              </table:table-cell>
              <table:table-cell office:value-type="float" office:value="NaN">
                <text:p>NaN</text:p>
              </table:table-cell>
              <table:table-cell office:value-type="float" office:value="2.4620923962528">
                <text:p>2.4620923962528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2.96332491542541">
                <text:p>2.96332491542541</text:p>
              </table:table-cell>
              <table:table-cell office:value-type="float" office:value="NaN">
                <text:p>NaN</text:p>
              </table:table-cell>
              <table:table-cell office:value-type="float" office:value="3.68150230833851">
                <text:p>3.68150230833851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1.32888230921386">
                <text:p>1.32888230921386</text:p>
              </table:table-cell>
              <table:table-cell office:value-type="float" office:value="NaN">
                <text:p>NaN</text:p>
              </table:table-cell>
              <table:table-cell office:value-type="float" office:value="1.58511462011837">
                <text:p>1.58511462011837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359050035150348">
                <text:p>0.359050035150348</text:p>
              </table:table-cell>
              <table:table-cell office:value-type="float" office:value="NaN">
                <text:p>NaN</text:p>
              </table:table-cell>
              <table:table-cell office:value-type="float" office:value="0.251852109570039">
                <text:p>0.251852109570039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1.37678543559898">
                <text:p>1.37678543559898</text:p>
              </table:table-cell>
              <table:table-cell office:value-type="float" office:value="NaN">
                <text:p>NaN</text:p>
              </table:table-cell>
              <table:table-cell office:value-type="float" office:value="1.68134208008073">
                <text:p>1.68134208008073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846634145709966">
                <text:p>0.846634145709966</text:p>
              </table:table-cell>
              <table:table-cell office:value-type="float" office:value="NaN">
                <text:p>NaN</text:p>
              </table:table-cell>
              <table:table-cell office:value-type="float" office:value="0.705028581252318">
                <text:p>0.705028581252318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1.87004267046538">
                <text:p>1.87004267046538</text:p>
              </table:table-cell>
              <table:table-cell office:value-type="float" office:value="NaN">
                <text:p>NaN</text:p>
              </table:table-cell>
              <table:table-cell office:value-type="float" office:value="2.51940593677979">
                <text:p>2.51940593677979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3.85659617321372">
                <text:p>3.85659617321372</text:p>
              </table:table-cell>
              <table:table-cell office:value-type="float" office:value="NaN">
                <text:p>NaN</text:p>
              </table:table-cell>
              <table:table-cell office:value-type="float" office:value="4.79685636761929">
                <text:p>4.79685636761929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1.48343761971076">
                <text:p>1.48343761971076</text:p>
              </table:table-cell>
              <table:table-cell office:value-type="float" office:value="NaN">
                <text:p>NaN</text:p>
              </table:table-cell>
              <table:table-cell office:value-type="float" office:value="1.6291646177184">
                <text:p>1.6291646177184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539768629733449">
                <text:p>0.539768629733449</text:p>
              </table:table-cell>
              <table:table-cell office:value-type="float" office:value="NaN">
                <text:p>NaN</text:p>
              </table:table-cell>
              <table:table-cell office:value-type="float" office:value="0.372655534569757">
                <text:p>0.372655534569757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1.42502592255259">
                <text:p>1.42502592255259</text:p>
              </table:table-cell>
              <table:table-cell office:value-type="float" office:value="NaN">
                <text:p>NaN</text:p>
              </table:table-cell>
              <table:table-cell office:value-type="float" office:value="1.56652789339824">
                <text:p>1.56652789339824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1.98238124560259">
                <text:p>1.98238124560259</text:p>
              </table:table-cell>
              <table:table-cell office:value-type="float" office:value="NaN">
                <text:p>NaN</text:p>
              </table:table-cell>
              <table:table-cell office:value-type="float" office:value="1.85047463609001">
                <text:p>1.85047463609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